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4.365625cm"/>
    </style:style>
    <style:style style:name="co8" style:family="table-column">
      <style:table-column-properties fo:break-before="auto" style:column-width="6.50875cm"/>
    </style:style>
    <style:style style:name="co9" style:family="table-column">
      <style:table-column-properties fo:break-before="auto" style:column-width="6.323541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4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Experiment 1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3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3">
            <text:p>T_elapsed (ms)</text:p>
          </table:table-cell>
          <table:table-cell office:value-type="string" table:style-name="ce3">
            <text:p>Voltage (W)</text:p>
          </table:table-cell>
          <table:table-cell office:value-type="string" table:style-name="ce7">
            <text:p>Current (mA)</text:p>
          </table:table-cell>
          <table:table-cell office:value-type="string" table:style-name="ce4">
            <text:p>Consumed energy (J=Ws)</text:p>
          </table:table-cell>
          <table:table-cell table:number-columns-repeated="2" table:style-name="ce3"/>
          <table:table-cell office:value-type="string" table:style-name="ce3">
            <text:p>Consumed energy without SO (J=Ws)</text:p>
          </table:table-cell>
          <table:table-cell office:value-type="string" table:style-name="ce3">
            <text:p>Base power consumption by SO (Ws)</text:p>
          </table:table-cell>
          <table:table-cell table:number-columns-repeated="16374" table:style-name="ce3"/>
        </table:table-row>
        <table:table-row table:style-name="ro1">
          <table:table-cell office:value-type="time" office:time-value="PT19H43M5S" table:style-name="ce5">
            <text:p>19:43:05</text:p>
          </table:table-cell>
          <table:table-cell office:value-type="time" office:time-value="PT19H43M7S" table:style-name="ce5">
            <text:p>19:43:07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4.98" table:style-name="ce1">
            <text:p>544,98</text:p>
          </table:table-cell>
          <table:table-cell office:value-type="float" office:value="3.0201919632000003" table:formula="of:=[.C3]/1000 * [.D3]*[.E3]/1000" table:style-name="ce6">
            <text:p>3,020191963</text:p>
          </table:table-cell>
          <table:table-cell table:number-columns-repeated="2" table:style-name="ce1"/>
          <table:table-cell office:value-type="float" office:value="0.29019620365526055" table:formula="of:=[.F3]-([.$J$3]*[.C3]/1000)" table:style-name="ce1">
            <text:p>0,290196204</text:p>
          </table:table-cell>
          <table:table-cell office:value-type="float" office:value="2.541895493058417" table:style-name="ce1">
            <text:p>2,541895493</text:p>
          </table:table-cell>
          <table:table-cell table:number-columns-repeated="16374"/>
        </table:table-row>
        <table:table-row table:style-name="ro1">
          <table:table-cell office:value-type="time" office:time-value="PT19H43M7S" table:style-name="ce5">
            <text:p>19:43:07</text:p>
          </table:table-cell>
          <table:table-cell office:value-type="time" office:time-value="PT19H43M8S" table:style-name="ce5">
            <text:p>19:43:0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59.28" table:style-name="ce1">
            <text:p>559,28</text:p>
          </table:table-cell>
          <table:table-cell office:value-type="float" office:value="3.0909895543999997" table:formula="of:=[.C4]/1000 * [.D4]*[.E4]/1000" table:style-name="ce6">
            <text:p>3,090989554</text:p>
          </table:table-cell>
          <table:table-cell table:number-columns-repeated="2" table:style-name="ce1"/>
          <table:table-cell office:value-type="float" office:value="0.37370327232055223" table:formula="of:=[.F4]-([.$J$3]*[.C4]/1000)" table:style-name="ce1">
            <text:p>0,373703272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8S" table:style-name="ce5">
            <text:p>19:43:08</text:p>
          </table:table-cell>
          <table:table-cell office:value-type="time" office:time-value="PT19H43M9S" table:style-name="ce5">
            <text:p>19:43:09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9.91" table:style-name="ce1">
            <text:p>559,91</text:p>
          </table:table-cell>
          <table:table-cell office:value-type="float" office:value="3.1002608637" table:formula="of:=[.C5]/1000 * [.D5]*[.E5]/1000" table:style-name="ce6">
            <text:p>3,100260864</text:p>
          </table:table-cell>
          <table:table-cell table:number-columns-repeated="2" table:style-name="ce1"/>
          <table:table-cell office:value-type="float" office:value="0.37789079063443554" table:formula="of:=[.F5]-([.$J$3]*[.C5]/1000)" table:style-name="ce1">
            <text:p>0,377890791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9S" table:style-name="ce5">
            <text:p>19:43:09</text:p>
          </table:table-cell>
          <table:table-cell office:value-type="time" office:time-value="PT19H43M10S" table:style-name="ce5">
            <text:p>19:43:10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8.20000000000005" table:style-name="ce1">
            <text:p>568,2</text:p>
          </table:table-cell>
          <table:table-cell office:value-type="float" office:value="3.1430096640000005" table:formula="of:=[.C6]/1000 * [.D6]*[.E6]/1000" table:style-name="ce6">
            <text:p>3,143009664</text:p>
          </table:table-cell>
          <table:table-cell table:number-columns-repeated="2" table:style-name="ce1"/>
          <table:table-cell office:value-type="float" office:value="0.41809769544137776" table:formula="of:=[.F6]-([.$J$3]*[.C6]/1000)" table:style-name="ce1">
            <text:p>0,41809769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0S" table:style-name="ce5">
            <text:p>19:43:10</text:p>
          </table:table-cell>
          <table:table-cell office:value-type="time" office:time-value="PT19H43M11S" table:style-name="ce5">
            <text:p>19:43:11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8.98" table:style-name="ce1">
            <text:p>558,98</text:p>
          </table:table-cell>
          <table:table-cell office:value-type="float" office:value="3.0948933863999999" table:formula="of:=[.C7]/1000 * [.D7]*[.E7]/1000" table:style-name="ce6">
            <text:p>3,094893386</text:p>
          </table:table-cell>
          <table:table-cell table:number-columns-repeated="2" table:style-name="ce1"/>
          <table:table-cell office:value-type="float" office:value="0.36743952234831845" table:formula="of:=[.F7]-([.$J$3]*[.C7]/1000)" table:style-name="ce1">
            <text:p>0,367439522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1S" table:style-name="ce5">
            <text:p>19:43:11</text:p>
          </table:table-cell>
          <table:table-cell office:value-type="time" office:time-value="PT19H43M12S" table:style-name="ce5">
            <text:p>19:43:12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3.97" table:style-name="ce1">
            <text:p>553,97</text:p>
          </table:table-cell>
          <table:table-cell office:value-type="float" office:value="3.0671546196000001" table:formula="of:=[.C8]/1000 * [.D8]*[.E8]/1000" table:style-name="ce6">
            <text:p>3,06715462</text:p>
          </table:table-cell>
          <table:table-cell table:number-columns-repeated="2" table:style-name="ce1"/>
          <table:table-cell office:value-type="float" office:value="0.33970075554831869" table:formula="of:=[.F8]-([.$J$3]*[.C8]/1000)" table:style-name="ce1">
            <text:p>0,33970075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2S" table:style-name="ce5">
            <text:p>19:43:12</text:p>
          </table:table-cell>
          <table:table-cell office:value-type="time" office:time-value="PT19H43M13S" table:style-name="ce5">
            <text:p>19:43:13</text:p>
          </table:table-cell>
          <table:table-cell office:value-type="float" office:value="1059" table:style-name="ce1">
            <text:p>1059</text:p>
          </table:table-cell>
          <table:table-cell office:value-type="float" office:value="5.15" table:style-name="ce1">
            <text:p>5,15</text:p>
          </table:table-cell>
          <table:table-cell office:value-type="float" office:value="570.22" table:style-name="ce1">
            <text:p>570,22</text:p>
          </table:table-cell>
          <table:table-cell office:value-type="float" office:value="3.1098943470000004" table:formula="of:=[.C9]/1000 * [.D9]*[.E9]/1000" table:style-name="ce6">
            <text:p>3,109894347</text:p>
          </table:table-cell>
          <table:table-cell table:number-columns-repeated="2" table:style-name="ce1"/>
          <table:table-cell office:value-type="float" office:value="0.41802701985113666" table:formula="of:=[.F9]-([.$J$3]*[.C9]/1000)" table:style-name="ce1">
            <text:p>0,41802702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3S" table:style-name="ce5">
            <text:p>19:43:13</text:p>
          </table:table-cell>
          <table:table-cell office:value-type="time" office:time-value="PT19H43M14S" table:style-name="ce5">
            <text:p>19:43:1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5.63" table:style-name="ce1">
            <text:p>565,63</text:p>
          </table:table-cell>
          <table:table-cell office:value-type="float" office:value="3.1142004035999999" table:formula="of:=[.C10]/1000 * [.D10]*[.E10]/1000" table:style-name="ce6">
            <text:p>3,114200404</text:p>
          </table:table-cell>
          <table:table-cell table:number-columns-repeated="2" table:style-name="ce1"/>
          <table:table-cell office:value-type="float" office:value="0.40199791250666905" table:formula="of:=[.F10]-([.$J$3]*[.C10]/1000)" table:style-name="ce1">
            <text:p>0,401997913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4S" table:style-name="ce5">
            <text:p>19:43:14</text:p>
          </table:table-cell>
          <table:table-cell office:value-type="time" office:time-value="PT19H43M15S" table:style-name="ce5">
            <text:p>19:43:15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79.73" table:style-name="ce1">
            <text:p>579,73</text:p>
          </table:table-cell>
          <table:table-cell office:value-type="float" office:value="3.2217451236000003" table:formula="of:=[.C11]/1000 * [.D11]*[.E11]/1000" table:style-name="ce6">
            <text:p>3,221745124</text:p>
          </table:table-cell>
          <table:table-cell table:number-columns-repeated="2" table:style-name="ce1"/>
          <table:table-cell office:value-type="float" office:value="0.48412367757608488" table:formula="of:=[.F11]-([.$J$3]*[.C11]/1000)" table:style-name="ce1">
            <text:p>0,484123678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5S" table:style-name="ce5">
            <text:p>19:43:15</text:p>
          </table:table-cell>
          <table:table-cell office:value-type="time" office:time-value="PT19H43M16S" table:style-name="ce5">
            <text:p>19:43:16</text:p>
          </table:table-cell>
          <table:table-cell office:value-type="float" office:value="1080" table:style-name="ce1">
            <text:p>1080</text:p>
          </table:table-cell>
          <table:table-cell office:value-type="float" office:value="5.17" table:style-name="ce1">
            <text:p>5,17</text:p>
          </table:table-cell>
          <table:table-cell office:value-type="float" office:value="547.1" table:style-name="ce1">
            <text:p>547,1</text:p>
          </table:table-cell>
          <table:table-cell office:value-type="float" office:value="3.0547875600000003" table:formula="of:=[.C12]/1000 * [.D12]*[.E12]/1000" table:style-name="ce6">
            <text:p>3,05478756</text:p>
          </table:table-cell>
          <table:table-cell table:number-columns-repeated="2" table:style-name="ce1"/>
          <table:table-cell office:value-type="float" office:value="0.30954042749691002" table:formula="of:=[.F12]-([.$J$3]*[.C12]/1000)" table:style-name="ce1">
            <text:p>0,309540427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6S" table:style-name="ce5">
            <text:p>19:43:16</text:p>
          </table:table-cell>
          <table:table-cell office:value-type="time" office:time-value="PT19H43M18S" table:style-name="ce5">
            <text:p>19:43:18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3.72" table:style-name="ce1">
            <text:p>543,72</text:p>
          </table:table-cell>
          <table:table-cell office:value-type="float" office:value="3.0047924591999999" table:formula="of:=[.C13]/1000 * [.D13]*[.E13]/1000" table:style-name="ce6">
            <text:p>3,004792459</text:p>
          </table:table-cell>
          <table:table-cell table:number-columns-repeated="2" table:style-name="ce1"/>
          <table:table-cell office:value-type="float" office:value="0.28242238613443549" table:formula="of:=[.F13]-([.$J$3]*[.C13]/1000)" table:style-name="ce1">
            <text:p>0,28242238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8S" table:style-name="ce5">
            <text:p>19:43:18</text:p>
          </table:table-cell>
          <table:table-cell office:value-type="time" office:time-value="PT19H43M19S" table:style-name="ce5">
            <text:p>19:43:19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7.88" table:style-name="ce1">
            <text:p>557,88</text:p>
          </table:table-cell>
          <table:table-cell office:value-type="float" office:value="3.0859243776000005" table:formula="of:=[.C14]/1000 * [.D14]*[.E14]/1000" table:style-name="ce6">
            <text:p>3,085924378</text:p>
          </table:table-cell>
          <table:table-cell table:number-columns-repeated="2" table:style-name="ce1"/>
          <table:table-cell office:value-type="float" office:value="0.36101240904137777" table:formula="of:=[.F14]-([.$J$3]*[.C14]/1000)" table:style-name="ce1">
            <text:p>0,36101240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19S" table:style-name="ce5">
            <text:p>19:43:19</text:p>
          </table:table-cell>
          <table:table-cell office:value-type="time" office:time-value="PT19H43M20S" table:style-name="ce5">
            <text:p>19:43:20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61.89" table:style-name="ce1">
            <text:p>561,89</text:p>
          </table:table-cell>
          <table:table-cell office:value-type="float" office:value="3.1168038299999998" table:formula="of:=[.C15]/1000 * [.D15]*[.E15]/1000" table:style-name="ce6">
            <text:p>3,11680383</text:p>
          </table:table-cell>
          <table:table-cell table:number-columns-repeated="2" table:style-name="ce1"/>
          <table:table-cell office:value-type="float" office:value="0.38426617496220139" table:formula="of:=[.F15]-([.$J$3]*[.C15]/1000)" table:style-name="ce1">
            <text:p>0,38426617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20S" table:style-name="ce5">
            <text:p>19:43:20</text:p>
          </table:table-cell>
          <table:table-cell office:value-type="time" office:time-value="PT19H43M21S" table:style-name="ce5">
            <text:p>19:43:21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2.97" table:style-name="ce1">
            <text:p>532,97</text:p>
          </table:table-cell>
          <table:table-cell office:value-type="float" office:value="2.9426339640000001" table:formula="of:=[.C16]/1000 * [.D16]*[.E16]/1000" table:style-name="ce6">
            <text:p>2,942633964</text:p>
          </table:table-cell>
          <table:table-cell table:number-columns-repeated="2" table:style-name="ce1"/>
          <table:table-cell office:value-type="float" office:value="0.22280578642749393" table:formula="of:=[.F16]-([.$J$3]*[.C16]/1000)" table:style-name="ce1">
            <text:p>0,22280578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43M21S" table:style-name="ce5">
            <text:p>19:43:21</text:p>
          </table:table-cell>
          <table:table-cell office:value-type="time" office:time-value="PT19H43M22S" table:style-name="ce5">
            <text:p>19:43:22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2.14" table:style-name="ce1">
            <text:p>552,14</text:p>
          </table:table-cell>
          <table:table-cell office:value-type="float" office:value="3.0572378298" table:formula="of:=[.C17]/1000 * [.D17]*[.E17]/1000" table:style-name="ce6">
            <text:p>3,05723783</text:p>
          </table:table-cell>
          <table:table-cell table:number-columns-repeated="2" table:style-name="ce1"/>
          <table:table-cell office:value-type="float" office:value="0.33486775673443558" table:formula="of:=[.F17]-([.$J$3]*[.C17]/1000)" table:style-name="ce1">
            <text:p>0,334867757</text:p>
          </table:table-cell>
          <table:table-cell table:number-columns-repeated="16375"/>
        </table:table-row>
        <table:table-row table:style-name="ro1">
          <table:table-cell office:value-type="time" office:time-value="PT19H43M22S" table:style-name="ce5">
            <text:p>19:43:22</text:p>
          </table:table-cell>
          <table:table-cell office:value-type="time" office:time-value="PT19H43M23S" table:style-name="ce5">
            <text:p>19:43:23</text:p>
          </table:table-cell>
          <table:table-cell office:value-type="float" office:value="1082" table:style-name="ce1">
            <text:p>1082</text:p>
          </table:table-cell>
          <table:table-cell office:value-type="float" office:value="5.17" table:style-name="ce1">
            <text:p>5,17</text:p>
          </table:table-cell>
          <table:table-cell office:value-type="float" office:value="550.34" table:style-name="ce1">
            <text:p>550,34</text:p>
          </table:table-cell>
          <table:table-cell office:value-type="float" office:value="3.0785689396000002" table:formula="of:=[.C18]/1000 * [.D18]*[.E18]/1000" table:style-name="ce6">
            <text:p>3,07856894</text:p>
          </table:table-cell>
          <table:table-cell table:number-columns-repeated="2" table:style-name="ce1"/>
          <table:table-cell office:value-type="float" office:value="0.32823801611079295" table:formula="of:=[.F18]-([.$J$3]*[.C18]/1000)" table:style-name="ce1">
            <text:p>0,328238016</text:p>
          </table:table-cell>
          <table:table-cell table:number-columns-repeated="16375"/>
        </table:table-row>
        <table:table-row table:style-name="ro1">
          <table:table-cell office:value-type="time" office:time-value="PT19H43M23S" table:style-name="ce5">
            <text:p>19:43:23</text:p>
          </table:table-cell>
          <table:table-cell office:value-type="time" office:time-value="PT19H43M24S" table:style-name="ce5">
            <text:p>19:43:2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8.45000000000005" table:style-name="ce1">
            <text:p>548,45</text:p>
          </table:table-cell>
          <table:table-cell office:value-type="float" office:value="3.0311350685000003" table:formula="of:=[.C19]/1000 * [.D19]*[.E19]/1000" table:style-name="ce6">
            <text:p>3,031135069</text:p>
          </table:table-cell>
          <table:table-cell table:number-columns-repeated="2" table:style-name="ce1"/>
          <table:table-cell office:value-type="float" office:value="0.31384878642055281" table:formula="of:=[.F19]-([.$J$3]*[.C19]/1000)" table:style-name="ce1">
            <text:p>0,313848786</text:p>
          </table:table-cell>
          <table:table-cell table:number-columns-repeated="16375"/>
        </table:table-row>
        <table:table-row table:style-name="ro1">
          <table:table-cell office:value-type="time" office:time-value="PT19H43M24S" table:style-name="ce5">
            <text:p>19:43:24</text:p>
          </table:table-cell>
          <table:table-cell office:value-type="time" office:time-value="PT19H43M25S" table:style-name="ce5">
            <text:p>19:43:2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4.21" table:style-name="ce1">
            <text:p>554,21</text:p>
          </table:table-cell>
          <table:table-cell office:value-type="float" office:value="3.0599042520000004" table:formula="of:=[.C20]/1000 * [.D20]*[.E20]/1000" table:style-name="ce6">
            <text:p>3,059904252</text:p>
          </table:table-cell>
          <table:table-cell table:number-columns-repeated="2" table:style-name="ce1"/>
          <table:table-cell office:value-type="float" office:value="0.34007607442749421" table:formula="of:=[.F20]-([.$J$3]*[.C20]/1000)" table:style-name="ce1">
            <text:p>0,340076074</text:p>
          </table:table-cell>
          <table:table-cell table:number-columns-repeated="16375"/>
        </table:table-row>
        <table:table-row table:style-name="ro1">
          <table:table-cell office:value-type="time" office:time-value="PT19H43M25S" table:style-name="ce5">
            <text:p>19:43:25</text:p>
          </table:table-cell>
          <table:table-cell office:value-type="time" office:time-value="PT19H43M26S" table:style-name="ce5">
            <text:p>19:43:26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6.52" table:style-name="ce1">
            <text:p>566,52</text:p>
          </table:table-cell>
          <table:table-cell office:value-type="float" office:value="3.1395631968000002" table:formula="of:=[.C21]/1000 * [.D21]*[.E21]/1000" table:style-name="ce6">
            <text:p>3,139563197</text:p>
          </table:table-cell>
          <table:table-cell table:number-columns-repeated="2" table:style-name="ce1"/>
          <table:table-cell office:value-type="float" office:value="0.40956743725526046" table:formula="of:=[.F21]-([.$J$3]*[.C21]/1000)" table:style-name="ce1">
            <text:p>0,409567437</text:p>
          </table:table-cell>
          <table:table-cell table:number-columns-repeated="16375"/>
        </table:table-row>
        <table:table-row table:style-name="ro1">
          <table:table-cell office:value-type="time" office:time-value="PT19H43M26S" table:style-name="ce5">
            <text:p>19:43:26</text:p>
          </table:table-cell>
          <table:table-cell office:value-type="time" office:time-value="PT19H43M28S" table:style-name="ce5">
            <text:p>19:43:28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9.74" table:style-name="ce1">
            <text:p>549,74</text:p>
          </table:table-cell>
          <table:table-cell office:value-type="float" office:value="3.0380611464" table:formula="of:=[.C22]/1000 * [.D22]*[.E22]/1000" table:style-name="ce6">
            <text:p>3,038061146</text:p>
          </table:table-cell>
          <table:table-cell table:number-columns-repeated="2" table:style-name="ce1"/>
          <table:table-cell office:value-type="float" office:value="0.31569107333443558" table:formula="of:=[.F22]-([.$J$3]*[.C22]/1000)" table:style-name="ce1">
            <text:p>0,315691073</text:p>
          </table:table-cell>
          <table:table-cell table:number-columns-repeated="16375"/>
        </table:table-row>
        <table:table-row table:style-name="ro1">
          <table:table-cell office:value-type="time" office:time-value="PT19H43M28S" table:style-name="ce5">
            <text:p>19:43:28</text:p>
          </table:table-cell>
          <table:table-cell office:value-type="time" office:time-value="PT19H43M29S" table:style-name="ce5">
            <text:p>19:43:29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3.48" table:style-name="ce1">
            <text:p>543,48</text:p>
          </table:table-cell>
          <table:table-cell office:value-type="float" office:value="3.0118792032000004" table:formula="of:=[.C23]/1000 * [.D23]*[.E23]/1000" table:style-name="ce6">
            <text:p>3,011879203</text:p>
          </table:table-cell>
          <table:table-cell table:number-columns-repeated="2" table:style-name="ce1"/>
          <table:table-cell office:value-type="float" office:value="0.28188344365526063" table:formula="of:=[.F23]-([.$J$3]*[.C23]/1000)" table:style-name="ce1">
            <text:p>0,281883444</text:p>
          </table:table-cell>
          <table:table-cell table:number-columns-repeated="16375"/>
        </table:table-row>
        <table:table-row table:style-name="ro1">
          <table:table-cell office:value-type="time" office:time-value="PT19H43M29S" table:style-name="ce5">
            <text:p>19:43:29</text:p>
          </table:table-cell>
          <table:table-cell office:value-type="time" office:time-value="PT19H43M30S" table:style-name="ce5">
            <text:p>19:43:30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7.33000000000004" table:style-name="ce1">
            <text:p>527,33</text:p>
          </table:table-cell>
          <table:table-cell office:value-type="float" office:value="2.9060523504000004" table:formula="of:=[.C24]/1000 * [.D24]*[.E24]/1000" table:style-name="ce6">
            <text:p>2,90605235</text:p>
          </table:table-cell>
          <table:table-cell table:number-columns-repeated="2" table:style-name="ce1"/>
          <table:table-cell office:value-type="float" office:value="0.19130796381361126" table:formula="of:=[.F24]-([.$J$3]*[.C24]/1000)" table:style-name="ce1">
            <text:p>0,191307964</text:p>
          </table:table-cell>
          <table:table-cell table:number-columns-repeated="16375"/>
        </table:table-row>
        <table:table-row table:style-name="ro1">
          <table:table-cell office:value-type="time" office:time-value="PT19H43M30S" table:style-name="ce5">
            <text:p>19:43:30</text:p>
          </table:table-cell>
          <table:table-cell office:value-type="time" office:time-value="PT19H43M31S" table:style-name="ce5">
            <text:p>19:43:31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8.01" table:style-name="ce1">
            <text:p>558,01</text:p>
          </table:table-cell>
          <table:table-cell office:value-type="float" office:value="3.0808848120000003" table:formula="of:=[.C25]/1000 * [.D25]*[.E25]/1000" table:style-name="ce6">
            <text:p>3,080884812</text:p>
          </table:table-cell>
          <table:table-cell table:number-columns-repeated="2" table:style-name="ce1"/>
          <table:table-cell office:value-type="float" office:value="0.36105663442749414" table:formula="of:=[.F25]-([.$J$3]*[.C25]/1000)" table:style-name="ce1">
            <text:p>0,361056634</text:p>
          </table:table-cell>
          <table:table-cell table:number-columns-repeated="16375"/>
        </table:table-row>
        <table:table-row table:style-name="ro1">
          <table:table-cell office:value-type="time" office:time-value="PT19H43M31S" table:style-name="ce5">
            <text:p>19:43:31</text:p>
          </table:table-cell>
          <table:table-cell office:value-type="time" office:time-value="PT19H43M32S" table:style-name="ce5">
            <text:p>19:43:3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2.22" table:style-name="ce1">
            <text:p>552,22</text:p>
          </table:table-cell>
          <table:table-cell office:value-type="float" office:value="3.0489170640000003" table:formula="of:=[.C26]/1000 * [.D26]*[.E26]/1000" table:style-name="ce6">
            <text:p>3,048917064</text:p>
          </table:table-cell>
          <table:table-cell table:number-columns-repeated="2" table:style-name="ce1"/>
          <table:table-cell office:value-type="float" office:value="0.32908888642749412" table:formula="of:=[.F26]-([.$J$3]*[.C26]/1000)" table:style-name="ce1">
            <text:p>0,329088886</text:p>
          </table:table-cell>
          <table:table-cell table:number-columns-repeated="16375"/>
        </table:table-row>
        <table:table-row table:style-name="ro1">
          <table:table-cell office:value-type="time" office:time-value="PT19H43M32S" table:style-name="ce5">
            <text:p>19:43:32</text:p>
          </table:table-cell>
          <table:table-cell office:value-type="time" office:time-value="PT19H43M33S" table:style-name="ce5">
            <text:p>19:43:33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36.16999999999996" table:style-name="ce1">
            <text:p>536,17</text:p>
          </table:table-cell>
          <table:table-cell office:value-type="float" office:value="2.9658350784" table:formula="of:=[.C27]/1000 * [.D27]*[.E27]/1000" table:style-name="ce6">
            <text:p>2,965835078</text:p>
          </table:table-cell>
          <table:table-cell table:number-columns-repeated="2" table:style-name="ce1"/>
          <table:table-cell office:value-type="float" office:value="0.24092310984137733" table:formula="of:=[.F27]-([.$J$3]*[.C27]/1000)" table:style-name="ce1">
            <text:p>0,24092311</text:p>
          </table:table-cell>
          <table:table-cell table:number-columns-repeated="16375"/>
        </table:table-row>
        <table:table-row table:style-name="ro1">
          <table:table-cell office:value-type="time" office:time-value="PT19H43M33S" table:style-name="ce5">
            <text:p>19:43:33</text:p>
          </table:table-cell>
          <table:table-cell office:value-type="time" office:time-value="PT19H43M34S" table:style-name="ce5">
            <text:p>19:43:34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4.36" table:style-name="ce1">
            <text:p>554,36</text:p>
          </table:table-cell>
          <table:table-cell office:value-type="float" office:value="3.0635929296" table:formula="of:=[.C28]/1000 * [.D28]*[.E28]/1000" table:style-name="ce6">
            <text:p>3,06359293</text:p>
          </table:table-cell>
          <table:table-cell table:number-columns-repeated="2" table:style-name="ce1"/>
          <table:table-cell office:value-type="float" office:value="0.34122285653443551" table:formula="of:=[.F28]-([.$J$3]*[.C28]/1000)" table:style-name="ce1">
            <text:p>0,341222857</text:p>
          </table:table-cell>
          <table:table-cell table:number-columns-repeated="16375"/>
        </table:table-row>
        <table:table-row table:style-name="ro1">
          <table:table-cell office:value-type="time" office:time-value="PT19H43M34S" table:style-name="ce5">
            <text:p>19:43:34</text:p>
          </table:table-cell>
          <table:table-cell office:value-type="time" office:time-value="PT19H43M35S" table:style-name="ce5">
            <text:p>19:43:3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4.30999999999995" table:style-name="ce1">
            <text:p>564,31</text:p>
          </table:table-cell>
          <table:table-cell office:value-type="float" office:value="3.1127565323999997" table:formula="of:=[.C29]/1000 * [.D29]*[.E29]/1000" table:style-name="ce6">
            <text:p>3,112756532</text:p>
          </table:table-cell>
          <table:table-cell table:number-columns-repeated="2" table:style-name="ce1"/>
          <table:table-cell office:value-type="float" office:value="0.39547025032055227" table:formula="of:=[.F29]-([.$J$3]*[.C29]/1000)" table:style-name="ce1">
            <text:p>0,39547025</text:p>
          </table:table-cell>
          <table:table-cell table:number-columns-repeated="16375"/>
        </table:table-row>
        <table:table-row table:style-name="ro1">
          <table:table-cell office:value-type="time" office:time-value="PT19H43M35S" table:style-name="ce5">
            <text:p>19:43:35</text:p>
          </table:table-cell>
          <table:table-cell office:value-type="time" office:time-value="PT19H43M36S" table:style-name="ce5">
            <text:p>19:43:3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9.36" table:style-name="ce1">
            <text:p>549,36</text:p>
          </table:table-cell>
          <table:table-cell office:value-type="float" office:value="3.0274570368000004" table:formula="of:=[.C30]/1000 * [.D30]*[.E30]/1000" table:style-name="ce6">
            <text:p>3,027457037</text:p>
          </table:table-cell>
          <table:table-cell table:number-columns-repeated="2" table:style-name="ce1"/>
          <table:table-cell office:value-type="float" office:value="0.31271265021361128" table:formula="of:=[.F30]-([.$J$3]*[.C30]/1000)" table:style-name="ce1">
            <text:p>0,31271265</text:p>
          </table:table-cell>
          <table:table-cell table:number-columns-repeated="16375"/>
        </table:table-row>
        <table:table-row table:style-name="ro1">
          <table:table-cell office:value-type="time" office:time-value="PT19H43M36S" table:style-name="ce5">
            <text:p>19:43:36</text:p>
          </table:table-cell>
          <table:table-cell office:value-type="time" office:time-value="PT19H43M37S" table:style-name="ce5">
            <text:p>19:43:37</text:p>
          </table:table-cell>
          <table:table-cell office:value-type="float" office:value="1081" table:style-name="ce1">
            <text:p>1081</text:p>
          </table:table-cell>
          <table:table-cell office:value-type="float" office:value="5.16" table:style-name="ce1">
            <text:p>5,16</text:p>
          </table:table-cell>
          <table:table-cell office:value-type="float" office:value="542.78" table:style-name="ce1">
            <text:p>542,78</text:p>
          </table:table-cell>
          <table:table-cell office:value-type="float" office:value="3.0276051287999999" table:formula="of:=[.C31]/1000 * [.D31]*[.E31]/1000" table:style-name="ce6">
            <text:p>3,027605129</text:p>
          </table:table-cell>
          <table:table-cell table:number-columns-repeated="2" table:style-name="ce1"/>
          <table:table-cell office:value-type="float" office:value="0.27981610080385089" table:formula="of:=[.F31]-([.$J$3]*[.C31]/1000)" table:style-name="ce1">
            <text:p>0,279816101</text:p>
          </table:table-cell>
          <table:table-cell table:number-columns-repeated="16375"/>
        </table:table-row>
        <table:table-row table:style-name="ro1">
          <table:table-cell office:value-type="time" office:time-value="PT19H43M37S" table:style-name="ce5">
            <text:p>19:43:37</text:p>
          </table:table-cell>
          <table:table-cell office:value-type="time" office:time-value="PT19H43M39S" table:style-name="ce5">
            <text:p>19:43:39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1.86" table:style-name="ce1">
            <text:p>551,86</text:p>
          </table:table-cell>
          <table:table-cell office:value-type="float" office:value="3.0611674199999999" table:formula="of:=[.C32]/1000 * [.D32]*[.E32]/1000" table:style-name="ce6">
            <text:p>3,06116742</text:p>
          </table:table-cell>
          <table:table-cell table:number-columns-repeated="2" table:style-name="ce1"/>
          <table:table-cell office:value-type="float" office:value="0.32862976496220142" table:formula="of:=[.F32]-([.$J$3]*[.C32]/1000)" table:style-name="ce1">
            <text:p>0,328629765</text:p>
          </table:table-cell>
          <table:table-cell table:number-columns-repeated="16375"/>
        </table:table-row>
        <table:table-row table:style-name="ro1">
          <table:table-cell office:value-type="time" office:time-value="PT19H43M39S" table:style-name="ce5">
            <text:p>19:43:39</text:p>
          </table:table-cell>
          <table:table-cell office:value-type="time" office:time-value="PT19H43M40S" table:style-name="ce5">
            <text:p>19:43:40</text:p>
          </table:table-cell>
          <table:table-cell office:value-type="float" office:value="1055" table:style-name="ce1">
            <text:p>1055</text:p>
          </table:table-cell>
          <table:table-cell office:value-type="float" office:value="5.15" table:style-name="ce1">
            <text:p>5,15</text:p>
          </table:table-cell>
          <table:table-cell office:value-type="float" office:value="587.33000000000004" table:style-name="ce1">
            <text:p>587,33</text:p>
          </table:table-cell>
          <table:table-cell office:value-type="float" office:value="3.1911107225000004" table:formula="of:=[.C33]/1000 * [.D33]*[.E33]/1000" table:style-name="ce6">
            <text:p>3,191110723</text:p>
          </table:table-cell>
          <table:table-cell table:number-columns-repeated="2" table:style-name="ce1"/>
          <table:table-cell office:value-type="float" office:value="0.50941097732337015" table:formula="of:=[.F33]-([.$J$3]*[.C33]/1000)" table:style-name="ce1">
            <text:p>0,509410977</text:p>
          </table:table-cell>
          <table:table-cell table:number-columns-repeated="16375"/>
        </table:table-row>
        <table:table-row table:style-name="ro1">
          <table:table-cell office:value-type="time" office:time-value="PT19H43M40S" table:style-name="ce5">
            <text:p>19:43:40</text:p>
          </table:table-cell>
          <table:table-cell office:value-type="time" office:time-value="PT19H43M41S" table:style-name="ce5">
            <text:p>19:43:41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66.64" table:style-name="ce1">
            <text:p>566,64</text:p>
          </table:table-cell>
          <table:table-cell office:value-type="float" office:value="3.1521729887999999" table:formula="of:=[.C34]/1000 * [.D34]*[.E34]/1000" table:style-name="ce6">
            <text:p>3,152172989</text:p>
          </table:table-cell>
          <table:table-cell table:number-columns-repeated="2" table:style-name="ce1"/>
          <table:table-cell office:value-type="float" office:value="0.41709343826914314" table:formula="of:=[.F34]-([.$J$3]*[.C34]/1000)" table:style-name="ce1">
            <text:p>0,417093438</text:p>
          </table:table-cell>
          <table:table-cell table:number-columns-repeated="16375"/>
        </table:table-row>
        <table:table-row table:style-name="ro1">
          <table:table-cell office:value-type="time" office:time-value="PT19H43M41S" table:style-name="ce5">
            <text:p>19:43:41</text:p>
          </table:table-cell>
          <table:table-cell office:value-type="time" office:time-value="PT19H43M42S" table:style-name="ce5">
            <text:p>19:43:42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0.05999999999995" table:style-name="ce1">
            <text:p>530,06</text:p>
          </table:table-cell>
          <table:table-cell office:value-type="float" office:value="2.9238321624000001" table:formula="of:=[.C35]/1000 * [.D35]*[.E35]/1000" table:style-name="ce6">
            <text:p>2,923832162</text:p>
          </table:table-cell>
          <table:table-cell table:number-columns-repeated="2" table:style-name="ce1"/>
          <table:table-cell office:value-type="float" office:value="0.20654588032055266" table:formula="of:=[.F35]-([.$J$3]*[.C35]/1000)" table:style-name="ce1">
            <text:p>0,20654588</text:p>
          </table:table-cell>
          <table:table-cell table:number-columns-repeated="16375"/>
        </table:table-row>
        <table:table-row table:style-name="ro1">
          <table:table-cell office:value-type="time" office:time-value="PT19H43M42S" table:style-name="ce5">
            <text:p>19:43:42</text:p>
          </table:table-cell>
          <table:table-cell office:value-type="time" office:time-value="PT19H43M43S" table:style-name="ce5">
            <text:p>19:43:43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67.95000000000005" table:style-name="ce1">
            <text:p>567,95</text:p>
          </table:table-cell>
          <table:table-cell office:value-type="float" office:value="3.1562798940000003" table:formula="of:=[.C36]/1000 * [.D36]*[.E36]/1000" table:style-name="ce6">
            <text:p>3,156279894</text:p>
          </table:table-cell>
          <table:table-cell table:number-columns-repeated="2" table:style-name="ce1"/>
          <table:table-cell office:value-type="float" office:value="0.41865844797608487" table:formula="of:=[.F36]-([.$J$3]*[.C36]/1000)" table:style-name="ce1">
            <text:p>0,418658448</text:p>
          </table:table-cell>
          <table:table-cell table:number-columns-repeated="16375"/>
        </table:table-row>
        <table:table-row table:style-name="ro1">
          <table:table-cell office:value-type="time" office:time-value="PT19H43M43S" table:style-name="ce5">
            <text:p>19:43:43</text:p>
          </table:table-cell>
          <table:table-cell office:value-type="time" office:time-value="PT19H43M44S" table:style-name="ce5">
            <text:p>19:43:44</text:p>
          </table:table-cell>
          <table:table-cell office:value-type="float" office:value="1079" table:style-name="ce1">
            <text:p>1079</text:p>
          </table:table-cell>
          <table:table-cell office:value-type="float" office:value="5.17" table:style-name="ce1">
            <text:p>5,17</text:p>
          </table:table-cell>
          <table:table-cell office:value-type="float" office:value="533.30999999999995" table:style-name="ce1">
            <text:p>533,31</text:p>
          </table:table-cell>
          <table:table-cell office:value-type="float" office:value="2.9750325033" table:formula="of:=[.C37]/1000 * [.D37]*[.E37]/1000" table:style-name="ce6">
            <text:p>2,975032503</text:p>
          </table:table-cell>
          <table:table-cell table:number-columns-repeated="2" table:style-name="ce1"/>
          <table:table-cell office:value-type="float" office:value="0.23232726628996803" table:formula="of:=[.F37]-([.$J$3]*[.C37]/1000)" table:style-name="ce1">
            <text:p>0,232327266</text:p>
          </table:table-cell>
          <table:table-cell table:number-columns-repeated="16375"/>
        </table:table-row>
        <table:table-row table:style-name="ro1">
          <table:table-cell office:value-type="time" office:time-value="PT19H43M44S" table:style-name="ce5">
            <text:p>19:43:44</text:p>
          </table:table-cell>
          <table:table-cell office:value-type="time" office:time-value="PT19H43M45S" table:style-name="ce5">
            <text:p>19:43:45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0.25" table:style-name="ce1">
            <text:p>550,25</text:p>
          </table:table-cell>
          <table:table-cell office:value-type="float" office:value="3.0493974600000002" table:formula="of:=[.C38]/1000 * [.D38]*[.E38]/1000" table:style-name="ce6">
            <text:p>3,04939746</text:p>
          </table:table-cell>
          <table:table-cell table:number-columns-repeated="2" table:style-name="ce1"/>
          <table:table-cell office:value-type="float" office:value="0.31940170045526051" table:formula="of:=[.F38]-([.$J$3]*[.C38]/1000)" table:style-name="ce1">
            <text:p>0,3194017</text:p>
          </table:table-cell>
          <table:table-cell table:number-columns-repeated="16375"/>
        </table:table-row>
        <table:table-row table:style-name="ro1">
          <table:table-cell office:value-type="time" office:time-value="PT19H43M45S" table:style-name="ce5">
            <text:p>19:43:45</text:p>
          </table:table-cell>
          <table:table-cell office:value-type="time" office:time-value="PT19H43M46S" table:style-name="ce5">
            <text:p>19:43:46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1.4" table:style-name="ce1">
            <text:p>561,4</text:p>
          </table:table-cell>
          <table:table-cell office:value-type="float" office:value="3.1024985039999997" table:formula="of:=[.C39]/1000 * [.D39]*[.E39]/1000" table:style-name="ce6">
            <text:p>3,102498504</text:p>
          </table:table-cell>
          <table:table-cell table:number-columns-repeated="2" table:style-name="ce1"/>
          <table:table-cell office:value-type="float" office:value="0.38012843093443527" table:formula="of:=[.F39]-([.$J$3]*[.C39]/1000)" table:style-name="ce1">
            <text:p>0,380128431</text:p>
          </table:table-cell>
          <table:table-cell table:number-columns-repeated="16375"/>
        </table:table-row>
        <table:table-row table:style-name="ro1">
          <table:table-cell office:value-type="time" office:time-value="PT19H43M46S" table:style-name="ce5">
            <text:p>19:43:46</text:p>
          </table:table-cell>
          <table:table-cell office:value-type="time" office:time-value="PT19H43M47S" table:style-name="ce5">
            <text:p>19:43:47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3.54" table:style-name="ce1">
            <text:p>553,54</text:p>
          </table:table-cell>
          <table:table-cell office:value-type="float" office:value="3.0647738471999997" table:formula="of:=[.C40]/1000 * [.D40]*[.E40]/1000" table:style-name="ce6">
            <text:p>3,064773847</text:p>
          </table:table-cell>
          <table:table-cell table:number-columns-repeated="2" table:style-name="ce1"/>
          <table:table-cell office:value-type="float" office:value="0.33731998314831824" table:formula="of:=[.F40]-([.$J$3]*[.C40]/1000)" table:style-name="ce1">
            <text:p>0,337319983</text:p>
          </table:table-cell>
          <table:table-cell table:number-columns-repeated="16375"/>
        </table:table-row>
        <table:table-row table:style-name="ro1">
          <table:table-cell office:value-type="time" office:time-value="PT19H43M47S" table:style-name="ce5">
            <text:p>19:43:47</text:p>
          </table:table-cell>
          <table:table-cell office:value-type="time" office:time-value="PT19H43M48S" table:style-name="ce5">
            <text:p>19:43:4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8.11" table:style-name="ce1">
            <text:p>558,11</text:p>
          </table:table-cell>
          <table:table-cell office:value-type="float" office:value="3.0785570844000003" table:formula="of:=[.C41]/1000 * [.D41]*[.E41]/1000" table:style-name="ce6">
            <text:p>3,078557084</text:p>
          </table:table-cell>
          <table:table-cell table:number-columns-repeated="2" table:style-name="ce1"/>
          <table:table-cell office:value-type="float" office:value="0.36127080232055286" table:formula="of:=[.F41]-([.$J$3]*[.C41]/1000)" table:style-name="ce1">
            <text:p>0,361270802</text:p>
          </table:table-cell>
          <table:table-cell table:number-columns-repeated="16375"/>
        </table:table-row>
        <table:table-row table:style-name="ro1">
          <table:table-cell office:value-type="time" office:time-value="PT19H43M48S" table:style-name="ce5">
            <text:p>19:43:48</text:p>
          </table:table-cell>
          <table:table-cell office:value-type="time" office:time-value="PT19H43M50S" table:style-name="ce5">
            <text:p>19:43:5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1.24" table:style-name="ce1">
            <text:p>541,24</text:p>
          </table:table-cell>
          <table:table-cell office:value-type="float" office:value="2.9856909235999995" table:formula="of:=[.C42]/1000 * [.D42]*[.E42]/1000" table:style-name="ce6">
            <text:p>2,985690924</text:p>
          </table:table-cell>
          <table:table-cell table:number-columns-repeated="2" table:style-name="ce1"/>
          <table:table-cell office:value-type="float" office:value="0.27348843250666866" table:formula="of:=[.F42]-([.$J$3]*[.C42]/1000)" table:style-name="ce1">
            <text:p>0,273488433</text:p>
          </table:table-cell>
          <table:table-cell table:number-columns-repeated="16375"/>
        </table:table-row>
        <table:table-row table:style-name="ro1">
          <table:table-cell office:value-type="time" office:time-value="PT19H43M50S" table:style-name="ce5">
            <text:p>19:43:50</text:p>
          </table:table-cell>
          <table:table-cell office:value-type="time" office:time-value="PT19H43M51S" table:style-name="ce5">
            <text:p>19:43:51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8.15" table:style-name="ce1">
            <text:p>558,15</text:p>
          </table:table-cell>
          <table:table-cell office:value-type="float" office:value="3.076087443" table:formula="of:=[.C43]/1000 * [.D43]*[.E43]/1000" table:style-name="ce6">
            <text:p>3,076087443</text:p>
          </table:table-cell>
          <table:table-cell table:number-columns-repeated="2" table:style-name="ce1"/>
          <table:table-cell office:value-type="float" office:value="0.36642684739972742" table:formula="of:=[.F43]-([.$J$3]*[.C43]/1000)" table:style-name="ce1">
            <text:p>0,366426847</text:p>
          </table:table-cell>
          <table:table-cell table:number-columns-repeated="16375"/>
        </table:table-row>
        <table:table-row table:style-name="ro1">
          <table:table-cell office:value-type="time" office:time-value="PT19H43M51S" table:style-name="ce5">
            <text:p>19:43:51</text:p>
          </table:table-cell>
          <table:table-cell office:value-type="time" office:time-value="PT19H43M52S" table:style-name="ce5">
            <text:p>19:43:52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43.37" table:style-name="ce1">
            <text:p>543,37</text:p>
          </table:table-cell>
          <table:table-cell office:value-type="float" office:value="3.0171053945999997" table:formula="of:=[.C44]/1000 * [.D44]*[.E44]/1000" table:style-name="ce6">
            <text:p>3,017105395</text:p>
          </table:table-cell>
          <table:table-cell table:number-columns-repeated="2" table:style-name="ce1"/>
          <table:table-cell office:value-type="float" office:value="0.28710963505525999" table:formula="of:=[.F44]-([.$J$3]*[.C44]/1000)" table:style-name="ce1">
            <text:p>0,287109635</text:p>
          </table:table-cell>
          <table:table-cell table:number-columns-repeated="16375"/>
        </table:table-row>
        <table:table-row table:style-name="ro1">
          <table:table-cell office:value-type="time" office:time-value="PT19H43M52S" table:style-name="ce5">
            <text:p>19:43:52</text:p>
          </table:table-cell>
          <table:table-cell office:value-type="time" office:time-value="PT19H43M53S" table:style-name="ce5">
            <text:p>19:43:5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5.08000000000004" table:style-name="ce1">
            <text:p>565,08</text:p>
          </table:table-cell>
          <table:table-cell office:value-type="float" office:value="3.1111722576000003" table:formula="of:=[.C45]/1000 * [.D45]*[.E45]/1000" table:style-name="ce6">
            <text:p>3,111172258</text:p>
          </table:table-cell>
          <table:table-cell table:number-columns-repeated="2" table:style-name="ce1"/>
          <table:table-cell office:value-type="float" office:value="0.39896976650666938" table:formula="of:=[.F45]-([.$J$3]*[.C45]/1000)" table:style-name="ce1">
            <text:p>0,398969767</text:p>
          </table:table-cell>
          <table:table-cell table:number-columns-repeated="16375"/>
        </table:table-row>
        <table:table-row table:style-name="ro1">
          <table:table-cell office:value-type="time" office:time-value="PT19H43M53S" table:style-name="ce5">
            <text:p>19:43:53</text:p>
          </table:table-cell>
          <table:table-cell office:value-type="time" office:time-value="PT19H43M54S" table:style-name="ce5">
            <text:p>19:43:5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0.32000000000005" table:style-name="ce1">
            <text:p>550,32</text:p>
          </table:table-cell>
          <table:table-cell office:value-type="float" office:value="3.0242285280000001" table:formula="of:=[.C46]/1000 * [.D46]*[.E46]/1000" table:style-name="ce6">
            <text:p>3,024228528</text:p>
          </table:table-cell>
          <table:table-cell table:number-columns-repeated="2" table:style-name="ce1"/>
          <table:table-cell office:value-type="float" office:value="0.31710982789278619" table:formula="of:=[.F46]-([.$J$3]*[.C46]/1000)" table:style-name="ce1">
            <text:p>0,317109828</text:p>
          </table:table-cell>
          <table:table-cell table:number-columns-repeated="16375"/>
        </table:table-row>
        <table:table-row table:style-name="ro1">
          <table:table-cell office:value-type="time" office:time-value="PT19H43M54S" table:style-name="ce5">
            <text:p>19:43:54</text:p>
          </table:table-cell>
          <table:table-cell office:value-type="time" office:time-value="PT19H43M55S" table:style-name="ce5">
            <text:p>19:43:55</text:p>
          </table:table-cell>
          <table:table-cell office:value-type="float" office:value="1082" table:style-name="ce1">
            <text:p>1082</text:p>
          </table:table-cell>
          <table:table-cell office:value-type="float" office:value="5.16" table:style-name="ce1">
            <text:p>5,16</text:p>
          </table:table-cell>
          <table:table-cell office:value-type="float" office:value="570.25" table:style-name="ce1">
            <text:p>570,25</text:p>
          </table:table-cell>
          <table:table-cell office:value-type="float" office:value="3.1837741800000003" table:formula="of:=[.C47]/1000 * [.D47]*[.E47]/1000" table:style-name="ce6">
            <text:p>3,18377418</text:p>
          </table:table-cell>
          <table:table-cell table:number-columns-repeated="2" table:style-name="ce1"/>
          <table:table-cell office:value-type="float" office:value="0.43344325651079307" table:formula="of:=[.F47]-([.$J$3]*[.C47]/1000)" table:style-name="ce1">
            <text:p>0,433443257</text:p>
          </table:table-cell>
          <table:table-cell table:number-columns-repeated="16375"/>
        </table:table-row>
        <table:table-row table:style-name="ro1">
          <table:table-cell office:value-type="time" office:time-value="PT19H43M55S" table:style-name="ce5">
            <text:p>19:43:55</text:p>
          </table:table-cell>
          <table:table-cell office:value-type="time" office:time-value="PT19H43M56S" table:style-name="ce5">
            <text:p>19:43:56</text:p>
          </table:table-cell>
          <table:table-cell office:value-type="float" office:value="1089" table:style-name="ce1">
            <text:p>1089</text:p>
          </table:table-cell>
          <table:table-cell office:value-type="float" office:value="5.16" table:style-name="ce1">
            <text:p>5,16</text:p>
          </table:table-cell>
          <table:table-cell office:value-type="float" office:value="570.37" table:style-name="ce1">
            <text:p>570,37</text:p>
          </table:table-cell>
          <table:table-cell office:value-type="float" office:value="3.2050459187999998" table:formula="of:=[.C48]/1000 * [.D48]*[.E48]/1000" table:style-name="ce6">
            <text:p>3,205045919</text:p>
          </table:table-cell>
          <table:table-cell table:number-columns-repeated="2" table:style-name="ce1"/>
          <table:table-cell office:value-type="float" office:value="0.43692172685938369" table:formula="of:=[.F48]-([.$J$3]*[.C48]/1000)" table:style-name="ce1">
            <text:p>0,436921727</text:p>
          </table:table-cell>
          <table:table-cell table:number-columns-repeated="16375"/>
        </table:table-row>
        <table:table-row table:style-name="ro1">
          <table:table-cell office:value-type="time" office:time-value="PT19H43M56S" table:style-name="ce5">
            <text:p>19:43:56</text:p>
          </table:table-cell>
          <table:table-cell office:value-type="time" office:time-value="PT19H43M57S" table:style-name="ce5">
            <text:p>19:43:57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4.92999999999995" table:style-name="ce1">
            <text:p>544,93</text:p>
          </table:table-cell>
          <table:table-cell office:value-type="float" office:value="3.0060464026999996" table:formula="of:=[.C49]/1000 * [.D49]*[.E49]/1000" table:style-name="ce6">
            <text:p>3,006046403</text:p>
          </table:table-cell>
          <table:table-cell table:number-columns-repeated="2" table:style-name="ce1"/>
          <table:table-cell office:value-type="float" office:value="0.29384391160666867" table:formula="of:=[.F49]-([.$J$3]*[.C49]/1000)" table:style-name="ce1">
            <text:p>0,293843912</text:p>
          </table:table-cell>
          <table:table-cell table:number-columns-repeated="16375"/>
        </table:table-row>
        <table:table-row table:style-name="ro1">
          <table:table-cell office:value-type="time" office:time-value="PT19H43M57S" table:style-name="ce5">
            <text:p>19:43:57</text:p>
          </table:table-cell>
          <table:table-cell office:value-type="time" office:time-value="PT19H43M58S" table:style-name="ce5">
            <text:p>19:43:58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6.54999999999995" table:style-name="ce1">
            <text:p>556,55</text:p>
          </table:table-cell>
          <table:table-cell office:value-type="float" office:value="3.0816563084999999" table:formula="of:=[.C50]/1000 * [.D50]*[.E50]/1000" table:style-name="ce6">
            <text:p>3,081656309</text:p>
          </table:table-cell>
          <table:table-cell table:number-columns-repeated="2" table:style-name="ce1"/>
          <table:table-cell office:value-type="float" office:value="0.3592862354344355" table:formula="of:=[.F50]-([.$J$3]*[.C50]/1000)" table:style-name="ce1">
            <text:p>0,359286235</text:p>
          </table:table-cell>
          <table:table-cell table:number-columns-repeated="16375"/>
        </table:table-row>
        <table:table-row table:style-name="ro1">
          <table:table-cell office:value-type="time" office:time-value="PT19H43M58S" table:style-name="ce5">
            <text:p>19:43:58</text:p>
          </table:table-cell>
          <table:table-cell office:value-type="time" office:time-value="PT19H43M59S" table:style-name="ce5">
            <text:p>19:43:59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6.16999999999996" table:style-name="ce1">
            <text:p>556,17</text:p>
          </table:table-cell>
          <table:table-cell office:value-type="float" office:value="3.0651752273999997" table:formula="of:=[.C51]/1000 * [.D51]*[.E51]/1000" table:style-name="ce6">
            <text:p>3,065175227</text:p>
          </table:table-cell>
          <table:table-cell table:number-columns-repeated="2" table:style-name="ce1"/>
          <table:table-cell office:value-type="float" office:value="0.35551463179972709" table:formula="of:=[.F51]-([.$J$3]*[.C51]/1000)" table:style-name="ce1">
            <text:p>0,355514632</text:p>
          </table:table-cell>
          <table:table-cell table:number-columns-repeated="16375"/>
        </table:table-row>
        <table:table-row table:style-name="ro1">
          <table:table-cell office:value-type="time" office:time-value="PT19H43M59S" table:style-name="ce5">
            <text:p>19:43:59</text:p>
          </table:table-cell>
          <table:table-cell office:value-type="time" office:time-value="PT19H44M0S" table:style-name="ce5">
            <text:p>19:44:0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0.97" table:style-name="ce1">
            <text:p>560,97</text:p>
          </table:table-cell>
          <table:table-cell office:value-type="float" office:value="3.0856491432000004" table:formula="of:=[.C52]/1000 * [.D52]*[.E52]/1000" table:style-name="ce6">
            <text:p>3,085649143</text:p>
          </table:table-cell>
          <table:table-cell table:number-columns-repeated="2" table:style-name="ce1"/>
          <table:table-cell office:value-type="float" office:value="0.37598854759972777" table:formula="of:=[.F52]-([.$J$3]*[.C52]/1000)" table:style-name="ce1">
            <text:p>0,375988548</text:p>
          </table:table-cell>
          <table:table-cell table:number-columns-repeated="16375"/>
        </table:table-row>
        <table:table-row table:style-name="ro1">
          <table:table-cell office:value-type="time" office:time-value="PT19H44M1S" table:style-name="ce5">
            <text:p>19:44:01</text:p>
          </table:table-cell>
          <table:table-cell office:value-type="time" office:time-value="PT19H44M2S" table:style-name="ce5">
            <text:p>19:44:02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48.03" table:style-name="ce1">
            <text:p>548,03</text:p>
          </table:table-cell>
          <table:table-cell office:value-type="float" office:value="3.0540615840000003" table:formula="of:=[.C53]/1000 * [.D53]*[.E53]/1000" table:style-name="ce6">
            <text:p>3,054061584</text:p>
          </table:table-cell>
          <table:table-cell table:number-columns-repeated="2" table:style-name="ce1"/>
          <table:table-cell office:value-type="float" office:value="0.30881445149691" table:formula="of:=[.F53]-([.$J$3]*[.C53]/1000)" table:style-name="ce1">
            <text:p>0,308814451</text:p>
          </table:table-cell>
          <table:table-cell table:number-columns-repeated="16375"/>
        </table:table-row>
        <table:table-row table:style-name="ro1">
          <table:table-cell office:value-type="time" office:time-value="PT19H44M2S" table:style-name="ce5">
            <text:p>19:44:02</text:p>
          </table:table-cell>
          <table:table-cell office:value-type="time" office:time-value="PT19H44M3S" table:style-name="ce5">
            <text:p>19:44:03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0.35" table:style-name="ce1">
            <text:p>550,35</text:p>
          </table:table-cell>
          <table:table-cell office:value-type="float" office:value="3.0359452364999999" table:formula="of:=[.C54]/1000 * [.D54]*[.E54]/1000" table:style-name="ce6">
            <text:p>3,035945237</text:p>
          </table:table-cell>
          <table:table-cell table:number-columns-repeated="2" table:style-name="ce1"/>
          <table:table-cell office:value-type="float" office:value="0.32374274540666903" table:formula="of:=[.F54]-([.$J$3]*[.C54]/1000)" table:style-name="ce1">
            <text:p>0,323742745</text:p>
          </table:table-cell>
          <table:table-cell table:number-columns-repeated="16375"/>
        </table:table-row>
        <table:table-row table:style-name="ro1">
          <table:table-cell office:value-type="time" office:time-value="PT19H44M3S" table:style-name="ce5">
            <text:p>19:44:03</text:p>
          </table:table-cell>
          <table:table-cell office:value-type="time" office:time-value="PT19H44M4S" table:style-name="ce5">
            <text:p>19:44:04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0.57000000000005" table:style-name="ce1">
            <text:p>560,57</text:p>
          </table:table-cell>
          <table:table-cell office:value-type="float" office:value="3.0834489192000007" table:formula="of:=[.C55]/1000 * [.D55]*[.E55]/1000" table:style-name="ce6">
            <text:p>3,083448919</text:p>
          </table:table-cell>
          <table:table-cell table:number-columns-repeated="2" table:style-name="ce1"/>
          <table:table-cell office:value-type="float" office:value="0.37378832359972813" table:formula="of:=[.F55]-([.$J$3]*[.C55]/1000)" table:style-name="ce1">
            <text:p>0,373788324</text:p>
          </table:table-cell>
          <table:table-cell table:number-columns-repeated="16375"/>
        </table:table-row>
        <table:table-row table:style-name="ro1">
          <table:table-cell office:value-type="time" office:time-value="PT19H44M4S" table:style-name="ce5">
            <text:p>19:44:04</text:p>
          </table:table-cell>
          <table:table-cell office:value-type="time" office:time-value="PT19H44M5S" table:style-name="ce5">
            <text:p>19:44:0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0.63" table:style-name="ce1">
            <text:p>550,63</text:p>
          </table:table-cell>
          <table:table-cell office:value-type="float" office:value="3.0259321020000001" table:formula="of:=[.C56]/1000 * [.D56]*[.E56]/1000" table:style-name="ce6">
            <text:p>3,025932102</text:p>
          </table:table-cell>
          <table:table-cell table:number-columns-repeated="2" table:style-name="ce1"/>
          <table:table-cell office:value-type="float" office:value="0.31881340189278617" table:formula="of:=[.F56]-([.$J$3]*[.C56]/1000)" table:style-name="ce1">
            <text:p>0,318813402</text:p>
          </table:table-cell>
          <table:table-cell table:number-columns-repeated="16375"/>
        </table:table-row>
        <table:table-row table:style-name="ro1">
          <table:table-cell office:value-type="time" office:time-value="PT19H44M5S" table:style-name="ce5">
            <text:p>19:44:05</text:p>
          </table:table-cell>
          <table:table-cell office:value-type="time" office:time-value="PT19H44M6S" table:style-name="ce5">
            <text:p>19:44:06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1.04999999999995" table:style-name="ce1">
            <text:p>541,05</text:p>
          </table:table-cell>
          <table:table-cell office:value-type="float" office:value="2.9846428094999995" table:formula="of:=[.C57]/1000 * [.D57]*[.E57]/1000" table:style-name="ce6">
            <text:p>2,98464281</text:p>
          </table:table-cell>
          <table:table-cell table:number-columns-repeated="2" table:style-name="ce1"/>
          <table:table-cell office:value-type="float" office:value="0.2724403184066686" table:formula="of:=[.F57]-([.$J$3]*[.C57]/1000)" table:style-name="ce1">
            <text:p>0,272440318</text:p>
          </table:table-cell>
          <table:table-cell table:number-columns-repeated="16375"/>
        </table:table-row>
        <table:table-row table:style-name="ro1">
          <table:table-cell office:value-type="time" office:time-value="PT19H44M6S" table:style-name="ce5">
            <text:p>19:44:06</text:p>
          </table:table-cell>
          <table:table-cell office:value-type="time" office:time-value="PT19H44M7S" table:style-name="ce5">
            <text:p>19:44:07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27.6" table:style-name="ce1">
            <text:p>527,6</text:p>
          </table:table-cell>
          <table:table-cell office:value-type="float" office:value="2.9077196720000003" table:formula="of:=[.C58]/1000 * [.D58]*[.E58]/1000" table:style-name="ce6">
            <text:p>2,907719672</text:p>
          </table:table-cell>
          <table:table-cell table:number-columns-repeated="2" table:style-name="ce1"/>
          <table:table-cell office:value-type="float" office:value="0.19805907639972764" table:formula="of:=[.F58]-([.$J$3]*[.C58]/1000)" table:style-name="ce1">
            <text:p>0,198059076</text:p>
          </table:table-cell>
          <table:table-cell table:number-columns-repeated="16375"/>
        </table:table-row>
        <table:table-row table:style-name="ro1">
          <table:table-cell office:value-type="time" office:time-value="PT19H44M7S" table:style-name="ce5">
            <text:p>19:44:07</text:p>
          </table:table-cell>
          <table:table-cell office:value-type="time" office:time-value="PT19H44M8S" table:style-name="ce5">
            <text:p>19:44:08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8.52" table:style-name="ce1">
            <text:p>528,52</text:p>
          </table:table-cell>
          <table:table-cell office:value-type="float" office:value="2.9155224427999995" table:formula="of:=[.C59]/1000 * [.D59]*[.E59]/1000" table:style-name="ce6">
            <text:p>2,915522443</text:p>
          </table:table-cell>
          <table:table-cell table:number-columns-repeated="2" table:style-name="ce1"/>
          <table:table-cell office:value-type="float" office:value="0.20331995170666861" table:formula="of:=[.F59]-([.$J$3]*[.C59]/1000)" table:style-name="ce1">
            <text:p>0,203319952</text:p>
          </table:table-cell>
          <table:table-cell table:number-columns-repeated="16375"/>
        </table:table-row>
        <table:table-row table:style-name="ro1">
          <table:table-cell office:value-type="time" office:time-value="PT19H44M8S" table:style-name="ce5">
            <text:p>19:44:08</text:p>
          </table:table-cell>
          <table:table-cell office:value-type="time" office:time-value="PT19H44M9S" table:style-name="ce5">
            <text:p>19:44:09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1.14" table:style-name="ce1">
            <text:p>531,14</text:p>
          </table:table-cell>
          <table:table-cell office:value-type="float" office:value="2.9272293907999996" table:formula="of:=[.C60]/1000 * [.D60]*[.E60]/1000" table:style-name="ce6">
            <text:p>2,927229391</text:p>
          </table:table-cell>
          <table:table-cell table:number-columns-repeated="2" table:style-name="ce1"/>
          <table:table-cell office:value-type="float" office:value="0.21756879519972694" table:formula="of:=[.F60]-([.$J$3]*[.C60]/1000)" table:style-name="ce1">
            <text:p>0,217568795</text:p>
          </table:table-cell>
          <table:table-cell table:number-columns-repeated="16375"/>
        </table:table-row>
        <table:table-row table:style-name="ro1">
          <table:table-cell office:value-type="time" office:time-value="PT19H44M9S" table:style-name="ce5">
            <text:p>19:44:09</text:p>
          </table:table-cell>
          <table:table-cell office:value-type="time" office:time-value="PT19H44M10S" table:style-name="ce5">
            <text:p>19:44:10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27.05999999999995" table:style-name="ce1">
            <text:p>527,06</text:p>
          </table:table-cell>
          <table:table-cell office:value-type="float" office:value="2.9047436132" table:formula="of:=[.C61]/1000 * [.D61]*[.E61]/1000" table:style-name="ce6">
            <text:p>2,904743613</text:p>
          </table:table-cell>
          <table:table-cell table:number-columns-repeated="2" table:style-name="ce1"/>
          <table:table-cell office:value-type="float" office:value="0.19508301759972735" table:formula="of:=[.F61]-([.$J$3]*[.C61]/1000)" table:style-name="ce1">
            <text:p>0,195083018</text:p>
          </table:table-cell>
          <table:table-cell table:number-columns-repeated="16375"/>
        </table:table-row>
        <table:table-row table:style-name="ro1">
          <table:table-cell office:value-type="time" office:time-value="PT19H44M10S" table:style-name="ce5">
            <text:p>19:44:10</text:p>
          </table:table-cell>
          <table:table-cell office:value-type="time" office:time-value="PT19H44M11S" table:style-name="ce5">
            <text:p>19:44:11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0.24" table:style-name="ce1">
            <text:p>530,24</text:p>
          </table:table-cell>
          <table:table-cell office:value-type="float" office:value="2.9193529728000005" table:formula="of:=[.C62]/1000 * [.D62]*[.E62]/1000" table:style-name="ce6">
            <text:p>2,919352973</text:p>
          </table:table-cell>
          <table:table-cell table:number-columns-repeated="2" table:style-name="ce1"/>
          <table:table-cell office:value-type="float" office:value="0.20715048170666961" table:formula="of:=[.F62]-([.$J$3]*[.C62]/1000)" table:style-name="ce1">
            <text:p>0,207150482</text:p>
          </table:table-cell>
          <table:table-cell table:number-columns-repeated="16375"/>
        </table:table-row>
        <table:table-row table:style-name="ro1">
          <table:table-cell office:value-type="time" office:time-value="PT19H44M11S" table:style-name="ce5">
            <text:p>19:44:11</text:p>
          </table:table-cell>
          <table:table-cell office:value-type="time" office:time-value="PT19H44M13S" table:style-name="ce5">
            <text:p>19:44:1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6.08000000000004" table:style-name="ce1">
            <text:p>566,08</text:p>
          </table:table-cell>
          <table:table-cell office:value-type="float" office:value="3.1283618688000003" table:formula="of:=[.C63]/1000 * [.D63]*[.E63]/1000" table:style-name="ce6">
            <text:p>3,128361869</text:p>
          </table:table-cell>
          <table:table-cell table:number-columns-repeated="2" table:style-name="ce1"/>
          <table:table-cell office:value-type="float" office:value="0.40599179573443589" table:formula="of:=[.F63]-([.$J$3]*[.C63]/1000)" table:style-name="ce1">
            <text:p>0,405991796</text:p>
          </table:table-cell>
          <table:table-cell table:number-columns-repeated="16375"/>
        </table:table-row>
        <table:table-row table:style-name="ro1">
          <table:table-cell office:value-type="time" office:time-value="PT19H44M13S" table:style-name="ce5">
            <text:p>19:44:13</text:p>
          </table:table-cell>
          <table:table-cell office:value-type="time" office:time-value="PT19H44M14S" table:style-name="ce5">
            <text:p>19:44:14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4.03" table:style-name="ce1">
            <text:p>564,03</text:p>
          </table:table-cell>
          <table:table-cell office:value-type="float" office:value="3.1112120411999999" table:formula="of:=[.C64]/1000 * [.D64]*[.E64]/1000" table:style-name="ce6">
            <text:p>3,111212041</text:p>
          </table:table-cell>
          <table:table-cell table:number-columns-repeated="2" table:style-name="ce1"/>
          <table:table-cell office:value-type="float" office:value="0.3939257591205525" table:formula="of:=[.F64]-([.$J$3]*[.C64]/1000)" table:style-name="ce1">
            <text:p>0,393925759</text:p>
          </table:table-cell>
          <table:table-cell table:number-columns-repeated="16375"/>
        </table:table-row>
        <table:table-row table:style-name="ro1">
          <table:table-cell office:value-type="time" office:time-value="PT19H44M14S" table:style-name="ce5">
            <text:p>19:44:14</text:p>
          </table:table-cell>
          <table:table-cell office:value-type="time" office:time-value="PT19H44M15S" table:style-name="ce5">
            <text:p>19:44:15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1.1" table:style-name="ce1">
            <text:p>551,1</text:p>
          </table:table-cell>
          <table:table-cell office:value-type="float" office:value="3.0343841549999997" table:formula="of:=[.C65]/1000 * [.D65]*[.E65]/1000" table:style-name="ce6">
            <text:p>3,034384155</text:p>
          </table:table-cell>
          <table:table-cell table:number-columns-repeated="2" table:style-name="ce1"/>
          <table:table-cell office:value-type="float" office:value="0.3272654548927858" table:formula="of:=[.F65]-([.$J$3]*[.C65]/1000)" table:style-name="ce1">
            <text:p>0,327265455</text:p>
          </table:table-cell>
          <table:table-cell table:number-columns-repeated="16375"/>
        </table:table-row>
        <table:table-row table:style-name="ro1">
          <table:table-cell office:value-type="time" office:time-value="PT19H44M15S" table:style-name="ce5">
            <text:p>19:44:15</text:p>
          </table:table-cell>
          <table:table-cell office:value-type="time" office:time-value="PT19H44M16S" table:style-name="ce5">
            <text:p>19:44:16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8.16999999999996" table:style-name="ce1">
            <text:p>558,17</text:p>
          </table:table-cell>
          <table:table-cell office:value-type="float" office:value="3.1019293043999996" table:formula="of:=[.C66]/1000 * [.D66]*[.E66]/1000" table:style-name="ce6">
            <text:p>3,101929304</text:p>
          </table:table-cell>
          <table:table-cell table:number-columns-repeated="2" table:style-name="ce1"/>
          <table:table-cell office:value-type="float" office:value="0.36430785837608415" table:formula="of:=[.F66]-([.$J$3]*[.C66]/1000)" table:style-name="ce1">
            <text:p>0,364307858</text:p>
          </table:table-cell>
          <table:table-cell table:number-columns-repeated="16375"/>
        </table:table-row>
        <table:table-row table:style-name="ro1">
          <table:table-cell office:value-type="time" office:time-value="PT19H44M16S" table:style-name="ce5">
            <text:p>19:44:16</text:p>
          </table:table-cell>
          <table:table-cell office:value-type="time" office:time-value="PT19H44M17S" table:style-name="ce5">
            <text:p>19:44:1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0.97" table:style-name="ce1">
            <text:p>550,97</text:p>
          </table:table-cell>
          <table:table-cell office:value-type="float" office:value="3.0308198536000006" table:formula="of:=[.C67]/1000 * [.D67]*[.E67]/1000" table:style-name="ce6">
            <text:p>3,030819854</text:p>
          </table:table-cell>
          <table:table-cell table:number-columns-repeated="2" table:style-name="ce1"/>
          <table:table-cell office:value-type="float" office:value="0.326243048985845" table:formula="of:=[.F67]-([.$J$3]*[.C67]/1000)" table:style-name="ce1">
            <text:p>0,326243049</text:p>
          </table:table-cell>
          <table:table-cell table:number-columns-repeated="16375"/>
        </table:table-row>
        <table:table-row table:style-name="ro1">
          <table:table-cell office:value-type="time" office:time-value="PT19H44M17S" table:style-name="ce5">
            <text:p>19:44:17</text:p>
          </table:table-cell>
          <table:table-cell office:value-type="time" office:time-value="PT19H44M18S" table:style-name="ce5">
            <text:p>19:44:1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7.29" table:style-name="ce1">
            <text:p>547,29</text:p>
          </table:table-cell>
          <table:table-cell office:value-type="float" office:value="3.0134061044999996" table:formula="of:=[.C68]/1000 * [.D68]*[.E68]/1000" table:style-name="ce6">
            <text:p>3,013406105</text:p>
          </table:table-cell>
          <table:table-cell table:number-columns-repeated="2" table:style-name="ce1"/>
          <table:table-cell office:value-type="float" office:value="0.30628740439278568" table:formula="of:=[.F68]-([.$J$3]*[.C68]/1000)" table:style-name="ce1">
            <text:p>0,306287404</text:p>
          </table:table-cell>
          <table:table-cell table:number-columns-repeated="16375"/>
        </table:table-row>
        <table:table-row table:style-name="ro1">
          <table:table-cell office:value-type="time" office:time-value="PT19H44M18S" table:style-name="ce5">
            <text:p>19:44:18</text:p>
          </table:table-cell>
          <table:table-cell office:value-type="time" office:time-value="PT19H44M19S" table:style-name="ce5">
            <text:p>19:44:19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5.98" table:style-name="ce1">
            <text:p>555,98</text:p>
          </table:table-cell>
          <table:table-cell office:value-type="float" office:value="3.0754144896000004" table:formula="of:=[.C69]/1000 * [.D69]*[.E69]/1000" table:style-name="ce6">
            <text:p>3,07541449</text:p>
          </table:table-cell>
          <table:table-cell table:number-columns-repeated="2" table:style-name="ce1"/>
          <table:table-cell office:value-type="float" office:value="0.35050252104137769" table:formula="of:=[.F69]-([.$J$3]*[.C69]/1000)" table:style-name="ce1">
            <text:p>0,350502521</text:p>
          </table:table-cell>
          <table:table-cell table:number-columns-repeated="16375"/>
        </table:table-row>
        <table:table-row table:style-name="ro1">
          <table:table-cell office:value-type="time" office:time-value="PT19H44M19S" table:style-name="ce5">
            <text:p>19:44:19</text:p>
          </table:table-cell>
          <table:table-cell office:value-type="time" office:time-value="PT19H44M20S" table:style-name="ce5">
            <text:p>19:44:2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4.88" table:style-name="ce1">
            <text:p>554,88</text:p>
          </table:table-cell>
          <table:table-cell office:value-type="float" office:value="3.0521507328000004" table:formula="of:=[.C70]/1000 * [.D70]*[.E70]/1000" table:style-name="ce6">
            <text:p>3,052150733</text:p>
          </table:table-cell>
          <table:table-cell table:number-columns-repeated="2" table:style-name="ce1"/>
          <table:table-cell office:value-type="float" office:value="0.34249013719972776" table:formula="of:=[.F70]-([.$J$3]*[.C70]/1000)" table:style-name="ce1">
            <text:p>0,342490137</text:p>
          </table:table-cell>
          <table:table-cell table:number-columns-repeated="16375"/>
        </table:table-row>
        <table:table-row table:style-name="ro1">
          <table:table-cell office:value-type="time" office:time-value="PT19H44M20S" table:style-name="ce5">
            <text:p>19:44:20</text:p>
          </table:table-cell>
          <table:table-cell office:value-type="time" office:time-value="PT19H44M21S" table:style-name="ce5">
            <text:p>19:44:2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6.66999999999996" table:style-name="ce1">
            <text:p>566,67</text:p>
          </table:table-cell>
          <table:table-cell office:value-type="float" office:value="3.1170023352" table:formula="of:=[.C71]/1000 * [.D71]*[.E71]/1000" table:style-name="ce6">
            <text:p>3,117002335</text:p>
          </table:table-cell>
          <table:table-cell table:number-columns-repeated="2" table:style-name="ce1"/>
          <table:table-cell office:value-type="float" office:value="0.40734173959972741" table:formula="of:=[.F71]-([.$J$3]*[.C71]/1000)" table:style-name="ce1">
            <text:p>0,40734174</text:p>
          </table:table-cell>
          <table:table-cell table:number-columns-repeated="16375"/>
        </table:table-row>
        <table:table-row table:style-name="ro1">
          <table:table-cell office:value-type="time" office:time-value="PT19H44M21S" table:style-name="ce5">
            <text:p>19:44:21</text:p>
          </table:table-cell>
          <table:table-cell office:value-type="time" office:time-value="PT19H44M22S" table:style-name="ce5">
            <text:p>19:44:2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2.59" table:style-name="ce1">
            <text:p>522,59</text:p>
          </table:table-cell>
          <table:table-cell office:value-type="float" office:value="2.8747048792000003" table:formula="of:=[.C72]/1000 * [.D72]*[.E72]/1000" table:style-name="ce6">
            <text:p>2,874704879</text:p>
          </table:table-cell>
          <table:table-cell table:number-columns-repeated="2" table:style-name="ce1"/>
          <table:table-cell office:value-type="float" office:value="0.17012807458584467" table:formula="of:=[.F72]-([.$J$3]*[.C72]/1000)" table:style-name="ce1">
            <text:p>0,170128075</text:p>
          </table:table-cell>
          <table:table-cell table:number-columns-repeated="16375"/>
        </table:table-row>
        <table:table-row table:style-name="ro1">
          <table:table-cell office:value-type="time" office:time-value="PT19H44M22S" table:style-name="ce5">
            <text:p>19:44:22</text:p>
          </table:table-cell>
          <table:table-cell office:value-type="time" office:time-value="PT19H44M23S" table:style-name="ce5">
            <text:p>19:44:2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9.99" table:style-name="ce1">
            <text:p>549,99</text:p>
          </table:table-cell>
          <table:table-cell office:value-type="float" office:value="3.0337668396000002" table:formula="of:=[.C73]/1000 * [.D73]*[.E73]/1000" table:style-name="ce6">
            <text:p>3,03376684</text:p>
          </table:table-cell>
          <table:table-cell table:number-columns-repeated="2" table:style-name="ce1"/>
          <table:table-cell office:value-type="float" office:value="0.31648055752055271" table:formula="of:=[.F73]-([.$J$3]*[.C73]/1000)" table:style-name="ce1">
            <text:p>0,316480558</text:p>
          </table:table-cell>
          <table:table-cell table:number-columns-repeated="16375"/>
        </table:table-row>
        <table:table-row table:style-name="ro1">
          <table:table-cell office:value-type="time" office:time-value="PT19H44M23S" table:style-name="ce5">
            <text:p>19:44:23</text:p>
          </table:table-cell>
          <table:table-cell office:value-type="time" office:time-value="PT19H44M25S" table:style-name="ce5">
            <text:p>19:44:2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76.51" table:style-name="ce1">
            <text:p>576,51</text:p>
          </table:table-cell>
          <table:table-cell office:value-type="float" office:value="3.1741026372000003" table:formula="of:=[.C74]/1000 * [.D74]*[.E74]/1000" table:style-name="ce6">
            <text:p>3,174102637</text:p>
          </table:table-cell>
          <table:table-cell table:number-columns-repeated="2" table:style-name="ce1"/>
          <table:table-cell office:value-type="float" office:value="0.46190014610666941" table:formula="of:=[.F74]-([.$J$3]*[.C74]/1000)" table:style-name="ce1">
            <text:p>0,461900146</text:p>
          </table:table-cell>
          <table:table-cell table:number-columns-repeated="16375"/>
        </table:table-row>
        <table:table-row table:style-name="ro1">
          <table:table-cell office:value-type="time" office:time-value="PT19H44M25S" table:style-name="ce5">
            <text:p>19:44:25</text:p>
          </table:table-cell>
          <table:table-cell office:value-type="time" office:time-value="PT19H44M26S" table:style-name="ce5">
            <text:p>19:44:2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0.29999999999995" table:style-name="ce1">
            <text:p>550,3</text:p>
          </table:table-cell>
          <table:table-cell office:value-type="float" office:value="3.0241186199999999" table:formula="of:=[.C75]/1000 * [.D75]*[.E75]/1000" table:style-name="ce6">
            <text:p>3,02411862</text:p>
          </table:table-cell>
          <table:table-cell table:number-columns-repeated="2" table:style-name="ce1"/>
          <table:table-cell office:value-type="float" office:value="0.31699991989278598" table:formula="of:=[.F75]-([.$J$3]*[.C75]/1000)" table:style-name="ce1">
            <text:p>0,31699992</text:p>
          </table:table-cell>
          <table:table-cell table:number-columns-repeated="16375"/>
        </table:table-row>
        <table:table-row table:style-name="ro1">
          <table:table-cell office:value-type="time" office:time-value="PT19H44M26S" table:style-name="ce5">
            <text:p>19:44:26</text:p>
          </table:table-cell>
          <table:table-cell office:value-type="time" office:time-value="PT19H44M27S" table:style-name="ce5">
            <text:p>19:44:2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3.08000000000004" table:style-name="ce1">
            <text:p>523,08</text:p>
          </table:table-cell>
          <table:table-cell office:value-type="float" office:value="2.8772329247999999" table:formula="of:=[.C76]/1000 * [.D76]*[.E76]/1000" table:style-name="ce6">
            <text:p>2,877232925</text:p>
          </table:table-cell>
          <table:table-cell table:number-columns-repeated="2" table:style-name="ce1"/>
          <table:table-cell office:value-type="float" office:value="0.16757232919972731" table:formula="of:=[.F76]-([.$J$3]*[.C76]/1000)" table:style-name="ce1">
            <text:p>0,167572329</text:p>
          </table:table-cell>
          <table:table-cell table:number-columns-repeated="16375"/>
        </table:table-row>
        <table:table-row table:style-name="ro1">
          <table:table-cell office:value-type="time" office:time-value="PT19H44M27S" table:style-name="ce5">
            <text:p>19:44:27</text:p>
          </table:table-cell>
          <table:table-cell office:value-type="time" office:time-value="PT19H44M28S" table:style-name="ce5">
            <text:p>19:44:2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5.02" table:style-name="ce1">
            <text:p>545,02</text:p>
          </table:table-cell>
          <table:table-cell office:value-type="float" office:value="3.0035398175999997" table:formula="of:=[.C77]/1000 * [.D77]*[.E77]/1000" table:style-name="ce6">
            <text:p>3,003539818</text:p>
          </table:table-cell>
          <table:table-cell table:number-columns-repeated="2" table:style-name="ce1"/>
          <table:table-cell office:value-type="float" office:value="0.28879543101361049" table:formula="of:=[.F77]-([.$J$3]*[.C77]/1000)" table:style-name="ce1">
            <text:p>0,288795431</text:p>
          </table:table-cell>
          <table:table-cell table:number-columns-repeated="16375"/>
        </table:table-row>
        <table:table-row table:style-name="ro1">
          <table:table-cell office:value-type="time" office:time-value="PT19H44M28S" table:style-name="ce5">
            <text:p>19:44:28</text:p>
          </table:table-cell>
          <table:table-cell office:value-type="time" office:time-value="PT19H44M29S" table:style-name="ce5">
            <text:p>19:44:2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7.80999999999995" table:style-name="ce1">
            <text:p>557,81</text:p>
          </table:table-cell>
          <table:table-cell office:value-type="float" office:value="3.0711456731999998" table:formula="of:=[.C78]/1000 * [.D78]*[.E78]/1000" table:style-name="ce6">
            <text:p>3,071145673</text:p>
          </table:table-cell>
          <table:table-cell table:number-columns-repeated="2" table:style-name="ce1"/>
          <table:table-cell office:value-type="float" office:value="0.35894318210666887" table:formula="of:=[.F78]-([.$J$3]*[.C78]/1000)" table:style-name="ce1">
            <text:p>0,358943182</text:p>
          </table:table-cell>
          <table:table-cell table:number-columns-repeated="16375"/>
        </table:table-row>
        <table:table-row table:style-name="ro1">
          <table:table-cell office:value-type="time" office:time-value="PT19H44M29S" table:style-name="ce5">
            <text:p>19:44:29</text:p>
          </table:table-cell>
          <table:table-cell office:value-type="time" office:time-value="PT19H44M30S" table:style-name="ce5">
            <text:p>19:44:30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14.98" table:style-name="ce1">
            <text:p>514,98</text:p>
          </table:table-cell>
          <table:table-cell office:value-type="float" office:value="2.8486221696" table:formula="of:=[.C79]/1000 * [.D79]*[.E79]/1000" table:style-name="ce6">
            <text:p>2,84862217</text:p>
          </table:table-cell>
          <table:table-cell table:number-columns-repeated="2" table:style-name="ce1"/>
          <table:table-cell office:value-type="float" office:value="0.12371020104137731" table:formula="of:=[.F79]-([.$J$3]*[.C79]/1000)" table:style-name="ce1">
            <text:p>0,123710201</text:p>
          </table:table-cell>
          <table:table-cell table:number-columns-repeated="16375"/>
        </table:table-row>
        <table:table-row table:style-name="ro1">
          <table:table-cell office:value-type="time" office:time-value="PT19H44M30S" table:style-name="ce5">
            <text:p>19:44:30</text:p>
          </table:table-cell>
          <table:table-cell office:value-type="time" office:time-value="PT19H44M31S" table:style-name="ce5">
            <text:p>19:44:3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5.16" table:style-name="ce1">
            <text:p>535,16</text:p>
          </table:table-cell>
          <table:table-cell office:value-type="float" office:value="2.9381568383999999" table:formula="of:=[.C80]/1000 * [.D80]*[.E80]/1000" table:style-name="ce6">
            <text:p>2,938156838</text:p>
          </table:table-cell>
          <table:table-cell table:number-columns-repeated="2" table:style-name="ce1"/>
          <table:table-cell office:value-type="float" office:value="0.23358003378584424" table:formula="of:=[.F80]-([.$J$3]*[.C80]/1000)" table:style-name="ce1">
            <text:p>0,233580034</text:p>
          </table:table-cell>
          <table:table-cell table:number-columns-repeated="16375"/>
        </table:table-row>
        <table:table-row table:style-name="ro1">
          <table:table-cell office:value-type="time" office:time-value="PT19H44M31S" table:style-name="ce5">
            <text:p>19:44:31</text:p>
          </table:table-cell>
          <table:table-cell office:value-type="time" office:time-value="PT19H44M32S" table:style-name="ce5">
            <text:p>19:44:3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7.20000000000005" table:style-name="ce1">
            <text:p>547,2</text:p>
          </table:table-cell>
          <table:table-cell office:value-type="float" office:value="3.0155535360000005" table:formula="of:=[.C81]/1000 * [.D81]*[.E81]/1000" table:style-name="ce6">
            <text:p>3,015553536</text:p>
          </table:table-cell>
          <table:table-cell table:number-columns-repeated="2" table:style-name="ce1"/>
          <table:table-cell office:value-type="float" office:value="0.30080914941361137" table:formula="of:=[.F81]-([.$J$3]*[.C81]/1000)" table:style-name="ce1">
            <text:p>0,300809149</text:p>
          </table:table-cell>
          <table:table-cell table:number-columns-repeated="16375"/>
        </table:table-row>
        <table:table-row table:style-name="ro1">
          <table:table-cell office:value-type="time" office:time-value="PT19H44M32S" table:style-name="ce5">
            <text:p>19:44:32</text:p>
          </table:table-cell>
          <table:table-cell office:value-type="time" office:time-value="PT19H44M33S" table:style-name="ce5">
            <text:p>19:44:3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76.9" table:style-name="ce1">
            <text:p>576,9</text:p>
          </table:table-cell>
          <table:table-cell office:value-type="float" office:value="3.1881570839999993" table:formula="of:=[.C82]/1000 * [.D82]*[.E82]/1000" table:style-name="ce6">
            <text:p>3,188157084</text:p>
          </table:table-cell>
          <table:table-cell table:number-columns-repeated="2" table:style-name="ce1"/>
          <table:table-cell office:value-type="float" office:value="0.46578701093443486" table:formula="of:=[.F82]-([.$J$3]*[.C82]/1000)" table:style-name="ce1">
            <text:p>0,465787011</text:p>
          </table:table-cell>
          <table:table-cell table:number-columns-repeated="16375"/>
        </table:table-row>
        <table:table-row table:style-name="ro1">
          <table:table-cell office:value-type="time" office:time-value="PT19H44M33S" table:style-name="ce5">
            <text:p>19:44:33</text:p>
          </table:table-cell>
          <table:table-cell office:value-type="time" office:time-value="PT19H44M34S" table:style-name="ce5">
            <text:p>19:44:34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3.16999999999996" table:style-name="ce1">
            <text:p>553,17</text:p>
          </table:table-cell>
          <table:table-cell office:value-type="float" office:value="3.0457816784999996" table:formula="of:=[.C83]/1000 * [.D83]*[.E83]/1000" table:style-name="ce6">
            <text:p>3,045781679</text:p>
          </table:table-cell>
          <table:table-cell table:number-columns-repeated="2" table:style-name="ce1"/>
          <table:table-cell office:value-type="float" office:value="0.3386629783927857" table:formula="of:=[.F83]-([.$J$3]*[.C83]/1000)" table:style-name="ce1">
            <text:p>0,338662978</text:p>
          </table:table-cell>
          <table:table-cell table:number-columns-repeated="16375"/>
        </table:table-row>
        <table:table-row table:style-name="ro1">
          <table:table-cell office:value-type="time" office:time-value="PT19H44M34S" table:style-name="ce5">
            <text:p>19:44:34</text:p>
          </table:table-cell>
          <table:table-cell office:value-type="time" office:time-value="PT19H44M35S" table:style-name="ce5">
            <text:p>19:44:3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5.77" table:style-name="ce1">
            <text:p>555,77</text:p>
          </table:table-cell>
          <table:table-cell office:value-type="float" office:value="3.0570462312000002" table:formula="of:=[.C84]/1000 * [.D84]*[.E84]/1000" table:style-name="ce6">
            <text:p>3,057046231</text:p>
          </table:table-cell>
          <table:table-cell table:number-columns-repeated="2" table:style-name="ce1"/>
          <table:table-cell office:value-type="float" office:value="0.34738563559972757" table:formula="of:=[.F84]-([.$J$3]*[.C84]/1000)" table:style-name="ce1">
            <text:p>0,347385636</text:p>
          </table:table-cell>
          <table:table-cell table:number-columns-repeated="16375"/>
        </table:table-row>
        <table:table-row table:style-name="ro1">
          <table:table-cell office:value-type="time" office:time-value="PT19H44M36S" table:style-name="ce5">
            <text:p>19:44:36</text:p>
          </table:table-cell>
          <table:table-cell office:value-type="time" office:time-value="PT19H44M37S" table:style-name="ce5">
            <text:p>19:44:3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7.42999999999995" table:style-name="ce1">
            <text:p>557,43</text:p>
          </table:table-cell>
          <table:table-cell office:value-type="float" office:value="3.0834351935999997" table:formula="of:=[.C85]/1000 * [.D85]*[.E85]/1000" table:style-name="ce6">
            <text:p>3,083435194</text:p>
          </table:table-cell>
          <table:table-cell table:number-columns-repeated="2" table:style-name="ce1"/>
          <table:table-cell office:value-type="float" office:value="0.35852322504137701" table:formula="of:=[.F85]-([.$J$3]*[.C85]/1000)" table:style-name="ce1">
            <text:p>0,358523225</text:p>
          </table:table-cell>
          <table:table-cell table:number-columns-repeated="16375"/>
        </table:table-row>
        <table:table-row table:style-name="ro1">
          <table:table-cell office:value-type="time" office:time-value="PT19H44M37S" table:style-name="ce5">
            <text:p>19:44:37</text:p>
          </table:table-cell>
          <table:table-cell office:value-type="time" office:time-value="PT19H44M38S" table:style-name="ce5">
            <text:p>19:44:38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22.41999999999996" table:style-name="ce1">
            <text:p>522,42</text:p>
          </table:table-cell>
          <table:table-cell office:value-type="float" office:value="2.8762982423999999" table:formula="of:=[.C86]/1000 * [.D86]*[.E86]/1000" table:style-name="ce6">
            <text:p>2,876298242</text:p>
          </table:table-cell>
          <table:table-cell table:number-columns-repeated="2" table:style-name="ce1"/>
          <table:table-cell office:value-type="float" office:value="0.16409575130666898" table:formula="of:=[.F86]-([.$J$3]*[.C86]/1000)" table:style-name="ce1">
            <text:p>0,164095751</text:p>
          </table:table-cell>
          <table:table-cell table:number-columns-repeated="16375"/>
        </table:table-row>
        <table:table-row table:style-name="ro1">
          <table:table-cell office:value-type="time" office:time-value="PT19H44M38S" table:style-name="ce5">
            <text:p>19:44:38</text:p>
          </table:table-cell>
          <table:table-cell office:value-type="time" office:time-value="PT19H44M39S" table:style-name="ce5">
            <text:p>19:44:3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9.95000000000005" table:style-name="ce1">
            <text:p>549,95</text:p>
          </table:table-cell>
          <table:table-cell office:value-type="float" office:value="3.0337386805" table:formula="of:=[.C87]/1000 * [.D87]*[.E87]/1000" table:style-name="ce6">
            <text:p>3,033738681</text:p>
          </table:table-cell>
          <table:table-cell table:number-columns-repeated="2" table:style-name="ce1"/>
          <table:table-cell office:value-type="float" office:value="0.32153618940666906" table:formula="of:=[.F87]-([.$J$3]*[.C87]/1000)" table:style-name="ce1">
            <text:p>0,321536189</text:p>
          </table:table-cell>
          <table:table-cell table:number-columns-repeated="16375"/>
        </table:table-row>
        <table:table-row table:style-name="ro1">
          <table:table-cell office:value-type="time" office:time-value="PT19H44M39S" table:style-name="ce5">
            <text:p>19:44:39</text:p>
          </table:table-cell>
          <table:table-cell office:value-type="time" office:time-value="PT19H44M40S" table:style-name="ce5">
            <text:p>19:44:4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3.96" table:style-name="ce1">
            <text:p>563,96</text:p>
          </table:table-cell>
          <table:table-cell office:value-type="float" office:value="3.1050058512000005" table:formula="of:=[.C88]/1000 * [.D88]*[.E88]/1000" table:style-name="ce6">
            <text:p>3,105005851</text:p>
          </table:table-cell>
          <table:table-cell table:number-columns-repeated="2" table:style-name="ce1"/>
          <table:table-cell office:value-type="float" office:value="0.39280336010666961" table:formula="of:=[.F88]-([.$J$3]*[.C88]/1000)" table:style-name="ce1">
            <text:p>0,39280336</text:p>
          </table:table-cell>
          <table:table-cell table:number-columns-repeated="16375"/>
        </table:table-row>
        <table:table-row table:style-name="ro1">
          <table:table-cell office:value-type="time" office:time-value="PT19H44M40S" table:style-name="ce5">
            <text:p>19:44:40</text:p>
          </table:table-cell>
          <table:table-cell office:value-type="time" office:time-value="PT19H44M41S" table:style-name="ce5">
            <text:p>19:44:41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0.73" table:style-name="ce1">
            <text:p>550,73</text:p>
          </table:table-cell>
          <table:table-cell office:value-type="float" office:value="3.0321651756000003" table:formula="of:=[.C89]/1000 * [.D89]*[.E89]/1000" table:style-name="ce6">
            <text:p>3,032165176</text:p>
          </table:table-cell>
          <table:table-cell table:number-columns-repeated="2" table:style-name="ce1"/>
          <table:table-cell office:value-type="float" office:value="0.31996268450666943" table:formula="of:=[.F89]-([.$J$3]*[.C89]/1000)" table:style-name="ce1">
            <text:p>0,319962685</text:p>
          </table:table-cell>
          <table:table-cell table:number-columns-repeated="16375"/>
        </table:table-row>
        <table:table-row table:style-name="ro1">
          <table:table-cell office:value-type="time" office:time-value="PT19H44M41S" table:style-name="ce5">
            <text:p>19:44:41</text:p>
          </table:table-cell>
          <table:table-cell office:value-type="time" office:time-value="PT19H44M42S" table:style-name="ce5">
            <text:p>19:44:4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0.52" table:style-name="ce1">
            <text:p>540,52</text:p>
          </table:table-cell>
          <table:table-cell office:value-type="float" office:value="2.9733356576000003" table:formula="of:=[.C90]/1000 * [.D90]*[.E90]/1000" table:style-name="ce6">
            <text:p>2,973335658</text:p>
          </table:table-cell>
          <table:table-cell table:number-columns-repeated="2" table:style-name="ce1"/>
          <table:table-cell office:value-type="float" office:value="0.26875885298584468" table:formula="of:=[.F90]-([.$J$3]*[.C90]/1000)" table:style-name="ce1">
            <text:p>0,268758853</text:p>
          </table:table-cell>
          <table:table-cell table:number-columns-repeated="16375"/>
        </table:table-row>
        <table:table-row table:style-name="ro1">
          <table:table-cell office:value-type="time" office:time-value="PT19H44M42S" table:style-name="ce5">
            <text:p>19:44:42</text:p>
          </table:table-cell>
          <table:table-cell office:value-type="time" office:time-value="PT19H44M43S" table:style-name="ce5">
            <text:p>19:44:43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63.44000000000005" table:style-name="ce1">
            <text:p>563,44</text:p>
          </table:table-cell>
          <table:table-cell office:value-type="float" office:value="3.12540168" table:formula="of:=[.C91]/1000 * [.D91]*[.E91]/1000" table:style-name="ce6">
            <text:p>3,12540168</text:p>
          </table:table-cell>
          <table:table-cell table:number-columns-repeated="2" table:style-name="ce1"/>
          <table:table-cell office:value-type="float" office:value="0.39286402496220152" table:formula="of:=[.F91]-([.$J$3]*[.C91]/1000)" table:style-name="ce1">
            <text:p>0,392864025</text:p>
          </table:table-cell>
          <table:table-cell table:number-columns-repeated="16375"/>
        </table:table-row>
        <table:table-row table:style-name="ro1">
          <table:table-cell office:value-type="time" office:time-value="PT19H44M43S" table:style-name="ce5">
            <text:p>19:44:43</text:p>
          </table:table-cell>
          <table:table-cell office:value-type="time" office:time-value="PT19H44M44S" table:style-name="ce5">
            <text:p>19:44:44</text:p>
          </table:table-cell>
          <table:table-cell office:value-type="float" office:value="1071" table:style-name="ce1">
            <text:p>1071</text:p>
          </table:table-cell>
          <table:table-cell office:value-type="float" office:value="5.15" table:style-name="ce1">
            <text:p>5,15</text:p>
          </table:table-cell>
          <table:table-cell office:value-type="float" office:value="552.9" table:style-name="ce1">
            <text:p>552,9</text:p>
          </table:table-cell>
          <table:table-cell office:value-type="float" office:value="3.0496028849999997" table:formula="of:=[.C92]/1000 * [.D92]*[.E92]/1000" table:style-name="ce6">
            <text:p>3,049602885</text:p>
          </table:table-cell>
          <table:table-cell table:number-columns-repeated="2" table:style-name="ce1"/>
          <table:table-cell office:value-type="float" office:value="0.32723281193443521" table:formula="of:=[.F92]-([.$J$3]*[.C92]/1000)" table:style-name="ce1">
            <text:p>0,327232812</text:p>
          </table:table-cell>
          <table:table-cell table:number-columns-repeated="16375"/>
        </table:table-row>
        <table:table-row table:style-name="ro1">
          <table:table-cell office:value-type="time" office:time-value="PT19H44M44S" table:style-name="ce5">
            <text:p>19:44:44</text:p>
          </table:table-cell>
          <table:table-cell office:value-type="time" office:time-value="PT19H44M45S" table:style-name="ce5">
            <text:p>19:44:45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64.96" table:style-name="ce1">
            <text:p>564,96</text:p>
          </table:table-cell>
          <table:table-cell office:value-type="float" office:value="3.1136188512" table:formula="of:=[.C93]/1000 * [.D93]*[.E93]/1000" table:style-name="ce6">
            <text:p>3,113618851</text:p>
          </table:table-cell>
          <table:table-cell table:number-columns-repeated="2" table:style-name="ce1"/>
          <table:table-cell office:value-type="float" office:value="0.40395825559972742" table:formula="of:=[.F93]-([.$J$3]*[.C93]/1000)" table:style-name="ce1">
            <text:p>0,403958256</text:p>
          </table:table-cell>
          <table:table-cell table:number-columns-repeated="16375"/>
        </table:table-row>
        <table:table-row table:style-name="ro1">
          <table:table-cell office:value-type="time" office:time-value="PT19H44M45S" table:style-name="ce5">
            <text:p>19:44:45</text:p>
          </table:table-cell>
          <table:table-cell office:value-type="time" office:time-value="PT19H44M46S" table:style-name="ce5">
            <text:p>19:44:4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1.12" table:style-name="ce1">
            <text:p>551,12</text:p>
          </table:table-cell>
          <table:table-cell office:value-type="float" office:value="3.0286248479999998" table:formula="of:=[.C94]/1000 * [.D94]*[.E94]/1000" table:style-name="ce6">
            <text:p>3,028624848</text:p>
          </table:table-cell>
          <table:table-cell table:number-columns-repeated="2" table:style-name="ce1"/>
          <table:table-cell office:value-type="float" office:value="0.32150614789278587" table:formula="of:=[.F94]-([.$J$3]*[.C94]/1000)" table:style-name="ce1">
            <text:p>0,321506148</text:p>
          </table:table-cell>
          <table:table-cell table:number-columns-repeated="16375"/>
        </table:table-row>
        <table:table-row table:style-name="ro1">
          <table:table-cell office:value-type="time" office:time-value="PT19H44M46S" table:style-name="ce5">
            <text:p>19:44:46</text:p>
          </table:table-cell>
          <table:table-cell office:value-type="time" office:time-value="PT19H44M48S" table:style-name="ce5">
            <text:p>19:44:48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45.48" table:style-name="ce1">
            <text:p>545,48</text:p>
          </table:table-cell>
          <table:table-cell office:value-type="float" office:value="3.0257775599999999" table:formula="of:=[.C95]/1000 * [.D95]*[.E95]/1000" table:style-name="ce6">
            <text:p>3,02577756</text:p>
          </table:table-cell>
          <table:table-cell table:number-columns-repeated="2" table:style-name="ce1"/>
          <table:table-cell office:value-type="float" office:value="0.29323990496220143" table:formula="of:=[.F95]-([.$J$3]*[.C95]/1000)" table:style-name="ce1">
            <text:p>0,293239905</text:p>
          </table:table-cell>
          <table:table-cell table:number-columns-repeated="16375"/>
        </table:table-row>
        <table:table-row table:style-name="ro1">
          <table:table-cell office:value-type="time" office:time-value="PT19H44M48S" table:style-name="ce5">
            <text:p>19:44:48</text:p>
          </table:table-cell>
          <table:table-cell office:value-type="time" office:time-value="PT19H44M49S" table:style-name="ce5">
            <text:p>19:44:4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75.09" table:style-name="ce1">
            <text:p>575,09</text:p>
          </table:table-cell>
          <table:table-cell office:value-type="float" office:value="3.1662845148000001" table:formula="of:=[.C96]/1000 * [.D96]*[.E96]/1000" table:style-name="ce6">
            <text:p>3,166284515</text:p>
          </table:table-cell>
          <table:table-cell table:number-columns-repeated="2" table:style-name="ce1"/>
          <table:table-cell office:value-type="float" office:value="0.45408202370666917" table:formula="of:=[.F96]-([.$J$3]*[.C96]/1000)" table:style-name="ce1">
            <text:p>0,454082024</text:p>
          </table:table-cell>
          <table:table-cell table:number-columns-repeated="16375"/>
        </table:table-row>
        <table:table-row table:style-name="ro1">
          <table:table-cell office:value-type="time" office:time-value="PT19H44M49S" table:style-name="ce5">
            <text:p>19:44:49</text:p>
          </table:table-cell>
          <table:table-cell office:value-type="time" office:time-value="PT19H44M50S" table:style-name="ce5">
            <text:p>19:44:5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3.79" table:style-name="ce1">
            <text:p>563,79</text:p>
          </table:table-cell>
          <table:table-cell office:value-type="float" office:value="3.0982515660000001" table:formula="of:=[.C97]/1000 * [.D97]*[.E97]/1000" table:style-name="ce6">
            <text:p>3,098251566</text:p>
          </table:table-cell>
          <table:table-cell table:number-columns-repeated="2" table:style-name="ce1"/>
          <table:table-cell office:value-type="float" office:value="0.39113286589278617" table:formula="of:=[.F97]-([.$J$3]*[.C97]/1000)" table:style-name="ce1">
            <text:p>0,391132866</text:p>
          </table:table-cell>
          <table:table-cell table:number-columns-repeated="16375"/>
        </table:table-row>
        <table:table-row table:style-name="ro1">
          <table:table-cell office:value-type="time" office:time-value="PT19H44M50S" table:style-name="ce5">
            <text:p>19:44:50</text:p>
          </table:table-cell>
          <table:table-cell office:value-type="time" office:time-value="PT19H44M51S" table:style-name="ce5">
            <text:p>19:44:51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2.83000000000004" table:style-name="ce1">
            <text:p>542,83</text:p>
          </table:table-cell>
          <table:table-cell office:value-type="float" office:value="3.0084941392000006" table:formula="of:=[.C98]/1000 * [.D98]*[.E98]/1000" table:style-name="ce6">
            <text:p>3,008494139</text:p>
          </table:table-cell>
          <table:table-cell table:number-columns-repeated="2" table:style-name="ce1"/>
          <table:table-cell office:value-type="float" office:value="0.28358217064137792" table:formula="of:=[.F98]-([.$J$3]*[.C98]/1000)" table:style-name="ce1">
            <text:p>0,283582171</text:p>
          </table:table-cell>
          <table:table-cell table:number-columns-repeated="16375"/>
        </table:table-row>
        <table:table-row table:style-name="ro1">
          <table:table-cell office:value-type="time" office:time-value="PT19H44M51S" table:style-name="ce5">
            <text:p>19:44:51</text:p>
          </table:table-cell>
          <table:table-cell office:value-type="time" office:time-value="PT19H44M52S" table:style-name="ce5">
            <text:p>19:44:5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2.20000000000005" table:style-name="ce1">
            <text:p>552,2</text:p>
          </table:table-cell>
          <table:table-cell office:value-type="float" office:value="3.0431079360000002" table:formula="of:=[.C99]/1000 * [.D99]*[.E99]/1000" table:style-name="ce6">
            <text:p>3,043107936</text:p>
          </table:table-cell>
          <table:table-cell table:number-columns-repeated="2" table:style-name="ce1"/>
          <table:table-cell office:value-type="float" office:value="0.32836354941361101" table:formula="of:=[.F99]-([.$J$3]*[.C99]/1000)" table:style-name="ce1">
            <text:p>0,328363549</text:p>
          </table:table-cell>
          <table:table-cell table:number-columns-repeated="16375"/>
        </table:table-row>
        <table:table-row table:style-name="ro1">
          <table:table-cell office:value-type="time" office:time-value="PT19H44M52S" table:style-name="ce5">
            <text:p>19:44:52</text:p>
          </table:table-cell>
          <table:table-cell office:value-type="time" office:time-value="PT19H44M53S" table:style-name="ce5">
            <text:p>19:44:5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8.64" table:style-name="ce1">
            <text:p>558,64</text:p>
          </table:table-cell>
          <table:table-cell office:value-type="float" office:value="3.0757154208000004" table:formula="of:=[.C100]/1000 * [.D100]*[.E100]/1000" table:style-name="ce6">
            <text:p>3,075715421</text:p>
          </table:table-cell>
          <table:table-cell table:number-columns-repeated="2" table:style-name="ce1"/>
          <table:table-cell office:value-type="float" office:value="0.36351292970666949" table:formula="of:=[.F100]-([.$J$3]*[.C100]/1000)" table:style-name="ce1">
            <text:p>0,36351293</text:p>
          </table:table-cell>
          <table:table-cell table:number-columns-repeated="16375"/>
        </table:table-row>
        <table:table-row table:style-name="ro1">
          <table:table-cell office:value-type="time" office:time-value="PT19H44M53S" table:style-name="ce5">
            <text:p>19:44:53</text:p>
          </table:table-cell>
          <table:table-cell office:value-type="time" office:time-value="PT19H44M54S" table:style-name="ce5">
            <text:p>19:44:54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8.57000000000005" table:style-name="ce1">
            <text:p>558,57</text:p>
          </table:table-cell>
          <table:table-cell office:value-type="float" office:value="3.0928411899000001" table:formula="of:=[.C101]/1000 * [.D101]*[.E101]/1000" table:style-name="ce6">
            <text:p>3,09284119</text:p>
          </table:table-cell>
          <table:table-cell table:number-columns-repeated="2" table:style-name="ce1"/>
          <table:table-cell office:value-type="float" office:value="0.37047111683443568" table:formula="of:=[.F101]-([.$J$3]*[.C101]/1000)" table:style-name="ce1">
            <text:p>0,370471117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table:number-columns-repeated="2" table:style-name="ce1"/>
          <table:table-cell office:value-type="string" table:style-name="ce3">
            <text:p>Total energy</text:p>
          </table:table-cell>
          <table:table-cell office:value-type="float" office:value="301.9200949480001" table:formula="of:=SUM([.F3:.F101])" table:style-name="ce4">
            <text:p>301,9200949</text:p>
          </table:table-cell>
          <table:table-cell table:style-name="ce1"/>
          <table:table-cell office:value-type="string" table:style-name="ce3">
            <text:p>Total energy without SO</text:p>
          </table:table-cell>
          <table:table-cell office:value-type="float" office:value="32.70540138269002" table:formula="of:=SUM([.I3:.I101])" table:style-name="ce3">
            <text:p>32,705401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xperiment 2</text:p>
          </table:table-cell>
          <table:table-cell table:style-name="ce5"/>
          <table:table-cell table:number-columns-repeated="3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time" office:time-value="PT19H45M59S" table:style-name="ce5">
            <text:p>19:45:59</text:p>
          </table:table-cell>
          <table:table-cell office:value-type="time" office:time-value="PT19H46M1S" table:style-name="ce5">
            <text:p>19:46:0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7.41" table:style-name="ce1">
            <text:p>557,41</text:p>
          </table:table-cell>
          <table:table-cell office:value-type="float" office:value="3.0633637110999996" table:formula="of:=[.C104]/1000 * [.D104]*[.E104]/1000" table:style-name="ce6">
            <text:p>3,063363711</text:p>
          </table:table-cell>
          <table:table-cell table:number-columns-repeated="2" table:style-name="ce1"/>
          <table:table-cell office:value-type="float" office:value="0.36132880197890227" table:formula="of:=[.F104]-([.$J$3]*[.C104]/1000)" table:style-name="ce1">
            <text:p>0,361328802</text:p>
          </table:table-cell>
          <table:table-cell table:number-columns-repeated="16375"/>
        </table:table-row>
        <table:table-row table:style-name="ro1">
          <table:table-cell office:value-type="time" office:time-value="PT19H46M1S" table:style-name="ce5">
            <text:p>19:46:01</text:p>
          </table:table-cell>
          <table:table-cell office:value-type="time" office:time-value="PT19H46M2S" table:style-name="ce5">
            <text:p>19:46:0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1.95000000000005" table:style-name="ce1">
            <text:p>531,95</text:p>
          </table:table-cell>
          <table:table-cell office:value-type="float" office:value="2.9205331680000004" table:formula="of:=[.C105]/1000 * [.D105]*[.E105]/1000" table:style-name="ce6">
            <text:p>2,920533168</text:p>
          </table:table-cell>
          <table:table-cell table:number-columns-repeated="2" table:style-name="ce1"/>
          <table:table-cell office:value-type="float" office:value="0.21595636338584479" table:formula="of:=[.F105]-([.$J$3]*[.C105]/1000)" table:style-name="ce1">
            <text:p>0,215956363</text:p>
          </table:table-cell>
          <table:table-cell table:number-columns-repeated="16375"/>
        </table:table-row>
        <table:table-row table:style-name="ro1">
          <table:table-cell office:value-type="time" office:time-value="PT19H46M2S" table:style-name="ce5">
            <text:p>19:46:02</text:p>
          </table:table-cell>
          <table:table-cell office:value-type="time" office:time-value="PT19H46M3S" table:style-name="ce5">
            <text:p>19:46:03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3" table:style-name="ce1">
            <text:p>523</text:p>
          </table:table-cell>
          <table:table-cell office:value-type="float" office:value="2.8796641499999995" table:formula="of:=[.C106]/1000 * [.D106]*[.E106]/1000" table:style-name="ce6">
            <text:p>2,87966415</text:p>
          </table:table-cell>
          <table:table-cell table:number-columns-repeated="2" table:style-name="ce1"/>
          <table:table-cell office:value-type="float" office:value="0.17254544989278564" table:formula="of:=[.F106]-([.$J$3]*[.C106]/1000)" table:style-name="ce1">
            <text:p>0,17254545</text:p>
          </table:table-cell>
          <table:table-cell table:number-columns-repeated="16375"/>
        </table:table-row>
        <table:table-row table:style-name="ro1">
          <table:table-cell office:value-type="time" office:time-value="PT19H46M3S" table:style-name="ce5">
            <text:p>19:46:03</text:p>
          </table:table-cell>
          <table:table-cell office:value-type="time" office:time-value="PT19H46M4S" table:style-name="ce5">
            <text:p>19:46:04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5.74" table:style-name="ce1">
            <text:p>565,74</text:p>
          </table:table-cell>
          <table:table-cell office:value-type="float" office:value="3.1118868144000005" table:formula="of:=[.C107]/1000 * [.D107]*[.E107]/1000" table:style-name="ce6">
            <text:p>3,111886814</text:p>
          </table:table-cell>
          <table:table-cell table:number-columns-repeated="2" table:style-name="ce1"/>
          <table:table-cell office:value-type="float" office:value="0.40222621879972786" table:formula="of:=[.F107]-([.$J$3]*[.C107]/1000)" table:style-name="ce1">
            <text:p>0,402226219</text:p>
          </table:table-cell>
          <table:table-cell table:number-columns-repeated="16375"/>
        </table:table-row>
        <table:table-row table:style-name="ro1">
          <table:table-cell office:value-type="time" office:time-value="PT19H46M4S" table:style-name="ce5">
            <text:p>19:46:04</text:p>
          </table:table-cell>
          <table:table-cell office:value-type="time" office:time-value="PT19H46M5S" table:style-name="ce5">
            <text:p>19:46:0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2.55999999999995" table:style-name="ce1">
            <text:p>542,56</text:p>
          </table:table-cell>
          <table:table-cell office:value-type="float" office:value="2.9815842239999997" table:formula="of:=[.C108]/1000 * [.D108]*[.E108]/1000" table:style-name="ce6">
            <text:p>2,981584224</text:p>
          </table:table-cell>
          <table:table-cell table:number-columns-repeated="2" table:style-name="ce1"/>
          <table:table-cell office:value-type="float" office:value="0.27446552389278578" table:formula="of:=[.F108]-([.$J$3]*[.C108]/1000)" table:style-name="ce1">
            <text:p>0,274465524</text:p>
          </table:table-cell>
          <table:table-cell table:number-columns-repeated="16375"/>
        </table:table-row>
        <table:table-row table:style-name="ro1">
          <table:table-cell office:value-type="time" office:time-value="PT19H46M5S" table:style-name="ce5">
            <text:p>19:46:05</text:p>
          </table:table-cell>
          <table:table-cell office:value-type="time" office:time-value="PT19H46M6S" table:style-name="ce5">
            <text:p>19:46:0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0.54" table:style-name="ce1">
            <text:p>530,54</text:p>
          </table:table-cell>
          <table:table-cell office:value-type="float" office:value="2.9155295159999999" table:formula="of:=[.C109]/1000 * [.D109]*[.E109]/1000" table:style-name="ce6">
            <text:p>2,915529516</text:p>
          </table:table-cell>
          <table:table-cell table:number-columns-repeated="2" table:style-name="ce1"/>
          <table:table-cell office:value-type="float" office:value="0.20841081589278598" table:formula="of:=[.F109]-([.$J$3]*[.C109]/1000)" table:style-name="ce1">
            <text:p>0,208410816</text:p>
          </table:table-cell>
          <table:table-cell table:number-columns-repeated="16375"/>
        </table:table-row>
        <table:table-row table:style-name="ro1">
          <table:table-cell office:value-type="time" office:time-value="PT19H46M6S" table:style-name="ce5">
            <text:p>19:46:06</text:p>
          </table:table-cell>
          <table:table-cell office:value-type="time" office:time-value="PT19H46M7S" table:style-name="ce5">
            <text:p>19:46:07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48.74" table:style-name="ce1">
            <text:p>548,74</text:p>
          </table:table-cell>
          <table:table-cell office:value-type="float" office:value="3.0497597349999994" table:formula="of:=[.C110]/1000 * [.D110]*[.E110]/1000" table:style-name="ce6">
            <text:p>3,049759735</text:p>
          </table:table-cell>
          <table:table-cell table:number-columns-repeated="2" table:style-name="ce1"/>
          <table:table-cell office:value-type="float" office:value="0.31722207996220098" table:formula="of:=[.F110]-([.$J$3]*[.C110]/1000)" table:style-name="ce1">
            <text:p>0,31722208</text:p>
          </table:table-cell>
          <table:table-cell table:number-columns-repeated="16375"/>
        </table:table-row>
        <table:table-row table:style-name="ro1">
          <table:table-cell office:value-type="time" office:time-value="PT19H46M7S" table:style-name="ce5">
            <text:p>19:46:07</text:p>
          </table:table-cell>
          <table:table-cell office:value-type="time" office:time-value="PT19H46M8S" table:style-name="ce5">
            <text:p>19:46:08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2.45000000000005" table:style-name="ce1">
            <text:p>542,45</text:p>
          </table:table-cell>
          <table:table-cell office:value-type="float" office:value="2.9949749400000005" table:formula="of:=[.C111]/1000 * [.D111]*[.E111]/1000" table:style-name="ce6">
            <text:p>2,99497494</text:p>
          </table:table-cell>
          <table:table-cell table:number-columns-repeated="2" table:style-name="ce1"/>
          <table:table-cell office:value-type="float" office:value="0.27514676242749436" table:formula="of:=[.F111]-([.$J$3]*[.C111]/1000)" table:style-name="ce1">
            <text:p>0,275146762</text:p>
          </table:table-cell>
          <table:table-cell table:number-columns-repeated="16375"/>
        </table:table-row>
        <table:table-row table:style-name="ro1">
          <table:table-cell office:value-type="time" office:time-value="PT19H46M8S" table:style-name="ce5">
            <text:p>19:46:08</text:p>
          </table:table-cell>
          <table:table-cell office:value-type="time" office:time-value="PT19H46M9S" table:style-name="ce5">
            <text:p>19:46:0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4.38" table:style-name="ce1">
            <text:p>564,38</text:p>
          </table:table-cell>
          <table:table-cell office:value-type="float" office:value="3.1102304544000003" table:formula="of:=[.C112]/1000 * [.D112]*[.E112]/1000" table:style-name="ce6">
            <text:p>3,110230454</text:p>
          </table:table-cell>
          <table:table-cell table:number-columns-repeated="2" table:style-name="ce1"/>
          <table:table-cell office:value-type="float" office:value="0.39548606781361118" table:formula="of:=[.F112]-([.$J$3]*[.C112]/1000)" table:style-name="ce1">
            <text:p>0,395486068</text:p>
          </table:table-cell>
          <table:table-cell table:number-columns-repeated="16375"/>
        </table:table-row>
        <table:table-row table:style-name="ro1">
          <table:table-cell office:value-type="time" office:time-value="PT19H46M9S" table:style-name="ce5">
            <text:p>19:46:09</text:p>
          </table:table-cell>
          <table:table-cell office:value-type="time" office:time-value="PT19H46M10S" table:style-name="ce5">
            <text:p>19:46:10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49.28" table:style-name="ce1">
            <text:p>549,28</text:p>
          </table:table-cell>
          <table:table-cell office:value-type="float" office:value="3.0499211423999997" table:formula="of:=[.C113]/1000 * [.D113]*[.E113]/1000" table:style-name="ce6">
            <text:p>3,049921142</text:p>
          </table:table-cell>
          <table:table-cell table:number-columns-repeated="2" table:style-name="ce1"/>
          <table:table-cell office:value-type="float" office:value="0.31992538285525995" table:formula="of:=[.F113]-([.$J$3]*[.C113]/1000)" table:style-name="ce1">
            <text:p>0,319925383</text:p>
          </table:table-cell>
          <table:table-cell table:number-columns-repeated="16375"/>
        </table:table-row>
        <table:table-row table:style-name="ro1">
          <table:table-cell office:value-type="time" office:time-value="PT19H46M10S" table:style-name="ce5">
            <text:p>19:46:10</text:p>
          </table:table-cell>
          <table:table-cell office:value-type="time" office:time-value="PT19H46M11S" table:style-name="ce5">
            <text:p>19:46:1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2.52" table:style-name="ce1">
            <text:p>562,52</text:p>
          </table:table-cell>
          <table:table-cell office:value-type="float" office:value="3.0941750111999999" table:formula="of:=[.C114]/1000 * [.D114]*[.E114]/1000" table:style-name="ce6">
            <text:p>3,094175011</text:p>
          </table:table-cell>
          <table:table-cell table:number-columns-repeated="2" table:style-name="ce1"/>
          <table:table-cell office:value-type="float" office:value="0.38451441559972732" table:formula="of:=[.F114]-([.$J$3]*[.C114]/1000)" table:style-name="ce1">
            <text:p>0,384514416</text:p>
          </table:table-cell>
          <table:table-cell table:number-columns-repeated="16375"/>
        </table:table-row>
        <table:table-row table:style-name="ro1">
          <table:table-cell office:value-type="time" office:time-value="PT19H46M11S" table:style-name="ce5">
            <text:p>19:46:11</text:p>
          </table:table-cell>
          <table:table-cell office:value-type="time" office:time-value="PT19H46M13S" table:style-name="ce5">
            <text:p>19:46:1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7.01" table:style-name="ce1">
            <text:p>537,01</text:p>
          </table:table-cell>
          <table:table-cell office:value-type="float" office:value="2.9483137824000001" table:formula="of:=[.C115]/1000 * [.D115]*[.E115]/1000" table:style-name="ce6">
            <text:p>2,948313782</text:p>
          </table:table-cell>
          <table:table-cell table:number-columns-repeated="2" table:style-name="ce1"/>
          <table:table-cell office:value-type="float" office:value="0.24373697778584447" table:formula="of:=[.F115]-([.$J$3]*[.C115]/1000)" table:style-name="ce1">
            <text:p>0,243736978</text:p>
          </table:table-cell>
          <table:table-cell table:number-columns-repeated="16375"/>
        </table:table-row>
        <table:table-row table:style-name="ro1">
          <table:table-cell office:value-type="time" office:time-value="PT19H46M13S" table:style-name="ce5">
            <text:p>19:46:13</text:p>
          </table:table-cell>
          <table:table-cell office:value-type="time" office:time-value="PT19H46M14S" table:style-name="ce5">
            <text:p>19:46:1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2.64" table:style-name="ce1">
            <text:p>532,64</text:p>
          </table:table-cell>
          <table:table-cell office:value-type="float" office:value="2.9325667007999998" table:formula="of:=[.C116]/1000 * [.D116]*[.E116]/1000" table:style-name="ce6">
            <text:p>2,932566701</text:p>
          </table:table-cell>
          <table:table-cell table:number-columns-repeated="2" table:style-name="ce1"/>
          <table:table-cell office:value-type="float" office:value="0.22036420970666892" table:formula="of:=[.F116]-([.$J$3]*[.C116]/1000)" table:style-name="ce1">
            <text:p>0,22036421</text:p>
          </table:table-cell>
          <table:table-cell table:number-columns-repeated="16375"/>
        </table:table-row>
        <table:table-row table:style-name="ro1">
          <table:table-cell office:value-type="time" office:time-value="PT19H46M14S" table:style-name="ce5">
            <text:p>19:46:14</text:p>
          </table:table-cell>
          <table:table-cell office:value-type="time" office:time-value="PT19H46M15S" table:style-name="ce5">
            <text:p>19:46:15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9.52" table:style-name="ce1">
            <text:p>529,52</text:p>
          </table:table-cell>
          <table:table-cell office:value-type="float" office:value="2.9210388327999994" table:formula="of:=[.C117]/1000 * [.D117]*[.E117]/1000" table:style-name="ce6">
            <text:p>2,921038833</text:p>
          </table:table-cell>
          <table:table-cell table:number-columns-repeated="2" table:style-name="ce1"/>
          <table:table-cell office:value-type="float" office:value="0.20883634170666854" table:formula="of:=[.F117]-([.$J$3]*[.C117]/1000)" table:style-name="ce1">
            <text:p>0,208836342</text:p>
          </table:table-cell>
          <table:table-cell table:number-columns-repeated="16375"/>
        </table:table-row>
        <table:table-row table:style-name="ro1">
          <table:table-cell office:value-type="time" office:time-value="PT19H46M15S" table:style-name="ce5">
            <text:p>19:46:15</text:p>
          </table:table-cell>
          <table:table-cell office:value-type="time" office:time-value="PT19H46M16S" table:style-name="ce5">
            <text:p>19:46:1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1.63" table:style-name="ce1">
            <text:p>541,63</text:p>
          </table:table-cell>
          <table:table-cell office:value-type="float" office:value="2.9766414073000003" table:formula="of:=[.C118]/1000 * [.D118]*[.E118]/1000" table:style-name="ce6">
            <text:p>2,976641407</text:p>
          </table:table-cell>
          <table:table-cell table:number-columns-repeated="2" table:style-name="ce1"/>
          <table:table-cell office:value-type="float" office:value="0.27460649817890292" table:formula="of:=[.F118]-([.$J$3]*[.C118]/1000)" table:style-name="ce1">
            <text:p>0,274606498</text:p>
          </table:table-cell>
          <table:table-cell table:number-columns-repeated="16375"/>
        </table:table-row>
        <table:table-row table:style-name="ro1">
          <table:table-cell office:value-type="time" office:time-value="PT19H46M16S" table:style-name="ce5">
            <text:p>19:46:16</text:p>
          </table:table-cell>
          <table:table-cell office:value-type="time" office:time-value="PT19H46M17S" table:style-name="ce5">
            <text:p>19:46:17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66.37" table:style-name="ce1">
            <text:p>566,37</text:p>
          </table:table-cell>
          <table:table-cell office:value-type="float" office:value="3.0978173520000003" table:formula="of:=[.C119]/1000 * [.D119]*[.E119]/1000" table:style-name="ce6">
            <text:p>3,097817352</text:p>
          </table:table-cell>
          <table:table-cell table:number-columns-repeated="2" table:style-name="ce1"/>
          <table:table-cell office:value-type="float" office:value="0.40340812935807824" table:formula="of:=[.F119]-([.$J$3]*[.C119]/1000)" table:style-name="ce1">
            <text:p>0,403408129</text:p>
          </table:table-cell>
          <table:table-cell table:number-columns-repeated="16375"/>
        </table:table-row>
        <table:table-row table:style-name="ro1">
          <table:table-cell office:value-type="time" office:time-value="PT19H46M17S" table:style-name="ce5">
            <text:p>19:46:17</text:p>
          </table:table-cell>
          <table:table-cell office:value-type="time" office:time-value="PT19H46M18S" table:style-name="ce5">
            <text:p>19:46:18</text:p>
          </table:table-cell>
          <table:table-cell office:value-type="float" office:value="1053" table:style-name="ce1">
            <text:p>1053</text:p>
          </table:table-cell>
          <table:table-cell office:value-type="float" office:value="5.16" table:style-name="ce1">
            <text:p>5,16</text:p>
          </table:table-cell>
          <table:table-cell office:value-type="float" office:value="526.74" table:style-name="ce1">
            <text:p>526,74</text:p>
          </table:table-cell>
          <table:table-cell office:value-type="float" office:value="2.8620312551999998" table:formula="of:=[.C120]/1000 * [.D120]*[.E120]/1000" table:style-name="ce6">
            <text:p>2,862031255</text:p>
          </table:table-cell>
          <table:table-cell table:number-columns-repeated="2" table:style-name="ce1"/>
          <table:table-cell office:value-type="float" office:value="0.18541530100948656" table:formula="of:=[.F120]-([.$J$3]*[.C120]/1000)" table:style-name="ce1">
            <text:p>0,185415301</text:p>
          </table:table-cell>
          <table:table-cell table:number-columns-repeated="16375"/>
        </table:table-row>
        <table:table-row table:style-name="ro1">
          <table:table-cell office:value-type="time" office:time-value="PT19H46M18S" table:style-name="ce5">
            <text:p>19:46:18</text:p>
          </table:table-cell>
          <table:table-cell office:value-type="time" office:time-value="PT19H46M19S" table:style-name="ce5">
            <text:p>19:46:1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2.89" table:style-name="ce1">
            <text:p>542,89</text:p>
          </table:table-cell>
          <table:table-cell office:value-type="float" office:value="2.9777950812" table:formula="of:=[.C121]/1000 * [.D121]*[.E121]/1000" table:style-name="ce6">
            <text:p>2,977795081</text:p>
          </table:table-cell>
          <table:table-cell table:number-columns-repeated="2" table:style-name="ce1"/>
          <table:table-cell office:value-type="float" office:value="0.27576017207890269" table:formula="of:=[.F121]-([.$J$3]*[.C121]/1000)" table:style-name="ce1">
            <text:p>0,275760172</text:p>
          </table:table-cell>
          <table:table-cell table:number-columns-repeated="16375"/>
        </table:table-row>
        <table:table-row table:style-name="ro1">
          <table:table-cell office:value-type="time" office:time-value="PT19H46M19S" table:style-name="ce5">
            <text:p>19:46:19</text:p>
          </table:table-cell>
          <table:table-cell office:value-type="time" office:time-value="PT19H46M20S" table:style-name="ce5">
            <text:p>19:46:2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5.26" table:style-name="ce1">
            <text:p>525,26</text:p>
          </table:table-cell>
          <table:table-cell office:value-type="float" office:value="2.8839610404" table:formula="of:=[.C122]/1000 * [.D122]*[.E122]/1000" table:style-name="ce6">
            <text:p>2,88396104</text:p>
          </table:table-cell>
          <table:table-cell table:number-columns-repeated="2" table:style-name="ce1"/>
          <table:table-cell office:value-type="float" office:value="0.18446802677196095" table:formula="of:=[.F122]-([.$J$3]*[.C122]/1000)" table:style-name="ce1">
            <text:p>0,184468027</text:p>
          </table:table-cell>
          <table:table-cell table:number-columns-repeated="16375"/>
        </table:table-row>
        <table:table-row table:style-name="ro1">
          <table:table-cell office:value-type="time" office:time-value="PT19H46M20S" table:style-name="ce5">
            <text:p>19:46:20</text:p>
          </table:table-cell>
          <table:table-cell office:value-type="time" office:time-value="PT19H46M21S" table:style-name="ce5">
            <text:p>19:46:2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13.49" table:style-name="ce1">
            <text:p>513,49</text:p>
          </table:table-cell>
          <table:table-cell office:value-type="float" office:value="2.8191833376000002" table:formula="of:=[.C123]/1000 * [.D123]*[.E123]/1000" table:style-name="ce6">
            <text:p>2,819183338</text:p>
          </table:table-cell>
          <table:table-cell table:number-columns-repeated="2" table:style-name="ce1"/>
          <table:table-cell office:value-type="float" office:value="0.11460653298584456" table:formula="of:=[.F123]-([.$J$3]*[.C123]/1000)" table:style-name="ce1">
            <text:p>0,114606533</text:p>
          </table:table-cell>
          <table:table-cell table:number-columns-repeated="16375"/>
        </table:table-row>
        <table:table-row table:style-name="ro1">
          <table:table-cell office:value-type="time" office:time-value="PT19H46M21S" table:style-name="ce5">
            <text:p>19:46:21</text:p>
          </table:table-cell>
          <table:table-cell office:value-type="time" office:time-value="PT19H46M22S" table:style-name="ce5">
            <text:p>19:46:2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9.33000000000004" table:style-name="ce1">
            <text:p>549,33</text:p>
          </table:table-cell>
          <table:table-cell office:value-type="float" office:value="3.0161183382000005" table:formula="of:=[.C124]/1000 * [.D124]*[.E124]/1000" table:style-name="ce6">
            <text:p>3,016118338</text:p>
          </table:table-cell>
          <table:table-cell table:number-columns-repeated="2" table:style-name="ce1"/>
          <table:table-cell office:value-type="float" office:value="0.31662532457196146" table:formula="of:=[.F124]-([.$J$3]*[.C124]/1000)" table:style-name="ce1">
            <text:p>0,316625325</text:p>
          </table:table-cell>
          <table:table-cell table:number-columns-repeated="16375"/>
        </table:table-row>
        <table:table-row table:style-name="ro1">
          <table:table-cell office:value-type="time" office:time-value="PT19H46M22S" table:style-name="ce5">
            <text:p>19:46:22</text:p>
          </table:table-cell>
          <table:table-cell office:value-type="time" office:time-value="PT19H46M23S" table:style-name="ce5">
            <text:p>19:46:2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60.95000000000005" table:style-name="ce1">
            <text:p>560,95</text:p>
          </table:table-cell>
          <table:table-cell office:value-type="float" office:value="3.0857186360000006" table:formula="of:=[.C125]/1000 * [.D125]*[.E125]/1000" table:style-name="ce6">
            <text:p>3,085718636</text:p>
          </table:table-cell>
          <table:table-cell table:number-columns-repeated="2" table:style-name="ce1"/>
          <table:table-cell office:value-type="float" office:value="0.38114183138584501" table:formula="of:=[.F125]-([.$J$3]*[.C125]/1000)" table:style-name="ce1">
            <text:p>0,381141831</text:p>
          </table:table-cell>
          <table:table-cell table:number-columns-repeated="16375"/>
        </table:table-row>
        <table:table-row table:style-name="ro1">
          <table:table-cell office:value-type="time" office:time-value="PT19H46M23S" table:style-name="ce5">
            <text:p>19:46:23</text:p>
          </table:table-cell>
          <table:table-cell office:value-type="time" office:time-value="PT19H46M25S" table:style-name="ce5">
            <text:p>19:46:25</text:p>
          </table:table-cell>
          <table:table-cell office:value-type="float" office:value="1083" table:style-name="ce1">
            <text:p>1083</text:p>
          </table:table-cell>
          <table:table-cell office:value-type="float" office:value="5.16" table:style-name="ce1">
            <text:p>5,16</text:p>
          </table:table-cell>
          <table:table-cell office:value-type="float" office:value="534.87" table:style-name="ce1">
            <text:p>534,87</text:p>
          </table:table-cell>
          <table:table-cell office:value-type="float" office:value="2.9890033236" table:formula="of:=[.C126]/1000 * [.D126]*[.E126]/1000" table:style-name="ce6">
            <text:p>2,989003324</text:p>
          </table:table-cell>
          <table:table-cell table:number-columns-repeated="2" table:style-name="ce1"/>
          <table:table-cell office:value-type="float" office:value="0.23613050461773444" table:formula="of:=[.F126]-([.$J$3]*[.C126]/1000)" table:style-name="ce1">
            <text:p>0,236130505</text:p>
          </table:table-cell>
          <table:table-cell table:number-columns-repeated="16375"/>
        </table:table-row>
        <table:table-row table:style-name="ro1">
          <table:table-cell office:value-type="time" office:time-value="PT19H46M25S" table:style-name="ce5">
            <text:p>19:46:25</text:p>
          </table:table-cell>
          <table:table-cell office:value-type="time" office:time-value="PT19H46M26S" table:style-name="ce5">
            <text:p>19:46:2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6.26" table:style-name="ce1">
            <text:p>536,26</text:p>
          </table:table-cell>
          <table:table-cell office:value-type="float" office:value="2.9499019087999998" table:formula="of:=[.C127]/1000 * [.D127]*[.E127]/1000" table:style-name="ce6">
            <text:p>2,949901909</text:p>
          </table:table-cell>
          <table:table-cell table:number-columns-repeated="2" table:style-name="ce1"/>
          <table:table-cell office:value-type="float" office:value="0.24532510418584419" table:formula="of:=[.F127]-([.$J$3]*[.C127]/1000)" table:style-name="ce1">
            <text:p>0,245325104</text:p>
          </table:table-cell>
          <table:table-cell table:number-columns-repeated="16375"/>
        </table:table-row>
        <table:table-row table:style-name="ro1">
          <table:table-cell office:value-type="time" office:time-value="PT19H46M26S" table:style-name="ce5">
            <text:p>19:46:26</text:p>
          </table:table-cell>
          <table:table-cell office:value-type="time" office:time-value="PT19H46M27S" table:style-name="ce5">
            <text:p>19:46:2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5.96" table:style-name="ce1">
            <text:p>545,96</text:p>
          </table:table-cell>
          <table:table-cell office:value-type="float" office:value="3.0032604448000004" table:formula="of:=[.C128]/1000 * [.D128]*[.E128]/1000" table:style-name="ce6">
            <text:p>3,003260445</text:p>
          </table:table-cell>
          <table:table-cell table:number-columns-repeated="2" table:style-name="ce1"/>
          <table:table-cell office:value-type="float" office:value="0.29868364018584481" table:formula="of:=[.F128]-([.$J$3]*[.C128]/1000)" table:style-name="ce1">
            <text:p>0,29868364</text:p>
          </table:table-cell>
          <table:table-cell table:number-columns-repeated="16375"/>
        </table:table-row>
        <table:table-row table:style-name="ro1">
          <table:table-cell office:value-type="time" office:time-value="PT19H46M27S" table:style-name="ce5">
            <text:p>19:46:27</text:p>
          </table:table-cell>
          <table:table-cell office:value-type="time" office:time-value="PT19H46M28S" table:style-name="ce5">
            <text:p>19:46:28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7.69000000000005" table:style-name="ce1">
            <text:p>557,69</text:p>
          </table:table-cell>
          <table:table-cell office:value-type="float" office:value="3.0879685683000004" table:formula="of:=[.C129]/1000 * [.D129]*[.E129]/1000" table:style-name="ce6">
            <text:p>3,087968568</text:p>
          </table:table-cell>
          <table:table-cell table:number-columns-repeated="2" table:style-name="ce1"/>
          <table:table-cell office:value-type="float" office:value="0.36559849523443599" table:formula="of:=[.F129]-([.$J$3]*[.C129]/1000)" table:style-name="ce1">
            <text:p>0,365598495</text:p>
          </table:table-cell>
          <table:table-cell table:number-columns-repeated="16375"/>
        </table:table-row>
        <table:table-row table:style-name="ro1">
          <table:table-cell office:value-type="time" office:time-value="PT19H46M28S" table:style-name="ce5">
            <text:p>19:46:28</text:p>
          </table:table-cell>
          <table:table-cell office:value-type="time" office:time-value="PT19H46M29S" table:style-name="ce5">
            <text:p>19:46:2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0.29999999999995" table:style-name="ce1">
            <text:p>570,3</text:p>
          </table:table-cell>
          <table:table-cell office:value-type="float" office:value="3.1340266199999998" table:formula="of:=[.C130]/1000 * [.D130]*[.E130]/1000" table:style-name="ce6">
            <text:p>3,13402662</text:p>
          </table:table-cell>
          <table:table-cell table:number-columns-repeated="2" table:style-name="ce1"/>
          <table:table-cell office:value-type="float" office:value="0.42690791989278587" table:formula="of:=[.F130]-([.$J$3]*[.C130]/1000)" table:style-name="ce1">
            <text:p>0,42690792</text:p>
          </table:table-cell>
          <table:table-cell table:number-columns-repeated="16375"/>
        </table:table-row>
        <table:table-row table:style-name="ro1">
          <table:table-cell office:value-type="time" office:time-value="PT19H46M29S" table:style-name="ce5">
            <text:p>19:46:29</text:p>
          </table:table-cell>
          <table:table-cell office:value-type="time" office:time-value="PT19H46M30S" table:style-name="ce5">
            <text:p>19:46:3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1.41" table:style-name="ce1">
            <text:p>561,41</text:p>
          </table:table-cell>
          <table:table-cell office:value-type="float" office:value="3.0911515304999995" table:formula="of:=[.C131]/1000 * [.D131]*[.E131]/1000" table:style-name="ce6">
            <text:p>3,091151531</text:p>
          </table:table-cell>
          <table:table-cell table:number-columns-repeated="2" table:style-name="ce1"/>
          <table:table-cell office:value-type="float" office:value="0.38403283039278557" table:formula="of:=[.F131]-([.$J$3]*[.C131]/1000)" table:style-name="ce1">
            <text:p>0,38403283</text:p>
          </table:table-cell>
          <table:table-cell table:number-columns-repeated="16375"/>
        </table:table-row>
        <table:table-row table:style-name="ro1">
          <table:table-cell office:value-type="time" office:time-value="PT19H46M30S" table:style-name="ce5">
            <text:p>19:46:30</text:p>
          </table:table-cell>
          <table:table-cell office:value-type="time" office:time-value="PT19H46M31S" table:style-name="ce5">
            <text:p>19:46:31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65.9" table:style-name="ce1">
            <text:p>565,9</text:p>
          </table:table-cell>
          <table:table-cell office:value-type="float" office:value="3.1390472999999997" table:formula="of:=[.C132]/1000 * [.D132]*[.E132]/1000" table:style-name="ce6">
            <text:p>3,1390473</text:p>
          </table:table-cell>
          <table:table-cell table:number-columns-repeated="2" table:style-name="ce1"/>
          <table:table-cell office:value-type="float" office:value="0.40650964496220121" table:formula="of:=[.F132]-([.$J$3]*[.C132]/1000)" table:style-name="ce1">
            <text:p>0,406509645</text:p>
          </table:table-cell>
          <table:table-cell table:number-columns-repeated="16375"/>
        </table:table-row>
        <table:table-row table:style-name="ro1">
          <table:table-cell office:value-type="time" office:time-value="PT19H46M31S" table:style-name="ce5">
            <text:p>19:46:31</text:p>
          </table:table-cell>
          <table:table-cell office:value-type="time" office:time-value="PT19H46M32S" table:style-name="ce5">
            <text:p>19:46:32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5.96" table:style-name="ce1">
            <text:p>545,96</text:p>
          </table:table-cell>
          <table:table-cell office:value-type="float" office:value="3.0060830579999998" table:formula="of:=[.C133]/1000 * [.D133]*[.E133]/1000" table:style-name="ce6">
            <text:p>3,006083058</text:p>
          </table:table-cell>
          <table:table-cell table:number-columns-repeated="2" table:style-name="ce1"/>
          <table:table-cell office:value-type="float" office:value="0.29896435789278586" table:formula="of:=[.F133]-([.$J$3]*[.C133]/1000)" table:style-name="ce1">
            <text:p>0,298964358</text:p>
          </table:table-cell>
          <table:table-cell table:number-columns-repeated="16375"/>
        </table:table-row>
        <table:table-row table:style-name="ro1">
          <table:table-cell office:value-type="time" office:time-value="PT19H46M32S" table:style-name="ce5">
            <text:p>19:46:32</text:p>
          </table:table-cell>
          <table:table-cell office:value-type="time" office:time-value="PT19H46M33S" table:style-name="ce5">
            <text:p>19:46:3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4.79999999999995" table:style-name="ce1">
            <text:p>544,8</text:p>
          </table:table-cell>
          <table:table-cell office:value-type="float" office:value="2.9995162559999997" table:formula="of:=[.C134]/1000 * [.D134]*[.E134]/1000" table:style-name="ce6">
            <text:p>2,999516256</text:p>
          </table:table-cell>
          <table:table-cell table:number-columns-repeated="2" table:style-name="ce1"/>
          <table:table-cell office:value-type="float" office:value="0.28731376490666882" table:formula="of:=[.F134]-([.$J$3]*[.C134]/1000)" table:style-name="ce1">
            <text:p>0,287313765</text:p>
          </table:table-cell>
          <table:table-cell table:number-columns-repeated="16375"/>
        </table:table-row>
        <table:table-row table:style-name="ro1">
          <table:table-cell office:value-type="time" office:time-value="PT19H46M33S" table:style-name="ce5">
            <text:p>19:46:33</text:p>
          </table:table-cell>
          <table:table-cell office:value-type="time" office:time-value="PT19H46M34S" table:style-name="ce5">
            <text:p>19:46:3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4.78" table:style-name="ce1">
            <text:p>544,78</text:p>
          </table:table-cell>
          <table:table-cell office:value-type="float" office:value="2.9994061415999997" table:formula="of:=[.C135]/1000 * [.D135]*[.E135]/1000" table:style-name="ce6">
            <text:p>2,999406142</text:p>
          </table:table-cell>
          <table:table-cell table:number-columns-repeated="2" table:style-name="ce1"/>
          <table:table-cell office:value-type="float" office:value="0.28720365050666885" table:formula="of:=[.F135]-([.$J$3]*[.C135]/1000)" table:style-name="ce1">
            <text:p>0,287203651</text:p>
          </table:table-cell>
          <table:table-cell table:number-columns-repeated="16375"/>
        </table:table-row>
        <table:table-row table:style-name="ro1">
          <table:table-cell office:value-type="time" office:time-value="PT19H46M34S" table:style-name="ce5">
            <text:p>19:46:34</text:p>
          </table:table-cell>
          <table:table-cell office:value-type="time" office:time-value="PT19H46M35S" table:style-name="ce5">
            <text:p>19:46:3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0.6" table:style-name="ce1">
            <text:p>560,6</text:p>
          </table:table-cell>
          <table:table-cell office:value-type="float" office:value="3.0778285439999999" table:formula="of:=[.C136]/1000 * [.D136]*[.E136]/1000" table:style-name="ce6">
            <text:p>3,077828544</text:p>
          </table:table-cell>
          <table:table-cell table:number-columns-repeated="2" table:style-name="ce1"/>
          <table:table-cell office:value-type="float" office:value="0.37325173938584433" table:formula="of:=[.F136]-([.$J$3]*[.C136]/1000)" table:style-name="ce1">
            <text:p>0,373251739</text:p>
          </table:table-cell>
          <table:table-cell table:number-columns-repeated="16375"/>
        </table:table-row>
        <table:table-row table:style-name="ro1">
          <table:table-cell office:value-type="time" office:time-value="PT19H46M35S" table:style-name="ce5">
            <text:p>19:46:35</text:p>
          </table:table-cell>
          <table:table-cell office:value-type="time" office:time-value="PT19H46M37S" table:style-name="ce5">
            <text:p>19:46:3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5.02" table:style-name="ce1">
            <text:p>525,02</text:p>
          </table:table-cell>
          <table:table-cell office:value-type="float" office:value="2.8851949079999999" table:formula="of:=[.C137]/1000 * [.D137]*[.E137]/1000" table:style-name="ce6">
            <text:p>2,885194908</text:p>
          </table:table-cell>
          <table:table-cell table:number-columns-repeated="2" table:style-name="ce1"/>
          <table:table-cell office:value-type="float" office:value="0.178076207892786" table:formula="of:=[.F137]-([.$J$3]*[.C137]/1000)" table:style-name="ce1">
            <text:p>0,178076208</text:p>
          </table:table-cell>
          <table:table-cell table:number-columns-repeated="16375"/>
        </table:table-row>
        <table:table-row table:style-name="ro1">
          <table:table-cell office:value-type="time" office:time-value="PT19H46M37S" table:style-name="ce5">
            <text:p>19:46:37</text:p>
          </table:table-cell>
          <table:table-cell office:value-type="time" office:time-value="PT19H46M38S" table:style-name="ce5">
            <text:p>19:46:3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1.45000000000005" table:style-name="ce1">
            <text:p>551,45</text:p>
          </table:table-cell>
          <table:table-cell office:value-type="float" office:value="3.0219018840000009" table:formula="of:=[.C138]/1000 * [.D138]*[.E138]/1000" table:style-name="ce6">
            <text:p>3,021901884</text:p>
          </table:table-cell>
          <table:table-cell table:number-columns-repeated="2" table:style-name="ce1"/>
          <table:table-cell office:value-type="float" office:value="0.32240887037196186" table:formula="of:=[.F138]-([.$J$3]*[.C138]/1000)" table:style-name="ce1">
            <text:p>0,32240887</text:p>
          </table:table-cell>
          <table:table-cell table:number-columns-repeated="16375"/>
        </table:table-row>
        <table:table-row table:style-name="ro1">
          <table:table-cell office:value-type="time" office:time-value="PT19H46M38S" table:style-name="ce5">
            <text:p>19:46:38</text:p>
          </table:table-cell>
          <table:table-cell office:value-type="time" office:time-value="PT19H46M39S" table:style-name="ce5">
            <text:p>19:46:3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4.23" table:style-name="ce1">
            <text:p>534,23</text:p>
          </table:table-cell>
          <table:table-cell office:value-type="float" office:value="2.9332111842000006" table:formula="of:=[.C139]/1000 * [.D139]*[.E139]/1000" table:style-name="ce6">
            <text:p>2,933211184</text:p>
          </table:table-cell>
          <table:table-cell table:number-columns-repeated="2" table:style-name="ce1"/>
          <table:table-cell office:value-type="float" office:value="0.23371817057196154" table:formula="of:=[.F139]-([.$J$3]*[.C139]/1000)" table:style-name="ce1">
            <text:p>0,233718171</text:p>
          </table:table-cell>
          <table:table-cell table:number-columns-repeated="16375"/>
        </table:table-row>
        <table:table-row table:style-name="ro1">
          <table:table-cell office:value-type="time" office:time-value="PT19H46M39S" table:style-name="ce5">
            <text:p>19:46:39</text:p>
          </table:table-cell>
          <table:table-cell office:value-type="time" office:time-value="PT19H46M40S" table:style-name="ce5">
            <text:p>19:46:4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6.34" table:style-name="ce1">
            <text:p>526,34</text:p>
          </table:table-cell>
          <table:table-cell office:value-type="float" office:value="2.8897329216000003" table:formula="of:=[.C140]/1000 * [.D140]*[.E140]/1000" table:style-name="ce6">
            <text:p>2,889732922</text:p>
          </table:table-cell>
          <table:table-cell table:number-columns-repeated="2" table:style-name="ce1"/>
          <table:table-cell office:value-type="float" office:value="0.18515611698584467" table:formula="of:=[.F140]-([.$J$3]*[.C140]/1000)" table:style-name="ce1">
            <text:p>0,185156117</text:p>
          </table:table-cell>
          <table:table-cell table:number-columns-repeated="16375"/>
        </table:table-row>
        <table:table-row table:style-name="ro1">
          <table:table-cell office:value-type="time" office:time-value="PT19H46M40S" table:style-name="ce5">
            <text:p>19:46:40</text:p>
          </table:table-cell>
          <table:table-cell office:value-type="time" office:time-value="PT19H46M41S" table:style-name="ce5">
            <text:p>19:46:4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7.85" table:style-name="ce1">
            <text:p>547,85</text:p>
          </table:table-cell>
          <table:table-cell office:value-type="float" office:value="3.0108247234999999" table:formula="of:=[.C141]/1000 * [.D141]*[.E141]/1000" table:style-name="ce6">
            <text:p>3,010824724</text:p>
          </table:table-cell>
          <table:table-cell table:number-columns-repeated="2" table:style-name="ce1"/>
          <table:table-cell office:value-type="float" office:value="0.30878981437890252" table:formula="of:=[.F141]-([.$J$3]*[.C141]/1000)" table:style-name="ce1">
            <text:p>0,308789814</text:p>
          </table:table-cell>
          <table:table-cell table:number-columns-repeated="16375"/>
        </table:table-row>
        <table:table-row table:style-name="ro1">
          <table:table-cell office:value-type="time" office:time-value="PT19H46M41S" table:style-name="ce5">
            <text:p>19:46:41</text:p>
          </table:table-cell>
          <table:table-cell office:value-type="time" office:time-value="PT19H46M42S" table:style-name="ce5">
            <text:p>19:46:4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1.41" table:style-name="ce1">
            <text:p>531,41</text:p>
          </table:table-cell>
          <table:table-cell office:value-type="float" office:value="2.9369595892999998" table:formula="of:=[.C142]/1000 * [.D142]*[.E142]/1000" table:style-name="ce6">
            <text:p>2,936959589</text:p>
          </table:table-cell>
          <table:table-cell table:number-columns-repeated="2" table:style-name="ce1"/>
          <table:table-cell office:value-type="float" office:value="0.21967330722055234" table:formula="of:=[.F142]-([.$J$3]*[.C142]/1000)" table:style-name="ce1">
            <text:p>0,219673307</text:p>
          </table:table-cell>
          <table:table-cell table:number-columns-repeated="16375"/>
        </table:table-row>
        <table:table-row table:style-name="ro1">
          <table:table-cell office:value-type="time" office:time-value="PT19H46M42S" table:style-name="ce5">
            <text:p>19:46:42</text:p>
          </table:table-cell>
          <table:table-cell office:value-type="time" office:time-value="PT19H46M43S" table:style-name="ce5">
            <text:p>19:46:4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5.64" table:style-name="ce1">
            <text:p>525,64</text:p>
          </table:table-cell>
          <table:table-cell office:value-type="float" office:value="2.8831774511999999" table:formula="of:=[.C143]/1000 * [.D143]*[.E143]/1000" table:style-name="ce6">
            <text:p>2,883177451</text:p>
          </table:table-cell>
          <table:table-cell table:number-columns-repeated="2" table:style-name="ce1"/>
          <table:table-cell office:value-type="float" office:value="0.18114254207890257" table:formula="of:=[.F143]-([.$J$3]*[.C143]/1000)" table:style-name="ce1">
            <text:p>0,181142542</text:p>
          </table:table-cell>
          <table:table-cell table:number-columns-repeated="16375"/>
        </table:table-row>
        <table:table-row table:style-name="ro1">
          <table:table-cell office:value-type="time" office:time-value="PT19H46M43S" table:style-name="ce5">
            <text:p>19:46:43</text:p>
          </table:table-cell>
          <table:table-cell office:value-type="time" office:time-value="PT19H46M44S" table:style-name="ce5">
            <text:p>19:46:4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0.95000000000005" table:style-name="ce1">
            <text:p>570,95</text:p>
          </table:table-cell>
          <table:table-cell office:value-type="float" office:value="3.1375986300000003" table:formula="of:=[.C144]/1000 * [.D144]*[.E144]/1000" table:style-name="ce6">
            <text:p>3,13759863</text:p>
          </table:table-cell>
          <table:table-cell table:number-columns-repeated="2" table:style-name="ce1"/>
          <table:table-cell office:value-type="float" office:value="0.43047992989278638" table:formula="of:=[.F144]-([.$J$3]*[.C144]/1000)" table:style-name="ce1">
            <text:p>0,43047993</text:p>
          </table:table-cell>
          <table:table-cell table:number-columns-repeated="16375"/>
        </table:table-row>
        <table:table-row table:style-name="ro1">
          <table:table-cell office:value-type="time" office:time-value="PT19H46M44S" table:style-name="ce5">
            <text:p>19:46:44</text:p>
          </table:table-cell>
          <table:table-cell office:value-type="time" office:time-value="PT19H46M45S" table:style-name="ce5">
            <text:p>19:46:45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7.72" table:style-name="ce1">
            <text:p>567,72</text:p>
          </table:table-cell>
          <table:table-cell office:value-type="float" office:value="3.1432839696000001" table:formula="of:=[.C145]/1000 * [.D145]*[.E145]/1000" table:style-name="ce6">
            <text:p>3,14328397</text:p>
          </table:table-cell>
          <table:table-cell table:number-columns-repeated="2" table:style-name="ce1"/>
          <table:table-cell office:value-type="float" office:value="0.41583010554831867" table:formula="of:=[.F145]-([.$J$3]*[.C145]/1000)" table:style-name="ce1">
            <text:p>0,415830106</text:p>
          </table:table-cell>
          <table:table-cell table:number-columns-repeated="16375"/>
        </table:table-row>
        <table:table-row table:style-name="ro1">
          <table:table-cell office:value-type="time" office:time-value="PT19H46M45S" table:style-name="ce5">
            <text:p>19:46:45</text:p>
          </table:table-cell>
          <table:table-cell office:value-type="time" office:time-value="PT19H46M46S" table:style-name="ce5">
            <text:p>19:46:46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3.98" table:style-name="ce1">
            <text:p>533,98</text:p>
          </table:table-cell>
          <table:table-cell office:value-type="float" office:value="2.9371890287999998" table:formula="of:=[.C146]/1000 * [.D146]*[.E146]/1000" table:style-name="ce6">
            <text:p>2,937189029</text:p>
          </table:table-cell>
          <table:table-cell table:number-columns-repeated="2" table:style-name="ce1"/>
          <table:table-cell office:value-type="float" office:value="0.22752843319972715" table:formula="of:=[.F146]-([.$J$3]*[.C146]/1000)" table:style-name="ce1">
            <text:p>0,227528433</text:p>
          </table:table-cell>
          <table:table-cell table:number-columns-repeated="16375"/>
        </table:table-row>
        <table:table-row table:style-name="ro1">
          <table:table-cell office:value-type="time" office:time-value="PT19H46M46S" table:style-name="ce5">
            <text:p>19:46:46</text:p>
          </table:table-cell>
          <table:table-cell office:value-type="time" office:time-value="PT19H46M47S" table:style-name="ce5">
            <text:p>19:46:4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9.61" table:style-name="ce1">
            <text:p>529,61</text:p>
          </table:table-cell>
          <table:table-cell office:value-type="float" office:value="2.9104187940000004" table:formula="of:=[.C147]/1000 * [.D147]*[.E147]/1000" table:style-name="ce6">
            <text:p>2,910418794</text:p>
          </table:table-cell>
          <table:table-cell table:number-columns-repeated="2" table:style-name="ce1"/>
          <table:table-cell office:value-type="float" office:value="0.20330009389278647" table:formula="of:=[.F147]-([.$J$3]*[.C147]/1000)" table:style-name="ce1">
            <text:p>0,203300094</text:p>
          </table:table-cell>
          <table:table-cell table:number-columns-repeated="16375"/>
        </table:table-row>
        <table:table-row table:style-name="ro1">
          <table:table-cell office:value-type="time" office:time-value="PT19H46M47S" table:style-name="ce5">
            <text:p>19:46:47</text:p>
          </table:table-cell>
          <table:table-cell office:value-type="time" office:time-value="PT19H46M48S" table:style-name="ce5">
            <text:p>19:46:4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6.24" table:style-name="ce1">
            <text:p>546,24</text:p>
          </table:table-cell>
          <table:table-cell office:value-type="float" office:value="3.0046258944000002" table:formula="of:=[.C148]/1000 * [.D148]*[.E148]/1000" table:style-name="ce6">
            <text:p>3,004625894</text:p>
          </table:table-cell>
          <table:table-cell table:number-columns-repeated="2" table:style-name="ce1"/>
          <table:table-cell office:value-type="float" office:value="0.29496529879972755" table:formula="of:=[.F148]-([.$J$3]*[.C148]/1000)" table:style-name="ce1">
            <text:p>0,294965299</text:p>
          </table:table-cell>
          <table:table-cell table:number-columns-repeated="16375"/>
        </table:table-row>
        <table:table-row table:style-name="ro1">
          <table:table-cell office:value-type="time" office:time-value="PT19H46M49S" table:style-name="ce5">
            <text:p>19:46:49</text:p>
          </table:table-cell>
          <table:table-cell office:value-type="time" office:time-value="PT19H46M50S" table:style-name="ce5">
            <text:p>19:46:5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19.9" table:style-name="ce1">
            <text:p>519,9</text:p>
          </table:table-cell>
          <table:table-cell office:value-type="float" office:value="2.8543757759999999" table:formula="of:=[.C149]/1000 * [.D149]*[.E149]/1000" table:style-name="ce6">
            <text:p>2,854375776</text:p>
          </table:table-cell>
          <table:table-cell table:number-columns-repeated="2" table:style-name="ce1"/>
          <table:table-cell office:value-type="float" office:value="0.1497989713858443" table:formula="of:=[.F149]-([.$J$3]*[.C149]/1000)" table:style-name="ce1">
            <text:p>0,149798971</text:p>
          </table:table-cell>
          <table:table-cell table:number-columns-repeated="16375"/>
        </table:table-row>
        <table:table-row table:style-name="ro1">
          <table:table-cell office:value-type="time" office:time-value="PT19H46M50S" table:style-name="ce5">
            <text:p>19:46:50</text:p>
          </table:table-cell>
          <table:table-cell office:value-type="time" office:time-value="PT19H46M51S" table:style-name="ce5">
            <text:p>19:46:5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9.12" table:style-name="ce1">
            <text:p>529,12</text:p>
          </table:table-cell>
          <table:table-cell office:value-type="float" office:value="2.9078900752000001" table:formula="of:=[.C150]/1000 * [.D150]*[.E150]/1000" table:style-name="ce6">
            <text:p>2,907890075</text:p>
          </table:table-cell>
          <table:table-cell table:number-columns-repeated="2" table:style-name="ce1"/>
          <table:table-cell office:value-type="float" office:value="0.20585516607890275" table:formula="of:=[.F150]-([.$J$3]*[.C150]/1000)" table:style-name="ce1">
            <text:p>0,205855166</text:p>
          </table:table-cell>
          <table:table-cell table:number-columns-repeated="16375"/>
        </table:table-row>
        <table:table-row table:style-name="ro1">
          <table:table-cell office:value-type="time" office:time-value="PT19H46M51S" table:style-name="ce5">
            <text:p>19:46:51</text:p>
          </table:table-cell>
          <table:table-cell office:value-type="time" office:time-value="PT19H46M52S" table:style-name="ce5">
            <text:p>19:46:5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1.87" table:style-name="ce1">
            <text:p>541,87</text:p>
          </table:table-cell>
          <table:table-cell office:value-type="float" office:value="2.9919677172000001" table:formula="of:=[.C151]/1000 * [.D151]*[.E151]/1000" table:style-name="ce6">
            <text:p>2,991967717</text:p>
          </table:table-cell>
          <table:table-cell table:number-columns-repeated="2" table:style-name="ce1"/>
          <table:table-cell office:value-type="float" office:value="0.27722333061361093" table:formula="of:=[.F151]-([.$J$3]*[.C151]/1000)" table:style-name="ce1">
            <text:p>0,277223331</text:p>
          </table:table-cell>
          <table:table-cell table:number-columns-repeated="16375"/>
        </table:table-row>
        <table:table-row table:style-name="ro1">
          <table:table-cell office:value-type="time" office:time-value="PT19H46M52S" table:style-name="ce5">
            <text:p>19:46:52</text:p>
          </table:table-cell>
          <table:table-cell office:value-type="time" office:time-value="PT19H46M53S" table:style-name="ce5">
            <text:p>19:46:5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8.16999999999996" table:style-name="ce1">
            <text:p>518,17</text:p>
          </table:table-cell>
          <table:table-cell office:value-type="float" office:value="2.8423541728999995" table:formula="of:=[.C152]/1000 * [.D152]*[.E152]/1000" table:style-name="ce6">
            <text:p>2,842354173</text:p>
          </table:table-cell>
          <table:table-cell table:number-columns-repeated="2" table:style-name="ce1"/>
          <table:table-cell office:value-type="float" office:value="0.14540305476501914" table:formula="of:=[.F152]-([.$J$3]*[.C152]/1000)" table:style-name="ce1">
            <text:p>0,145403055</text:p>
          </table:table-cell>
          <table:table-cell table:number-columns-repeated="16375"/>
        </table:table-row>
        <table:table-row table:style-name="ro1">
          <table:table-cell office:value-type="time" office:time-value="PT19H46M53S" table:style-name="ce5">
            <text:p>19:46:53</text:p>
          </table:table-cell>
          <table:table-cell office:value-type="time" office:time-value="PT19H46M54S" table:style-name="ce5">
            <text:p>19:46:5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4.08000000000004" table:style-name="ce1">
            <text:p>524,08</text:p>
          </table:table-cell>
          <table:table-cell office:value-type="float" office:value="2.8801916967999999" table:formula="of:=[.C153]/1000 * [.D153]*[.E153]/1000" table:style-name="ce6">
            <text:p>2,880191697</text:p>
          </table:table-cell>
          <table:table-cell table:number-columns-repeated="2" table:style-name="ce1"/>
          <table:table-cell office:value-type="float" office:value="0.17815678767890253" table:formula="of:=[.F153]-([.$J$3]*[.C153]/1000)" table:style-name="ce1">
            <text:p>0,178156788</text:p>
          </table:table-cell>
          <table:table-cell table:number-columns-repeated="16375"/>
        </table:table-row>
        <table:table-row table:style-name="ro1">
          <table:table-cell office:value-type="time" office:time-value="PT19H46M54S" table:style-name="ce5">
            <text:p>19:46:54</text:p>
          </table:table-cell>
          <table:table-cell office:value-type="time" office:time-value="PT19H46M55S" table:style-name="ce5">
            <text:p>19:46:5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18.84" table:style-name="ce1">
            <text:p>518,84</text:p>
          </table:table-cell>
          <table:table-cell office:value-type="float" office:value="2.8512333360000004" table:formula="of:=[.C154]/1000 * [.D154]*[.E154]/1000" table:style-name="ce6">
            <text:p>2,851233336</text:p>
          </table:table-cell>
          <table:table-cell table:number-columns-repeated="2" table:style-name="ce1"/>
          <table:table-cell office:value-type="float" office:value="0.1441146358927865" table:formula="of:=[.F154]-([.$J$3]*[.C154]/1000)" table:style-name="ce1">
            <text:p>0,144114636</text:p>
          </table:table-cell>
          <table:table-cell table:number-columns-repeated="16375"/>
        </table:table-row>
        <table:table-row table:style-name="ro1">
          <table:table-cell office:value-type="time" office:time-value="PT19H46M55S" table:style-name="ce5">
            <text:p>19:46:55</text:p>
          </table:table-cell>
          <table:table-cell office:value-type="time" office:time-value="PT19H46M56S" table:style-name="ce5">
            <text:p>19:46:5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9.04999999999995" table:style-name="ce1">
            <text:p>519,05</text:p>
          </table:table-cell>
          <table:table-cell office:value-type="float" office:value="2.849864787" table:formula="of:=[.C155]/1000 * [.D155]*[.E155]/1000" table:style-name="ce6">
            <text:p>2,849864787</text:p>
          </table:table-cell>
          <table:table-cell table:number-columns-repeated="2" table:style-name="ce1"/>
          <table:table-cell office:value-type="float" office:value="0.15037177337196095" table:formula="of:=[.F155]-([.$J$3]*[.C155]/1000)" table:style-name="ce1">
            <text:p>0,150371773</text:p>
          </table:table-cell>
          <table:table-cell table:number-columns-repeated="16375"/>
        </table:table-row>
        <table:table-row table:style-name="ro1">
          <table:table-cell office:value-type="time" office:time-value="PT19H46M56S" table:style-name="ce5">
            <text:p>19:46:56</text:p>
          </table:table-cell>
          <table:table-cell office:value-type="time" office:time-value="PT19H46M57S" table:style-name="ce5">
            <text:p>19:46:5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6.74" table:style-name="ce1">
            <text:p>546,74</text:p>
          </table:table-cell>
          <table:table-cell office:value-type="float" office:value="3.0017338175999999" table:formula="of:=[.C156]/1000 * [.D156]*[.E156]/1000" table:style-name="ce6">
            <text:p>3,001733818</text:p>
          </table:table-cell>
          <table:table-cell table:number-columns-repeated="2" table:style-name="ce1"/>
          <table:table-cell office:value-type="float" office:value="0.29715701298584429" table:formula="of:=[.F156]-([.$J$3]*[.C156]/1000)" table:style-name="ce1">
            <text:p>0,297157013</text:p>
          </table:table-cell>
          <table:table-cell table:number-columns-repeated="16375"/>
        </table:table-row>
        <table:table-row table:style-name="ro1">
          <table:table-cell office:value-type="time" office:time-value="PT19H46M57S" table:style-name="ce5">
            <text:p>19:46:57</text:p>
          </table:table-cell>
          <table:table-cell office:value-type="time" office:time-value="PT19H46M58S" table:style-name="ce5">
            <text:p>19:46:5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8.14" table:style-name="ce1">
            <text:p>528,14</text:p>
          </table:table-cell>
          <table:table-cell office:value-type="float" office:value="2.8996153535999998" table:formula="of:=[.C157]/1000 * [.D157]*[.E157]/1000" table:style-name="ce6">
            <text:p>2,899615354</text:p>
          </table:table-cell>
          <table:table-cell table:number-columns-repeated="2" table:style-name="ce1"/>
          <table:table-cell office:value-type="float" office:value="0.19503854898584416" table:formula="of:=[.F157]-([.$J$3]*[.C157]/1000)" table:style-name="ce1">
            <text:p>0,195038549</text:p>
          </table:table-cell>
          <table:table-cell table:number-columns-repeated="16375"/>
        </table:table-row>
        <table:table-row table:style-name="ro1">
          <table:table-cell office:value-type="time" office:time-value="PT19H46M58S" table:style-name="ce5">
            <text:p>19:46:58</text:p>
          </table:table-cell>
          <table:table-cell office:value-type="time" office:time-value="PT19H46M59S" table:style-name="ce5">
            <text:p>19:46:5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0.74" table:style-name="ce1">
            <text:p>540,74</text:p>
          </table:table-cell>
          <table:table-cell office:value-type="float" office:value="2.9771630328000001" table:formula="of:=[.C158]/1000 * [.D158]*[.E158]/1000" table:style-name="ce6">
            <text:p>2,977163033</text:p>
          </table:table-cell>
          <table:table-cell table:number-columns-repeated="2" table:style-name="ce1"/>
          <table:table-cell office:value-type="float" office:value="0.26496054170666916" table:formula="of:=[.F158]-([.$J$3]*[.C158]/1000)" table:style-name="ce1">
            <text:p>0,264960542</text:p>
          </table:table-cell>
          <table:table-cell table:number-columns-repeated="16375"/>
        </table:table-row>
        <table:table-row table:style-name="ro1">
          <table:table-cell office:value-type="time" office:time-value="PT19H46M59S" table:style-name="ce5">
            <text:p>19:46:59</text:p>
          </table:table-cell>
          <table:table-cell office:value-type="time" office:time-value="PT19H47M0S" table:style-name="ce5">
            <text:p>19:47:00</text:p>
          </table:table-cell>
          <table:table-cell office:value-type="float" office:value="1078" table:style-name="ce1">
            <text:p>1078</text:p>
          </table:table-cell>
          <table:table-cell office:value-type="float" office:value="5.17" table:style-name="ce1">
            <text:p>5,17</text:p>
          </table:table-cell>
          <table:table-cell office:value-type="float" office:value="533.17999999999995" table:style-name="ce1">
            <text:p>533,18</text:p>
          </table:table-cell>
          <table:table-cell office:value-type="float" office:value="2.9715507668000001" table:formula="of:=[.C159]/1000 * [.D159]*[.E159]/1000" table:style-name="ce6">
            <text:p>2,971550767</text:p>
          </table:table-cell>
          <table:table-cell table:number-columns-repeated="2" table:style-name="ce1"/>
          <table:table-cell office:value-type="float" office:value="0.23138742528302636" table:formula="of:=[.F159]-([.$J$3]*[.C159]/1000)" table:style-name="ce1">
            <text:p>0,231387425</text:p>
          </table:table-cell>
          <table:table-cell table:number-columns-repeated="16375"/>
        </table:table-row>
        <table:table-row table:style-name="ro1">
          <table:table-cell office:value-type="time" office:time-value="PT19H47M1S" table:style-name="ce5">
            <text:p>19:47:01</text:p>
          </table:table-cell>
          <table:table-cell office:value-type="time" office:time-value="PT19H47M2S" table:style-name="ce5">
            <text:p>19:47:0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8.5" table:style-name="ce1">
            <text:p>558,5</text:p>
          </table:table-cell>
          <table:table-cell office:value-type="float" office:value="3.0809038149999997" table:formula="of:=[.C160]/1000 * [.D160]*[.E160]/1000" table:style-name="ce6">
            <text:p>3,080903815</text:p>
          </table:table-cell>
          <table:table-cell table:number-columns-repeated="2" table:style-name="ce1"/>
          <table:table-cell office:value-type="float" office:value="0.36870132390666877" table:formula="of:=[.F160]-([.$J$3]*[.C160]/1000)" table:style-name="ce1">
            <text:p>0,368701324</text:p>
          </table:table-cell>
          <table:table-cell table:number-columns-repeated="16375"/>
        </table:table-row>
        <table:table-row table:style-name="ro1">
          <table:table-cell office:value-type="time" office:time-value="PT19H47M2S" table:style-name="ce5">
            <text:p>19:47:02</text:p>
          </table:table-cell>
          <table:table-cell office:value-type="time" office:time-value="PT19H47M3S" table:style-name="ce5">
            <text:p>19:47:0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10.19" table:style-name="ce1">
            <text:p>510,19</text:p>
          </table:table-cell>
          <table:table-cell office:value-type="float" office:value="2.8142284476000001" table:formula="of:=[.C161]/1000 * [.D161]*[.E161]/1000" table:style-name="ce6">
            <text:p>2,814228448</text:p>
          </table:table-cell>
          <table:table-cell table:number-columns-repeated="2" table:style-name="ce1"/>
          <table:table-cell office:value-type="float" office:value="9.6942165520552681E-2" table:formula="of:=[.F161]-([.$J$3]*[.C161]/1000)" table:style-name="ce1">
            <text:p>0,096942166</text:p>
          </table:table-cell>
          <table:table-cell table:number-columns-repeated="16375"/>
        </table:table-row>
        <table:table-row table:style-name="ro1">
          <table:table-cell office:value-type="time" office:time-value="PT19H47M3S" table:style-name="ce5">
            <text:p>19:47:03</text:p>
          </table:table-cell>
          <table:table-cell office:value-type="time" office:time-value="PT19H47M4S" table:style-name="ce5">
            <text:p>19:47:0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9.77" table:style-name="ce1">
            <text:p>529,77</text:p>
          </table:table-cell>
          <table:table-cell office:value-type="float" office:value="2.9142011976000002" table:formula="of:=[.C162]/1000 * [.D162]*[.E162]/1000" table:style-name="ce6">
            <text:p>2,914201198</text:p>
          </table:table-cell>
          <table:table-cell table:number-columns-repeated="2" table:style-name="ce1"/>
          <table:table-cell office:value-type="float" office:value="0.20962439298584457" table:formula="of:=[.F162]-([.$J$3]*[.C162]/1000)" table:style-name="ce1">
            <text:p>0,209624393</text:p>
          </table:table-cell>
          <table:table-cell table:number-columns-repeated="16375"/>
        </table:table-row>
        <table:table-row table:style-name="ro1">
          <table:table-cell office:value-type="time" office:time-value="PT19H47M4S" table:style-name="ce5">
            <text:p>19:47:04</text:p>
          </table:table-cell>
          <table:table-cell office:value-type="time" office:time-value="PT19H47M5S" table:style-name="ce5">
            <text:p>19:47:0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0.91" table:style-name="ce1">
            <text:p>550,91</text:p>
          </table:table-cell>
          <table:table-cell office:value-type="float" office:value="3.0246281183999999" table:formula="of:=[.C163]/1000 * [.D163]*[.E163]/1000" table:style-name="ce6">
            <text:p>3,024628118</text:p>
          </table:table-cell>
          <table:table-cell table:number-columns-repeated="2" table:style-name="ce1"/>
          <table:table-cell office:value-type="float" office:value="0.32005131378584428" table:formula="of:=[.F163]-([.$J$3]*[.C163]/1000)" table:style-name="ce1">
            <text:p>0,320051314</text:p>
          </table:table-cell>
          <table:table-cell table:number-columns-repeated="16375"/>
        </table:table-row>
        <table:table-row table:style-name="ro1">
          <table:table-cell office:value-type="time" office:time-value="PT19H47M5S" table:style-name="ce5">
            <text:p>19:47:05</text:p>
          </table:table-cell>
          <table:table-cell office:value-type="time" office:time-value="PT19H47M6S" table:style-name="ce5">
            <text:p>19:47:0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5.79999999999995" table:style-name="ce1">
            <text:p>555,8</text:p>
          </table:table-cell>
          <table:table-cell office:value-type="float" office:value="3.062947104" table:formula="of:=[.C164]/1000 * [.D164]*[.E164]/1000" table:style-name="ce6">
            <text:p>3,062947104</text:p>
          </table:table-cell>
          <table:table-cell table:number-columns-repeated="2" table:style-name="ce1"/>
          <table:table-cell office:value-type="float" office:value="0.34820271741361086" table:formula="of:=[.F164]-([.$J$3]*[.C164]/1000)" table:style-name="ce1">
            <text:p>0,348202717</text:p>
          </table:table-cell>
          <table:table-cell table:number-columns-repeated="16375"/>
        </table:table-row>
        <table:table-row table:style-name="ro1">
          <table:table-cell office:value-type="time" office:time-value="PT19H47M6S" table:style-name="ce5">
            <text:p>19:47:06</text:p>
          </table:table-cell>
          <table:table-cell office:value-type="time" office:time-value="PT19H47M7S" table:style-name="ce5">
            <text:p>19:47:0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2.66" table:style-name="ce1">
            <text:p>532,66</text:p>
          </table:table-cell>
          <table:table-cell office:value-type="float" office:value="2.9216827128" table:formula="of:=[.C165]/1000 * [.D165]*[.E165]/1000" table:style-name="ce6">
            <text:p>2,921682713</text:p>
          </table:table-cell>
          <table:table-cell table:number-columns-repeated="2" table:style-name="ce1"/>
          <table:table-cell office:value-type="float" office:value="0.21964780367890269" table:formula="of:=[.F165]-([.$J$3]*[.C165]/1000)" table:style-name="ce1">
            <text:p>0,219647804</text:p>
          </table:table-cell>
          <table:table-cell table:number-columns-repeated="16375"/>
        </table:table-row>
        <table:table-row table:style-name="ro1">
          <table:table-cell office:value-type="time" office:time-value="PT19H47M7S" table:style-name="ce5">
            <text:p>19:47:07</text:p>
          </table:table-cell>
          <table:table-cell office:value-type="time" office:time-value="PT19H47M8S" table:style-name="ce5">
            <text:p>19:47:08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8.15" table:style-name="ce1">
            <text:p>548,15</text:p>
          </table:table-cell>
          <table:table-cell office:value-type="float" office:value="3.0179604179999999" table:formula="of:=[.C166]/1000 * [.D166]*[.E166]/1000" table:style-name="ce6">
            <text:p>3,017960418</text:p>
          </table:table-cell>
          <table:table-cell table:number-columns-repeated="2" table:style-name="ce1"/>
          <table:table-cell office:value-type="float" office:value="0.30575792690666903" table:formula="of:=[.F166]-([.$J$3]*[.C166]/1000)" table:style-name="ce1">
            <text:p>0,305757927</text:p>
          </table:table-cell>
          <table:table-cell table:number-columns-repeated="16375"/>
        </table:table-row>
        <table:table-row table:style-name="ro1">
          <table:table-cell office:value-type="time" office:time-value="PT19H47M8S" table:style-name="ce5">
            <text:p>19:47:08</text:p>
          </table:table-cell>
          <table:table-cell office:value-type="time" office:time-value="PT19H47M9S" table:style-name="ce5">
            <text:p>19:47:09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6.05999999999995" table:style-name="ce1">
            <text:p>556,06</text:p>
          </table:table-cell>
          <table:table-cell office:value-type="float" office:value="3.0815955503999999" table:formula="of:=[.C167]/1000 * [.D167]*[.E167]/1000" table:style-name="ce6">
            <text:p>3,08159555</text:p>
          </table:table-cell>
          <table:table-cell table:number-columns-repeated="2" table:style-name="ce1"/>
          <table:table-cell office:value-type="float" office:value="0.35159979085526016" table:formula="of:=[.F167]-([.$J$3]*[.C167]/1000)" table:style-name="ce1">
            <text:p>0,351599791</text:p>
          </table:table-cell>
          <table:table-cell table:number-columns-repeated="16375"/>
        </table:table-row>
        <table:table-row table:style-name="ro1">
          <table:table-cell office:value-type="time" office:time-value="PT19H47M9S" table:style-name="ce5">
            <text:p>19:47:09</text:p>
          </table:table-cell>
          <table:table-cell office:value-type="time" office:time-value="PT19H47M10S" table:style-name="ce5">
            <text:p>19:47:1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0.01" table:style-name="ce1">
            <text:p>560,01</text:p>
          </table:table-cell>
          <table:table-cell office:value-type="float" office:value="3.0832582572000002" table:formula="of:=[.C168]/1000 * [.D168]*[.E168]/1000" table:style-name="ce6">
            <text:p>3,083258257</text:p>
          </table:table-cell>
          <table:table-cell table:number-columns-repeated="2" table:style-name="ce1"/>
          <table:table-cell office:value-type="float" office:value="0.37105576610666935" table:formula="of:=[.F168]-([.$J$3]*[.C168]/1000)" table:style-name="ce1">
            <text:p>0,371055766</text:p>
          </table:table-cell>
          <table:table-cell table:number-columns-repeated="16375"/>
        </table:table-row>
        <table:table-row table:style-name="ro1">
          <table:table-cell office:value-type="time" office:time-value="PT19H47M10S" table:style-name="ce5">
            <text:p>19:47:10</text:p>
          </table:table-cell>
          <table:table-cell office:value-type="time" office:time-value="PT19H47M11S" table:style-name="ce5">
            <text:p>19:47:1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5.88" table:style-name="ce1">
            <text:p>545,88</text:p>
          </table:table-cell>
          <table:table-cell office:value-type="float" office:value="3.0056425739999995" table:formula="of:=[.C169]/1000 * [.D169]*[.E169]/1000" table:style-name="ce6">
            <text:p>3,005642574</text:p>
          </table:table-cell>
          <table:table-cell table:number-columns-repeated="2" table:style-name="ce1"/>
          <table:table-cell office:value-type="float" office:value="0.29852387389278556" table:formula="of:=[.F169]-([.$J$3]*[.C169]/1000)" table:style-name="ce1">
            <text:p>0,298523874</text:p>
          </table:table-cell>
          <table:table-cell table:number-columns-repeated="16375"/>
        </table:table-row>
        <table:table-row table:style-name="ro1">
          <table:table-cell office:value-type="time" office:time-value="PT19H47M11S" table:style-name="ce5">
            <text:p>19:47:11</text:p>
          </table:table-cell>
          <table:table-cell office:value-type="time" office:time-value="PT19H47M13S" table:style-name="ce5">
            <text:p>19:47:1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8.44000000000005" table:style-name="ce1">
            <text:p>558,44</text:p>
          </table:table-cell>
          <table:table-cell office:value-type="float" office:value="3.0688511759999999" table:formula="of:=[.C170]/1000 * [.D170]*[.E170]/1000" table:style-name="ce6">
            <text:p>3,068851176</text:p>
          </table:table-cell>
          <table:table-cell table:number-columns-repeated="2" table:style-name="ce1"/>
          <table:table-cell office:value-type="float" office:value="0.36173247589278601" table:formula="of:=[.F170]-([.$J$3]*[.C170]/1000)" table:style-name="ce1">
            <text:p>0,361732476</text:p>
          </table:table-cell>
          <table:table-cell table:number-columns-repeated="16375"/>
        </table:table-row>
        <table:table-row table:style-name="ro1">
          <table:table-cell office:value-type="time" office:time-value="PT19H47M13S" table:style-name="ce5">
            <text:p>19:47:13</text:p>
          </table:table-cell>
          <table:table-cell office:value-type="time" office:time-value="PT19H47M14S" table:style-name="ce5">
            <text:p>19:47:1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1.24" table:style-name="ce1">
            <text:p>551,24</text:p>
          </table:table-cell>
          <table:table-cell office:value-type="float" office:value="3.0294551803999998" table:formula="of:=[.C171]/1000 * [.D171]*[.E171]/1000" table:style-name="ce6">
            <text:p>3,02945518</text:p>
          </table:table-cell>
          <table:table-cell table:number-columns-repeated="2" table:style-name="ce1"/>
          <table:table-cell office:value-type="float" office:value="0.3274202712789025" table:formula="of:=[.F171]-([.$J$3]*[.C171]/1000)" table:style-name="ce1">
            <text:p>0,327420271</text:p>
          </table:table-cell>
          <table:table-cell table:number-columns-repeated="16375"/>
        </table:table-row>
        <table:table-row table:style-name="ro1">
          <table:table-cell office:value-type="time" office:time-value="PT19H47M14S" table:style-name="ce5">
            <text:p>19:47:14</text:p>
          </table:table-cell>
          <table:table-cell office:value-type="time" office:time-value="PT19H47M15S" table:style-name="ce5">
            <text:p>19:47:1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7.86" table:style-name="ce1">
            <text:p>517,86</text:p>
          </table:table-cell>
          <table:table-cell office:value-type="float" office:value="2.8378313712000005" table:formula="of:=[.C172]/1000 * [.D172]*[.E172]/1000" table:style-name="ce6">
            <text:p>2,837831371</text:p>
          </table:table-cell>
          <table:table-cell table:number-columns-repeated="2" table:style-name="ce1"/>
          <table:table-cell office:value-type="float" office:value="0.13833835757196145" table:formula="of:=[.F172]-([.$J$3]*[.C172]/1000)" table:style-name="ce1">
            <text:p>0,138338358</text:p>
          </table:table-cell>
          <table:table-cell table:number-columns-repeated="16375"/>
        </table:table-row>
        <table:table-row table:style-name="ro1">
          <table:table-cell office:value-type="time" office:time-value="PT19H47M15S" table:style-name="ce5">
            <text:p>19:47:15</text:p>
          </table:table-cell>
          <table:table-cell office:value-type="time" office:time-value="PT19H47M16S" table:style-name="ce5">
            <text:p>19:47:1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5.45000000000005" table:style-name="ce1">
            <text:p>525,45</text:p>
          </table:table-cell>
          <table:table-cell office:value-type="float" office:value="2.8877208195000001" table:formula="of:=[.C173]/1000 * [.D173]*[.E173]/1000" table:style-name="ce6">
            <text:p>2,88772082</text:p>
          </table:table-cell>
          <table:table-cell table:number-columns-repeated="2" table:style-name="ce1"/>
          <table:table-cell office:value-type="float" office:value="0.18568591037890281" table:formula="of:=[.F173]-([.$J$3]*[.C173]/1000)" table:style-name="ce1">
            <text:p>0,18568591</text:p>
          </table:table-cell>
          <table:table-cell table:number-columns-repeated="16375"/>
        </table:table-row>
        <table:table-row table:style-name="ro1">
          <table:table-cell office:value-type="time" office:time-value="PT19H47M16S" table:style-name="ce5">
            <text:p>19:47:16</text:p>
          </table:table-cell>
          <table:table-cell office:value-type="time" office:time-value="PT19H47M17S" table:style-name="ce5">
            <text:p>19:47:17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4.57000000000005" table:style-name="ce1">
            <text:p>514,57</text:p>
          </table:table-cell>
          <table:table-cell office:value-type="float" office:value="2.8198024344000006" table:formula="of:=[.C174]/1000 * [.D174]*[.E174]/1000" table:style-name="ce6">
            <text:p>2,819802434</text:p>
          </table:table-cell>
          <table:table-cell table:number-columns-repeated="2" table:style-name="ce1"/>
          <table:table-cell office:value-type="float" office:value="0.12030942077196149" table:formula="of:=[.F174]-([.$J$3]*[.C174]/1000)" table:style-name="ce1">
            <text:p>0,120309421</text:p>
          </table:table-cell>
          <table:table-cell table:number-columns-repeated="16375"/>
        </table:table-row>
        <table:table-row table:style-name="ro1">
          <table:table-cell office:value-type="time" office:time-value="PT19H47M17S" table:style-name="ce5">
            <text:p>19:47:17</text:p>
          </table:table-cell>
          <table:table-cell office:value-type="time" office:time-value="PT19H47M18S" table:style-name="ce5">
            <text:p>19:47:1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6.88" table:style-name="ce1">
            <text:p>546,88</text:p>
          </table:table-cell>
          <table:table-cell office:value-type="float" office:value="3.0026665152000001" table:formula="of:=[.C175]/1000 * [.D175]*[.E175]/1000" table:style-name="ce6">
            <text:p>3,002666515</text:p>
          </table:table-cell>
          <table:table-cell table:number-columns-repeated="2" table:style-name="ce1"/>
          <table:table-cell office:value-type="float" office:value="0.30317350157196099" table:formula="of:=[.F175]-([.$J$3]*[.C175]/1000)" table:style-name="ce1">
            <text:p>0,303173502</text:p>
          </table:table-cell>
          <table:table-cell table:number-columns-repeated="16375"/>
        </table:table-row>
        <table:table-row table:style-name="ro1">
          <table:table-cell office:value-type="time" office:time-value="PT19H47M18S" table:style-name="ce5">
            <text:p>19:47:18</text:p>
          </table:table-cell>
          <table:table-cell office:value-type="time" office:time-value="PT19H47M19S" table:style-name="ce5">
            <text:p>19:47:1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8.79" table:style-name="ce1">
            <text:p>548,79</text:p>
          </table:table-cell>
          <table:table-cell office:value-type="float" office:value="3.0131534465999996" table:formula="of:=[.C176]/1000 * [.D176]*[.E176]/1000" table:style-name="ce6">
            <text:p>3,013153447</text:p>
          </table:table-cell>
          <table:table-cell table:number-columns-repeated="2" table:style-name="ce1"/>
          <table:table-cell office:value-type="float" office:value="0.31366043297196056" table:formula="of:=[.F176]-([.$J$3]*[.C176]/1000)" table:style-name="ce1">
            <text:p>0,313660433</text:p>
          </table:table-cell>
          <table:table-cell table:number-columns-repeated="16375"/>
        </table:table-row>
        <table:table-row table:style-name="ro1">
          <table:table-cell office:value-type="time" office:time-value="PT19H47M19S" table:style-name="ce5">
            <text:p>19:47:19</text:p>
          </table:table-cell>
          <table:table-cell office:value-type="time" office:time-value="PT19H47M20S" table:style-name="ce5">
            <text:p>19:47:20</text:p>
          </table:table-cell>
          <table:table-cell office:value-type="float" office:value="1052" table:style-name="ce1">
            <text:p>1052</text:p>
          </table:table-cell>
          <table:table-cell office:value-type="float" office:value="5.15" table:style-name="ce1">
            <text:p>5,15</text:p>
          </table:table-cell>
          <table:table-cell office:value-type="float" office:value="558.94000000000005" table:style-name="ce1">
            <text:p>558,94</text:p>
          </table:table-cell>
          <table:table-cell office:value-type="float" office:value="3.0282251320000007" table:formula="of:=[.C177]/1000 * [.D177]*[.E177]/1000" table:style-name="ce6">
            <text:p>3,028225132</text:p>
          </table:table-cell>
          <table:table-cell table:number-columns-repeated="2" table:style-name="ce1"/>
          <table:table-cell office:value-type="float" office:value="0.35415107330254569" table:formula="of:=[.F177]-([.$J$3]*[.C177]/1000)" table:style-name="ce1">
            <text:p>0,354151073</text:p>
          </table:table-cell>
          <table:table-cell table:number-columns-repeated="16375"/>
        </table:table-row>
        <table:table-row table:style-name="ro1">
          <table:table-cell office:value-type="time" office:time-value="PT19H47M20S" table:style-name="ce5">
            <text:p>19:47:20</text:p>
          </table:table-cell>
          <table:table-cell office:value-type="time" office:time-value="PT19H47M21S" table:style-name="ce5">
            <text:p>19:47:2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3.75" table:style-name="ce1">
            <text:p>533,75</text:p>
          </table:table-cell>
          <table:table-cell office:value-type="float" office:value="2.9249073000000001" table:formula="of:=[.C178]/1000 * [.D178]*[.E178]/1000" table:style-name="ce6">
            <text:p>2,9249073</text:p>
          </table:table-cell>
          <table:table-cell table:number-columns-repeated="2" table:style-name="ce1"/>
          <table:table-cell office:value-type="float" office:value="0.22541428637196104" table:formula="of:=[.F178]-([.$J$3]*[.C178]/1000)" table:style-name="ce1">
            <text:p>0,225414286</text:p>
          </table:table-cell>
          <table:table-cell table:number-columns-repeated="16375"/>
        </table:table-row>
        <table:table-row table:style-name="ro1">
          <table:table-cell office:value-type="time" office:time-value="PT19H47M21S" table:style-name="ce5">
            <text:p>19:47:21</text:p>
          </table:table-cell>
          <table:table-cell office:value-type="time" office:time-value="PT19H47M22S" table:style-name="ce5">
            <text:p>19:47:2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9.12" table:style-name="ce1">
            <text:p>539,12</text:p>
          </table:table-cell>
          <table:table-cell office:value-type="float" office:value="2.9571163295999998" table:formula="of:=[.C179]/1000 * [.D179]*[.E179]/1000" table:style-name="ce6">
            <text:p>2,95711633</text:p>
          </table:table-cell>
          <table:table-cell table:number-columns-repeated="2" table:style-name="ce1"/>
          <table:table-cell office:value-type="float" office:value="0.25508142047890248" table:formula="of:=[.F179]-([.$J$3]*[.C179]/1000)" table:style-name="ce1">
            <text:p>0,25508142</text:p>
          </table:table-cell>
          <table:table-cell table:number-columns-repeated="16375"/>
        </table:table-row>
        <table:table-row table:style-name="ro1">
          <table:table-cell office:value-type="time" office:time-value="PT19H47M22S" table:style-name="ce5">
            <text:p>19:47:22</text:p>
          </table:table-cell>
          <table:table-cell office:value-type="time" office:time-value="PT19H47M23S" table:style-name="ce5">
            <text:p>19:47:23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4.03" table:style-name="ce1">
            <text:p>544,03</text:p>
          </table:table-cell>
          <table:table-cell office:value-type="float" office:value="2.9982690165999997" table:formula="of:=[.C180]/1000 * [.D180]*[.E180]/1000" table:style-name="ce6">
            <text:p>2,998269017</text:p>
          </table:table-cell>
          <table:table-cell table:number-columns-repeated="2" table:style-name="ce1"/>
          <table:table-cell office:value-type="float" office:value="0.28860842099972706" table:formula="of:=[.F180]-([.$J$3]*[.C180]/1000)" table:style-name="ce1">
            <text:p>0,288608421</text:p>
          </table:table-cell>
          <table:table-cell table:number-columns-repeated="16375"/>
        </table:table-row>
        <table:table-row table:style-name="ro1">
          <table:table-cell office:value-type="time" office:time-value="PT19H47M23S" table:style-name="ce5">
            <text:p>19:47:23</text:p>
          </table:table-cell>
          <table:table-cell office:value-type="time" office:time-value="PT19H47M24S" table:style-name="ce5">
            <text:p>19:47:2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0.24" table:style-name="ce1">
            <text:p>520,24</text:p>
          </table:table-cell>
          <table:table-cell office:value-type="float" office:value="2.8563985296000003" table:formula="of:=[.C181]/1000 * [.D181]*[.E181]/1000" table:style-name="ce6">
            <text:p>2,85639853</text:p>
          </table:table-cell>
          <table:table-cell table:number-columns-repeated="2" table:style-name="ce1"/>
          <table:table-cell office:value-type="float" office:value="0.15690551597196123" table:formula="of:=[.F181]-([.$J$3]*[.C181]/1000)" table:style-name="ce1">
            <text:p>0,156905516</text:p>
          </table:table-cell>
          <table:table-cell table:number-columns-repeated="16375"/>
        </table:table-row>
        <table:table-row table:style-name="ro1">
          <table:table-cell office:value-type="time" office:time-value="PT19H47M24S" table:style-name="ce5">
            <text:p>19:47:24</text:p>
          </table:table-cell>
          <table:table-cell office:value-type="time" office:time-value="PT19H47M26S" table:style-name="ce5">
            <text:p>19:47:2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7.05999999999995" table:style-name="ce1">
            <text:p>567,06</text:p>
          </table:table-cell>
          <table:table-cell office:value-type="float" office:value="3.1132954944" table:formula="of:=[.C182]/1000 * [.D182]*[.E182]/1000" table:style-name="ce6">
            <text:p>3,113295494</text:p>
          </table:table-cell>
          <table:table-cell table:number-columns-repeated="2" table:style-name="ce1"/>
          <table:table-cell office:value-type="float" office:value="0.40871868978584436" table:formula="of:=[.F182]-([.$J$3]*[.C182]/1000)" table:style-name="ce1">
            <text:p>0,40871869</text:p>
          </table:table-cell>
          <table:table-cell table:number-columns-repeated="16375"/>
        </table:table-row>
        <table:table-row table:style-name="ro1">
          <table:table-cell office:value-type="time" office:time-value="PT19H47M26S" table:style-name="ce5">
            <text:p>19:47:26</text:p>
          </table:table-cell>
          <table:table-cell office:value-type="time" office:time-value="PT19H47M27S" table:style-name="ce5">
            <text:p>19:47:27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0.96" table:style-name="ce1">
            <text:p>560,96</text:p>
          </table:table-cell>
          <table:table-cell office:value-type="float" office:value="3.1000669055999999" table:formula="of:=[.C183]/1000 * [.D183]*[.E183]/1000" table:style-name="ce6">
            <text:p>3,100066906</text:p>
          </table:table-cell>
          <table:table-cell table:number-columns-repeated="2" table:style-name="ce1"/>
          <table:table-cell office:value-type="float" office:value="0.37769683253443542" table:formula="of:=[.F183]-([.$J$3]*[.C183]/1000)" table:style-name="ce1">
            <text:p>0,377696833</text:p>
          </table:table-cell>
          <table:table-cell table:number-columns-repeated="16375"/>
        </table:table-row>
        <table:table-row table:style-name="ro1">
          <table:table-cell office:value-type="time" office:time-value="PT19H47M27S" table:style-name="ce5">
            <text:p>19:47:27</text:p>
          </table:table-cell>
          <table:table-cell office:value-type="time" office:time-value="PT19H47M28S" table:style-name="ce5">
            <text:p>19:47:2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6.25" table:style-name="ce1">
            <text:p>546,25</text:p>
          </table:table-cell>
          <table:table-cell office:value-type="float" office:value="3.0018622500000003" table:formula="of:=[.C184]/1000 * [.D184]*[.E184]/1000" table:style-name="ce6">
            <text:p>3,00186225</text:p>
          </table:table-cell>
          <table:table-cell table:number-columns-repeated="2" table:style-name="ce1"/>
          <table:table-cell office:value-type="float" office:value="0.29474354989278639" table:formula="of:=[.F184]-([.$J$3]*[.C184]/1000)" table:style-name="ce1">
            <text:p>0,29474355</text:p>
          </table:table-cell>
          <table:table-cell table:number-columns-repeated="16375"/>
        </table:table-row>
        <table:table-row table:style-name="ro1">
          <table:table-cell office:value-type="time" office:time-value="PT19H47M28S" table:style-name="ce5">
            <text:p>19:47:28</text:p>
          </table:table-cell>
          <table:table-cell office:value-type="time" office:time-value="PT19H47M29S" table:style-name="ce5">
            <text:p>19:47:2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7.84" table:style-name="ce1">
            <text:p>557,84</text:p>
          </table:table-cell>
          <table:table-cell office:value-type="float" office:value="3.0597970272000001" table:formula="of:=[.C185]/1000 * [.D185]*[.E185]/1000" table:style-name="ce6">
            <text:p>3,059797027</text:p>
          </table:table-cell>
          <table:table-cell table:number-columns-repeated="2" table:style-name="ce1"/>
          <table:table-cell office:value-type="float" office:value="0.35776211807890279" table:formula="of:=[.F185]-([.$J$3]*[.C185]/1000)" table:style-name="ce1">
            <text:p>0,357762118</text:p>
          </table:table-cell>
          <table:table-cell table:number-columns-repeated="16375"/>
        </table:table-row>
        <table:table-row table:style-name="ro1">
          <table:table-cell office:value-type="time" office:time-value="PT19H47M29S" table:style-name="ce5">
            <text:p>19:47:29</text:p>
          </table:table-cell>
          <table:table-cell office:value-type="time" office:time-value="PT19H47M30S" table:style-name="ce5">
            <text:p>19:47:30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8.54" table:style-name="ce1">
            <text:p>538,54</text:p>
          </table:table-cell>
          <table:table-cell office:value-type="float" office:value="2.9678293151999999" table:formula="of:=[.C186]/1000 * [.D186]*[.E186]/1000" table:style-name="ce6">
            <text:p>2,967829315</text:p>
          </table:table-cell>
          <table:table-cell table:number-columns-repeated="2" table:style-name="ce1"/>
          <table:table-cell office:value-type="float" office:value="0.25308492861361076" table:formula="of:=[.F186]-([.$J$3]*[.C186]/1000)" table:style-name="ce1">
            <text:p>0,253084929</text:p>
          </table:table-cell>
          <table:table-cell table:number-columns-repeated="16375"/>
        </table:table-row>
        <table:table-row table:style-name="ro1">
          <table:table-cell office:value-type="time" office:time-value="PT19H47M30S" table:style-name="ce5">
            <text:p>19:47:30</text:p>
          </table:table-cell>
          <table:table-cell office:value-type="time" office:time-value="PT19H47M31S" table:style-name="ce5">
            <text:p>19:47:3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8.17999999999995" table:style-name="ce1">
            <text:p>548,18</text:p>
          </table:table-cell>
          <table:table-cell office:value-type="float" office:value="3.0068111543999998" table:formula="of:=[.C187]/1000 * [.D187]*[.E187]/1000" table:style-name="ce6">
            <text:p>3,006811154</text:p>
          </table:table-cell>
          <table:table-cell table:number-columns-repeated="2" table:style-name="ce1"/>
          <table:table-cell office:value-type="float" office:value="0.30477624527890246" table:formula="of:=[.F187]-([.$J$3]*[.C187]/1000)" table:style-name="ce1">
            <text:p>0,304776245</text:p>
          </table:table-cell>
          <table:table-cell table:number-columns-repeated="16375"/>
        </table:table-row>
        <table:table-row table:style-name="ro1">
          <table:table-cell office:value-type="time" office:time-value="PT19H47M31S" table:style-name="ce5">
            <text:p>19:47:31</text:p>
          </table:table-cell>
          <table:table-cell office:value-type="time" office:time-value="PT19H47M32S" table:style-name="ce5">
            <text:p>19:47:3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65" table:style-name="ce1">
            <text:p>521,65</text:p>
          </table:table-cell>
          <table:table-cell office:value-type="float" office:value="2.8614432604999998" table:formula="of:=[.C188]/1000 * [.D188]*[.E188]/1000" table:style-name="ce6">
            <text:p>2,861443261</text:p>
          </table:table-cell>
          <table:table-cell table:number-columns-repeated="2" table:style-name="ce1"/>
          <table:table-cell office:value-type="float" office:value="0.16449214236501941" table:formula="of:=[.F188]-([.$J$3]*[.C188]/1000)" table:style-name="ce1">
            <text:p>0,164492142</text:p>
          </table:table-cell>
          <table:table-cell table:number-columns-repeated="16375"/>
        </table:table-row>
        <table:table-row table:style-name="ro1">
          <table:table-cell office:value-type="time" office:time-value="PT19H47M32S" table:style-name="ce5">
            <text:p>19:47:32</text:p>
          </table:table-cell>
          <table:table-cell office:value-type="time" office:time-value="PT19H47M33S" table:style-name="ce5">
            <text:p>19:47:33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7.53" table:style-name="ce1">
            <text:p>567,53</text:p>
          </table:table-cell>
          <table:table-cell office:value-type="float" office:value="3.133446636" table:formula="of:=[.C189]/1000 * [.D189]*[.E189]/1000" table:style-name="ce6">
            <text:p>3,133446636</text:p>
          </table:table-cell>
          <table:table-cell table:number-columns-repeated="2" table:style-name="ce1"/>
          <table:table-cell office:value-type="float" office:value="0.41361845842749378" table:formula="of:=[.F189]-([.$J$3]*[.C189]/1000)" table:style-name="ce1">
            <text:p>0,413618458</text:p>
          </table:table-cell>
          <table:table-cell table:number-columns-repeated="16375"/>
        </table:table-row>
        <table:table-row table:style-name="ro1">
          <table:table-cell office:value-type="time" office:time-value="PT19H47M33S" table:style-name="ce5">
            <text:p>19:47:33</text:p>
          </table:table-cell>
          <table:table-cell office:value-type="time" office:time-value="PT19H47M34S" table:style-name="ce5">
            <text:p>19:47:3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4.29" table:style-name="ce1">
            <text:p>544,29</text:p>
          </table:table-cell>
          <table:table-cell office:value-type="float" office:value="2.9884460165999998" table:formula="of:=[.C190]/1000 * [.D190]*[.E190]/1000" table:style-name="ce6">
            <text:p>2,988446017</text:p>
          </table:table-cell>
          <table:table-cell table:number-columns-repeated="2" table:style-name="ce1"/>
          <table:table-cell office:value-type="float" office:value="0.28895300297196069" table:formula="of:=[.F190]-([.$J$3]*[.C190]/1000)" table:style-name="ce1">
            <text:p>0,288953003</text:p>
          </table:table-cell>
          <table:table-cell table:number-columns-repeated="16375"/>
        </table:table-row>
        <table:table-row table:style-name="ro1">
          <table:table-cell office:value-type="time" office:time-value="PT19H47M34S" table:style-name="ce5">
            <text:p>19:47:34</text:p>
          </table:table-cell>
          <table:table-cell office:value-type="time" office:time-value="PT19H47M35S" table:style-name="ce5">
            <text:p>19:47:3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7.4" table:style-name="ce1">
            <text:p>537,4</text:p>
          </table:table-cell>
          <table:table-cell office:value-type="float" office:value="2.9476819919999997" table:formula="of:=[.C191]/1000 * [.D191]*[.E191]/1000" table:style-name="ce6">
            <text:p>2,947681992</text:p>
          </table:table-cell>
          <table:table-cell table:number-columns-repeated="2" table:style-name="ce1"/>
          <table:table-cell office:value-type="float" office:value="0.24564708287890236" table:formula="of:=[.F191]-([.$J$3]*[.C191]/1000)" table:style-name="ce1">
            <text:p>0,245647083</text:p>
          </table:table-cell>
          <table:table-cell table:number-columns-repeated="16375"/>
        </table:table-row>
        <table:table-row table:style-name="ro1">
          <table:table-cell office:value-type="time" office:time-value="PT19H47M35S" table:style-name="ce5">
            <text:p>19:47:35</text:p>
          </table:table-cell>
          <table:table-cell office:value-type="time" office:time-value="PT19H47M36S" table:style-name="ce5">
            <text:p>19:47:3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3.71" table:style-name="ce1">
            <text:p>553,71</text:p>
          </table:table-cell>
          <table:table-cell office:value-type="float" office:value="3.0514293648000002" table:formula="of:=[.C192]/1000 * [.D192]*[.E192]/1000" table:style-name="ce6">
            <text:p>3,051429365</text:p>
          </table:table-cell>
          <table:table-cell table:number-columns-repeated="2" table:style-name="ce1"/>
          <table:table-cell office:value-type="float" office:value="0.33668497821361099" table:formula="of:=[.F192]-([.$J$3]*[.C192]/1000)" table:style-name="ce1">
            <text:p>0,336684978</text:p>
          </table:table-cell>
          <table:table-cell table:number-columns-repeated="16375"/>
        </table:table-row>
        <table:table-row table:style-name="ro1">
          <table:table-cell office:value-type="time" office:time-value="PT19H47M36S" table:style-name="ce5">
            <text:p>19:47:36</text:p>
          </table:table-cell>
          <table:table-cell office:value-type="time" office:time-value="PT19H47M38S" table:style-name="ce5">
            <text:p>19:47:3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5.89" table:style-name="ce1">
            <text:p>535,89</text:p>
          </table:table-cell>
          <table:table-cell office:value-type="float" office:value="2.9450960318999999" table:formula="of:=[.C193]/1000 * [.D193]*[.E193]/1000" table:style-name="ce6">
            <text:p>2,945096032</text:p>
          </table:table-cell>
          <table:table-cell table:number-columns-repeated="2" table:style-name="ce1"/>
          <table:table-cell office:value-type="float" office:value="0.24306112277890257" table:formula="of:=[.F193]-([.$J$3]*[.C193]/1000)" table:style-name="ce1">
            <text:p>0,243061123</text:p>
          </table:table-cell>
          <table:table-cell table:number-columns-repeated="16375"/>
        </table:table-row>
        <table:table-row table:style-name="ro1">
          <table:table-cell office:value-type="time" office:time-value="PT19H47M38S" table:style-name="ce5">
            <text:p>19:47:38</text:p>
          </table:table-cell>
          <table:table-cell office:value-type="time" office:time-value="PT19H47M39S" table:style-name="ce5">
            <text:p>19:47:3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3.65" table:style-name="ce1">
            <text:p>543,65</text:p>
          </table:table-cell>
          <table:table-cell office:value-type="float" office:value="2.9877427414999995" table:formula="of:=[.C194]/1000 * [.D194]*[.E194]/1000" table:style-name="ce6">
            <text:p>2,987742742</text:p>
          </table:table-cell>
          <table:table-cell table:number-columns-repeated="2" table:style-name="ce1"/>
          <table:table-cell office:value-type="float" office:value="0.28570783237890218" table:formula="of:=[.F194]-([.$J$3]*[.C194]/1000)" table:style-name="ce1">
            <text:p>0,285707832</text:p>
          </table:table-cell>
          <table:table-cell table:number-columns-repeated="16375"/>
        </table:table-row>
        <table:table-row table:style-name="ro1">
          <table:table-cell office:value-type="time" office:time-value="PT19H47M39S" table:style-name="ce5">
            <text:p>19:47:39</text:p>
          </table:table-cell>
          <table:table-cell office:value-type="time" office:time-value="PT19H47M40S" table:style-name="ce5">
            <text:p>19:47:40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1.86" table:style-name="ce1">
            <text:p>541,86</text:p>
          </table:table-cell>
          <table:table-cell office:value-type="float" office:value="3.0003167502000001" table:formula="of:=[.C195]/1000 * [.D195]*[.E195]/1000" table:style-name="ce6">
            <text:p>3,00031675</text:p>
          </table:table-cell>
          <table:table-cell table:number-columns-repeated="2" table:style-name="ce1"/>
          <table:table-cell office:value-type="float" office:value="0.27794667713443566" table:formula="of:=[.F195]-([.$J$3]*[.C195]/1000)" table:style-name="ce1">
            <text:p>0,277946677</text:p>
          </table:table-cell>
          <table:table-cell table:number-columns-repeated="16375"/>
        </table:table-row>
        <table:table-row table:style-name="ro1">
          <table:table-cell office:value-type="time" office:time-value="PT19H47M40S" table:style-name="ce5">
            <text:p>19:47:40</text:p>
          </table:table-cell>
          <table:table-cell office:value-type="time" office:time-value="PT19H47M41S" table:style-name="ce5">
            <text:p>19:47:4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3.78" table:style-name="ce1">
            <text:p>543,78</text:p>
          </table:table-cell>
          <table:table-cell office:value-type="float" office:value="3.0025138967999996" table:formula="of:=[.C196]/1000 * [.D196]*[.E196]/1000" table:style-name="ce6">
            <text:p>3,002513897</text:p>
          </table:table-cell>
          <table:table-cell table:number-columns-repeated="2" table:style-name="ce1"/>
          <table:table-cell office:value-type="float" office:value="0.28776951021361041" table:formula="of:=[.F196]-([.$J$3]*[.C196]/1000)" table:style-name="ce1">
            <text:p>0,28776951</text:p>
          </table:table-cell>
          <table:table-cell table:number-columns-repeated="16375"/>
        </table:table-row>
        <table:table-row table:style-name="ro1">
          <table:table-cell office:value-type="time" office:time-value="PT19H47M41S" table:style-name="ce5">
            <text:p>19:47:41</text:p>
          </table:table-cell>
          <table:table-cell office:value-type="time" office:time-value="PT19H47M42S" table:style-name="ce5">
            <text:p>19:47:4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2.12" table:style-name="ce1">
            <text:p>542,12</text:p>
          </table:table-cell>
          <table:table-cell office:value-type="float" office:value="2.9791662479999999" table:formula="of:=[.C197]/1000 * [.D197]*[.E197]/1000" table:style-name="ce6">
            <text:p>2,979166248</text:p>
          </table:table-cell>
          <table:table-cell table:number-columns-repeated="2" table:style-name="ce1"/>
          <table:table-cell office:value-type="float" office:value="0.27204754789278596" table:formula="of:=[.F197]-([.$J$3]*[.C197]/1000)" table:style-name="ce1">
            <text:p>0,272047548</text:p>
          </table:table-cell>
          <table:table-cell table:number-columns-repeated="16375"/>
        </table:table-row>
        <table:table-row table:style-name="ro1">
          <table:table-cell office:value-type="time" office:time-value="PT19H47M42S" table:style-name="ce5">
            <text:p>19:47:42</text:p>
          </table:table-cell>
          <table:table-cell office:value-type="time" office:time-value="PT19H47M43S" table:style-name="ce5">
            <text:p>19:47:4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1.74" table:style-name="ce1">
            <text:p>531,74</text:p>
          </table:table-cell>
          <table:table-cell office:value-type="float" office:value="2.9195397396000002" table:formula="of:=[.C198]/1000 * [.D198]*[.E198]/1000" table:style-name="ce6">
            <text:p>2,91953974</text:p>
          </table:table-cell>
          <table:table-cell table:number-columns-repeated="2" table:style-name="ce1"/>
          <table:table-cell office:value-type="float" office:value="0.22004672597196118" table:formula="of:=[.F198]-([.$J$3]*[.C198]/1000)" table:style-name="ce1">
            <text:p>0,220046726</text:p>
          </table:table-cell>
          <table:table-cell table:number-columns-repeated="16375"/>
        </table:table-row>
        <table:table-row table:style-name="ro1">
          <table:table-cell office:value-type="time" office:time-value="PT19H47M43S" table:style-name="ce5">
            <text:p>19:47:43</text:p>
          </table:table-cell>
          <table:table-cell office:value-type="time" office:time-value="PT19H47M44S" table:style-name="ce5">
            <text:p>19:47:44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8.47" table:style-name="ce1">
            <text:p>558,47</text:p>
          </table:table-cell>
          <table:table-cell office:value-type="float" office:value="3.0891879744000001" table:formula="of:=[.C199]/1000 * [.D199]*[.E199]/1000" table:style-name="ce6">
            <text:p>3,089187974</text:p>
          </table:table-cell>
          <table:table-cell table:number-columns-repeated="2" table:style-name="ce1"/>
          <table:table-cell office:value-type="float" office:value="0.36427600584137743" table:formula="of:=[.F199]-([.$J$3]*[.C199]/1000)" table:style-name="ce1">
            <text:p>0,364276006</text:p>
          </table:table-cell>
          <table:table-cell table:number-columns-repeated="16375"/>
        </table:table-row>
        <table:table-row table:style-name="ro1">
          <table:table-cell office:value-type="time" office:time-value="PT19H47M44S" table:style-name="ce5">
            <text:p>19:47:44</text:p>
          </table:table-cell>
          <table:table-cell office:value-type="time" office:time-value="PT19H47M45S" table:style-name="ce5">
            <text:p>19:47:4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9.96" table:style-name="ce1">
            <text:p>559,96</text:p>
          </table:table-cell>
          <table:table-cell office:value-type="float" office:value="3.0829829712000003" table:formula="of:=[.C200]/1000 * [.D200]*[.E200]/1000" table:style-name="ce6">
            <text:p>3,082982971</text:p>
          </table:table-cell>
          <table:table-cell table:number-columns-repeated="2" table:style-name="ce1"/>
          <table:table-cell office:value-type="float" office:value="0.37078048010666942" table:formula="of:=[.F200]-([.$J$3]*[.C200]/1000)" table:style-name="ce1">
            <text:p>0,37078048</text:p>
          </table:table-cell>
          <table:table-cell table:number-columns-repeated="16375"/>
        </table:table-row>
        <table:table-row table:style-name="ro1">
          <table:table-cell office:value-type="time" office:time-value="PT19H47M45S" table:style-name="ce5">
            <text:p>19:47:45</text:p>
          </table:table-cell>
          <table:table-cell office:value-type="time" office:time-value="PT19H47M46S" table:style-name="ce5">
            <text:p>19:47:4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0.88" table:style-name="ce1">
            <text:p>530,88</text:p>
          </table:table-cell>
          <table:table-cell office:value-type="float" office:value="2.9175625248000001" table:formula="of:=[.C201]/1000 * [.D201]*[.E201]/1000" table:style-name="ce6">
            <text:p>2,917562525</text:p>
          </table:table-cell>
          <table:table-cell table:number-columns-repeated="2" table:style-name="ce1"/>
          <table:table-cell office:value-type="float" office:value="0.21552761567890277" table:formula="of:=[.F201]-([.$J$3]*[.C201]/1000)" table:style-name="ce1">
            <text:p>0,215527616</text:p>
          </table:table-cell>
          <table:table-cell table:number-columns-repeated="16375"/>
        </table:table-row>
        <table:table-row table:style-name="ro1">
          <table:table-cell office:value-type="time" office:time-value="PT19H47M46S" table:style-name="ce5">
            <text:p>19:47:46</text:p>
          </table:table-cell>
          <table:table-cell office:value-type="time" office:time-value="PT19H47M47S" table:style-name="ce5">
            <text:p>19:47:4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9.29999999999995" table:style-name="ce1">
            <text:p>539,3</text:p>
          </table:table-cell>
          <table:table-cell office:value-type="float" office:value="2.9692347959999998" table:formula="of:=[.C202]/1000 * [.D202]*[.E202]/1000" table:style-name="ce6">
            <text:p>2,969234796</text:p>
          </table:table-cell>
          <table:table-cell table:number-columns-repeated="2" table:style-name="ce1"/>
          <table:table-cell office:value-type="float" office:value="0.25703230490666895" table:formula="of:=[.F202]-([.$J$3]*[.C202]/1000)" table:style-name="ce1">
            <text:p>0,257032305</text:p>
          </table:table-cell>
          <table:table-cell table:number-columns-repeated="16375"/>
        </table:table-row>
        <table:table-row table:style-name="ro1">
          <table:table-cell office:value-type="time" office:time-value="PT19H47M47S" table:style-name="ce5">
            <text:p>19:47:47</text:p>
          </table:table-cell>
          <table:table-cell office:value-type="time" office:time-value="PT19H47M48S" table:style-name="ce5">
            <text:p>19:47:4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4.79999999999995" table:style-name="ce1">
            <text:p>544,8</text:p>
          </table:table-cell>
          <table:table-cell office:value-type="float" office:value="2.9884295759999997" table:formula="of:=[.C203]/1000 * [.D203]*[.E203]/1000" table:style-name="ce6">
            <text:p>2,988429576</text:p>
          </table:table-cell>
          <table:table-cell table:number-columns-repeated="2" table:style-name="ce1"/>
          <table:table-cell office:value-type="float" office:value="0.29147845786501936" table:formula="of:=[.F203]-([.$J$3]*[.C203]/1000)" table:style-name="ce1">
            <text:p>0,291478458</text:p>
          </table:table-cell>
          <table:table-cell table:number-columns-repeated="16375"/>
        </table:table-row>
        <table:table-row table:style-name="ro1">
          <table:table-cell office:value-type="time" office:time-value="PT19H47M48S" table:style-name="ce5">
            <text:p>19:47:48</text:p>
          </table:table-cell>
          <table:table-cell office:value-type="time" office:time-value="PT19H47M50S" table:style-name="ce5">
            <text:p>19:47:5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3.20000000000005" table:style-name="ce1">
            <text:p>553,2</text:p>
          </table:table-cell>
          <table:table-cell office:value-type="float" office:value="3.0400552800000007" table:formula="of:=[.C204]/1000 * [.D204]*[.E204]/1000" table:style-name="ce6">
            <text:p>3,04005528</text:p>
          </table:table-cell>
          <table:table-cell table:number-columns-repeated="2" table:style-name="ce1"/>
          <table:table-cell office:value-type="float" office:value="0.3329365798927868" table:formula="of:=[.F204]-([.$J$3]*[.C204]/1000)" table:style-name="ce1">
            <text:p>0,33293658</text:p>
          </table:table-cell>
          <table:table-cell table:number-columns-repeated="16375"/>
        </table:table-row>
        <table:table-row table:style-name="ro1">
          <table:table-cell office:value-type="time" office:time-value="PT19H47M50S" table:style-name="ce5">
            <text:p>19:47:50</text:p>
          </table:table-cell>
          <table:table-cell office:value-type="time" office:time-value="PT19H47M51S" table:style-name="ce5">
            <text:p>19:47:51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1.61" table:style-name="ce1">
            <text:p>561,61</text:p>
          </table:table-cell>
          <table:table-cell office:value-type="float" office:value="3.1094548547999996" table:formula="of:=[.C205]/1000 * [.D205]*[.E205]/1000" table:style-name="ce6">
            <text:p>3,109454855</text:p>
          </table:table-cell>
          <table:table-cell table:number-columns-repeated="2" table:style-name="ce1"/>
          <table:table-cell office:value-type="float" office:value="0.38200099074831817" table:formula="of:=[.F205]-([.$J$3]*[.C205]/1000)" table:style-name="ce1">
            <text:p>0,382000991</text:p>
          </table:table-cell>
          <table:table-cell table:number-columns-repeated="16375"/>
        </table:table-row>
        <table:table-row table:style-name="ro1">
          <table:table-cell office:value-type="time" office:time-value="PT19H47M51S" table:style-name="ce5">
            <text:p>19:47:51</text:p>
          </table:table-cell>
          <table:table-cell office:value-type="time" office:time-value="PT19H47M52S" table:style-name="ce5">
            <text:p>19:47:5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7.22" table:style-name="ce1">
            <text:p>537,22</text:p>
          </table:table-cell>
          <table:table-cell office:value-type="float" office:value="2.9466946776" table:formula="of:=[.C206]/1000 * [.D206]*[.E206]/1000" table:style-name="ce6">
            <text:p>2,946694678</text:p>
          </table:table-cell>
          <table:table-cell table:number-columns-repeated="2" table:style-name="ce1"/>
          <table:table-cell office:value-type="float" office:value="0.24465976847890269" table:formula="of:=[.F206]-([.$J$3]*[.C206]/1000)" table:style-name="ce1">
            <text:p>0,244659768</text:p>
          </table:table-cell>
          <table:table-cell table:number-columns-repeated="16375"/>
        </table:table-row>
        <table:table-row table:style-name="ro1">
          <table:table-cell office:value-type="time" office:time-value="PT19H47M52S" table:style-name="ce5">
            <text:p>19:47:52</text:p>
          </table:table-cell>
          <table:table-cell office:value-type="time" office:time-value="PT19H47M53S" table:style-name="ce5">
            <text:p>19:47:5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9.88" table:style-name="ce1">
            <text:p>559,88</text:p>
          </table:table-cell>
          <table:table-cell office:value-type="float" office:value="3.0680976096000006" table:formula="of:=[.C207]/1000 * [.D207]*[.E207]/1000" table:style-name="ce6">
            <text:p>3,06809761</text:p>
          </table:table-cell>
          <table:table-cell table:number-columns-repeated="2" table:style-name="ce1"/>
          <table:table-cell office:value-type="float" office:value="0.36860459597196149" table:formula="of:=[.F207]-([.$J$3]*[.C207]/1000)" table:style-name="ce1">
            <text:p>0,368604596</text:p>
          </table:table-cell>
          <table:table-cell table:number-columns-repeated="16375"/>
        </table:table-row>
        <table:table-row table:style-name="ro1">
          <table:table-cell office:value-type="time" office:time-value="PT19H47M53S" table:style-name="ce5">
            <text:p>19:47:53</text:p>
          </table:table-cell>
          <table:table-cell office:value-type="time" office:time-value="PT19H47M54S" table:style-name="ce5">
            <text:p>19:47:5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0.01" table:style-name="ce1">
            <text:p>540,01</text:p>
          </table:table-cell>
          <table:table-cell office:value-type="float" office:value="2.9649465054000004" table:formula="of:=[.C208]/1000 * [.D208]*[.E208]/1000" table:style-name="ce6">
            <text:p>2,964946505</text:p>
          </table:table-cell>
          <table:table-cell table:number-columns-repeated="2" table:style-name="ce1"/>
          <table:table-cell office:value-type="float" office:value="0.26545349177196131" table:formula="of:=[.F208]-([.$J$3]*[.C208]/1000)" table:style-name="ce1">
            <text:p>0,265453492</text:p>
          </table:table-cell>
          <table:table-cell table:number-columns-repeated="16375"/>
        </table:table-row>
        <table:table-row table:style-name="ro1">
          <table:table-cell office:value-type="time" office:time-value="PT19H47M54S" table:style-name="ce5">
            <text:p>19:47:54</text:p>
          </table:table-cell>
          <table:table-cell office:value-type="time" office:time-value="PT19H47M55S" table:style-name="ce5">
            <text:p>19:47:5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47" table:style-name="ce1">
            <text:p>531,47</text:p>
          </table:table-cell>
          <table:table-cell office:value-type="float" office:value="2.9153095939" table:formula="of:=[.C209]/1000 * [.D209]*[.E209]/1000" table:style-name="ce6">
            <text:p>2,915309594</text:p>
          </table:table-cell>
          <table:table-cell table:number-columns-repeated="2" table:style-name="ce1"/>
          <table:table-cell office:value-type="float" office:value="0.21835847576501966" table:formula="of:=[.F209]-([.$J$3]*[.C209]/1000)" table:style-name="ce1">
            <text:p>0,218358476</text:p>
          </table:table-cell>
          <table:table-cell table:number-columns-repeated="16375"/>
        </table:table-row>
        <table:table-row table:style-name="ro1">
          <table:table-cell office:value-type="time" office:time-value="PT19H47M55S" table:style-name="ce5">
            <text:p>19:47:55</text:p>
          </table:table-cell>
          <table:table-cell office:value-type="time" office:time-value="PT19H47M56S" table:style-name="ce5">
            <text:p>19:47:5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53" table:style-name="ce1">
            <text:p>535,53</text:p>
          </table:table-cell>
          <table:table-cell office:value-type="float" office:value="2.934811506" table:formula="of:=[.C210]/1000 * [.D210]*[.E210]/1000" table:style-name="ce6">
            <text:p>2,934811506</text:p>
          </table:table-cell>
          <table:table-cell table:number-columns-repeated="2" table:style-name="ce1"/>
          <table:table-cell office:value-type="float" office:value="0.2404022833580779" table:formula="of:=[.F210]-([.$J$3]*[.C210]/1000)" table:style-name="ce1">
            <text:p>0,240402283</text:p>
          </table:table-cell>
          <table:table-cell table:number-columns-repeated="16375"/>
        </table:table-row>
        <table:table-row table:style-name="ro1">
          <table:table-cell office:value-type="time" office:time-value="PT19H47M56S" table:style-name="ce5">
            <text:p>19:47:56</text:p>
          </table:table-cell>
          <table:table-cell office:value-type="time" office:time-value="PT19H47M57S" table:style-name="ce5">
            <text:p>19:47:5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1.59" table:style-name="ce1">
            <text:p>531,59</text:p>
          </table:table-cell>
          <table:table-cell office:value-type="float" office:value="2.9187161586000001" table:formula="of:=[.C211]/1000 * [.D211]*[.E211]/1000" table:style-name="ce6">
            <text:p>2,918716159</text:p>
          </table:table-cell>
          <table:table-cell table:number-columns-repeated="2" table:style-name="ce1"/>
          <table:table-cell office:value-type="float" office:value="0.21922314497196105" table:formula="of:=[.F211]-([.$J$3]*[.C211]/1000)" table:style-name="ce1">
            <text:p>0,219223145</text:p>
          </table:table-cell>
          <table:table-cell table:number-columns-repeated="16375"/>
        </table:table-row>
        <table:table-row table:style-name="ro1">
          <table:table-cell office:value-type="time" office:time-value="PT19H47M57S" table:style-name="ce5">
            <text:p>19:47:57</text:p>
          </table:table-cell>
          <table:table-cell office:value-type="time" office:time-value="PT19H47M58S" table:style-name="ce5">
            <text:p>19:47:5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0.69000000000005" table:style-name="ce1">
            <text:p>550,69</text:p>
          </table:table-cell>
          <table:table-cell office:value-type="float" office:value="3.0177371448000008" table:formula="of:=[.C212]/1000 * [.D212]*[.E212]/1000" table:style-name="ce6">
            <text:p>3,017737145</text:p>
          </table:table-cell>
          <table:table-cell table:number-columns-repeated="2" table:style-name="ce1"/>
          <table:table-cell office:value-type="float" office:value="0.31824413117196171" table:formula="of:=[.F212]-([.$J$3]*[.C212]/1000)" table:style-name="ce1">
            <text:p>0,318244131</text:p>
          </table:table-cell>
          <table:table-cell table:number-columns-repeated="16375"/>
        </table:table-row>
        <table:table-row table:style-name="ro1">
          <table:table-cell office:value-type="time" office:time-value="PT19H47M58S" table:style-name="ce5">
            <text:p>19:47:58</text:p>
          </table:table-cell>
          <table:table-cell office:value-type="time" office:time-value="PT19H47M59S" table:style-name="ce5">
            <text:p>19:47:5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4.05999999999995" table:style-name="ce1">
            <text:p>564,06</text:p>
          </table:table-cell>
          <table:table-cell office:value-type="float" office:value="3.0968247743999995" table:formula="of:=[.C213]/1000 * [.D213]*[.E213]/1000" table:style-name="ce6">
            <text:p>3,096824774</text:p>
          </table:table-cell>
          <table:table-cell table:number-columns-repeated="2" table:style-name="ce1"/>
          <table:table-cell office:value-type="float" office:value="0.39224796978584386" table:formula="of:=[.F213]-([.$J$3]*[.C213]/1000)" table:style-name="ce1">
            <text:p>0,39224797</text:p>
          </table:table-cell>
          <table:table-cell table:number-columns-repeated="16375"/>
        </table:table-row>
        <table:table-row table:style-name="ro1">
          <table:table-cell office:value-type="time" office:time-value="PT19H47M59S" table:style-name="ce5">
            <text:p>19:47:59</text:p>
          </table:table-cell>
          <table:table-cell office:value-type="time" office:time-value="PT19H48M0S" table:style-name="ce5">
            <text:p>19:48:00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8.25" table:style-name="ce1">
            <text:p>538,25</text:p>
          </table:table-cell>
          <table:table-cell office:value-type="float" office:value="2.94678957" table:formula="of:=[.C214]/1000 * [.D214]*[.E214]/1000" table:style-name="ce6">
            <text:p>2,94678957</text:p>
          </table:table-cell>
          <table:table-cell table:number-columns-repeated="2" table:style-name="ce1"/>
          <table:table-cell office:value-type="float" office:value="0.24983845186501963" table:formula="of:=[.F214]-([.$J$3]*[.C214]/1000)" table:style-name="ce1">
            <text:p>0,249838452</text:p>
          </table:table-cell>
          <table:table-cell table:number-columns-repeated="16375"/>
        </table:table-row>
        <table:table-row table:style-name="ro1">
          <table:table-cell office:value-type="time" office:time-value="PT19H48M0S" table:style-name="ce5">
            <text:p>19:48:00</text:p>
          </table:table-cell>
          <table:table-cell office:value-type="time" office:time-value="PT19H48M1S" table:style-name="ce5">
            <text:p>19:48:0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29.94000000000005" table:style-name="ce1">
            <text:p>529,94</text:p>
          </table:table-cell>
          <table:table-cell office:value-type="float" office:value="2.9286392184000003" table:formula="of:=[.C215]/1000 * [.D215]*[.E215]/1000" table:style-name="ce6">
            <text:p>2,928639218</text:p>
          </table:table-cell>
          <table:table-cell table:number-columns-repeated="2" table:style-name="ce1"/>
          <table:table-cell office:value-type="float" office:value="0.20626914533443585" table:formula="of:=[.F215]-([.$J$3]*[.C215]/1000)" table:style-name="ce1">
            <text:p>0,206269145</text:p>
          </table:table-cell>
          <table:table-cell table:number-columns-repeated="16375"/>
        </table:table-row>
        <table:table-row table:style-name="ro1">
          <table:table-cell office:value-type="time" office:time-value="PT19H48M1S" table:style-name="ce5">
            <text:p>19:48:01</text:p>
          </table:table-cell>
          <table:table-cell office:value-type="time" office:time-value="PT19H48M3S" table:style-name="ce5">
            <text:p>19:48:0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4.25" table:style-name="ce1">
            <text:p>544,25</text:p>
          </table:table-cell>
          <table:table-cell office:value-type="float" office:value="2.9854126225000002" table:formula="of:=[.C216]/1000 * [.D216]*[.E216]/1000" table:style-name="ce6">
            <text:p>2,985412623</text:p>
          </table:table-cell>
          <table:table-cell table:number-columns-repeated="2" table:style-name="ce1"/>
          <table:table-cell office:value-type="float" office:value="0.28846150436501983" table:formula="of:=[.F216]-([.$J$3]*[.C216]/1000)" table:style-name="ce1">
            <text:p>0,288461504</text:p>
          </table:table-cell>
          <table:table-cell table:number-columns-repeated="16375"/>
        </table:table-row>
        <table:table-row table:style-name="ro1">
          <table:table-cell office:value-type="time" office:time-value="PT19H48M3S" table:style-name="ce5">
            <text:p>19:48:03</text:p>
          </table:table-cell>
          <table:table-cell office:value-type="time" office:time-value="PT19H48M4S" table:style-name="ce5">
            <text:p>19:48:0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02" table:style-name="ce1">
            <text:p>543,02</text:p>
          </table:table-cell>
          <table:table-cell office:value-type="float" office:value="2.9786656173999995" table:formula="of:=[.C217]/1000 * [.D217]*[.E217]/1000" table:style-name="ce6">
            <text:p>2,978665617</text:p>
          </table:table-cell>
          <table:table-cell table:number-columns-repeated="2" table:style-name="ce1"/>
          <table:table-cell office:value-type="float" office:value="0.28171449926501912" table:formula="of:=[.F217]-([.$J$3]*[.C217]/1000)" table:style-name="ce1">
            <text:p>0,281714499</text:p>
          </table:table-cell>
          <table:table-cell table:number-columns-repeated="16375"/>
        </table:table-row>
        <table:table-row table:style-name="ro1">
          <table:table-cell office:value-type="time" office:time-value="PT19H48M4S" table:style-name="ce5">
            <text:p>19:48:04</text:p>
          </table:table-cell>
          <table:table-cell office:value-type="time" office:time-value="PT19H48M5S" table:style-name="ce5">
            <text:p>19:48:0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29.98" table:style-name="ce1">
            <text:p>529,98</text:p>
          </table:table-cell>
          <table:table-cell office:value-type="float" office:value="2.9345363586" table:formula="of:=[.C218]/1000 * [.D218]*[.E218]/1000" table:style-name="ce6">
            <text:p>2,934536359</text:p>
          </table:table-cell>
          <table:table-cell table:number-columns-repeated="2" table:style-name="ce1"/>
          <table:table-cell office:value-type="float" office:value="0.21216628553443551" table:formula="of:=[.F218]-([.$J$3]*[.C218]/1000)" table:style-name="ce1">
            <text:p>0,212166286</text:p>
          </table:table-cell>
          <table:table-cell table:number-columns-repeated="16375"/>
        </table:table-row>
        <table:table-row table:style-name="ro1">
          <table:table-cell office:value-type="time" office:time-value="PT19H48M5S" table:style-name="ce5">
            <text:p>19:48:05</text:p>
          </table:table-cell>
          <table:table-cell office:value-type="time" office:time-value="PT19H48M6S" table:style-name="ce5">
            <text:p>19:48:0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6.76" table:style-name="ce1">
            <text:p>536,76</text:p>
          </table:table-cell>
          <table:table-cell office:value-type="float" office:value="2.9441715408000002" table:formula="of:=[.C219]/1000 * [.D219]*[.E219]/1000" table:style-name="ce6">
            <text:p>2,944171541</text:p>
          </table:table-cell>
          <table:table-cell table:number-columns-repeated="2" table:style-name="ce1"/>
          <table:table-cell office:value-type="float" office:value="0.24213663167890287" table:formula="of:=[.F219]-([.$J$3]*[.C219]/1000)" table:style-name="ce1">
            <text:p>0,242136632</text:p>
          </table:table-cell>
          <table:table-cell table:number-columns-repeated="16375"/>
        </table:table-row>
        <table:table-row table:style-name="ro1">
          <table:table-cell office:value-type="time" office:time-value="PT19H48M6S" table:style-name="ce5">
            <text:p>19:48:06</text:p>
          </table:table-cell>
          <table:table-cell office:value-type="time" office:time-value="PT19H48M7S" table:style-name="ce5">
            <text:p>19:48:0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8.70000000000005" table:style-name="ce1">
            <text:p>518,7</text:p>
          </table:table-cell>
          <table:table-cell office:value-type="float" office:value="2.847943098" table:formula="of:=[.C220]/1000 * [.D220]*[.E220]/1000" table:style-name="ce6">
            <text:p>2,847943098</text:p>
          </table:table-cell>
          <table:table-cell table:number-columns-repeated="2" table:style-name="ce1"/>
          <table:table-cell office:value-type="float" office:value="0.14845008437196094" table:formula="of:=[.F220]-([.$J$3]*[.C220]/1000)" table:style-name="ce1">
            <text:p>0,148450084</text:p>
          </table:table-cell>
          <table:table-cell table:number-columns-repeated="16375"/>
        </table:table-row>
        <table:table-row table:style-name="ro1">
          <table:table-cell office:value-type="time" office:time-value="PT19H48M7S" table:style-name="ce5">
            <text:p>19:48:07</text:p>
          </table:table-cell>
          <table:table-cell office:value-type="time" office:time-value="PT19H48M8S" table:style-name="ce5">
            <text:p>19:48:08</text:p>
          </table:table-cell>
          <table:table-cell office:value-type="float" office:value="1089" table:style-name="ce1">
            <text:p>1089</text:p>
          </table:table-cell>
          <table:table-cell office:value-type="float" office:value="5.16" table:style-name="ce1">
            <text:p>5,16</text:p>
          </table:table-cell>
          <table:table-cell office:value-type="float" office:value="549.86" table:style-name="ce1">
            <text:p>549,86</text:p>
          </table:table-cell>
          <table:table-cell office:value-type="float" office:value="3.0897953063999997" table:formula="of:=[.C221]/1000 * [.D221]*[.E221]/1000" table:style-name="ce6">
            <text:p>3,089795306</text:p>
          </table:table-cell>
          <table:table-cell table:number-columns-repeated="2" table:style-name="ce1"/>
          <table:table-cell office:value-type="float" office:value="0.32167111445938357" table:formula="of:=[.F221]-([.$J$3]*[.C221]/1000)" table:style-name="ce1">
            <text:p>0,321671114</text:p>
          </table:table-cell>
          <table:table-cell table:number-columns-repeated="16375"/>
        </table:table-row>
        <table:table-row table:style-name="ro1">
          <table:table-cell office:value-type="time" office:time-value="PT19H48M8S" table:style-name="ce5">
            <text:p>19:48:08</text:p>
          </table:table-cell>
          <table:table-cell office:value-type="time" office:time-value="PT19H48M9S" table:style-name="ce5">
            <text:p>19:48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74" table:style-name="ce1">
            <text:p>523,74</text:p>
          </table:table-cell>
          <table:table-cell office:value-type="float" office:value="2.8729076838000003" table:formula="of:=[.C222]/1000 * [.D222]*[.E222]/1000" table:style-name="ce6">
            <text:p>2,872907684</text:p>
          </table:table-cell>
          <table:table-cell table:number-columns-repeated="2" table:style-name="ce1"/>
          <table:table-cell office:value-type="float" office:value="0.17595656566501994" table:formula="of:=[.F222]-([.$J$3]*[.C222]/1000)" table:style-name="ce1">
            <text:p>0,175956566</text:p>
          </table:table-cell>
          <table:table-cell table:number-columns-repeated="16375"/>
        </table:table-row>
        <table:table-row table:style-name="ro1">
          <table:table-cell office:value-type="time" office:time-value="PT19H48M9S" table:style-name="ce5">
            <text:p>19:48:09</text:p>
          </table:table-cell>
          <table:table-cell office:value-type="time" office:time-value="PT19H48M10S" table:style-name="ce5">
            <text:p>19:48:1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2.04999999999995" table:style-name="ce1">
            <text:p>542,05</text:p>
          </table:table-cell>
          <table:table-cell office:value-type="float" office:value="2.9733448084999994" table:formula="of:=[.C223]/1000 * [.D223]*[.E223]/1000" table:style-name="ce6">
            <text:p>2,973344809</text:p>
          </table:table-cell>
          <table:table-cell table:number-columns-repeated="2" table:style-name="ce1"/>
          <table:table-cell office:value-type="float" office:value="0.27639369036501904" table:formula="of:=[.F223]-([.$J$3]*[.C223]/1000)" table:style-name="ce1">
            <text:p>0,27639369</text:p>
          </table:table-cell>
          <table:table-cell table:number-columns-repeated="16375"/>
        </table:table-row>
        <table:table-row table:style-name="ro1">
          <table:table-cell office:value-type="time" office:time-value="PT19H48M10S" table:style-name="ce5">
            <text:p>19:48:10</text:p>
          </table:table-cell>
          <table:table-cell office:value-type="time" office:time-value="PT19H48M11S" table:style-name="ce5">
            <text:p>19:48:1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0.80999999999995" table:style-name="ce1">
            <text:p>550,81</text:p>
          </table:table-cell>
          <table:table-cell office:value-type="float" office:value="3.0354478127999998" table:formula="of:=[.C224]/1000 * [.D224]*[.E224]/1000" table:style-name="ce6">
            <text:p>3,035447813</text:p>
          </table:table-cell>
          <table:table-cell table:number-columns-repeated="2" table:style-name="ce1"/>
          <table:table-cell office:value-type="float" office:value="0.32070342621361059" table:formula="of:=[.F224]-([.$J$3]*[.C224]/1000)" table:style-name="ce1">
            <text:p>0,320703426</text:p>
          </table:table-cell>
          <table:table-cell table:number-columns-repeated="16375"/>
        </table:table-row>
        <table:table-row table:style-name="ro1">
          <table:table-cell office:value-type="time" office:time-value="PT19H48M11S" table:style-name="ce5">
            <text:p>19:48:11</text:p>
          </table:table-cell>
          <table:table-cell office:value-type="time" office:time-value="PT19H48M12S" table:style-name="ce5">
            <text:p>19:48:1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4.51" table:style-name="ce1">
            <text:p>554,51</text:p>
          </table:table-cell>
          <table:table-cell office:value-type="float" office:value="3.0443929824000002" table:formula="of:=[.C225]/1000 * [.D225]*[.E225]/1000" table:style-name="ce6">
            <text:p>3,044392982</text:p>
          </table:table-cell>
          <table:table-cell table:number-columns-repeated="2" table:style-name="ce1"/>
          <table:table-cell office:value-type="float" office:value="0.33981617778584461" table:formula="of:=[.F225]-([.$J$3]*[.C225]/1000)" table:style-name="ce1">
            <text:p>0,339816178</text:p>
          </table:table-cell>
          <table:table-cell table:number-columns-repeated="16375"/>
        </table:table-row>
        <table:table-row table:style-name="ro1">
          <table:table-cell office:value-type="time" office:time-value="PT19H48M12S" table:style-name="ce5">
            <text:p>19:48:12</text:p>
          </table:table-cell>
          <table:table-cell office:value-type="time" office:time-value="PT19H48M13S" table:style-name="ce5">
            <text:p>19:48:1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7.91999999999996" table:style-name="ce1">
            <text:p>527,92</text:p>
          </table:table-cell>
          <table:table-cell office:value-type="float" office:value="2.9040245696000002" table:formula="of:=[.C226]/1000 * [.D226]*[.E226]/1000" table:style-name="ce6">
            <text:p>2,90402457</text:p>
          </table:table-cell>
          <table:table-cell table:number-columns-repeated="2" table:style-name="ce1"/>
          <table:table-cell office:value-type="float" office:value="0.1994477649858446" table:formula="of:=[.F226]-([.$J$3]*[.C226]/1000)" table:style-name="ce1">
            <text:p>0,199447765</text:p>
          </table:table-cell>
          <table:table-cell table:number-columns-repeated="16375"/>
        </table:table-row>
        <table:table-row table:style-name="ro1">
          <table:table-cell office:value-type="time" office:time-value="PT19H48M13S" table:style-name="ce5">
            <text:p>19:48:13</text:p>
          </table:table-cell>
          <table:table-cell office:value-type="time" office:time-value="PT19H48M15S" table:style-name="ce5">
            <text:p>19:48:1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9.71" table:style-name="ce1">
            <text:p>519,71</text:p>
          </table:table-cell>
          <table:table-cell office:value-type="float" office:value="2.8508016427" table:formula="of:=[.C227]/1000 * [.D227]*[.E227]/1000" table:style-name="ce6">
            <text:p>2,850801643</text:p>
          </table:table-cell>
          <table:table-cell table:number-columns-repeated="2" table:style-name="ce1"/>
          <table:table-cell office:value-type="float" office:value="0.15385052456501969" table:formula="of:=[.F227]-([.$J$3]*[.C227]/1000)" table:style-name="ce1">
            <text:p>0,153850525</text:p>
          </table:table-cell>
          <table:table-cell table:number-columns-repeated="16375"/>
        </table:table-row>
        <table:table-row table:style-name="ro1">
          <table:table-cell office:value-type="time" office:time-value="PT19H48M15S" table:style-name="ce5">
            <text:p>19:48:15</text:p>
          </table:table-cell>
          <table:table-cell office:value-type="time" office:time-value="PT19H48M16S" table:style-name="ce5">
            <text:p>19:48:1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3.52" table:style-name="ce1">
            <text:p>533,52</text:p>
          </table:table-cell>
          <table:table-cell office:value-type="float" office:value="2.9208939551999995" table:formula="of:=[.C228]/1000 * [.D228]*[.E228]/1000" table:style-name="ce6">
            <text:p>2,920893955</text:p>
          </table:table-cell>
          <table:table-cell table:number-columns-repeated="2" table:style-name="ce1"/>
          <table:table-cell office:value-type="float" office:value="0.22394283706501916" table:formula="of:=[.F228]-([.$J$3]*[.C228]/1000)" table:style-name="ce1">
            <text:p>0,223942837</text:p>
          </table:table-cell>
          <table:table-cell table:number-columns-repeated="16375"/>
        </table:table-row>
        <table:table-row table:style-name="ro1">
          <table:table-cell office:value-type="time" office:time-value="PT19H48M16S" table:style-name="ce5">
            <text:p>19:48:16</text:p>
          </table:table-cell>
          <table:table-cell office:value-type="time" office:time-value="PT19H48M17S" table:style-name="ce5">
            <text:p>19:48:1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0.55999999999995" table:style-name="ce1">
            <text:p>550,56</text:p>
          </table:table-cell>
          <table:table-cell office:value-type="float" office:value="3.0257180975999995" table:formula="of:=[.C229]/1000 * [.D229]*[.E229]/1000" table:style-name="ce6">
            <text:p>3,025718098</text:p>
          </table:table-cell>
          <table:table-cell table:number-columns-repeated="2" table:style-name="ce1"/>
          <table:table-cell office:value-type="float" office:value="0.32368318847890221" table:formula="of:=[.F229]-([.$J$3]*[.C229]/1000)" table:style-name="ce1">
            <text:p>0,323683188</text:p>
          </table:table-cell>
          <table:table-cell table:number-columns-repeated="16375"/>
        </table:table-row>
        <table:table-row table:style-name="ro1">
          <table:table-cell office:value-type="time" office:time-value="PT19H48M17S" table:style-name="ce5">
            <text:p>19:48:17</text:p>
          </table:table-cell>
          <table:table-cell office:value-type="time" office:time-value="PT19H48M18S" table:style-name="ce5">
            <text:p>19:48:1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4.09" table:style-name="ce1">
            <text:p>534,09</text:p>
          </table:table-cell>
          <table:table-cell office:value-type="float" office:value="2.9352037539000002" table:formula="of:=[.C230]/1000 * [.D230]*[.E230]/1000" table:style-name="ce6">
            <text:p>2,935203754</text:p>
          </table:table-cell>
          <table:table-cell table:number-columns-repeated="2" table:style-name="ce1"/>
          <table:table-cell office:value-type="float" office:value="0.23316884477890287" table:formula="of:=[.F230]-([.$J$3]*[.C230]/1000)" table:style-name="ce1">
            <text:p>0,233168845</text:p>
          </table:table-cell>
          <table:table-cell table:number-columns-repeated="16375"/>
        </table:table-row>
        <table:table-row table:style-name="ro1">
          <table:table-cell office:value-type="time" office:time-value="PT19H48M18S" table:style-name="ce5">
            <text:p>19:48:18</text:p>
          </table:table-cell>
          <table:table-cell office:value-type="time" office:time-value="PT19H48M19S" table:style-name="ce5">
            <text:p>19:48:19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9.28" table:style-name="ce1">
            <text:p>539,28</text:p>
          </table:table-cell>
          <table:table-cell office:value-type="float" office:value="2.9860311095999998" table:formula="of:=[.C231]/1000 * [.D231]*[.E231]/1000" table:style-name="ce6">
            <text:p>2,98603111</text:p>
          </table:table-cell>
          <table:table-cell table:number-columns-repeated="2" table:style-name="ce1"/>
          <table:table-cell office:value-type="float" office:value="0.2636610365344354" table:formula="of:=[.F231]-([.$J$3]*[.C231]/1000)" table:style-name="ce1">
            <text:p>0,263661037</text:p>
          </table:table-cell>
          <table:table-cell table:number-columns-repeated="16375"/>
        </table:table-row>
        <table:table-row table:style-name="ro1">
          <table:table-cell office:value-type="time" office:time-value="PT19H48M19S" table:style-name="ce5">
            <text:p>19:48:19</text:p>
          </table:table-cell>
          <table:table-cell office:value-type="time" office:time-value="PT19H48M20S" table:style-name="ce5">
            <text:p>19:48:2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8.52" table:style-name="ce1">
            <text:p>558,52</text:p>
          </table:table-cell>
          <table:table-cell office:value-type="float" office:value="3.0606449184000004" table:formula="of:=[.C232]/1000 * [.D232]*[.E232]/1000" table:style-name="ce6">
            <text:p>3,060644918</text:p>
          </table:table-cell>
          <table:table-cell table:number-columns-repeated="2" table:style-name="ce1"/>
          <table:table-cell office:value-type="float" office:value="0.36115190477196135" table:formula="of:=[.F232]-([.$J$3]*[.C232]/1000)" table:style-name="ce1">
            <text:p>0,361151905</text:p>
          </table:table-cell>
          <table:table-cell table:number-columns-repeated="16375"/>
        </table:table-row>
        <table:table-row table:style-name="ro1">
          <table:table-cell office:value-type="time" office:time-value="PT19H48M20S" table:style-name="ce5">
            <text:p>19:48:20</text:p>
          </table:table-cell>
          <table:table-cell office:value-type="time" office:time-value="PT19H48M21S" table:style-name="ce5">
            <text:p>19:48:2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3.28" table:style-name="ce1">
            <text:p>533,28</text:p>
          </table:table-cell>
          <table:table-cell office:value-type="float" office:value="2.9278351871999999" table:formula="of:=[.C233]/1000 * [.D233]*[.E233]/1000" table:style-name="ce6">
            <text:p>2,927835187</text:p>
          </table:table-cell>
          <table:table-cell table:number-columns-repeated="2" table:style-name="ce1"/>
          <table:table-cell office:value-type="float" office:value="0.22325838258584429" table:formula="of:=[.F233]-([.$J$3]*[.C233]/1000)" table:style-name="ce1">
            <text:p>0,223258383</text:p>
          </table:table-cell>
          <table:table-cell table:number-columns-repeated="16375"/>
        </table:table-row>
        <table:table-row table:style-name="ro1">
          <table:table-cell office:value-type="time" office:time-value="PT19H48M21S" table:style-name="ce5">
            <text:p>19:48:21</text:p>
          </table:table-cell>
          <table:table-cell office:value-type="time" office:time-value="PT19H48M22S" table:style-name="ce5">
            <text:p>19:48:22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1.55999999999995" table:style-name="ce1">
            <text:p>531,56</text:p>
          </table:table-cell>
          <table:table-cell office:value-type="float" office:value="2.9321062223999999" table:formula="of:=[.C234]/1000 * [.D234]*[.E234]/1000" table:style-name="ce6">
            <text:p>2,932106222</text:p>
          </table:table-cell>
          <table:table-cell table:number-columns-repeated="2" table:style-name="ce1"/>
          <table:table-cell office:value-type="float" office:value="0.2148199403205524" table:formula="of:=[.F234]-([.$J$3]*[.C234]/1000)" table:style-name="ce1">
            <text:p>0,21481994</text:p>
          </table:table-cell>
          <table:table-cell table:number-columns-repeated="16375"/>
        </table:table-row>
        <table:table-row table:style-name="ro1">
          <table:table-cell office:value-type="time" office:time-value="PT19H48M22S" table:style-name="ce5">
            <text:p>19:48:22</text:p>
          </table:table-cell>
          <table:table-cell office:value-type="time" office:time-value="PT19H48M23S" table:style-name="ce5">
            <text:p>19:48:23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0.1" table:style-name="ce1">
            <text:p>550,1</text:p>
          </table:table-cell>
          <table:table-cell office:value-type="float" office:value="3.0514047" table:formula="of:=[.C235]/1000 * [.D235]*[.E235]/1000" table:style-name="ce6">
            <text:p>3,0514047</text:p>
          </table:table-cell>
          <table:table-cell table:number-columns-repeated="2" table:style-name="ce1"/>
          <table:table-cell office:value-type="float" office:value="0.31886704496220153" table:formula="of:=[.F235]-([.$J$3]*[.C235]/1000)" table:style-name="ce1">
            <text:p>0,318867045</text:p>
          </table:table-cell>
          <table:table-cell table:number-columns-repeated="16375"/>
        </table:table-row>
        <table:table-row table:style-name="ro1">
          <table:table-cell office:value-type="time" office:time-value="PT19H48M23S" table:style-name="ce5">
            <text:p>19:48:23</text:p>
          </table:table-cell>
          <table:table-cell office:value-type="time" office:time-value="PT19H48M24S" table:style-name="ce5">
            <text:p>19:48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09" table:style-name="ce1">
            <text:p>525,09</text:p>
          </table:table-cell>
          <table:table-cell office:value-type="float" office:value="2.8775982180000002" table:formula="of:=[.C236]/1000 * [.D236]*[.E236]/1000" table:style-name="ce6">
            <text:p>2,877598218</text:p>
          </table:table-cell>
          <table:table-cell table:number-columns-repeated="2" table:style-name="ce1"/>
          <table:table-cell office:value-type="float" office:value="0.18318899535807809" table:formula="of:=[.F236]-([.$J$3]*[.C236]/1000)" table:style-name="ce1">
            <text:p>0,183188995</text:p>
          </table:table-cell>
          <table:table-cell table:number-columns-repeated="16375"/>
        </table:table-row>
        <table:table-row table:style-name="ro1">
          <table:table-cell office:value-type="time" office:time-value="PT19H48M24S" table:style-name="ce5">
            <text:p>19:48:24</text:p>
          </table:table-cell>
          <table:table-cell office:value-type="time" office:time-value="PT19H48M25S" table:style-name="ce5">
            <text:p>19:48:2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1.53" table:style-name="ce1">
            <text:p>541,53</text:p>
          </table:table-cell>
          <table:table-cell office:value-type="float" office:value="2.9871011411999997" table:formula="of:=[.C237]/1000 * [.D237]*[.E237]/1000" table:style-name="ce6">
            <text:p>2,987101141</text:p>
          </table:table-cell>
          <table:table-cell table:number-columns-repeated="2" table:style-name="ce1"/>
          <table:table-cell office:value-type="float" office:value="0.26981485912055225" table:formula="of:=[.F237]-([.$J$3]*[.C237]/1000)" table:style-name="ce1">
            <text:p>0,269814859</text:p>
          </table:table-cell>
          <table:table-cell table:number-columns-repeated="16375"/>
        </table:table-row>
        <table:table-row table:style-name="ro1">
          <table:table-cell office:value-type="time" office:time-value="PT19H48M25S" table:style-name="ce5">
            <text:p>19:48:25</text:p>
          </table:table-cell>
          <table:table-cell office:value-type="time" office:time-value="PT19H48M27S" table:style-name="ce5">
            <text:p>19:48:2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16" table:style-name="ce1">
            <text:p>528,16</text:p>
          </table:table-cell>
          <table:table-cell office:value-type="float" office:value="2.8971530191999997" table:formula="of:=[.C238]/1000 * [.D238]*[.E238]/1000" table:style-name="ce6">
            <text:p>2,897153019</text:p>
          </table:table-cell>
          <table:table-cell table:number-columns-repeated="2" table:style-name="ce1"/>
          <table:table-cell office:value-type="float" office:value="0.20020190106501934" table:formula="of:=[.F238]-([.$J$3]*[.C238]/1000)" table:style-name="ce1">
            <text:p>0,200201901</text:p>
          </table:table-cell>
          <table:table-cell table:number-columns-repeated="16375"/>
        </table:table-row>
        <table:table-row table:style-name="ro1">
          <table:table-cell office:value-type="time" office:time-value="PT19H48M27S" table:style-name="ce5">
            <text:p>19:48:27</text:p>
          </table:table-cell>
          <table:table-cell office:value-type="time" office:time-value="PT19H48M28S" table:style-name="ce5">
            <text:p>19:48:2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7.27" table:style-name="ce1">
            <text:p>547,27</text:p>
          </table:table-cell>
          <table:table-cell office:value-type="float" office:value="3.0132959834999995" table:formula="of:=[.C239]/1000 * [.D239]*[.E239]/1000" table:style-name="ce6">
            <text:p>3,013295984</text:p>
          </table:table-cell>
          <table:table-cell table:number-columns-repeated="2" table:style-name="ce1"/>
          <table:table-cell office:value-type="float" office:value="0.3061772833927856" table:formula="of:=[.F239]-([.$J$3]*[.C239]/1000)" table:style-name="ce1">
            <text:p>0,306177283</text:p>
          </table:table-cell>
          <table:table-cell table:number-columns-repeated="16375"/>
        </table:table-row>
        <table:table-row table:style-name="ro1">
          <table:table-cell office:value-type="time" office:time-value="PT19H48M28S" table:style-name="ce5">
            <text:p>19:48:28</text:p>
          </table:table-cell>
          <table:table-cell office:value-type="time" office:time-value="PT19H48M29S" table:style-name="ce5">
            <text:p>19:48:29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5.13" table:style-name="ce1">
            <text:p>545,13</text:p>
          </table:table-cell>
          <table:table-cell office:value-type="float" office:value="3.0069588852" table:formula="of:=[.C240]/1000 * [.D240]*[.E240]/1000" table:style-name="ce6">
            <text:p>3,006958885</text:p>
          </table:table-cell>
          <table:table-cell table:number-columns-repeated="2" table:style-name="ce1"/>
          <table:table-cell office:value-type="float" office:value="0.28967260312055254" table:formula="of:=[.F240]-([.$J$3]*[.C240]/1000)" table:style-name="ce1">
            <text:p>0,289672603</text:p>
          </table:table-cell>
          <table:table-cell table:number-columns-repeated="16375"/>
        </table:table-row>
        <table:table-row table:style-name="ro1">
          <table:table-cell office:value-type="time" office:time-value="PT19H48M29S" table:style-name="ce5">
            <text:p>19:48:29</text:p>
          </table:table-cell>
          <table:table-cell office:value-type="time" office:time-value="PT19H48M30S" table:style-name="ce5">
            <text:p>19:48:3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0.13" table:style-name="ce1">
            <text:p>560,13</text:p>
          </table:table-cell>
          <table:table-cell office:value-type="float" office:value="3.0752481312" table:formula="of:=[.C241]/1000 * [.D241]*[.E241]/1000" table:style-name="ce6">
            <text:p>3,075248131</text:p>
          </table:table-cell>
          <table:table-cell table:number-columns-repeated="2" table:style-name="ce1"/>
          <table:table-cell office:value-type="float" office:value="0.37067132658584434" table:formula="of:=[.F241]-([.$J$3]*[.C241]/1000)" table:style-name="ce1">
            <text:p>0,370671327</text:p>
          </table:table-cell>
          <table:table-cell table:number-columns-repeated="16375"/>
        </table:table-row>
        <table:table-row table:style-name="ro1">
          <table:table-cell office:value-type="time" office:time-value="PT19H48M30S" table:style-name="ce5">
            <text:p>19:48:30</text:p>
          </table:table-cell>
          <table:table-cell office:value-type="time" office:time-value="PT19H48M31S" table:style-name="ce5">
            <text:p>19:48:3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9.02" table:style-name="ce1">
            <text:p>529,02</text:p>
          </table:table-cell>
          <table:table-cell office:value-type="float" office:value="2.9017170216000001" table:formula="of:=[.C242]/1000 * [.D242]*[.E242]/1000" table:style-name="ce6">
            <text:p>2,901717022</text:p>
          </table:table-cell>
          <table:table-cell table:number-columns-repeated="2" table:style-name="ce1"/>
          <table:table-cell office:value-type="float" office:value="0.19968211247890277" table:formula="of:=[.F242]-([.$J$3]*[.C242]/1000)" table:style-name="ce1">
            <text:p>0,199682112</text:p>
          </table:table-cell>
          <table:table-cell table:number-columns-repeated="16375"/>
        </table:table-row>
        <table:table-row table:style-name="ro1">
          <table:table-cell office:value-type="time" office:time-value="PT19H48M31S" table:style-name="ce5">
            <text:p>19:48:31</text:p>
          </table:table-cell>
          <table:table-cell office:value-type="time" office:time-value="PT19H48M32S" table:style-name="ce5">
            <text:p>19:48:32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0.38" table:style-name="ce1">
            <text:p>540,38</text:p>
          </table:table-cell>
          <table:table-cell office:value-type="float" office:value="2.9919111383999999" table:formula="of:=[.C243]/1000 * [.D243]*[.E243]/1000" table:style-name="ce6">
            <text:p>2,991911138</text:p>
          </table:table-cell>
          <table:table-cell table:number-columns-repeated="2" table:style-name="ce1"/>
          <table:table-cell office:value-type="float" office:value="0.26445727434831845" table:formula="of:=[.F243]-([.$J$3]*[.C243]/1000)" table:style-name="ce1">
            <text:p>0,264457274</text:p>
          </table:table-cell>
          <table:table-cell table:number-columns-repeated="16375"/>
        </table:table-row>
        <table:table-row table:style-name="ro1">
          <table:table-cell office:value-type="time" office:time-value="PT19H48M32S" table:style-name="ce5">
            <text:p>19:48:32</text:p>
          </table:table-cell>
          <table:table-cell office:value-type="time" office:time-value="PT19H48M33S" table:style-name="ce5">
            <text:p>19:48:3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4.36" table:style-name="ce1">
            <text:p>534,36</text:p>
          </table:table-cell>
          <table:table-cell office:value-type="float" office:value="2.9310073488000001" table:formula="of:=[.C244]/1000 * [.D244]*[.E244]/1000" table:style-name="ce6">
            <text:p>2,931007349</text:p>
          </table:table-cell>
          <table:table-cell table:number-columns-repeated="2" table:style-name="ce1"/>
          <table:table-cell office:value-type="float" office:value="0.22897243967890279" table:formula="of:=[.F244]-([.$J$3]*[.C244]/1000)" table:style-name="ce1">
            <text:p>0,22897244</text:p>
          </table:table-cell>
          <table:table-cell table:number-columns-repeated="16375"/>
        </table:table-row>
        <table:table-row table:style-name="ro1">
          <table:table-cell office:value-type="time" office:time-value="PT19H48M33S" table:style-name="ce5">
            <text:p>19:48:33</text:p>
          </table:table-cell>
          <table:table-cell office:value-type="time" office:time-value="PT19H48M34S" table:style-name="ce5">
            <text:p>19:48:3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5.09" table:style-name="ce1">
            <text:p>525,09</text:p>
          </table:table-cell>
          <table:table-cell office:value-type="float" office:value="2.8774511928000006" table:formula="of:=[.C245]/1000 * [.D245]*[.E245]/1000" table:style-name="ce6">
            <text:p>2,877451193</text:p>
          </table:table-cell>
          <table:table-cell table:number-columns-repeated="2" table:style-name="ce1"/>
          <table:table-cell office:value-type="float" office:value="0.17795817917196155" table:formula="of:=[.F245]-([.$J$3]*[.C245]/1000)" table:style-name="ce1">
            <text:p>0,177958179</text:p>
          </table:table-cell>
          <table:table-cell table:number-columns-repeated="16375"/>
        </table:table-row>
        <table:table-row table:style-name="ro1">
          <table:table-cell office:value-type="time" office:time-value="PT19H48M34S" table:style-name="ce5">
            <text:p>19:48:34</text:p>
          </table:table-cell>
          <table:table-cell office:value-type="time" office:time-value="PT19H48M35S" table:style-name="ce5">
            <text:p>19:48:3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98" table:style-name="ce1">
            <text:p>541,98</text:p>
          </table:table-cell>
          <table:table-cell office:value-type="float" office:value="2.9757628692000004" table:formula="of:=[.C246]/1000 * [.D246]*[.E246]/1000" table:style-name="ce6">
            <text:p>2,975762869</text:p>
          </table:table-cell>
          <table:table-cell table:number-columns-repeated="2" table:style-name="ce1"/>
          <table:table-cell office:value-type="float" office:value="0.27626985557196138" table:formula="of:=[.F246]-([.$J$3]*[.C246]/1000)" table:style-name="ce1">
            <text:p>0,276269856</text:p>
          </table:table-cell>
          <table:table-cell table:number-columns-repeated="16375"/>
        </table:table-row>
        <table:table-row table:style-name="ro1">
          <table:table-cell office:value-type="time" office:time-value="PT19H48M35S" table:style-name="ce5">
            <text:p>19:48:35</text:p>
          </table:table-cell>
          <table:table-cell office:value-type="time" office:time-value="PT19H48M36S" table:style-name="ce5">
            <text:p>19:48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62" table:style-name="ce1">
            <text:p>538,62</text:p>
          </table:table-cell>
          <table:table-cell office:value-type="float" office:value="2.951745324" table:formula="of:=[.C247]/1000 * [.D247]*[.E247]/1000" table:style-name="ce6">
            <text:p>2,951745324</text:p>
          </table:table-cell>
          <table:table-cell table:number-columns-repeated="2" table:style-name="ce1"/>
          <table:table-cell office:value-type="float" office:value="0.25733610135807794" table:formula="of:=[.F247]-([.$J$3]*[.C247]/1000)" table:style-name="ce1">
            <text:p>0,257336101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table:number-columns-repeated="2" table:style-name="ce1"/>
          <table:table-cell office:value-type="string" table:style-name="ce3">
            <text:p>Total energy</text:p>
          </table:table-cell>
          <table:table-cell office:value-type="float" office:value="429.11369910409985" table:formula="of:=SUM([.F104:.F247])" table:style-name="ce4">
            <text:p>429,1136991</text:p>
          </table:table-cell>
          <table:table-cell table:style-name="ce1"/>
          <table:table-cell office:value-type="string" table:style-name="ce3">
            <text:p>Total energy without SO</text:p>
          </table:table-cell>
          <table:table-cell office:value-type="float" office:value="39.22505890133472" table:formula="of:=SUM([.I104:.I247])" table:style-name="ce3">
            <text:p>39,22505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xperiment 3</text:p>
          </table:table-cell>
          <table:table-cell table:style-name="ce5"/>
          <table:table-cell table:number-columns-repeated="3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time" office:time-value="PT19H50M0S" table:style-name="ce5">
            <text:p>19:50:00</text:p>
          </table:table-cell>
          <table:table-cell office:value-type="time" office:time-value="PT19H50M1S" table:style-name="ce5">
            <text:p>19:50:0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6.45000000000005" table:style-name="ce1">
            <text:p>556,45</text:p>
          </table:table-cell>
          <table:table-cell office:value-type="float" office:value="3.0493014840000003" table:formula="of:=[.C250]/1000 * [.D250]*[.E250]/1000" table:style-name="ce6">
            <text:p>3,049301484</text:p>
          </table:table-cell>
          <table:table-cell table:number-columns-repeated="2" table:style-name="ce1"/>
          <table:table-cell office:value-type="float" office:value="0.34980847037196128" table:formula="of:=[.F250]-([.$J$3]*[.C250]/1000)" table:style-name="ce1">
            <text:p>0,34980847</text:p>
          </table:table-cell>
          <table:table-cell table:number-columns-repeated="16375"/>
        </table:table-row>
        <table:table-row table:style-name="ro1">
          <table:table-cell office:value-type="time" office:time-value="PT19H50M1S" table:style-name="ce5">
            <text:p>19:50:01</text:p>
          </table:table-cell>
          <table:table-cell office:value-type="time" office:time-value="PT19H50M2S" table:style-name="ce5">
            <text:p>19:50:02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3.1" table:style-name="ce1">
            <text:p>533,1</text:p>
          </table:table-cell>
          <table:table-cell office:value-type="float" office:value="2.9490558899999999" table:formula="of:=[.C251]/1000 * [.D251]*[.E251]/1000" table:style-name="ce6">
            <text:p>2,94905589</text:p>
          </table:table-cell>
          <table:table-cell table:number-columns-repeated="2" table:style-name="ce1"/>
          <table:table-cell office:value-type="float" office:value="0.22922771242749373" table:formula="of:=[.F251]-([.$J$3]*[.C251]/1000)" table:style-name="ce1">
            <text:p>0,229227712</text:p>
          </table:table-cell>
          <table:table-cell table:number-columns-repeated="16375"/>
        </table:table-row>
        <table:table-row table:style-name="ro1">
          <table:table-cell office:value-type="time" office:time-value="PT19H50M2S" table:style-name="ce5">
            <text:p>19:50:02</text:p>
          </table:table-cell>
          <table:table-cell office:value-type="time" office:time-value="PT19H50M3S" table:style-name="ce5">
            <text:p>19:50:0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5.29999999999995" table:style-name="ce1">
            <text:p>525,3</text:p>
          </table:table-cell>
          <table:table-cell office:value-type="float" office:value="2.8814648609999995" table:formula="of:=[.C252]/1000 * [.D252]*[.E252]/1000" table:style-name="ce6">
            <text:p>2,881464861</text:p>
          </table:table-cell>
          <table:table-cell table:number-columns-repeated="2" table:style-name="ce1"/>
          <table:table-cell office:value-type="float" office:value="0.1845137428650192" table:formula="of:=[.F252]-([.$J$3]*[.C252]/1000)" table:style-name="ce1">
            <text:p>0,184513743</text:p>
          </table:table-cell>
          <table:table-cell table:number-columns-repeated="16375"/>
        </table:table-row>
        <table:table-row table:style-name="ro1">
          <table:table-cell office:value-type="time" office:time-value="PT19H50M3S" table:style-name="ce5">
            <text:p>19:50:03</text:p>
          </table:table-cell>
          <table:table-cell office:value-type="time" office:time-value="PT19H50M4S" table:style-name="ce5">
            <text:p>19:50:0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0.67999999999995" table:style-name="ce1">
            <text:p>520,68</text:p>
          </table:table-cell>
          <table:table-cell office:value-type="float" office:value="2.8588143671999995" table:formula="of:=[.C253]/1000 * [.D253]*[.E253]/1000" table:style-name="ce6">
            <text:p>2,858814367</text:p>
          </table:table-cell>
          <table:table-cell table:number-columns-repeated="2" table:style-name="ce1"/>
          <table:table-cell office:value-type="float" office:value="0.15932135357196042" table:formula="of:=[.F253]-([.$J$3]*[.C253]/1000)" table:style-name="ce1">
            <text:p>0,159321354</text:p>
          </table:table-cell>
          <table:table-cell table:number-columns-repeated="16375"/>
        </table:table-row>
        <table:table-row table:style-name="ro1">
          <table:table-cell office:value-type="time" office:time-value="PT19H50M4S" table:style-name="ce5">
            <text:p>19:50:04</text:p>
          </table:table-cell>
          <table:table-cell office:value-type="time" office:time-value="PT19H50M5S" table:style-name="ce5">
            <text:p>19:50:05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32.76" table:style-name="ce1">
            <text:p>532,76</text:p>
          </table:table-cell>
          <table:table-cell office:value-type="float" office:value="2.9469725952000005" table:formula="of:=[.C254]/1000 * [.D254]*[.E254]/1000" table:style-name="ce6">
            <text:p>2,946972595</text:p>
          </table:table-cell>
          <table:table-cell table:number-columns-repeated="2" table:style-name="ce1"/>
          <table:table-cell office:value-type="float" office:value="0.22206062664137782" table:formula="of:=[.F254]-([.$J$3]*[.C254]/1000)" table:style-name="ce1">
            <text:p>0,222060627</text:p>
          </table:table-cell>
          <table:table-cell table:number-columns-repeated="16375"/>
        </table:table-row>
        <table:table-row table:style-name="ro1">
          <table:table-cell office:value-type="time" office:time-value="PT19H50M5S" table:style-name="ce5">
            <text:p>19:50:05</text:p>
          </table:table-cell>
          <table:table-cell office:value-type="time" office:time-value="PT19H50M6S" table:style-name="ce5">
            <text:p>19:50:0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8.27" table:style-name="ce1">
            <text:p>548,27</text:p>
          </table:table-cell>
          <table:table-cell office:value-type="float" office:value="3.0074638099" table:formula="of:=[.C255]/1000 * [.D255]*[.E255]/1000" table:style-name="ce6">
            <text:p>3,00746381</text:p>
          </table:table-cell>
          <table:table-cell table:number-columns-repeated="2" table:style-name="ce1"/>
          <table:table-cell office:value-type="float" office:value="0.31051269176501961" table:formula="of:=[.F255]-([.$J$3]*[.C255]/1000)" table:style-name="ce1">
            <text:p>0,310512692</text:p>
          </table:table-cell>
          <table:table-cell table:number-columns-repeated="16375"/>
        </table:table-row>
        <table:table-row table:style-name="ro1">
          <table:table-cell office:value-type="time" office:time-value="PT19H50M6S" table:style-name="ce5">
            <text:p>19:50:06</text:p>
          </table:table-cell>
          <table:table-cell office:value-type="time" office:time-value="PT19H50M7S" table:style-name="ce5">
            <text:p>19:50:0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16999999999996" table:style-name="ce1">
            <text:p>545,17</text:p>
          </table:table-cell>
          <table:table-cell office:value-type="float" office:value="2.9904591628999997" table:formula="of:=[.C256]/1000 * [.D256]*[.E256]/1000" table:style-name="ce6">
            <text:p>2,990459163</text:p>
          </table:table-cell>
          <table:table-cell table:number-columns-repeated="2" table:style-name="ce1"/>
          <table:table-cell office:value-type="float" office:value="0.29350804476501935" table:formula="of:=[.F256]-([.$J$3]*[.C256]/1000)" table:style-name="ce1">
            <text:p>0,293508045</text:p>
          </table:table-cell>
          <table:table-cell table:number-columns-repeated="16375"/>
        </table:table-row>
        <table:table-row table:style-name="ro1">
          <table:table-cell office:value-type="time" office:time-value="PT19H50M7S" table:style-name="ce5">
            <text:p>19:50:07</text:p>
          </table:table-cell>
          <table:table-cell office:value-type="time" office:time-value="PT19H50M8S" table:style-name="ce5">
            <text:p>19:50:08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1.21" table:style-name="ce1">
            <text:p>541,21</text:p>
          </table:table-cell>
          <table:table-cell office:value-type="float" office:value="2.9939195990000003" table:formula="of:=[.C257]/1000 * [.D257]*[.E257]/1000" table:style-name="ce6">
            <text:p>2,993919599</text:p>
          </table:table-cell>
          <table:table-cell table:number-columns-repeated="2" table:style-name="ce1"/>
          <table:table-cell office:value-type="float" office:value="0.2740914214274941" table:formula="of:=[.F257]-([.$J$3]*[.C257]/1000)" table:style-name="ce1">
            <text:p>0,274091421</text:p>
          </table:table-cell>
          <table:table-cell table:number-columns-repeated="16375"/>
        </table:table-row>
        <table:table-row table:style-name="ro1">
          <table:table-cell office:value-type="time" office:time-value="PT19H50M8S" table:style-name="ce5">
            <text:p>19:50:08</text:p>
          </table:table-cell>
          <table:table-cell office:value-type="time" office:time-value="PT19H50M10S" table:style-name="ce5">
            <text:p>19:50:1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5.51" table:style-name="ce1">
            <text:p>555,51</text:p>
          </table:table-cell>
          <table:table-cell office:value-type="float" office:value="3.0642153803999999" table:formula="of:=[.C258]/1000 * [.D258]*[.E258]/1000" table:style-name="ce6">
            <text:p>3,06421538</text:p>
          </table:table-cell>
          <table:table-cell table:number-columns-repeated="2" table:style-name="ce1"/>
          <table:table-cell office:value-type="float" office:value="0.34692909832055241" table:formula="of:=[.F258]-([.$J$3]*[.C258]/1000)" table:style-name="ce1">
            <text:p>0,346929098</text:p>
          </table:table-cell>
          <table:table-cell table:number-columns-repeated="16375"/>
        </table:table-row>
        <table:table-row table:style-name="ro1">
          <table:table-cell office:value-type="time" office:time-value="PT19H50M10S" table:style-name="ce5">
            <text:p>19:50:10</text:p>
          </table:table-cell>
          <table:table-cell office:value-type="time" office:time-value="PT19H50M11S" table:style-name="ce5">
            <text:p>19:50:1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77" table:style-name="ce1">
            <text:p>533,77</text:p>
          </table:table-cell>
          <table:table-cell office:value-type="float" office:value="2.9279259448999997" table:formula="of:=[.C259]/1000 * [.D259]*[.E259]/1000" table:style-name="ce6">
            <text:p>2,927925945</text:p>
          </table:table-cell>
          <table:table-cell table:number-columns-repeated="2" table:style-name="ce1"/>
          <table:table-cell office:value-type="float" office:value="0.23097482676501935" table:formula="of:=[.F259]-([.$J$3]*[.C259]/1000)" table:style-name="ce1">
            <text:p>0,230974827</text:p>
          </table:table-cell>
          <table:table-cell table:number-columns-repeated="16375"/>
        </table:table-row>
        <table:table-row table:style-name="ro1">
          <table:table-cell office:value-type="time" office:time-value="PT19H50M11S" table:style-name="ce5">
            <text:p>19:50:11</text:p>
          </table:table-cell>
          <table:table-cell office:value-type="time" office:time-value="PT19H50M12S" table:style-name="ce5">
            <text:p>19:50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5" table:style-name="ce1">
            <text:p>535,5</text:p>
          </table:table-cell>
          <table:table-cell office:value-type="float" office:value="2.9346471000000003" table:formula="of:=[.C260]/1000 * [.D260]*[.E260]/1000" table:style-name="ce6">
            <text:p>2,9346471</text:p>
          </table:table-cell>
          <table:table-cell table:number-columns-repeated="2" table:style-name="ce1"/>
          <table:table-cell office:value-type="float" office:value="0.24023787735807822" table:formula="of:=[.F260]-([.$J$3]*[.C260]/1000)" table:style-name="ce1">
            <text:p>0,240237877</text:p>
          </table:table-cell>
          <table:table-cell table:number-columns-repeated="16375"/>
        </table:table-row>
        <table:table-row table:style-name="ro1">
          <table:table-cell office:value-type="time" office:time-value="PT19H50M12S" table:style-name="ce5">
            <text:p>19:50:12</text:p>
          </table:table-cell>
          <table:table-cell office:value-type="time" office:time-value="PT19H50M13S" table:style-name="ce5">
            <text:p>19:50:1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2.08000000000004" table:style-name="ce1">
            <text:p>532,08</text:p>
          </table:table-cell>
          <table:table-cell office:value-type="float" office:value="2.9159048160000003" table:formula="of:=[.C261]/1000 * [.D261]*[.E261]/1000" table:style-name="ce6">
            <text:p>2,915904816</text:p>
          </table:table-cell>
          <table:table-cell table:number-columns-repeated="2" table:style-name="ce1"/>
          <table:table-cell office:value-type="float" office:value="0.22149559335807822" table:formula="of:=[.F261]-([.$J$3]*[.C261]/1000)" table:style-name="ce1">
            <text:p>0,221495593</text:p>
          </table:table-cell>
          <table:table-cell table:number-columns-repeated="16375"/>
        </table:table-row>
        <table:table-row table:style-name="ro1">
          <table:table-cell office:value-type="time" office:time-value="PT19H50M13S" table:style-name="ce5">
            <text:p>19:50:13</text:p>
          </table:table-cell>
          <table:table-cell office:value-type="time" office:time-value="PT19H50M14S" table:style-name="ce5">
            <text:p>19:50:1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7.1" table:style-name="ce1">
            <text:p>557,1</text:p>
          </table:table-cell>
          <table:table-cell office:value-type="float" office:value="3.0586127040000002" table:formula="of:=[.C262]/1000 * [.D262]*[.E262]/1000" table:style-name="ce6">
            <text:p>3,058612704</text:p>
          </table:table-cell>
          <table:table-cell table:number-columns-repeated="2" table:style-name="ce1"/>
          <table:table-cell office:value-type="float" office:value="0.35403589938584457" table:formula="of:=[.F262]-([.$J$3]*[.C262]/1000)" table:style-name="ce1">
            <text:p>0,354035899</text:p>
          </table:table-cell>
          <table:table-cell table:number-columns-repeated="16375"/>
        </table:table-row>
        <table:table-row table:style-name="ro1">
          <table:table-cell office:value-type="time" office:time-value="PT19H50M14S" table:style-name="ce5">
            <text:p>19:50:14</text:p>
          </table:table-cell>
          <table:table-cell office:value-type="time" office:time-value="PT19H50M15S" table:style-name="ce5">
            <text:p>19:50:1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3.26" table:style-name="ce1">
            <text:p>533,26</text:p>
          </table:table-cell>
          <table:table-cell office:value-type="float" office:value="2.9333992688000001" table:formula="of:=[.C263]/1000 * [.D263]*[.E263]/1000" table:style-name="ce6">
            <text:p>2,933399269</text:p>
          </table:table-cell>
          <table:table-cell table:number-columns-repeated="2" table:style-name="ce1"/>
          <table:table-cell office:value-type="float" office:value="0.22882246418584451" table:formula="of:=[.F263]-([.$J$3]*[.C263]/1000)" table:style-name="ce1">
            <text:p>0,228822464</text:p>
          </table:table-cell>
          <table:table-cell table:number-columns-repeated="16375"/>
        </table:table-row>
        <table:table-row table:style-name="ro1">
          <table:table-cell office:value-type="time" office:time-value="PT19H50M15S" table:style-name="ce5">
            <text:p>19:50:15</text:p>
          </table:table-cell>
          <table:table-cell office:value-type="time" office:time-value="PT19H50M16S" table:style-name="ce5">
            <text:p>19:50:1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22.94000000000005" table:style-name="ce1">
            <text:p>522,94</text:p>
          </table:table-cell>
          <table:table-cell office:value-type="float" office:value="2.8872563280000003" table:formula="of:=[.C264]/1000 * [.D264]*[.E264]/1000" table:style-name="ce6">
            <text:p>2,887256328</text:p>
          </table:table-cell>
          <table:table-cell table:number-columns-repeated="2" table:style-name="ce1"/>
          <table:table-cell office:value-type="float" office:value="0.16742815042749415" table:formula="of:=[.F264]-([.$J$3]*[.C264]/1000)" table:style-name="ce1">
            <text:p>0,16742815</text:p>
          </table:table-cell>
          <table:table-cell table:number-columns-repeated="16375"/>
        </table:table-row>
        <table:table-row table:style-name="ro1">
          <table:table-cell office:value-type="time" office:time-value="PT19H50M16S" table:style-name="ce5">
            <text:p>19:50:16</text:p>
          </table:table-cell>
          <table:table-cell office:value-type="time" office:time-value="PT19H50M17S" table:style-name="ce5">
            <text:p>19:50:1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9.73" table:style-name="ce1">
            <text:p>529,73</text:p>
          </table:table-cell>
          <table:table-cell office:value-type="float" office:value="2.9083448351999999" table:formula="of:=[.C265]/1000 * [.D265]*[.E265]/1000" table:style-name="ce6">
            <text:p>2,908344835</text:p>
          </table:table-cell>
          <table:table-cell table:number-columns-repeated="2" table:style-name="ce1"/>
          <table:table-cell office:value-type="float" office:value="0.20376803058584425" table:formula="of:=[.F265]-([.$J$3]*[.C265]/1000)" table:style-name="ce1">
            <text:p>0,203768031</text:p>
          </table:table-cell>
          <table:table-cell table:number-columns-repeated="16375"/>
        </table:table-row>
        <table:table-row table:style-name="ro1">
          <table:table-cell office:value-type="time" office:time-value="PT19H50M17S" table:style-name="ce5">
            <text:p>19:50:17</text:p>
          </table:table-cell>
          <table:table-cell office:value-type="time" office:time-value="PT19H50M18S" table:style-name="ce5">
            <text:p>19:50:1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51" table:style-name="ce1">
            <text:p>539,51</text:p>
          </table:table-cell>
          <table:table-cell office:value-type="float" office:value="2.9594119686999996" table:formula="of:=[.C266]/1000 * [.D266]*[.E266]/1000" table:style-name="ce6">
            <text:p>2,959411969</text:p>
          </table:table-cell>
          <table:table-cell table:number-columns-repeated="2" table:style-name="ce1"/>
          <table:table-cell office:value-type="float" office:value="0.26246085056501922" table:formula="of:=[.F266]-([.$J$3]*[.C266]/1000)" table:style-name="ce1">
            <text:p>0,262460851</text:p>
          </table:table-cell>
          <table:table-cell table:number-columns-repeated="16375"/>
        </table:table-row>
        <table:table-row table:style-name="ro1">
          <table:table-cell office:value-type="time" office:time-value="PT19H50M18S" table:style-name="ce5">
            <text:p>19:50:18</text:p>
          </table:table-cell>
          <table:table-cell office:value-type="time" office:time-value="PT19H50M19S" table:style-name="ce5">
            <text:p>19:50:19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2.08000000000004" table:style-name="ce1">
            <text:p>532,08</text:p>
          </table:table-cell>
          <table:table-cell office:value-type="float" office:value="2.9434133520000003" table:formula="of:=[.C267]/1000 * [.D267]*[.E267]/1000" table:style-name="ce6">
            <text:p>2,943413352</text:p>
          </table:table-cell>
          <table:table-cell table:number-columns-repeated="2" table:style-name="ce1"/>
          <table:table-cell office:value-type="float" office:value="0.22358517442749415" table:formula="of:=[.F267]-([.$J$3]*[.C267]/1000)" table:style-name="ce1">
            <text:p>0,223585174</text:p>
          </table:table-cell>
          <table:table-cell table:number-columns-repeated="16375"/>
        </table:table-row>
        <table:table-row table:style-name="ro1">
          <table:table-cell office:value-type="time" office:time-value="PT19H50M19S" table:style-name="ce5">
            <text:p>19:50:19</text:p>
          </table:table-cell>
          <table:table-cell office:value-type="time" office:time-value="PT19H50M20S" table:style-name="ce5">
            <text:p>19:50:2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9.05999999999995" table:style-name="ce1">
            <text:p>549,06</text:p>
          </table:table-cell>
          <table:table-cell office:value-type="float" office:value="3.0174745325999996" table:formula="of:=[.C268]/1000 * [.D268]*[.E268]/1000" table:style-name="ce6">
            <text:p>3,017474533</text:p>
          </table:table-cell>
          <table:table-cell table:number-columns-repeated="2" table:style-name="ce1"/>
          <table:table-cell office:value-type="float" office:value="0.31543962347890231" table:formula="of:=[.F268]-([.$J$3]*[.C268]/1000)" table:style-name="ce1">
            <text:p>0,315439623</text:p>
          </table:table-cell>
          <table:table-cell table:number-columns-repeated="16375"/>
        </table:table-row>
        <table:table-row table:style-name="ro1">
          <table:table-cell office:value-type="time" office:time-value="PT19H50M20S" table:style-name="ce5">
            <text:p>19:50:20</text:p>
          </table:table-cell>
          <table:table-cell office:value-type="time" office:time-value="PT19H50M21S" table:style-name="ce5">
            <text:p>19:50:21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3.44000000000005" table:style-name="ce1">
            <text:p>553,44</text:p>
          </table:table-cell>
          <table:table-cell office:value-type="float" office:value="3.0470856768000005" table:formula="of:=[.C269]/1000 * [.D269]*[.E269]/1000" table:style-name="ce6">
            <text:p>3,047085677</text:p>
          </table:table-cell>
          <table:table-cell table:number-columns-repeated="2" table:style-name="ce1"/>
          <table:table-cell office:value-type="float" office:value="0.33488318570666964" table:formula="of:=[.F269]-([.$J$3]*[.C269]/1000)" table:style-name="ce1">
            <text:p>0,334883186</text:p>
          </table:table-cell>
          <table:table-cell table:number-columns-repeated="16375"/>
        </table:table-row>
        <table:table-row table:style-name="ro1">
          <table:table-cell office:value-type="time" office:time-value="PT19H50M21S" table:style-name="ce5">
            <text:p>19:50:21</text:p>
          </table:table-cell>
          <table:table-cell office:value-type="time" office:time-value="PT19H50M23S" table:style-name="ce5">
            <text:p>19:50:2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5.70000000000005" table:style-name="ce1">
            <text:p>535,7</text:p>
          </table:table-cell>
          <table:table-cell office:value-type="float" office:value="2.9411215680000007" table:formula="of:=[.C270]/1000 * [.D270]*[.E270]/1000" table:style-name="ce6">
            <text:p>2,941121568</text:p>
          </table:table-cell>
          <table:table-cell table:number-columns-repeated="2" table:style-name="ce1"/>
          <table:table-cell office:value-type="float" office:value="0.23654476338584507" table:formula="of:=[.F270]-([.$J$3]*[.C270]/1000)" table:style-name="ce1">
            <text:p>0,236544763</text:p>
          </table:table-cell>
          <table:table-cell table:number-columns-repeated="16375"/>
        </table:table-row>
        <table:table-row table:style-name="ro1">
          <table:table-cell office:value-type="time" office:time-value="PT19H50M23S" table:style-name="ce5">
            <text:p>19:50:23</text:p>
          </table:table-cell>
          <table:table-cell office:value-type="time" office:time-value="PT19H50M24S" table:style-name="ce5">
            <text:p>19:50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52" table:style-name="ce1">
            <text:p>525,52</text:p>
          </table:table-cell>
          <table:table-cell office:value-type="float" office:value="2.8799547039999998" table:formula="of:=[.C271]/1000 * [.D271]*[.E271]/1000" table:style-name="ce6">
            <text:p>2,879954704</text:p>
          </table:table-cell>
          <table:table-cell table:number-columns-repeated="2" table:style-name="ce1"/>
          <table:table-cell office:value-type="float" office:value="0.18554548135807769" table:formula="of:=[.F271]-([.$J$3]*[.C271]/1000)" table:style-name="ce1">
            <text:p>0,185545481</text:p>
          </table:table-cell>
          <table:table-cell table:number-columns-repeated="16375"/>
        </table:table-row>
        <table:table-row table:style-name="ro1">
          <table:table-cell office:value-type="time" office:time-value="PT19H50M24S" table:style-name="ce5">
            <text:p>19:50:24</text:p>
          </table:table-cell>
          <table:table-cell office:value-type="time" office:time-value="PT19H50M25S" table:style-name="ce5">
            <text:p>19:50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58000000000004" table:style-name="ce1">
            <text:p>524,58</text:p>
          </table:table-cell>
          <table:table-cell office:value-type="float" office:value="2.8775153946000001" table:formula="of:=[.C272]/1000 * [.D272]*[.E272]/1000" table:style-name="ce6">
            <text:p>2,877515395</text:p>
          </table:table-cell>
          <table:table-cell table:number-columns-repeated="2" table:style-name="ce1"/>
          <table:table-cell office:value-type="float" office:value="0.18056427646501971" table:formula="of:=[.F272]-([.$J$3]*[.C272]/1000)" table:style-name="ce1">
            <text:p>0,180564276</text:p>
          </table:table-cell>
          <table:table-cell table:number-columns-repeated="16375"/>
        </table:table-row>
        <table:table-row table:style-name="ro1">
          <table:table-cell office:value-type="time" office:time-value="PT19H50M25S" table:style-name="ce5">
            <text:p>19:50:25</text:p>
          </table:table-cell>
          <table:table-cell office:value-type="time" office:time-value="PT19H50M26S" table:style-name="ce5">
            <text:p>19:50:26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6.27" table:style-name="ce1">
            <text:p>576,27</text:p>
          </table:table-cell>
          <table:table-cell office:value-type="float" office:value="3.1876490304000002" table:formula="of:=[.C273]/1000 * [.D273]*[.E273]/1000" table:style-name="ce6">
            <text:p>3,18764903</text:p>
          </table:table-cell>
          <table:table-cell table:number-columns-repeated="2" table:style-name="ce1"/>
          <table:table-cell office:value-type="float" office:value="0.46273706184137753" table:formula="of:=[.F273]-([.$J$3]*[.C273]/1000)" table:style-name="ce1">
            <text:p>0,462737062</text:p>
          </table:table-cell>
          <table:table-cell table:number-columns-repeated="16375"/>
        </table:table-row>
        <table:table-row table:style-name="ro1">
          <table:table-cell office:value-type="time" office:time-value="PT19H50M26S" table:style-name="ce5">
            <text:p>19:50:26</text:p>
          </table:table-cell>
          <table:table-cell office:value-type="time" office:time-value="PT19H50M27S" table:style-name="ce5">
            <text:p>19:50:2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4.05999999999995" table:style-name="ce1">
            <text:p>544,06</text:p>
          </table:table-cell>
          <table:table-cell office:value-type="float" office:value="2.9787448217999994" table:formula="of:=[.C274]/1000 * [.D274]*[.E274]/1000" table:style-name="ce6">
            <text:p>2,978744822</text:p>
          </table:table-cell>
          <table:table-cell table:number-columns-repeated="2" table:style-name="ce1"/>
          <table:table-cell office:value-type="float" office:value="0.28687749465113566" table:formula="of:=[.F274]-([.$J$3]*[.C274]/1000)" table:style-name="ce1">
            <text:p>0,286877495</text:p>
          </table:table-cell>
          <table:table-cell table:number-columns-repeated="16375"/>
        </table:table-row>
        <table:table-row table:style-name="ro1">
          <table:table-cell office:value-type="time" office:time-value="PT19H50M27S" table:style-name="ce5">
            <text:p>19:50:27</text:p>
          </table:table-cell>
          <table:table-cell office:value-type="time" office:time-value="PT19H50M28S" table:style-name="ce5">
            <text:p>19:50:2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2.04999999999995" table:style-name="ce1">
            <text:p>532,05</text:p>
          </table:table-cell>
          <table:table-cell office:value-type="float" office:value="2.9129897114999994" table:formula="of:=[.C275]/1000 * [.D275]*[.E275]/1000" table:style-name="ce6">
            <text:p>2,912989712</text:p>
          </table:table-cell>
          <table:table-cell table:number-columns-repeated="2" table:style-name="ce1"/>
          <table:table-cell office:value-type="float" office:value="0.22112238435113563" table:formula="of:=[.F275]-([.$J$3]*[.C275]/1000)" table:style-name="ce1">
            <text:p>0,221122384</text:p>
          </table:table-cell>
          <table:table-cell table:number-columns-repeated="16375"/>
        </table:table-row>
        <table:table-row table:style-name="ro1">
          <table:table-cell office:value-type="time" office:time-value="PT19H50M28S" table:style-name="ce5">
            <text:p>19:50:28</text:p>
          </table:table-cell>
          <table:table-cell office:value-type="time" office:time-value="PT19H50M29S" table:style-name="ce5">
            <text:p>19:50:2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86" table:style-name="ce1">
            <text:p>520,86</text:p>
          </table:table-cell>
          <table:table-cell office:value-type="float" office:value="2.8544169720000001" table:formula="of:=[.C276]/1000 * [.D276]*[.E276]/1000" table:style-name="ce6">
            <text:p>2,854416972</text:p>
          </table:table-cell>
          <table:table-cell table:number-columns-repeated="2" table:style-name="ce1"/>
          <table:table-cell office:value-type="float" office:value="0.16000774935807804" table:formula="of:=[.F276]-([.$J$3]*[.C276]/1000)" table:style-name="ce1">
            <text:p>0,160007749</text:p>
          </table:table-cell>
          <table:table-cell table:number-columns-repeated="16375"/>
        </table:table-row>
        <table:table-row table:style-name="ro1">
          <table:table-cell office:value-type="time" office:time-value="PT19H50M29S" table:style-name="ce5">
            <text:p>19:50:29</text:p>
          </table:table-cell>
          <table:table-cell office:value-type="time" office:time-value="PT19H50M30S" table:style-name="ce5">
            <text:p>19:50:3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3.71" table:style-name="ce1">
            <text:p>553,71</text:p>
          </table:table-cell>
          <table:table-cell office:value-type="float" office:value="3.0371436468000002" table:formula="of:=[.C277]/1000 * [.D277]*[.E277]/1000" table:style-name="ce6">
            <text:p>3,037143647</text:p>
          </table:table-cell>
          <table:table-cell table:number-columns-repeated="2" table:style-name="ce1"/>
          <table:table-cell office:value-type="float" office:value="0.33510873767890281" table:formula="of:=[.F277]-([.$J$3]*[.C277]/1000)" table:style-name="ce1">
            <text:p>0,335108738</text:p>
          </table:table-cell>
          <table:table-cell table:number-columns-repeated="16375"/>
        </table:table-row>
        <table:table-row table:style-name="ro1">
          <table:table-cell office:value-type="time" office:time-value="PT19H50M30S" table:style-name="ce5">
            <text:p>19:50:30</text:p>
          </table:table-cell>
          <table:table-cell office:value-type="time" office:time-value="PT19H50M31S" table:style-name="ce5">
            <text:p>19:50:3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75" table:style-name="ce1">
            <text:p>539,75</text:p>
          </table:table-cell>
          <table:table-cell office:value-type="float" office:value="2.9607284574999997" table:formula="of:=[.C278]/1000 * [.D278]*[.E278]/1000" table:style-name="ce6">
            <text:p>2,960728458</text:p>
          </table:table-cell>
          <table:table-cell table:number-columns-repeated="2" table:style-name="ce1"/>
          <table:table-cell office:value-type="float" office:value="0.26377733936501935" table:formula="of:=[.F278]-([.$J$3]*[.C278]/1000)" table:style-name="ce1">
            <text:p>0,263777339</text:p>
          </table:table-cell>
          <table:table-cell table:number-columns-repeated="16375"/>
        </table:table-row>
        <table:table-row table:style-name="ro1">
          <table:table-cell office:value-type="time" office:time-value="PT19H50M31S" table:style-name="ce5">
            <text:p>19:50:31</text:p>
          </table:table-cell>
          <table:table-cell office:value-type="time" office:time-value="PT19H50M32S" table:style-name="ce5">
            <text:p>19:50:3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54999999999995" table:style-name="ce1">
            <text:p>539,55</text:p>
          </table:table-cell>
          <table:table-cell office:value-type="float" office:value="2.9596313834999997" table:formula="of:=[.C279]/1000 * [.D279]*[.E279]/1000" table:style-name="ce6">
            <text:p>2,959631384</text:p>
          </table:table-cell>
          <table:table-cell table:number-columns-repeated="2" table:style-name="ce1"/>
          <table:table-cell office:value-type="float" office:value="0.26268026536501932" table:formula="of:=[.F279]-([.$J$3]*[.C279]/1000)" table:style-name="ce1">
            <text:p>0,262680265</text:p>
          </table:table-cell>
          <table:table-cell table:number-columns-repeated="16375"/>
        </table:table-row>
        <table:table-row table:style-name="ro1">
          <table:table-cell office:value-type="time" office:time-value="PT19H50M32S" table:style-name="ce5">
            <text:p>19:50:32</text:p>
          </table:table-cell>
          <table:table-cell office:value-type="time" office:time-value="PT19H50M33S" table:style-name="ce5">
            <text:p>19:50:3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19000000000005" table:style-name="ce1">
            <text:p>527,19</text:p>
          </table:table-cell>
          <table:table-cell office:value-type="float" office:value="2.8891066380000003" table:formula="of:=[.C280]/1000 * [.D280]*[.E280]/1000" table:style-name="ce6">
            <text:p>2,889106638</text:p>
          </table:table-cell>
          <table:table-cell table:number-columns-repeated="2" table:style-name="ce1"/>
          <table:table-cell office:value-type="float" office:value="0.19469741535807827" table:formula="of:=[.F280]-([.$J$3]*[.C280]/1000)" table:style-name="ce1">
            <text:p>0,194697415</text:p>
          </table:table-cell>
          <table:table-cell table:number-columns-repeated="16375"/>
        </table:table-row>
        <table:table-row table:style-name="ro1">
          <table:table-cell office:value-type="time" office:time-value="PT19H50M33S" table:style-name="ce5">
            <text:p>19:50:33</text:p>
          </table:table-cell>
          <table:table-cell office:value-type="time" office:time-value="PT19H50M34S" table:style-name="ce5">
            <text:p>19:50:3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8.32000000000005" table:style-name="ce1">
            <text:p>558,32</text:p>
          </table:table-cell>
          <table:table-cell office:value-type="float" office:value="3.0654782928000004" table:formula="of:=[.C281]/1000 * [.D281]*[.E281]/1000" table:style-name="ce6">
            <text:p>3,065478293</text:p>
          </table:table-cell>
          <table:table-cell table:number-columns-repeated="2" table:style-name="ce1"/>
          <table:table-cell office:value-type="float" office:value="0.36598527917196133" table:formula="of:=[.F281]-([.$J$3]*[.C281]/1000)" table:style-name="ce1">
            <text:p>0,365985279</text:p>
          </table:table-cell>
          <table:table-cell table:number-columns-repeated="16375"/>
        </table:table-row>
        <table:table-row table:style-name="ro1">
          <table:table-cell office:value-type="time" office:time-value="PT19H50M35S" table:style-name="ce5">
            <text:p>19:50:35</text:p>
          </table:table-cell>
          <table:table-cell office:value-type="time" office:time-value="PT19H50M36S" table:style-name="ce5">
            <text:p>19:50:3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6.44000000000005" table:style-name="ce1">
            <text:p>546,44</text:p>
          </table:table-cell>
          <table:table-cell office:value-type="float" office:value="2.9974255828" table:formula="of:=[.C282]/1000 * [.D282]*[.E282]/1000" table:style-name="ce6">
            <text:p>2,997425583</text:p>
          </table:table-cell>
          <table:table-cell table:number-columns-repeated="2" table:style-name="ce1"/>
          <table:table-cell office:value-type="float" office:value="0.3004744646650197" table:formula="of:=[.F282]-([.$J$3]*[.C282]/1000)" table:style-name="ce1">
            <text:p>0,300474465</text:p>
          </table:table-cell>
          <table:table-cell table:number-columns-repeated="16375"/>
        </table:table-row>
        <table:table-row table:style-name="ro1">
          <table:table-cell office:value-type="time" office:time-value="PT19H50M36S" table:style-name="ce5">
            <text:p>19:50:36</text:p>
          </table:table-cell>
          <table:table-cell office:value-type="time" office:time-value="PT19H50M37S" table:style-name="ce5">
            <text:p>19:50:3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5.67999999999995" table:style-name="ce1">
            <text:p>525,68</text:p>
          </table:table-cell>
          <table:table-cell office:value-type="float" office:value="2.8969593983999999" table:formula="of:=[.C283]/1000 * [.D283]*[.E283]/1000" table:style-name="ce6">
            <text:p>2,896959398</text:p>
          </table:table-cell>
          <table:table-cell table:number-columns-repeated="2" table:style-name="ce1"/>
          <table:table-cell office:value-type="float" office:value="0.18221501181361077" table:formula="of:=[.F283]-([.$J$3]*[.C283]/1000)" table:style-name="ce1">
            <text:p>0,182215012</text:p>
          </table:table-cell>
          <table:table-cell table:number-columns-repeated="16375"/>
        </table:table-row>
        <table:table-row table:style-name="ro1">
          <table:table-cell office:value-type="time" office:time-value="PT19H50M37S" table:style-name="ce5">
            <text:p>19:50:37</text:p>
          </table:table-cell>
          <table:table-cell office:value-type="time" office:time-value="PT19H50M38S" table:style-name="ce5">
            <text:p>19:50:3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5.16" table:style-name="ce1">
            <text:p>525,16</text:p>
          </table:table-cell>
          <table:table-cell office:value-type="float" office:value="2.8778347872000003" table:formula="of:=[.C284]/1000 * [.D284]*[.E284]/1000" table:style-name="ce6">
            <text:p>2,877834787</text:p>
          </table:table-cell>
          <table:table-cell table:number-columns-repeated="2" table:style-name="ce1"/>
          <table:table-cell office:value-type="float" office:value="0.17834177357196124" table:formula="of:=[.F284]-([.$J$3]*[.C284]/1000)" table:style-name="ce1">
            <text:p>0,178341774</text:p>
          </table:table-cell>
          <table:table-cell table:number-columns-repeated="16375"/>
        </table:table-row>
        <table:table-row table:style-name="ro1">
          <table:table-cell office:value-type="time" office:time-value="PT19H50M38S" table:style-name="ce5">
            <text:p>19:50:38</text:p>
          </table:table-cell>
          <table:table-cell office:value-type="time" office:time-value="PT19H50M39S" table:style-name="ce5">
            <text:p>19:50:3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9.45000000000005" table:style-name="ce1">
            <text:p>549,45</text:p>
          </table:table-cell>
          <table:table-cell office:value-type="float" office:value="3.0252991724999996" table:formula="of:=[.C285]/1000 * [.D285]*[.E285]/1000" table:style-name="ce6">
            <text:p>3,025299173</text:p>
          </table:table-cell>
          <table:table-cell table:number-columns-repeated="2" table:style-name="ce1"/>
          <table:table-cell office:value-type="float" office:value="0.31818047239278568" table:formula="of:=[.F285]-([.$J$3]*[.C285]/1000)" table:style-name="ce1">
            <text:p>0,318180472</text:p>
          </table:table-cell>
          <table:table-cell table:number-columns-repeated="16375"/>
        </table:table-row>
        <table:table-row table:style-name="ro1">
          <table:table-cell office:value-type="time" office:time-value="PT19H50M39S" table:style-name="ce5">
            <text:p>19:50:39</text:p>
          </table:table-cell>
          <table:table-cell office:value-type="time" office:time-value="PT19H50M40S" table:style-name="ce5">
            <text:p>19:50:4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5.77" table:style-name="ce1">
            <text:p>545,77</text:p>
          </table:table-cell>
          <table:table-cell office:value-type="float" office:value="3.0163234320999996" table:formula="of:=[.C286]/1000 * [.D286]*[.E286]/1000" table:style-name="ce6">
            <text:p>3,016323432</text:p>
          </table:table-cell>
          <table:table-cell table:number-columns-repeated="2" table:style-name="ce1"/>
          <table:table-cell office:value-type="float" office:value="0.2990371500205522" table:formula="of:=[.F286]-([.$J$3]*[.C286]/1000)" table:style-name="ce1">
            <text:p>0,29903715</text:p>
          </table:table-cell>
          <table:table-cell table:number-columns-repeated="16375"/>
        </table:table-row>
        <table:table-row table:style-name="ro1">
          <table:table-cell office:value-type="time" office:time-value="PT19H50M40S" table:style-name="ce5">
            <text:p>19:50:40</text:p>
          </table:table-cell>
          <table:table-cell office:value-type="time" office:time-value="PT19H50M41S" table:style-name="ce5">
            <text:p>19:50:4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96" table:style-name="ce1">
            <text:p>543,96</text:p>
          </table:table-cell>
          <table:table-cell office:value-type="float" office:value="2.9838218651999999" table:formula="of:=[.C287]/1000 * [.D287]*[.E287]/1000" table:style-name="ce6">
            <text:p>2,983821865</text:p>
          </table:table-cell>
          <table:table-cell table:number-columns-repeated="2" table:style-name="ce1"/>
          <table:table-cell office:value-type="float" office:value="0.28687074706501958" table:formula="of:=[.F287]-([.$J$3]*[.C287]/1000)" table:style-name="ce1">
            <text:p>0,286870747</text:p>
          </table:table-cell>
          <table:table-cell table:number-columns-repeated="16375"/>
        </table:table-row>
        <table:table-row table:style-name="ro1">
          <table:table-cell office:value-type="time" office:time-value="PT19H50M41S" table:style-name="ce5">
            <text:p>19:50:41</text:p>
          </table:table-cell>
          <table:table-cell office:value-type="time" office:time-value="PT19H50M42S" table:style-name="ce5">
            <text:p>19:50:4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9.48" table:style-name="ce1">
            <text:p>559,48</text:p>
          </table:table-cell>
          <table:table-cell office:value-type="float" office:value="3.0716794752000003" table:formula="of:=[.C288]/1000 * [.D288]*[.E288]/1000" table:style-name="ce6">
            <text:p>3,071679475</text:p>
          </table:table-cell>
          <table:table-cell table:number-columns-repeated="2" table:style-name="ce1"/>
          <table:table-cell office:value-type="float" office:value="0.36710267058584467" table:formula="of:=[.F288]-([.$J$3]*[.C288]/1000)" table:style-name="ce1">
            <text:p>0,367102671</text:p>
          </table:table-cell>
          <table:table-cell table:number-columns-repeated="16375"/>
        </table:table-row>
        <table:table-row table:style-name="ro1">
          <table:table-cell office:value-type="time" office:time-value="PT19H50M42S" table:style-name="ce5">
            <text:p>19:50:42</text:p>
          </table:table-cell>
          <table:table-cell office:value-type="time" office:time-value="PT19H50M43S" table:style-name="ce5">
            <text:p>19:50:43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9.6" table:style-name="ce1">
            <text:p>529,6</text:p>
          </table:table-cell>
          <table:table-cell office:value-type="float" office:value="2.9296942400000003" table:formula="of:=[.C289]/1000 * [.D289]*[.E289]/1000" table:style-name="ce6">
            <text:p>2,92969424</text:p>
          </table:table-cell>
          <table:table-cell table:number-columns-repeated="2" table:style-name="ce1"/>
          <table:table-cell office:value-type="float" office:value="0.20986606242749417" table:formula="of:=[.F289]-([.$J$3]*[.C289]/1000)" table:style-name="ce1">
            <text:p>0,209866062</text:p>
          </table:table-cell>
          <table:table-cell table:number-columns-repeated="16375"/>
        </table:table-row>
        <table:table-row table:style-name="ro1">
          <table:table-cell office:value-type="time" office:time-value="PT19H50M43S" table:style-name="ce5">
            <text:p>19:50:43</text:p>
          </table:table-cell>
          <table:table-cell office:value-type="time" office:time-value="PT19H50M44S" table:style-name="ce5">
            <text:p>19:50:4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64" table:style-name="ce1">
            <text:p>533,64</text:p>
          </table:table-cell>
          <table:table-cell office:value-type="float" office:value="2.9244539279999997" table:formula="of:=[.C290]/1000 * [.D290]*[.E290]/1000" table:style-name="ce6">
            <text:p>2,924453928</text:p>
          </table:table-cell>
          <table:table-cell table:number-columns-repeated="2" table:style-name="ce1"/>
          <table:table-cell office:value-type="float" office:value="0.23004470535807764" table:formula="of:=[.F290]-([.$J$3]*[.C290]/1000)" table:style-name="ce1">
            <text:p>0,230044705</text:p>
          </table:table-cell>
          <table:table-cell table:number-columns-repeated="16375"/>
        </table:table-row>
        <table:table-row table:style-name="ro1">
          <table:table-cell office:value-type="time" office:time-value="PT19H50M44S" table:style-name="ce5">
            <text:p>19:50:44</text:p>
          </table:table-cell>
          <table:table-cell office:value-type="time" office:time-value="PT19H50M45S" table:style-name="ce5">
            <text:p>19:50:4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04" table:style-name="ce1">
            <text:p>543,04</text:p>
          </table:table-cell>
          <table:table-cell office:value-type="float" office:value="2.9787753247999995" table:formula="of:=[.C291]/1000 * [.D291]*[.E291]/1000" table:style-name="ce6">
            <text:p>2,978775325</text:p>
          </table:table-cell>
          <table:table-cell table:number-columns-repeated="2" table:style-name="ce1"/>
          <table:table-cell office:value-type="float" office:value="0.28182420666501917" table:formula="of:=[.F291]-([.$J$3]*[.C291]/1000)" table:style-name="ce1">
            <text:p>0,281824207</text:p>
          </table:table-cell>
          <table:table-cell table:number-columns-repeated="16375"/>
        </table:table-row>
        <table:table-row table:style-name="ro1">
          <table:table-cell office:value-type="time" office:time-value="PT19H50M45S" table:style-name="ce5">
            <text:p>19:50:45</text:p>
          </table:table-cell>
          <table:table-cell office:value-type="time" office:time-value="PT19H50M46S" table:style-name="ce5">
            <text:p>19:50:46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59.33000000000004" table:style-name="ce1">
            <text:p>559,33</text:p>
          </table:table-cell>
          <table:table-cell office:value-type="float" office:value="3.1170342240000011" table:formula="of:=[.C292]/1000 * [.D292]*[.E292]/1000" table:style-name="ce6">
            <text:p>3,117034224</text:p>
          </table:table-cell>
          <table:table-cell table:number-columns-repeated="2" table:style-name="ce1"/>
          <table:table-cell office:value-type="float" office:value="0.3717870914969108" table:formula="of:=[.F292]-([.$J$3]*[.C292]/1000)" table:style-name="ce1">
            <text:p>0,371787091</text:p>
          </table:table-cell>
          <table:table-cell table:number-columns-repeated="16375"/>
        </table:table-row>
        <table:table-row table:style-name="ro1">
          <table:table-cell office:value-type="time" office:time-value="PT19H50M46S" table:style-name="ce5">
            <text:p>19:50:46</text:p>
          </table:table-cell>
          <table:table-cell office:value-type="time" office:time-value="PT19H50M48S" table:style-name="ce5">
            <text:p>19:50:4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23" table:style-name="ce1">
            <text:p>535,23</text:p>
          </table:table-cell>
          <table:table-cell office:value-type="float" office:value="2.9331674460000001" table:formula="of:=[.C293]/1000 * [.D293]*[.E293]/1000" table:style-name="ce6">
            <text:p>2,933167446</text:p>
          </table:table-cell>
          <table:table-cell table:number-columns-repeated="2" table:style-name="ce1"/>
          <table:table-cell office:value-type="float" office:value="0.23875822335807806" table:formula="of:=[.F293]-([.$J$3]*[.C293]/1000)" table:style-name="ce1">
            <text:p>0,238758223</text:p>
          </table:table-cell>
          <table:table-cell table:number-columns-repeated="16375"/>
        </table:table-row>
        <table:table-row table:style-name="ro1">
          <table:table-cell office:value-type="time" office:time-value="PT19H50M48S" table:style-name="ce5">
            <text:p>19:50:48</text:p>
          </table:table-cell>
          <table:table-cell office:value-type="time" office:time-value="PT19H50M49S" table:style-name="ce5">
            <text:p>19:50:4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20000000000005" table:style-name="ce1">
            <text:p>540,2</text:p>
          </table:table-cell>
          <table:table-cell office:value-type="float" office:value="2.9604040400000002" table:formula="of:=[.C294]/1000 * [.D294]*[.E294]/1000" table:style-name="ce6">
            <text:p>2,96040404</text:p>
          </table:table-cell>
          <table:table-cell table:number-columns-repeated="2" table:style-name="ce1"/>
          <table:table-cell office:value-type="float" office:value="0.26599481735807817" table:formula="of:=[.F294]-([.$J$3]*[.C294]/1000)" table:style-name="ce1">
            <text:p>0,265994817</text:p>
          </table:table-cell>
          <table:table-cell table:number-columns-repeated="16375"/>
        </table:table-row>
        <table:table-row table:style-name="ro1">
          <table:table-cell office:value-type="time" office:time-value="PT19H50M49S" table:style-name="ce5">
            <text:p>19:50:49</text:p>
          </table:table-cell>
          <table:table-cell office:value-type="time" office:time-value="PT19H50M50S" table:style-name="ce5">
            <text:p>19:50:5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34" table:style-name="ce1">
            <text:p>542,34</text:p>
          </table:table-cell>
          <table:table-cell office:value-type="float" office:value="2.9777394636000003" table:formula="of:=[.C295]/1000 * [.D295]*[.E295]/1000" table:style-name="ce6">
            <text:p>2,977739464</text:p>
          </table:table-cell>
          <table:table-cell table:number-columns-repeated="2" table:style-name="ce1"/>
          <table:table-cell office:value-type="float" office:value="0.27824644997196124" table:formula="of:=[.F295]-([.$J$3]*[.C295]/1000)" table:style-name="ce1">
            <text:p>0,27824645</text:p>
          </table:table-cell>
          <table:table-cell table:number-columns-repeated="16375"/>
        </table:table-row>
        <table:table-row table:style-name="ro1">
          <table:table-cell office:value-type="time" office:time-value="PT19H50M50S" table:style-name="ce5">
            <text:p>19:50:50</text:p>
          </table:table-cell>
          <table:table-cell office:value-type="time" office:time-value="PT19H50M51S" table:style-name="ce5">
            <text:p>19:50:5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4.99" table:style-name="ce1">
            <text:p>554,99</text:p>
          </table:table-cell>
          <table:table-cell office:value-type="float" office:value="3.0529333912000003" table:formula="of:=[.C296]/1000 * [.D296]*[.E296]/1000" table:style-name="ce6">
            <text:p>3,052933391</text:p>
          </table:table-cell>
          <table:table-cell table:number-columns-repeated="2" table:style-name="ce1"/>
          <table:table-cell office:value-type="float" office:value="0.34835658658584467" table:formula="of:=[.F296]-([.$J$3]*[.C296]/1000)" table:style-name="ce1">
            <text:p>0,348356587</text:p>
          </table:table-cell>
          <table:table-cell table:number-columns-repeated="16375"/>
        </table:table-row>
        <table:table-row table:style-name="ro1">
          <table:table-cell office:value-type="time" office:time-value="PT19H50M51S" table:style-name="ce5">
            <text:p>19:50:51</text:p>
          </table:table-cell>
          <table:table-cell office:value-type="time" office:time-value="PT19H50M52S" table:style-name="ce5">
            <text:p>19:50:5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6.28" table:style-name="ce1">
            <text:p>526,28</text:p>
          </table:table-cell>
          <table:table-cell office:value-type="float" office:value="2.8812566927999996" table:formula="of:=[.C297]/1000 * [.D297]*[.E297]/1000" table:style-name="ce6">
            <text:p>2,881256693</text:p>
          </table:table-cell>
          <table:table-cell table:number-columns-repeated="2" table:style-name="ce1"/>
          <table:table-cell office:value-type="float" office:value="0.18430557466501929" table:formula="of:=[.F297]-([.$J$3]*[.C297]/1000)" table:style-name="ce1">
            <text:p>0,184305575</text:p>
          </table:table-cell>
          <table:table-cell table:number-columns-repeated="16375"/>
        </table:table-row>
        <table:table-row table:style-name="ro1">
          <table:table-cell office:value-type="time" office:time-value="PT19H50M52S" table:style-name="ce5">
            <text:p>19:50:52</text:p>
          </table:table-cell>
          <table:table-cell office:value-type="time" office:time-value="PT19H50M53S" table:style-name="ce5">
            <text:p>19:50:5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99" table:style-name="ce1">
            <text:p>516,99</text:p>
          </table:table-cell>
          <table:table-cell office:value-type="float" office:value="2.8332085980000001" table:formula="of:=[.C298]/1000 * [.D298]*[.E298]/1000" table:style-name="ce6">
            <text:p>2,833208598</text:p>
          </table:table-cell>
          <table:table-cell table:number-columns-repeated="2" table:style-name="ce1"/>
          <table:table-cell office:value-type="float" office:value="0.13879937535807807" table:formula="of:=[.F298]-([.$J$3]*[.C298]/1000)" table:style-name="ce1">
            <text:p>0,138799375</text:p>
          </table:table-cell>
          <table:table-cell table:number-columns-repeated="16375"/>
        </table:table-row>
        <table:table-row table:style-name="ro1">
          <table:table-cell office:value-type="time" office:time-value="PT19H50M53S" table:style-name="ce5">
            <text:p>19:50:53</text:p>
          </table:table-cell>
          <table:table-cell office:value-type="time" office:time-value="PT19H50M54S" table:style-name="ce5">
            <text:p>19:50:5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5.52" table:style-name="ce1">
            <text:p>525,52</text:p>
          </table:table-cell>
          <table:table-cell office:value-type="float" office:value="2.9016902111999996" table:formula="of:=[.C299]/1000 * [.D299]*[.E299]/1000" table:style-name="ce6">
            <text:p>2,901690211</text:p>
          </table:table-cell>
          <table:table-cell table:number-columns-repeated="2" table:style-name="ce1"/>
          <table:table-cell office:value-type="float" office:value="0.18694582461361042" table:formula="of:=[.F299]-([.$J$3]*[.C299]/1000)" table:style-name="ce1">
            <text:p>0,186945825</text:p>
          </table:table-cell>
          <table:table-cell table:number-columns-repeated="16375"/>
        </table:table-row>
        <table:table-row table:style-name="ro1">
          <table:table-cell office:value-type="time" office:time-value="PT19H50M54S" table:style-name="ce5">
            <text:p>19:50:54</text:p>
          </table:table-cell>
          <table:table-cell office:value-type="time" office:time-value="PT19H50M55S" table:style-name="ce5">
            <text:p>19:50:55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6.89" table:style-name="ce1">
            <text:p>526,89</text:p>
          </table:table-cell>
          <table:table-cell office:value-type="float" office:value="2.8845962963999998" table:formula="of:=[.C300]/1000 * [.D300]*[.E300]/1000" table:style-name="ce6">
            <text:p>2,884596296</text:p>
          </table:table-cell>
          <table:table-cell table:number-columns-repeated="2" table:style-name="ce1"/>
          <table:table-cell office:value-type="float" office:value="0.18764517826501947" table:formula="of:=[.F300]-([.$J$3]*[.C300]/1000)" table:style-name="ce1">
            <text:p>0,187645178</text:p>
          </table:table-cell>
          <table:table-cell table:number-columns-repeated="16375"/>
        </table:table-row>
        <table:table-row table:style-name="ro1">
          <table:table-cell office:value-type="time" office:time-value="PT19H50M55S" table:style-name="ce5">
            <text:p>19:50:55</text:p>
          </table:table-cell>
          <table:table-cell office:value-type="time" office:time-value="PT19H50M56S" table:style-name="ce5">
            <text:p>19:50:56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6.02" table:style-name="ce1">
            <text:p>516,02</text:p>
          </table:table-cell>
          <table:table-cell office:value-type="float" office:value="2.8224229920000004" table:formula="of:=[.C301]/1000 * [.D301]*[.E301]/1000" table:style-name="ce6">
            <text:p>2,822422992</text:p>
          </table:table-cell>
          <table:table-cell table:number-columns-repeated="2" table:style-name="ce1"/>
          <table:table-cell office:value-type="float" office:value="0.12801376935807829" table:formula="of:=[.F301]-([.$J$3]*[.C301]/1000)" table:style-name="ce1">
            <text:p>0,128013769</text:p>
          </table:table-cell>
          <table:table-cell table:number-columns-repeated="16375"/>
        </table:table-row>
        <table:table-row table:style-name="ro1">
          <table:table-cell office:value-type="time" office:time-value="PT19H50M56S" table:style-name="ce5">
            <text:p>19:50:56</text:p>
          </table:table-cell>
          <table:table-cell office:value-type="time" office:time-value="PT19H50M57S" table:style-name="ce5">
            <text:p>19:50:57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4.88" table:style-name="ce1">
            <text:p>534,88</text:p>
          </table:table-cell>
          <table:table-cell office:value-type="float" office:value="2.9506066831999997" table:formula="of:=[.C302]/1000 * [.D302]*[.E302]/1000" table:style-name="ce6">
            <text:p>2,950606683</text:p>
          </table:table-cell>
          <table:table-cell table:number-columns-repeated="2" table:style-name="ce1"/>
          <table:table-cell office:value-type="float" office:value="0.23840419210666886" table:formula="of:=[.F302]-([.$J$3]*[.C302]/1000)" table:style-name="ce1">
            <text:p>0,238404192</text:p>
          </table:table-cell>
          <table:table-cell table:number-columns-repeated="16375"/>
        </table:table-row>
        <table:table-row table:style-name="ro1">
          <table:table-cell office:value-type="time" office:time-value="PT19H50M57S" table:style-name="ce5">
            <text:p>19:50:57</text:p>
          </table:table-cell>
          <table:table-cell office:value-type="time" office:time-value="PT19H50M58S" table:style-name="ce5">
            <text:p>19:50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70000000000005" table:style-name="ce1">
            <text:p>531,7</text:p>
          </table:table-cell>
          <table:table-cell office:value-type="float" office:value="2.9138223400000003" table:formula="of:=[.C303]/1000 * [.D303]*[.E303]/1000" table:style-name="ce6">
            <text:p>2,91382234</text:p>
          </table:table-cell>
          <table:table-cell table:number-columns-repeated="2" table:style-name="ce1"/>
          <table:table-cell office:value-type="float" office:value="0.21941311735807822" table:formula="of:=[.F303]-([.$J$3]*[.C303]/1000)" table:style-name="ce1">
            <text:p>0,219413117</text:p>
          </table:table-cell>
          <table:table-cell table:number-columns-repeated="16375"/>
        </table:table-row>
        <table:table-row table:style-name="ro1">
          <table:table-cell office:value-type="time" office:time-value="PT19H50M58S" table:style-name="ce5">
            <text:p>19:50:58</text:p>
          </table:table-cell>
          <table:table-cell office:value-type="time" office:time-value="PT19H50M59S" table:style-name="ce5">
            <text:p>19:50:5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61" table:style-name="ce1">
            <text:p>530,61</text:p>
          </table:table-cell>
          <table:table-cell office:value-type="float" office:value="2.9078489220000003" table:formula="of:=[.C304]/1000 * [.D304]*[.E304]/1000" table:style-name="ce6">
            <text:p>2,907848922</text:p>
          </table:table-cell>
          <table:table-cell table:number-columns-repeated="2" table:style-name="ce1"/>
          <table:table-cell office:value-type="float" office:value="0.21343969935807827" table:formula="of:=[.F304]-([.$J$3]*[.C304]/1000)" table:style-name="ce1">
            <text:p>0,213439699</text:p>
          </table:table-cell>
          <table:table-cell table:number-columns-repeated="16375"/>
        </table:table-row>
        <table:table-row table:style-name="ro1">
          <table:table-cell office:value-type="time" office:time-value="PT19H50M59S" table:style-name="ce5">
            <text:p>19:50:59</text:p>
          </table:table-cell>
          <table:table-cell office:value-type="time" office:time-value="PT19H51M1S" table:style-name="ce5">
            <text:p>19:51:0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3.38" table:style-name="ce1">
            <text:p>533,38</text:p>
          </table:table-cell>
          <table:table-cell office:value-type="float" office:value="2.9478472473999999" table:formula="of:=[.C305]/1000 * [.D305]*[.E305]/1000" table:style-name="ce6">
            <text:p>2,947847247</text:p>
          </table:table-cell>
          <table:table-cell table:number-columns-repeated="2" table:style-name="ce1"/>
          <table:table-cell office:value-type="float" office:value="0.23056096532055248" table:formula="of:=[.F305]-([.$J$3]*[.C305]/1000)" table:style-name="ce1">
            <text:p>0,230560965</text:p>
          </table:table-cell>
          <table:table-cell table:number-columns-repeated="16375"/>
        </table:table-row>
        <table:table-row table:style-name="ro1">
          <table:table-cell office:value-type="time" office:time-value="PT19H51M1S" table:style-name="ce5">
            <text:p>19:51:01</text:p>
          </table:table-cell>
          <table:table-cell office:value-type="time" office:time-value="PT19H51M2S" table:style-name="ce5">
            <text:p>19:51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91" table:style-name="ce1">
            <text:p>533,91</text:p>
          </table:table-cell>
          <table:table-cell office:value-type="float" office:value="2.9259335819999999" table:formula="of:=[.C306]/1000 * [.D306]*[.E306]/1000" table:style-name="ce6">
            <text:p>2,925933582</text:p>
          </table:table-cell>
          <table:table-cell table:number-columns-repeated="2" table:style-name="ce1"/>
          <table:table-cell office:value-type="float" office:value="0.2315243593580778" table:formula="of:=[.F306]-([.$J$3]*[.C306]/1000)" table:style-name="ce1">
            <text:p>0,231524359</text:p>
          </table:table-cell>
          <table:table-cell table:number-columns-repeated="16375"/>
        </table:table-row>
        <table:table-row table:style-name="ro1">
          <table:table-cell office:value-type="time" office:time-value="PT19H51M2S" table:style-name="ce5">
            <text:p>19:51:02</text:p>
          </table:table-cell>
          <table:table-cell office:value-type="time" office:time-value="PT19H51M3S" table:style-name="ce5">
            <text:p>19:51:0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6.48" table:style-name="ce1">
            <text:p>536,48</text:p>
          </table:table-cell>
          <table:table-cell office:value-type="float" office:value="2.9370992448000002" table:formula="of:=[.C307]/1000 * [.D307]*[.E307]/1000" table:style-name="ce6">
            <text:p>2,937099245</text:p>
          </table:table-cell>
          <table:table-cell table:number-columns-repeated="2" table:style-name="ce1"/>
          <table:table-cell office:value-type="float" office:value="0.24014812666501983" table:formula="of:=[.F307]-([.$J$3]*[.C307]/1000)" table:style-name="ce1">
            <text:p>0,240148127</text:p>
          </table:table-cell>
          <table:table-cell table:number-columns-repeated="16375"/>
        </table:table-row>
        <table:table-row table:style-name="ro1">
          <table:table-cell office:value-type="time" office:time-value="PT19H51M3S" table:style-name="ce5">
            <text:p>19:51:03</text:p>
          </table:table-cell>
          <table:table-cell office:value-type="time" office:time-value="PT19H51M4S" table:style-name="ce5">
            <text:p>19:51:04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7.54" table:style-name="ce1">
            <text:p>547,54</text:p>
          </table:table-cell>
          <table:table-cell office:value-type="float" office:value="3.0230778479999998" table:formula="of:=[.C308]/1000 * [.D308]*[.E308]/1000" table:style-name="ce6">
            <text:p>3,023077848</text:p>
          </table:table-cell>
          <table:table-cell table:number-columns-repeated="2" table:style-name="ce1"/>
          <table:table-cell office:value-type="float" office:value="0.30324967042749362" table:formula="of:=[.F308]-([.$J$3]*[.C308]/1000)" table:style-name="ce1">
            <text:p>0,30324967</text:p>
          </table:table-cell>
          <table:table-cell table:number-columns-repeated="16375"/>
        </table:table-row>
        <table:table-row table:style-name="ro1">
          <table:table-cell office:value-type="time" office:time-value="PT19H51M4S" table:style-name="ce5">
            <text:p>19:51:04</text:p>
          </table:table-cell>
          <table:table-cell office:value-type="time" office:time-value="PT19H51M5S" table:style-name="ce5">
            <text:p>19:51:0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5.78" table:style-name="ce1">
            <text:p>535,78</text:p>
          </table:table-cell>
          <table:table-cell office:value-type="float" office:value="2.9334115733999999" table:formula="of:=[.C309]/1000 * [.D309]*[.E309]/1000" table:style-name="ce6">
            <text:p>2,933411573</text:p>
          </table:table-cell>
          <table:table-cell table:number-columns-repeated="2" table:style-name="ce1"/>
          <table:table-cell office:value-type="float" office:value="0.24154424625113613" table:formula="of:=[.F309]-([.$J$3]*[.C309]/1000)" table:style-name="ce1">
            <text:p>0,241544246</text:p>
          </table:table-cell>
          <table:table-cell table:number-columns-repeated="16375"/>
        </table:table-row>
        <table:table-row table:style-name="ro1">
          <table:table-cell office:value-type="time" office:time-value="PT19H51M5S" table:style-name="ce5">
            <text:p>19:51:05</text:p>
          </table:table-cell>
          <table:table-cell office:value-type="time" office:time-value="PT19H51M6S" table:style-name="ce5">
            <text:p>19:51:0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48" table:style-name="ce1">
            <text:p>522,48</text:p>
          </table:table-cell>
          <table:table-cell office:value-type="float" office:value="2.8659961175999995" table:formula="of:=[.C310]/1000 * [.D310]*[.E310]/1000" table:style-name="ce6">
            <text:p>2,865996118</text:p>
          </table:table-cell>
          <table:table-cell table:number-columns-repeated="2" table:style-name="ce1"/>
          <table:table-cell office:value-type="float" office:value="0.16904499946501916" table:formula="of:=[.F310]-([.$J$3]*[.C310]/1000)" table:style-name="ce1">
            <text:p>0,169044999</text:p>
          </table:table-cell>
          <table:table-cell table:number-columns-repeated="16375"/>
        </table:table-row>
        <table:table-row table:style-name="ro1">
          <table:table-cell office:value-type="time" office:time-value="PT19H51M6S" table:style-name="ce5">
            <text:p>19:51:06</text:p>
          </table:table-cell>
          <table:table-cell office:value-type="time" office:time-value="PT19H51M7S" table:style-name="ce5">
            <text:p>19:51:0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7.23" table:style-name="ce1">
            <text:p>547,23</text:p>
          </table:table-cell>
          <table:table-cell office:value-type="float" office:value="2.9959529148000001" table:formula="of:=[.C311]/1000 * [.D311]*[.E311]/1000" table:style-name="ce6">
            <text:p>2,995952915</text:p>
          </table:table-cell>
          <table:table-cell table:number-columns-repeated="2" table:style-name="ce1"/>
          <table:table-cell office:value-type="float" office:value="0.2990017966650198" table:formula="of:=[.F311]-([.$J$3]*[.C311]/1000)" table:style-name="ce1">
            <text:p>0,299001797</text:p>
          </table:table-cell>
          <table:table-cell table:number-columns-repeated="16375"/>
        </table:table-row>
        <table:table-row table:style-name="ro1">
          <table:table-cell office:value-type="time" office:time-value="PT19H51M7S" table:style-name="ce5">
            <text:p>19:51:07</text:p>
          </table:table-cell>
          <table:table-cell office:value-type="time" office:time-value="PT19H51M8S" table:style-name="ce5">
            <text:p>19:51:0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4.91999999999996" table:style-name="ce1">
            <text:p>554,92</text:p>
          </table:table-cell>
          <table:table-cell office:value-type="float" office:value="3.0409172064000005" table:formula="of:=[.C312]/1000 * [.D312]*[.E312]/1000" table:style-name="ce6">
            <text:p>3,040917206</text:p>
          </table:table-cell>
          <table:table-cell table:number-columns-repeated="2" table:style-name="ce1"/>
          <table:table-cell office:value-type="float" office:value="0.34142419277196145" table:formula="of:=[.F312]-([.$J$3]*[.C312]/1000)" table:style-name="ce1">
            <text:p>0,341424193</text:p>
          </table:table-cell>
          <table:table-cell table:number-columns-repeated="16375"/>
        </table:table-row>
        <table:table-row table:style-name="ro1">
          <table:table-cell office:value-type="time" office:time-value="PT19H51M8S" table:style-name="ce5">
            <text:p>19:51:08</text:p>
          </table:table-cell>
          <table:table-cell office:value-type="time" office:time-value="PT19H51M9S" table:style-name="ce5">
            <text:p>19:51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46" table:style-name="ce1">
            <text:p>531,46</text:p>
          </table:table-cell>
          <table:table-cell office:value-type="float" office:value="2.9125070920000002" table:formula="of:=[.C313]/1000 * [.D313]*[.E313]/1000" table:style-name="ce6">
            <text:p>2,912507092</text:p>
          </table:table-cell>
          <table:table-cell table:number-columns-repeated="2" table:style-name="ce1"/>
          <table:table-cell office:value-type="float" office:value="0.21809786935807818" table:formula="of:=[.F313]-([.$J$3]*[.C313]/1000)" table:style-name="ce1">
            <text:p>0,218097869</text:p>
          </table:table-cell>
          <table:table-cell table:number-columns-repeated="16375"/>
        </table:table-row>
        <table:table-row table:style-name="ro1">
          <table:table-cell office:value-type="time" office:time-value="PT19H51M9S" table:style-name="ce5">
            <text:p>19:51:09</text:p>
          </table:table-cell>
          <table:table-cell office:value-type="time" office:time-value="PT19H51M10S" table:style-name="ce5">
            <text:p>19:51:10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4.84" table:style-name="ce1">
            <text:p>514,84</text:p>
          </table:table-cell>
          <table:table-cell office:value-type="float" office:value="2.8186254383999998" table:formula="of:=[.C314]/1000 * [.D314]*[.E314]/1000" table:style-name="ce6">
            <text:p>2,818625438</text:p>
          </table:table-cell>
          <table:table-cell table:number-columns-repeated="2" table:style-name="ce1"/>
          <table:table-cell office:value-type="float" office:value="0.12167432026501945" table:formula="of:=[.F314]-([.$J$3]*[.C314]/1000)" table:style-name="ce1">
            <text:p>0,12167432</text:p>
          </table:table-cell>
          <table:table-cell table:number-columns-repeated="16375"/>
        </table:table-row>
        <table:table-row table:style-name="ro1">
          <table:table-cell office:value-type="time" office:time-value="PT19H51M10S" table:style-name="ce5">
            <text:p>19:51:10</text:p>
          </table:table-cell>
          <table:table-cell office:value-type="time" office:time-value="PT19H51M11S" table:style-name="ce5">
            <text:p>19:51:1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2.63" table:style-name="ce1">
            <text:p>542,63</text:p>
          </table:table-cell>
          <table:table-cell office:value-type="float" office:value="2.9763689604000003" table:formula="of:=[.C315]/1000 * [.D315]*[.E315]/1000" table:style-name="ce6">
            <text:p>2,97636896</text:p>
          </table:table-cell>
          <table:table-cell table:number-columns-repeated="2" table:style-name="ce1"/>
          <table:table-cell office:value-type="float" office:value="0.27433405127890298" table:formula="of:=[.F315]-([.$J$3]*[.C315]/1000)" table:style-name="ce1">
            <text:p>0,274334051</text:p>
          </table:table-cell>
          <table:table-cell table:number-columns-repeated="16375"/>
        </table:table-row>
        <table:table-row table:style-name="ro1">
          <table:table-cell office:value-type="time" office:time-value="PT19H51M11S" table:style-name="ce5">
            <text:p>19:51:11</text:p>
          </table:table-cell>
          <table:table-cell office:value-type="time" office:time-value="PT19H51M12S" table:style-name="ce5">
            <text:p>19:51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53.34" table:style-name="ce1">
            <text:p>553,34</text:p>
          </table:table-cell>
          <table:table-cell office:value-type="float" office:value="3.0324138679999999" table:formula="of:=[.C316]/1000 * [.D316]*[.E316]/1000" table:style-name="ce6">
            <text:p>3,032413868</text:p>
          </table:table-cell>
          <table:table-cell table:number-columns-repeated="2" table:style-name="ce1"/>
          <table:table-cell office:value-type="float" office:value="0.33800464535807784" table:formula="of:=[.F316]-([.$J$3]*[.C316]/1000)" table:style-name="ce1">
            <text:p>0,338004645</text:p>
          </table:table-cell>
          <table:table-cell table:number-columns-repeated="16375"/>
        </table:table-row>
        <table:table-row table:style-name="ro1">
          <table:table-cell office:value-type="time" office:time-value="PT19H51M12S" table:style-name="ce5">
            <text:p>19:51:12</text:p>
          </table:table-cell>
          <table:table-cell office:value-type="time" office:time-value="PT19H51M14S" table:style-name="ce5">
            <text:p>19:51:1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20000000000005" table:style-name="ce1">
            <text:p>541,2</text:p>
          </table:table-cell>
          <table:table-cell office:value-type="float" office:value="2.9658842400000003" table:formula="of:=[.C317]/1000 * [.D317]*[.E317]/1000" table:style-name="ce6">
            <text:p>2,96588424</text:p>
          </table:table-cell>
          <table:table-cell table:number-columns-repeated="2" table:style-name="ce1"/>
          <table:table-cell office:value-type="float" office:value="0.27147501735807822" table:formula="of:=[.F317]-([.$J$3]*[.C317]/1000)" table:style-name="ce1">
            <text:p>0,271475017</text:p>
          </table:table-cell>
          <table:table-cell table:number-columns-repeated="16375"/>
        </table:table-row>
        <table:table-row table:style-name="ro1">
          <table:table-cell office:value-type="time" office:time-value="PT19H51M14S" table:style-name="ce5">
            <text:p>19:51:14</text:p>
          </table:table-cell>
          <table:table-cell office:value-type="time" office:time-value="PT19H51M15S" table:style-name="ce5">
            <text:p>19:51:1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7.55999999999995" table:style-name="ce1">
            <text:p>527,56</text:p>
          </table:table-cell>
          <table:table-cell office:value-type="float" office:value="2.9156816787999995" table:formula="of:=[.C318]/1000 * [.D318]*[.E318]/1000" table:style-name="ce6">
            <text:p>2,915681679</text:p>
          </table:table-cell>
          <table:table-cell table:number-columns-repeated="2" table:style-name="ce1"/>
          <table:table-cell office:value-type="float" office:value="0.19839539672055206" table:formula="of:=[.F318]-([.$J$3]*[.C318]/1000)" table:style-name="ce1">
            <text:p>0,198395397</text:p>
          </table:table-cell>
          <table:table-cell table:number-columns-repeated="16375"/>
        </table:table-row>
        <table:table-row table:style-name="ro1">
          <table:table-cell office:value-type="time" office:time-value="PT19H51M15S" table:style-name="ce5">
            <text:p>19:51:15</text:p>
          </table:table-cell>
          <table:table-cell office:value-type="time" office:time-value="PT19H51M16S" table:style-name="ce5">
            <text:p>19:51:1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11" table:style-name="ce1">
            <text:p>543,11</text:p>
          </table:table-cell>
          <table:table-cell office:value-type="float" office:value="2.9791593006999997" table:formula="of:=[.C319]/1000 * [.D319]*[.E319]/1000" table:style-name="ce6">
            <text:p>2,979159301</text:p>
          </table:table-cell>
          <table:table-cell table:number-columns-repeated="2" table:style-name="ce1"/>
          <table:table-cell office:value-type="float" office:value="0.28220818256501934" table:formula="of:=[.F319]-([.$J$3]*[.C319]/1000)" table:style-name="ce1">
            <text:p>0,282208183</text:p>
          </table:table-cell>
          <table:table-cell table:number-columns-repeated="16375"/>
        </table:table-row>
        <table:table-row table:style-name="ro1">
          <table:table-cell office:value-type="time" office:time-value="PT19H51M16S" table:style-name="ce5">
            <text:p>19:51:16</text:p>
          </table:table-cell>
          <table:table-cell office:value-type="time" office:time-value="PT19H51M17S" table:style-name="ce5">
            <text:p>19:51:1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41" table:style-name="ce1">
            <text:p>516,41</text:p>
          </table:table-cell>
          <table:table-cell office:value-type="float" office:value="2.8300300819999999" table:formula="of:=[.C320]/1000 * [.D320]*[.E320]/1000" table:style-name="ce6">
            <text:p>2,830030082</text:p>
          </table:table-cell>
          <table:table-cell table:number-columns-repeated="2" table:style-name="ce1"/>
          <table:table-cell office:value-type="float" office:value="0.13562085935807788" table:formula="of:=[.F320]-([.$J$3]*[.C320]/1000)" table:style-name="ce1">
            <text:p>0,135620859</text:p>
          </table:table-cell>
          <table:table-cell table:number-columns-repeated="16375"/>
        </table:table-row>
        <table:table-row table:style-name="ro1">
          <table:table-cell office:value-type="time" office:time-value="PT19H51M17S" table:style-name="ce5">
            <text:p>19:51:17</text:p>
          </table:table-cell>
          <table:table-cell office:value-type="time" office:time-value="PT19H51M18S" table:style-name="ce5">
            <text:p>19:51:1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5.76" table:style-name="ce1">
            <text:p>545,76</text:p>
          </table:table-cell>
          <table:table-cell office:value-type="float" office:value="3.0162681647999996" table:formula="of:=[.C321]/1000 * [.D321]*[.E321]/1000" table:style-name="ce6">
            <text:p>3,016268165</text:p>
          </table:table-cell>
          <table:table-cell table:number-columns-repeated="2" table:style-name="ce1"/>
          <table:table-cell office:value-type="float" office:value="0.29898188272055215" table:formula="of:=[.F321]-([.$J$3]*[.C321]/1000)" table:style-name="ce1">
            <text:p>0,298981883</text:p>
          </table:table-cell>
          <table:table-cell table:number-columns-repeated="16375"/>
        </table:table-row>
        <table:table-row table:style-name="ro1">
          <table:table-cell office:value-type="time" office:time-value="PT19H51M18S" table:style-name="ce5">
            <text:p>19:51:18</text:p>
          </table:table-cell>
          <table:table-cell office:value-type="time" office:time-value="PT19H51M19S" table:style-name="ce5">
            <text:p>19:51:19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6.20000000000005" table:style-name="ce1">
            <text:p>556,2</text:p>
          </table:table-cell>
          <table:table-cell office:value-type="float" office:value="3.0823714080000006" table:formula="of:=[.C322]/1000 * [.D322]*[.E322]/1000" table:style-name="ce6">
            <text:p>3,082371408</text:p>
          </table:table-cell>
          <table:table-cell table:number-columns-repeated="2" table:style-name="ce1"/>
          <table:table-cell office:value-type="float" office:value="0.35237564845526093" table:formula="of:=[.F322]-([.$J$3]*[.C322]/1000)" table:style-name="ce1">
            <text:p>0,352375648</text:p>
          </table:table-cell>
          <table:table-cell table:number-columns-repeated="16375"/>
        </table:table-row>
        <table:table-row table:style-name="ro1">
          <table:table-cell office:value-type="time" office:time-value="PT19H51M19S" table:style-name="ce5">
            <text:p>19:51:19</text:p>
          </table:table-cell>
          <table:table-cell office:value-type="time" office:time-value="PT19H51M20S" table:style-name="ce5">
            <text:p>19:51:2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60.67999999999995" table:style-name="ce1">
            <text:p>560,68</text:p>
          </table:table-cell>
          <table:table-cell office:value-type="float" office:value="3.0784359671999999" table:formula="of:=[.C323]/1000 * [.D323]*[.E323]/1000" table:style-name="ce6">
            <text:p>3,078435967</text:p>
          </table:table-cell>
          <table:table-cell table:number-columns-repeated="2" table:style-name="ce1"/>
          <table:table-cell office:value-type="float" office:value="0.37894295357196084" table:formula="of:=[.F323]-([.$J$3]*[.C323]/1000)" table:style-name="ce1">
            <text:p>0,378942954</text:p>
          </table:table-cell>
          <table:table-cell table:number-columns-repeated="16375"/>
        </table:table-row>
        <table:table-row table:style-name="ro1">
          <table:table-cell office:value-type="time" office:time-value="PT19H51M20S" table:style-name="ce5">
            <text:p>19:51:20</text:p>
          </table:table-cell>
          <table:table-cell office:value-type="time" office:time-value="PT19H51M21S" table:style-name="ce5">
            <text:p>19:51:21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3.35" table:style-name="ce1">
            <text:p>553,35</text:p>
          </table:table-cell>
          <table:table-cell office:value-type="float" office:value="3.0523007340000006" table:formula="of:=[.C324]/1000 * [.D324]*[.E324]/1000" table:style-name="ce6">
            <text:p>3,052300734</text:p>
          </table:table-cell>
          <table:table-cell table:number-columns-repeated="2" table:style-name="ce1"/>
          <table:table-cell office:value-type="float" office:value="0.33501445192055312" table:formula="of:=[.F324]-([.$J$3]*[.C324]/1000)" table:style-name="ce1">
            <text:p>0,335014452</text:p>
          </table:table-cell>
          <table:table-cell table:number-columns-repeated="16375"/>
        </table:table-row>
        <table:table-row table:style-name="ro1">
          <table:table-cell office:value-type="time" office:time-value="PT19H51M21S" table:style-name="ce5">
            <text:p>19:51:21</text:p>
          </table:table-cell>
          <table:table-cell office:value-type="time" office:time-value="PT19H51M22S" table:style-name="ce5">
            <text:p>19:51:2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4.13" table:style-name="ce1">
            <text:p>544,13</text:p>
          </table:table-cell>
          <table:table-cell office:value-type="float" office:value="2.9875675301999998" table:formula="of:=[.C325]/1000 * [.D325]*[.E325]/1000" table:style-name="ce6">
            <text:p>2,98756753</text:p>
          </table:table-cell>
          <table:table-cell table:number-columns-repeated="2" table:style-name="ce1"/>
          <table:table-cell office:value-type="float" office:value="0.2880745165719607" table:formula="of:=[.F325]-([.$J$3]*[.C325]/1000)" table:style-name="ce1">
            <text:p>0,288074517</text:p>
          </table:table-cell>
          <table:table-cell table:number-columns-repeated="16375"/>
        </table:table-row>
        <table:table-row table:style-name="ro1">
          <table:table-cell office:value-type="time" office:time-value="PT19H51M22S" table:style-name="ce5">
            <text:p>19:51:22</text:p>
          </table:table-cell>
          <table:table-cell office:value-type="time" office:time-value="PT19H51M23S" table:style-name="ce5">
            <text:p>19:51:23</text:p>
          </table:table-cell>
          <table:table-cell office:value-type="float" office:value="1085" table:style-name="ce1">
            <text:p>1085</text:p>
          </table:table-cell>
          <table:table-cell office:value-type="float" office:value="5.17" table:style-name="ce1">
            <text:p>5,17</text:p>
          </table:table-cell>
          <table:table-cell office:value-type="float" office:value="560.66999999999996" table:style-name="ce1">
            <text:p>560,67</text:p>
          </table:table-cell>
          <table:table-cell office:value-type="float" office:value="3.1450503314999998" table:formula="of:=[.C326]/1000 * [.D326]*[.E326]/1000" table:style-name="ce6">
            <text:p>3,145050332</text:p>
          </table:table-cell>
          <table:table-cell table:number-columns-repeated="2" table:style-name="ce1"/>
          <table:table-cell office:value-type="float" office:value="0.38709372153161725" table:formula="of:=[.F326]-([.$J$3]*[.C326]/1000)" table:style-name="ce1">
            <text:p>0,387093722</text:p>
          </table:table-cell>
          <table:table-cell table:number-columns-repeated="16375"/>
        </table:table-row>
        <table:table-row table:style-name="ro1">
          <table:table-cell office:value-type="time" office:time-value="PT19H51M23S" table:style-name="ce5">
            <text:p>19:51:23</text:p>
          </table:table-cell>
          <table:table-cell office:value-type="time" office:time-value="PT19H51M24S" table:style-name="ce5">
            <text:p>19:51:2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1.95000000000005" table:style-name="ce1">
            <text:p>541,95</text:p>
          </table:table-cell>
          <table:table-cell office:value-type="float" office:value="2.9866214160000002" table:formula="of:=[.C327]/1000 * [.D327]*[.E327]/1000" table:style-name="ce6">
            <text:p>2,986621416</text:p>
          </table:table-cell>
          <table:table-cell table:number-columns-repeated="2" table:style-name="ce1"/>
          <table:table-cell office:value-type="float" office:value="0.27187702941361103" table:formula="of:=[.F327]-([.$J$3]*[.C327]/1000)" table:style-name="ce1">
            <text:p>0,271877029</text:p>
          </table:table-cell>
          <table:table-cell table:number-columns-repeated="16375"/>
        </table:table-row>
        <table:table-row table:style-name="ro1">
          <table:table-cell office:value-type="time" office:time-value="PT19H51M24S" table:style-name="ce5">
            <text:p>19:51:24</text:p>
          </table:table-cell>
          <table:table-cell office:value-type="time" office:time-value="PT19H51M26S" table:style-name="ce5">
            <text:p>19:51:2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88" table:style-name="ce1">
            <text:p>543,88</text:p>
          </table:table-cell>
          <table:table-cell office:value-type="float" office:value="2.9833830355999997" table:formula="of:=[.C328]/1000 * [.D328]*[.E328]/1000" table:style-name="ce6">
            <text:p>2,983383036</text:p>
          </table:table-cell>
          <table:table-cell table:number-columns-repeated="2" table:style-name="ce1"/>
          <table:table-cell office:value-type="float" office:value="0.28643191746501939" table:formula="of:=[.F328]-([.$J$3]*[.C328]/1000)" table:style-name="ce1">
            <text:p>0,286431917</text:p>
          </table:table-cell>
          <table:table-cell table:number-columns-repeated="16375"/>
        </table:table-row>
        <table:table-row table:style-name="ro1">
          <table:table-cell office:value-type="time" office:time-value="PT19H51M26S" table:style-name="ce5">
            <text:p>19:51:26</text:p>
          </table:table-cell>
          <table:table-cell office:value-type="time" office:time-value="PT19H51M27S" table:style-name="ce5">
            <text:p>19:51:2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0.76" table:style-name="ce1">
            <text:p>560,76</text:p>
          </table:table-cell>
          <table:table-cell office:value-type="float" office:value="3.0873875472000001" table:formula="of:=[.C329]/1000 * [.D329]*[.E329]/1000" table:style-name="ce6">
            <text:p>3,087387547</text:p>
          </table:table-cell>
          <table:table-cell table:number-columns-repeated="2" table:style-name="ce1"/>
          <table:table-cell office:value-type="float" office:value="0.37518505610666919" table:formula="of:=[.F329]-([.$J$3]*[.C329]/1000)" table:style-name="ce1">
            <text:p>0,375185056</text:p>
          </table:table-cell>
          <table:table-cell table:number-columns-repeated="16375"/>
        </table:table-row>
        <table:table-row table:style-name="ro1">
          <table:table-cell office:value-type="time" office:time-value="PT19H51M27S" table:style-name="ce5">
            <text:p>19:51:27</text:p>
          </table:table-cell>
          <table:table-cell office:value-type="time" office:time-value="PT19H51M28S" table:style-name="ce5">
            <text:p>19:51:2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70000000000005" table:style-name="ce1">
            <text:p>528,7</text:p>
          </table:table-cell>
          <table:table-cell office:value-type="float" office:value="2.9001151190000001" table:formula="of:=[.C330]/1000 * [.D330]*[.E330]/1000" table:style-name="ce6">
            <text:p>2,900115119</text:p>
          </table:table-cell>
          <table:table-cell table:number-columns-repeated="2" table:style-name="ce1"/>
          <table:table-cell office:value-type="float" office:value="0.20316400086501973" table:formula="of:=[.F330]-([.$J$3]*[.C330]/1000)" table:style-name="ce1">
            <text:p>0,203164001</text:p>
          </table:table-cell>
          <table:table-cell table:number-columns-repeated="16375"/>
        </table:table-row>
        <table:table-row table:style-name="ro1">
          <table:table-cell office:value-type="time" office:time-value="PT19H51M28S" table:style-name="ce5">
            <text:p>19:51:28</text:p>
          </table:table-cell>
          <table:table-cell office:value-type="time" office:time-value="PT19H51M29S" table:style-name="ce5">
            <text:p>19:51:29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4.29" table:style-name="ce1">
            <text:p>544,29</text:p>
          </table:table-cell>
          <table:table-cell office:value-type="float" office:value="2.9798571203999997" table:formula="of:=[.C331]/1000 * [.D331]*[.E331]/1000" table:style-name="ce6">
            <text:p>2,97985712</text:p>
          </table:table-cell>
          <table:table-cell table:number-columns-repeated="2" table:style-name="ce1"/>
          <table:table-cell office:value-type="float" office:value="0.28290600226501939" table:formula="of:=[.F331]-([.$J$3]*[.C331]/1000)" table:style-name="ce1">
            <text:p>0,282906002</text:p>
          </table:table-cell>
          <table:table-cell table:number-columns-repeated="16375"/>
        </table:table-row>
        <table:table-row table:style-name="ro1">
          <table:table-cell office:value-type="time" office:time-value="PT19H51M29S" table:style-name="ce5">
            <text:p>19:51:29</text:p>
          </table:table-cell>
          <table:table-cell office:value-type="time" office:time-value="PT19H51M30S" table:style-name="ce5">
            <text:p>19:51:3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84" table:style-name="ce1">
            <text:p>533,84</text:p>
          </table:table-cell>
          <table:table-cell office:value-type="float" office:value="2.9283099207999999" table:formula="of:=[.C332]/1000 * [.D332]*[.E332]/1000" table:style-name="ce6">
            <text:p>2,928309921</text:p>
          </table:table-cell>
          <table:table-cell table:number-columns-repeated="2" table:style-name="ce1"/>
          <table:table-cell office:value-type="float" office:value="0.23135880266501951" table:formula="of:=[.F332]-([.$J$3]*[.C332]/1000)" table:style-name="ce1">
            <text:p>0,231358803</text:p>
          </table:table-cell>
          <table:table-cell table:number-columns-repeated="16375"/>
        </table:table-row>
        <table:table-row table:style-name="ro1">
          <table:table-cell office:value-type="time" office:time-value="PT19H51M30S" table:style-name="ce5">
            <text:p>19:51:30</text:p>
          </table:table-cell>
          <table:table-cell office:value-type="time" office:time-value="PT19H51M31S" table:style-name="ce5">
            <text:p>19:51:3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9.62" table:style-name="ce1">
            <text:p>549,62</text:p>
          </table:table-cell>
          <table:table-cell office:value-type="float" office:value="3.0090375911999998" table:formula="of:=[.C333]/1000 * [.D333]*[.E333]/1000" table:style-name="ce6">
            <text:p>3,009037591</text:p>
          </table:table-cell>
          <table:table-cell table:number-columns-repeated="2" table:style-name="ce1"/>
          <table:table-cell office:value-type="float" office:value="0.31208647306501947" table:formula="of:=[.F333]-([.$J$3]*[.C333]/1000)" table:style-name="ce1">
            <text:p>0,312086473</text:p>
          </table:table-cell>
          <table:table-cell table:number-columns-repeated="16375"/>
        </table:table-row>
        <table:table-row table:style-name="ro1">
          <table:table-cell office:value-type="time" office:time-value="PT19H51M31S" table:style-name="ce5">
            <text:p>19:51:31</text:p>
          </table:table-cell>
          <table:table-cell office:value-type="time" office:time-value="PT19H51M32S" table:style-name="ce5">
            <text:p>19:51:3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3.34" table:style-name="ce1">
            <text:p>543,34</text:p>
          </table:table-cell>
          <table:table-cell office:value-type="float" office:value="2.9860390714" table:formula="of:=[.C334]/1000 * [.D334]*[.E334]/1000" table:style-name="ce6">
            <text:p>2,986039071</text:p>
          </table:table-cell>
          <table:table-cell table:number-columns-repeated="2" table:style-name="ce1"/>
          <table:table-cell office:value-type="float" office:value="0.28400416227890268" table:formula="of:=[.F334]-([.$J$3]*[.C334]/1000)" table:style-name="ce1">
            <text:p>0,284004162</text:p>
          </table:table-cell>
          <table:table-cell table:number-columns-repeated="16375"/>
        </table:table-row>
        <table:table-row table:style-name="ro1">
          <table:table-cell office:value-type="time" office:time-value="PT19H51M32S" table:style-name="ce5">
            <text:p>19:51:32</text:p>
          </table:table-cell>
          <table:table-cell office:value-type="time" office:time-value="PT19H51M33S" table:style-name="ce5">
            <text:p>19:51:33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3.78" table:style-name="ce1">
            <text:p>523,78</text:p>
          </table:table-cell>
          <table:table-cell office:value-type="float" office:value="2.8648670880000005" table:formula="of:=[.C335]/1000 * [.D335]*[.E335]/1000" table:style-name="ce6">
            <text:p>2,864867088</text:p>
          </table:table-cell>
          <table:table-cell table:number-columns-repeated="2" table:style-name="ce1"/>
          <table:table-cell office:value-type="float" office:value="0.17045786535807839" table:formula="of:=[.F335]-([.$J$3]*[.C335]/1000)" table:style-name="ce1">
            <text:p>0,170457865</text:p>
          </table:table-cell>
          <table:table-cell table:number-columns-repeated="16375"/>
        </table:table-row>
        <table:table-row table:style-name="ro1">
          <table:table-cell office:value-type="time" office:time-value="PT19H51M33S" table:style-name="ce5">
            <text:p>19:51:33</text:p>
          </table:table-cell>
          <table:table-cell office:value-type="time" office:time-value="PT19H51M34S" table:style-name="ce5">
            <text:p>19:51:3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6.64" table:style-name="ce1">
            <text:p>516,64</text:p>
          </table:table-cell>
          <table:table-cell office:value-type="float" office:value="2.8284800063999995" table:formula="of:=[.C336]/1000 * [.D336]*[.E336]/1000" table:style-name="ce6">
            <text:p>2,828480006</text:p>
          </table:table-cell>
          <table:table-cell table:number-columns-repeated="2" table:style-name="ce1"/>
          <table:table-cell office:value-type="float" office:value="0.13152888826501918" table:formula="of:=[.F336]-([.$J$3]*[.C336]/1000)" table:style-name="ce1">
            <text:p>0,131528888</text:p>
          </table:table-cell>
          <table:table-cell table:number-columns-repeated="16375"/>
        </table:table-row>
        <table:table-row table:style-name="ro1">
          <table:table-cell office:value-type="time" office:time-value="PT19H51M34S" table:style-name="ce5">
            <text:p>19:51:34</text:p>
          </table:table-cell>
          <table:table-cell office:value-type="time" office:time-value="PT19H51M35S" table:style-name="ce5">
            <text:p>19:51:35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9.20000000000005" table:style-name="ce1">
            <text:p>559,2</text:p>
          </table:table-cell>
          <table:table-cell office:value-type="float" office:value="3.0903405119999996" table:formula="of:=[.C337]/1000 * [.D337]*[.E337]/1000" table:style-name="ce6">
            <text:p>3,090340512</text:p>
          </table:table-cell>
          <table:table-cell table:number-columns-repeated="2" table:style-name="ce1"/>
          <table:table-cell office:value-type="float" office:value="0.36797043893443515" table:formula="of:=[.F337]-([.$J$3]*[.C337]/1000)" table:style-name="ce1">
            <text:p>0,367970439</text:p>
          </table:table-cell>
          <table:table-cell table:number-columns-repeated="16375"/>
        </table:table-row>
        <table:table-row table:style-name="ro1">
          <table:table-cell office:value-type="time" office:time-value="PT19H51M35S" table:style-name="ce5">
            <text:p>19:51:35</text:p>
          </table:table-cell>
          <table:table-cell office:value-type="time" office:time-value="PT19H51M36S" table:style-name="ce5">
            <text:p>19:51:3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2.86" table:style-name="ce1">
            <text:p>552,86</text:p>
          </table:table-cell>
          <table:table-cell office:value-type="float" office:value="3.0354999444000001" table:formula="of:=[.C338]/1000 * [.D338]*[.E338]/1000" table:style-name="ce6">
            <text:p>3,035499944</text:p>
          </table:table-cell>
          <table:table-cell table:number-columns-repeated="2" table:style-name="ce1"/>
          <table:table-cell office:value-type="float" office:value="0.33600693077196109" table:formula="of:=[.F338]-([.$J$3]*[.C338]/1000)" table:style-name="ce1">
            <text:p>0,336006931</text:p>
          </table:table-cell>
          <table:table-cell table:number-columns-repeated="16375"/>
        </table:table-row>
        <table:table-row table:style-name="ro1">
          <table:table-cell office:value-type="time" office:time-value="PT19H51M36S" table:style-name="ce5">
            <text:p>19:51:36</text:p>
          </table:table-cell>
          <table:table-cell office:value-type="time" office:time-value="PT19H51M37S" table:style-name="ce5">
            <text:p>19:51:3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4.03" table:style-name="ce1">
            <text:p>544,03</text:p>
          </table:table-cell>
          <table:table-cell office:value-type="float" office:value="2.9842058410999996" table:formula="of:=[.C339]/1000 * [.D339]*[.E339]/1000" table:style-name="ce6">
            <text:p>2,984205841</text:p>
          </table:table-cell>
          <table:table-cell table:number-columns-repeated="2" table:style-name="ce1"/>
          <table:table-cell office:value-type="float" office:value="0.2872547229650193" table:formula="of:=[.F339]-([.$J$3]*[.C339]/1000)" table:style-name="ce1">
            <text:p>0,287254723</text:p>
          </table:table-cell>
          <table:table-cell table:number-columns-repeated="16375"/>
        </table:table-row>
        <table:table-row table:style-name="ro1">
          <table:table-cell office:value-type="time" office:time-value="PT19H51M37S" table:style-name="ce5">
            <text:p>19:51:37</text:p>
          </table:table-cell>
          <table:table-cell office:value-type="time" office:time-value="PT19H51M39S" table:style-name="ce5">
            <text:p>19:51:3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9.48" table:style-name="ce1">
            <text:p>539,48</text:p>
          </table:table-cell>
          <table:table-cell office:value-type="float" office:value="2.9676147424000003" table:formula="of:=[.C340]/1000 * [.D340]*[.E340]/1000" table:style-name="ce6">
            <text:p>2,967614742</text:p>
          </table:table-cell>
          <table:table-cell table:number-columns-repeated="2" table:style-name="ce1"/>
          <table:table-cell office:value-type="float" office:value="0.26303793778584472" table:formula="of:=[.F340]-([.$J$3]*[.C340]/1000)" table:style-name="ce1">
            <text:p>0,263037938</text:p>
          </table:table-cell>
          <table:table-cell table:number-columns-repeated="16375"/>
        </table:table-row>
        <table:table-row table:style-name="ro1">
          <table:table-cell office:value-type="time" office:time-value="PT19H51M39S" table:style-name="ce5">
            <text:p>19:51:39</text:p>
          </table:table-cell>
          <table:table-cell office:value-type="time" office:time-value="PT19H51M40S" table:style-name="ce5">
            <text:p>19:51:4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0.71" table:style-name="ce1">
            <text:p>560,71</text:p>
          </table:table-cell>
          <table:table-cell office:value-type="float" office:value="3.0928987884000003" table:formula="of:=[.C341]/1000 * [.D341]*[.E341]/1000" table:style-name="ce6">
            <text:p>3,092898788</text:p>
          </table:table-cell>
          <table:table-cell table:number-columns-repeated="2" table:style-name="ce1"/>
          <table:table-cell office:value-type="float" office:value="0.37561250632055287" table:formula="of:=[.F341]-([.$J$3]*[.C341]/1000)" table:style-name="ce1">
            <text:p>0,375612506</text:p>
          </table:table-cell>
          <table:table-cell table:number-columns-repeated="16375"/>
        </table:table-row>
        <table:table-row table:style-name="ro1">
          <table:table-cell office:value-type="time" office:time-value="PT19H51M40S" table:style-name="ce5">
            <text:p>19:51:40</text:p>
          </table:table-cell>
          <table:table-cell office:value-type="time" office:time-value="PT19H51M41S" table:style-name="ce5">
            <text:p>19:51:4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59" table:style-name="ce1">
            <text:p>531,59</text:p>
          </table:table-cell>
          <table:table-cell office:value-type="float" office:value="2.9159678382999998" table:formula="of:=[.C342]/1000 * [.D342]*[.E342]/1000" table:style-name="ce6">
            <text:p>2,915967838</text:p>
          </table:table-cell>
          <table:table-cell table:number-columns-repeated="2" table:style-name="ce1"/>
          <table:table-cell office:value-type="float" office:value="0.2190167201650195" table:formula="of:=[.F342]-([.$J$3]*[.C342]/1000)" table:style-name="ce1">
            <text:p>0,21901672</text:p>
          </table:table-cell>
          <table:table-cell table:number-columns-repeated="16375"/>
        </table:table-row>
        <table:table-row table:style-name="ro1">
          <table:table-cell office:value-type="time" office:time-value="PT19H51M41S" table:style-name="ce5">
            <text:p>19:51:41</text:p>
          </table:table-cell>
          <table:table-cell office:value-type="time" office:time-value="PT19H51M42S" table:style-name="ce5">
            <text:p>19:51:4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0.76" table:style-name="ce1">
            <text:p>540,76</text:p>
          </table:table-cell>
          <table:table-cell office:value-type="float" office:value="2.9858387855999999" table:formula="of:=[.C343]/1000 * [.D343]*[.E343]/1000" table:style-name="ce6">
            <text:p>2,985838786</text:p>
          </table:table-cell>
          <table:table-cell table:number-columns-repeated="2" table:style-name="ce1"/>
          <table:table-cell office:value-type="float" office:value="0.27109439901361077" table:formula="of:=[.F343]-([.$J$3]*[.C343]/1000)" table:style-name="ce1">
            <text:p>0,271094399</text:p>
          </table:table-cell>
          <table:table-cell table:number-columns-repeated="16375"/>
        </table:table-row>
        <table:table-row table:style-name="ro1">
          <table:table-cell office:value-type="time" office:time-value="PT19H51M42S" table:style-name="ce5">
            <text:p>19:51:42</text:p>
          </table:table-cell>
          <table:table-cell office:value-type="time" office:time-value="PT19H51M43S" table:style-name="ce5">
            <text:p>19:51:4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92999999999995" table:style-name="ce1">
            <text:p>543,93</text:p>
          </table:table-cell>
          <table:table-cell office:value-type="float" office:value="2.9836573040999999" table:formula="of:=[.C344]/1000 * [.D344]*[.E344]/1000" table:style-name="ce6">
            <text:p>2,983657304</text:p>
          </table:table-cell>
          <table:table-cell table:number-columns-repeated="2" table:style-name="ce1"/>
          <table:table-cell office:value-type="float" office:value="0.28670618596501951" table:formula="of:=[.F344]-([.$J$3]*[.C344]/1000)" table:style-name="ce1">
            <text:p>0,286706186</text:p>
          </table:table-cell>
          <table:table-cell table:number-columns-repeated="16375"/>
        </table:table-row>
        <table:table-row table:style-name="ro1">
          <table:table-cell office:value-type="time" office:time-value="PT19H51M43S" table:style-name="ce5">
            <text:p>19:51:43</text:p>
          </table:table-cell>
          <table:table-cell office:value-type="time" office:time-value="PT19H51M44S" table:style-name="ce5">
            <text:p>19:51:4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6.94000000000005" table:style-name="ce1">
            <text:p>536,94</text:p>
          </table:table-cell>
          <table:table-cell office:value-type="float" office:value="2.9480905476000001" table:formula="of:=[.C345]/1000 * [.D345]*[.E345]/1000" table:style-name="ce6">
            <text:p>2,948090548</text:p>
          </table:table-cell>
          <table:table-cell table:number-columns-repeated="2" table:style-name="ce1"/>
          <table:table-cell office:value-type="float" office:value="0.24859753397196105" table:formula="of:=[.F345]-([.$J$3]*[.C345]/1000)" table:style-name="ce1">
            <text:p>0,248597534</text:p>
          </table:table-cell>
          <table:table-cell table:number-columns-repeated="16375"/>
        </table:table-row>
        <table:table-row table:style-name="ro1">
          <table:table-cell office:value-type="time" office:time-value="PT19H51M44S" table:style-name="ce5">
            <text:p>19:51:44</text:p>
          </table:table-cell>
          <table:table-cell office:value-type="time" office:time-value="PT19H51M45S" table:style-name="ce5">
            <text:p>19:51:4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1.39" table:style-name="ce1">
            <text:p>541,39</text:p>
          </table:table-cell>
          <table:table-cell office:value-type="float" office:value="2.9781214232000002" table:formula="of:=[.C346]/1000 * [.D346]*[.E346]/1000" table:style-name="ce6">
            <text:p>2,978121423</text:p>
          </table:table-cell>
          <table:table-cell table:number-columns-repeated="2" table:style-name="ce1"/>
          <table:table-cell office:value-type="float" office:value="0.27354461858584456" table:formula="of:=[.F346]-([.$J$3]*[.C346]/1000)" table:style-name="ce1">
            <text:p>0,273544619</text:p>
          </table:table-cell>
          <table:table-cell table:number-columns-repeated="16375"/>
        </table:table-row>
        <table:table-row table:style-name="ro1">
          <table:table-cell office:value-type="time" office:time-value="PT19H51M45S" table:style-name="ce5">
            <text:p>19:51:45</text:p>
          </table:table-cell>
          <table:table-cell office:value-type="time" office:time-value="PT19H51M46S" table:style-name="ce5">
            <text:p>19:51:4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8.01" table:style-name="ce1">
            <text:p>548,01</text:p>
          </table:table-cell>
          <table:table-cell office:value-type="float" office:value="3.0117040370999999" table:formula="of:=[.C347]/1000 * [.D347]*[.E347]/1000" table:style-name="ce6">
            <text:p>3,011704037</text:p>
          </table:table-cell>
          <table:table-cell table:number-columns-repeated="2" table:style-name="ce1"/>
          <table:table-cell office:value-type="float" office:value="0.30966912797890256" table:formula="of:=[.F347]-([.$J$3]*[.C347]/1000)" table:style-name="ce1">
            <text:p>0,309669128</text:p>
          </table:table-cell>
          <table:table-cell table:number-columns-repeated="16375"/>
        </table:table-row>
        <table:table-row table:style-name="ro1">
          <table:table-cell office:value-type="time" office:time-value="PT19H51M46S" table:style-name="ce5">
            <text:p>19:51:46</text:p>
          </table:table-cell>
          <table:table-cell office:value-type="time" office:time-value="PT19H51M47S" table:style-name="ce5">
            <text:p>19:51:4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1.04" table:style-name="ce1">
            <text:p>541,04</text:p>
          </table:table-cell>
          <table:table-cell office:value-type="float" office:value="2.9678045847999996" table:formula="of:=[.C348]/1000 * [.D348]*[.E348]/1000" table:style-name="ce6">
            <text:p>2,967804585</text:p>
          </table:table-cell>
          <table:table-cell table:number-columns-repeated="2" table:style-name="ce1"/>
          <table:table-cell office:value-type="float" office:value="0.2708534666650193" table:formula="of:=[.F348]-([.$J$3]*[.C348]/1000)" table:style-name="ce1">
            <text:p>0,270853467</text:p>
          </table:table-cell>
          <table:table-cell table:number-columns-repeated="16375"/>
        </table:table-row>
        <table:table-row table:style-name="ro1">
          <table:table-cell office:value-type="time" office:time-value="PT19H51M47S" table:style-name="ce5">
            <text:p>19:51:47</text:p>
          </table:table-cell>
          <table:table-cell office:value-type="time" office:time-value="PT19H51M48S" table:style-name="ce5">
            <text:p>19:51:4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4.04" table:style-name="ce1">
            <text:p>524,04</text:p>
          </table:table-cell>
          <table:table-cell office:value-type="float" office:value="2.8744013231999999" table:formula="of:=[.C349]/1000 * [.D349]*[.E349]/1000" table:style-name="ce6">
            <text:p>2,874401323</text:p>
          </table:table-cell>
          <table:table-cell table:number-columns-repeated="2" table:style-name="ce1"/>
          <table:table-cell office:value-type="float" office:value="0.17236641407890252" table:formula="of:=[.F349]-([.$J$3]*[.C349]/1000)" table:style-name="ce1">
            <text:p>0,172366414</text:p>
          </table:table-cell>
          <table:table-cell table:number-columns-repeated="16375"/>
        </table:table-row>
        <table:table-row table:style-name="ro1">
          <table:table-cell office:value-type="time" office:time-value="PT19H51M48S" table:style-name="ce5">
            <text:p>19:51:48</text:p>
          </table:table-cell>
          <table:table-cell office:value-type="time" office:time-value="PT19H51M49S" table:style-name="ce5">
            <text:p>19:51:4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2.13" table:style-name="ce1">
            <text:p>522,13</text:p>
          </table:table-cell>
          <table:table-cell office:value-type="float" office:value="2.8639248203999998" table:formula="of:=[.C350]/1000 * [.D350]*[.E350]/1000" table:style-name="ce6">
            <text:p>2,86392482</text:p>
          </table:table-cell>
          <table:table-cell table:number-columns-repeated="2" table:style-name="ce1"/>
          <table:table-cell office:value-type="float" office:value="0.16188991127890251" table:formula="of:=[.F350]-([.$J$3]*[.C350]/1000)" table:style-name="ce1">
            <text:p>0,161889911</text:p>
          </table:table-cell>
          <table:table-cell table:number-columns-repeated="16375"/>
        </table:table-row>
        <table:table-row table:style-name="ro1">
          <table:table-cell office:value-type="time" office:time-value="PT19H51M49S" table:style-name="ce5">
            <text:p>19:51:49</text:p>
          </table:table-cell>
          <table:table-cell office:value-type="time" office:time-value="PT19H51M50S" table:style-name="ce5">
            <text:p>19:51:50</text:p>
          </table:table-cell>
          <table:table-cell office:value-type="float" office:value="1048" table:style-name="ce1">
            <text:p>1048</text:p>
          </table:table-cell>
          <table:table-cell office:value-type="float" office:value="5.16" table:style-name="ce1">
            <text:p>5,16</text:p>
          </table:table-cell>
          <table:table-cell office:value-type="float" office:value="554.59" table:style-name="ce1">
            <text:p>554,59</text:p>
          </table:table-cell>
          <table:table-cell office:value-type="float" office:value="2.9990452512000001" table:formula="of:=[.C351]/1000 * [.D351]*[.E351]/1000" table:style-name="ce6">
            <text:p>2,999045251</text:p>
          </table:table-cell>
          <table:table-cell table:number-columns-repeated="2" table:style-name="ce1"/>
          <table:table-cell office:value-type="float" office:value="0.33513877447477913" table:formula="of:=[.F351]-([.$J$3]*[.C351]/1000)" table:style-name="ce1">
            <text:p>0,335138774</text:p>
          </table:table-cell>
          <table:table-cell table:number-columns-repeated="16375"/>
        </table:table-row>
        <table:table-row table:style-name="ro1">
          <table:table-cell office:value-type="time" office:time-value="PT19H51M51S" table:style-name="ce5">
            <text:p>19:51:51</text:p>
          </table:table-cell>
          <table:table-cell office:value-type="time" office:time-value="PT19H51M52S" table:style-name="ce5">
            <text:p>19:51:5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0.92999999999995" table:style-name="ce1">
            <text:p>520,93</text:p>
          </table:table-cell>
          <table:table-cell office:value-type="float" office:value="2.8574937940999994" table:formula="of:=[.C352]/1000 * [.D352]*[.E352]/1000" table:style-name="ce6">
            <text:p>2,857493794</text:p>
          </table:table-cell>
          <table:table-cell table:number-columns-repeated="2" table:style-name="ce1"/>
          <table:table-cell office:value-type="float" office:value="0.16054267596501903" table:formula="of:=[.F352]-([.$J$3]*[.C352]/1000)" table:style-name="ce1">
            <text:p>0,160542676</text:p>
          </table:table-cell>
          <table:table-cell table:number-columns-repeated="16375"/>
        </table:table-row>
        <table:table-row table:style-name="ro1">
          <table:table-cell office:value-type="time" office:time-value="PT19H51M52S" table:style-name="ce5">
            <text:p>19:51:52</text:p>
          </table:table-cell>
          <table:table-cell office:value-type="time" office:time-value="PT19H51M53S" table:style-name="ce5">
            <text:p>19:51:53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9.54" table:style-name="ce1">
            <text:p>549,54</text:p>
          </table:table-cell>
          <table:table-cell office:value-type="float" office:value="3.0456825696000003" table:formula="of:=[.C353]/1000 * [.D353]*[.E353]/1000" table:style-name="ce6">
            <text:p>3,04568257</text:p>
          </table:table-cell>
          <table:table-cell table:number-columns-repeated="2" table:style-name="ce1"/>
          <table:table-cell office:value-type="float" office:value="0.32077060104137756" table:formula="of:=[.F353]-([.$J$3]*[.C353]/1000)" table:style-name="ce1">
            <text:p>0,320770601</text:p>
          </table:table-cell>
          <table:table-cell table:number-columns-repeated="16375"/>
        </table:table-row>
        <table:table-row table:style-name="ro1">
          <table:table-cell office:value-type="time" office:time-value="PT19H51M53S" table:style-name="ce5">
            <text:p>19:51:53</text:p>
          </table:table-cell>
          <table:table-cell office:value-type="time" office:time-value="PT19H51M54S" table:style-name="ce5">
            <text:p>19:51:5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7.86" table:style-name="ce1">
            <text:p>537,86</text:p>
          </table:table-cell>
          <table:table-cell office:value-type="float" office:value="2.9531418444000002" table:formula="of:=[.C354]/1000 * [.D354]*[.E354]/1000" table:style-name="ce6">
            <text:p>2,953141844</text:p>
          </table:table-cell>
          <table:table-cell table:number-columns-repeated="2" table:style-name="ce1"/>
          <table:table-cell office:value-type="float" office:value="0.2536488307719611" table:formula="of:=[.F354]-([.$J$3]*[.C354]/1000)" table:style-name="ce1">
            <text:p>0,253648831</text:p>
          </table:table-cell>
          <table:table-cell table:number-columns-repeated="16375"/>
        </table:table-row>
        <table:table-row table:style-name="ro1">
          <table:table-cell office:value-type="time" office:time-value="PT19H51M54S" table:style-name="ce5">
            <text:p>19:51:54</text:p>
          </table:table-cell>
          <table:table-cell office:value-type="time" office:time-value="PT19H51M55S" table:style-name="ce5">
            <text:p>19:51:5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9.04" table:style-name="ce1">
            <text:p>529,04</text:p>
          </table:table-cell>
          <table:table-cell office:value-type="float" office:value="2.9019801448" table:formula="of:=[.C355]/1000 * [.D355]*[.E355]/1000" table:style-name="ce6">
            <text:p>2,901980145</text:p>
          </table:table-cell>
          <table:table-cell table:number-columns-repeated="2" table:style-name="ce1"/>
          <table:table-cell office:value-type="float" office:value="0.20502902666501965" table:formula="of:=[.F355]-([.$J$3]*[.C355]/1000)" table:style-name="ce1">
            <text:p>0,205029027</text:p>
          </table:table-cell>
          <table:table-cell table:number-columns-repeated="16375"/>
        </table:table-row>
        <table:table-row table:style-name="ro1">
          <table:table-cell office:value-type="time" office:time-value="PT19H51M55S" table:style-name="ce5">
            <text:p>19:51:55</text:p>
          </table:table-cell>
          <table:table-cell office:value-type="time" office:time-value="PT19H51M56S" table:style-name="ce5">
            <text:p>19:51:56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3.72" table:style-name="ce1">
            <text:p>563,72</text:p>
          </table:table-cell>
          <table:table-cell office:value-type="float" office:value="3.1240460448000005" table:formula="of:=[.C356]/1000 * [.D356]*[.E356]/1000" table:style-name="ce6">
            <text:p>3,124046045</text:p>
          </table:table-cell>
          <table:table-cell table:number-columns-repeated="2" table:style-name="ce1"/>
          <table:table-cell office:value-type="float" office:value="0.39405028525526076" table:formula="of:=[.F356]-([.$J$3]*[.C356]/1000)" table:style-name="ce1">
            <text:p>0,394050285</text:p>
          </table:table-cell>
          <table:table-cell table:number-columns-repeated="16375"/>
        </table:table-row>
        <table:table-row table:style-name="ro1">
          <table:table-cell office:value-type="time" office:time-value="PT19H51M56S" table:style-name="ce5">
            <text:p>19:51:56</text:p>
          </table:table-cell>
          <table:table-cell office:value-type="time" office:time-value="PT19H51M57S" table:style-name="ce5">
            <text:p>19:51:5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9.63" table:style-name="ce1">
            <text:p>539,63</text:p>
          </table:table-cell>
          <table:table-cell office:value-type="float" office:value="2.9599137203999999" table:formula="of:=[.C357]/1000 * [.D357]*[.E357]/1000" table:style-name="ce6">
            <text:p>2,95991372</text:p>
          </table:table-cell>
          <table:table-cell table:number-columns-repeated="2" table:style-name="ce1"/>
          <table:table-cell office:value-type="float" office:value="0.25787881127890255" table:formula="of:=[.F357]-([.$J$3]*[.C357]/1000)" table:style-name="ce1">
            <text:p>0,257878811</text:p>
          </table:table-cell>
          <table:table-cell table:number-columns-repeated="16375"/>
        </table:table-row>
        <table:table-row table:style-name="ro1">
          <table:table-cell office:value-type="time" office:time-value="PT19H51M57S" table:style-name="ce5">
            <text:p>19:51:57</text:p>
          </table:table-cell>
          <table:table-cell office:value-type="time" office:time-value="PT19H51M58S" table:style-name="ce5">
            <text:p>19:51:5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72" table:style-name="ce1">
            <text:p>533,72</text:p>
          </table:table-cell>
          <table:table-cell office:value-type="float" office:value="2.9221330115999997" table:formula="of:=[.C358]/1000 * [.D358]*[.E358]/1000" table:style-name="ce6">
            <text:p>2,922133012</text:p>
          </table:table-cell>
          <table:table-cell table:number-columns-repeated="2" table:style-name="ce1"/>
          <table:table-cell office:value-type="float" office:value="0.23026568445113593" table:formula="of:=[.F358]-([.$J$3]*[.C358]/1000)" table:style-name="ce1">
            <text:p>0,230265684</text:p>
          </table:table-cell>
          <table:table-cell table:number-columns-repeated="16375"/>
        </table:table-row>
        <table:table-row table:style-name="ro1">
          <table:table-cell office:value-type="time" office:time-value="PT19H51M58S" table:style-name="ce5">
            <text:p>19:51:58</text:p>
          </table:table-cell>
          <table:table-cell office:value-type="time" office:time-value="PT19H51M59S" table:style-name="ce5">
            <text:p>19:51:59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6.19000000000005" table:style-name="ce1">
            <text:p>546,19</text:p>
          </table:table-cell>
          <table:table-cell office:value-type="float" office:value="3.0186446587" table:formula="of:=[.C359]/1000 * [.D359]*[.E359]/1000" table:style-name="ce6">
            <text:p>3,018644659</text:p>
          </table:table-cell>
          <table:table-cell table:number-columns-repeated="2" table:style-name="ce1"/>
          <table:table-cell office:value-type="float" office:value="0.30135837662055254" table:formula="of:=[.F359]-([.$J$3]*[.C359]/1000)" table:style-name="ce1">
            <text:p>0,301358377</text:p>
          </table:table-cell>
          <table:table-cell table:number-columns-repeated="16375"/>
        </table:table-row>
        <table:table-row table:style-name="ro1">
          <table:table-cell office:value-type="time" office:time-value="PT19H51M59S" table:style-name="ce5">
            <text:p>19:51:59</text:p>
          </table:table-cell>
          <table:table-cell office:value-type="time" office:time-value="PT19H52M0S" table:style-name="ce5">
            <text:p>19:52:0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6.20000000000005" table:style-name="ce1">
            <text:p>546,2</text:p>
          </table:table-cell>
          <table:table-cell office:value-type="float" office:value="3.00158748" table:formula="of:=[.C360]/1000 * [.D360]*[.E360]/1000" table:style-name="ce6">
            <text:p>3,00158748</text:p>
          </table:table-cell>
          <table:table-cell table:number-columns-repeated="2" table:style-name="ce1"/>
          <table:table-cell office:value-type="float" office:value="0.29446877989278608" table:formula="of:=[.F360]-([.$J$3]*[.C360]/1000)" table:style-name="ce1">
            <text:p>0,29446878</text:p>
          </table:table-cell>
          <table:table-cell table:number-columns-repeated="16375"/>
        </table:table-row>
        <table:table-row table:style-name="ro1">
          <table:table-cell office:value-type="time" office:time-value="PT19H52M0S" table:style-name="ce5">
            <text:p>19:52:00</text:p>
          </table:table-cell>
          <table:table-cell office:value-type="time" office:time-value="PT19H52M1S" table:style-name="ce5">
            <text:p>19:52:0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3.37" table:style-name="ce1">
            <text:p>563,37</text:p>
          </table:table-cell>
          <table:table-cell office:value-type="float" office:value="3.0930365088" table:formula="of:=[.C361]/1000 * [.D361]*[.E361]/1000" table:style-name="ce6">
            <text:p>3,093036509</text:p>
          </table:table-cell>
          <table:table-cell table:number-columns-repeated="2" table:style-name="ce1"/>
          <table:table-cell office:value-type="float" office:value="0.38845970418584441" table:formula="of:=[.F361]-([.$J$3]*[.C361]/1000)" table:style-name="ce1">
            <text:p>0,388459704</text:p>
          </table:table-cell>
          <table:table-cell table:number-columns-repeated="16375"/>
        </table:table-row>
        <table:table-row table:style-name="ro1">
          <table:table-cell office:value-type="time" office:time-value="PT19H52M1S" table:style-name="ce5">
            <text:p>19:52:01</text:p>
          </table:table-cell>
          <table:table-cell office:value-type="time" office:time-value="PT19H52M2S" table:style-name="ce5">
            <text:p>19:52:0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0.53" table:style-name="ce1">
            <text:p>540,53</text:p>
          </table:table-cell>
          <table:table-cell office:value-type="float" office:value="2.9845688267999999" table:formula="of:=[.C362]/1000 * [.D362]*[.E362]/1000" table:style-name="ce6">
            <text:p>2,984568827</text:p>
          </table:table-cell>
          <table:table-cell table:number-columns-repeated="2" table:style-name="ce1"/>
          <table:table-cell office:value-type="float" office:value="0.26982444021361074" table:formula="of:=[.F362]-([.$J$3]*[.C362]/1000)" table:style-name="ce1">
            <text:p>0,26982444</text:p>
          </table:table-cell>
          <table:table-cell table:number-columns-repeated="16375"/>
        </table:table-row>
        <table:table-row table:style-name="ro1">
          <table:table-cell office:value-type="time" office:time-value="PT19H52M2S" table:style-name="ce5">
            <text:p>19:52:02</text:p>
          </table:table-cell>
          <table:table-cell office:value-type="time" office:time-value="PT19H52M4S" table:style-name="ce5">
            <text:p>19:52:04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4.71" table:style-name="ce1">
            <text:p>534,71</text:p>
          </table:table-cell>
          <table:table-cell office:value-type="float" office:value="2.9246498160000005" table:formula="of:=[.C363]/1000 * [.D363]*[.E363]/1000" table:style-name="ce6">
            <text:p>2,924649816</text:p>
          </table:table-cell>
          <table:table-cell table:number-columns-repeated="2" table:style-name="ce1"/>
          <table:table-cell office:value-type="float" office:value="0.23024059335807845" table:formula="of:=[.F363]-([.$J$3]*[.C363]/1000)" table:style-name="ce1">
            <text:p>0,230240593</text:p>
          </table:table-cell>
          <table:table-cell table:number-columns-repeated="16375"/>
        </table:table-row>
        <table:table-row table:style-name="ro1">
          <table:table-cell office:value-type="time" office:time-value="PT19H52M4S" table:style-name="ce5">
            <text:p>19:52:04</text:p>
          </table:table-cell>
          <table:table-cell office:value-type="time" office:time-value="PT19H52M5S" table:style-name="ce5">
            <text:p>19:52:0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28" table:style-name="ce1">
            <text:p>542,28</text:p>
          </table:table-cell>
          <table:table-cell office:value-type="float" office:value="2.9774100312000003" table:formula="of:=[.C364]/1000 * [.D364]*[.E364]/1000" table:style-name="ce6">
            <text:p>2,977410031</text:p>
          </table:table-cell>
          <table:table-cell table:number-columns-repeated="2" table:style-name="ce1"/>
          <table:table-cell office:value-type="float" office:value="0.27791701757196119" table:formula="of:=[.F364]-([.$J$3]*[.C364]/1000)" table:style-name="ce1">
            <text:p>0,277917018</text:p>
          </table:table-cell>
          <table:table-cell table:number-columns-repeated="16375"/>
        </table:table-row>
        <table:table-row table:style-name="ro1">
          <table:table-cell office:value-type="time" office:time-value="PT19H52M5S" table:style-name="ce5">
            <text:p>19:52:05</text:p>
          </table:table-cell>
          <table:table-cell office:value-type="time" office:time-value="PT19H52M6S" table:style-name="ce5">
            <text:p>19:52:0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4.98" table:style-name="ce1">
            <text:p>534,98</text:p>
          </table:table-cell>
          <table:table-cell office:value-type="float" office:value="2.9373290891999999" table:formula="of:=[.C365]/1000 * [.D365]*[.E365]/1000" table:style-name="ce6">
            <text:p>2,937329089</text:p>
          </table:table-cell>
          <table:table-cell table:number-columns-repeated="2" table:style-name="ce1"/>
          <table:table-cell office:value-type="float" office:value="0.23783607557196085" table:formula="of:=[.F365]-([.$J$3]*[.C365]/1000)" table:style-name="ce1">
            <text:p>0,237836076</text:p>
          </table:table-cell>
          <table:table-cell table:number-columns-repeated="16375"/>
        </table:table-row>
        <table:table-row table:style-name="ro1">
          <table:table-cell office:value-type="time" office:time-value="PT19H52M6S" table:style-name="ce5">
            <text:p>19:52:06</text:p>
          </table:table-cell>
          <table:table-cell office:value-type="time" office:time-value="PT19H52M7S" table:style-name="ce5">
            <text:p>19:52:0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08000000000004" table:style-name="ce1">
            <text:p>534,08</text:p>
          </table:table-cell>
          <table:table-cell office:value-type="float" office:value="2.9296264096" table:formula="of:=[.C366]/1000 * [.D366]*[.E366]/1000" table:style-name="ce6">
            <text:p>2,92962641</text:p>
          </table:table-cell>
          <table:table-cell table:number-columns-repeated="2" table:style-name="ce1"/>
          <table:table-cell office:value-type="float" office:value="0.23267529146501964" table:formula="of:=[.F366]-([.$J$3]*[.C366]/1000)" table:style-name="ce1">
            <text:p>0,232675291</text:p>
          </table:table-cell>
          <table:table-cell table:number-columns-repeated="16375"/>
        </table:table-row>
        <table:table-row table:style-name="ro1">
          <table:table-cell office:value-type="time" office:time-value="PT19H52M7S" table:style-name="ce5">
            <text:p>19:52:07</text:p>
          </table:table-cell>
          <table:table-cell office:value-type="time" office:time-value="PT19H52M8S" table:style-name="ce5">
            <text:p>19:52:08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8.9" table:style-name="ce1">
            <text:p>528,9</text:p>
          </table:table-cell>
          <table:table-cell office:value-type="float" office:value="2.895600564" table:formula="of:=[.C367]/1000 * [.D367]*[.E367]/1000" table:style-name="ce6">
            <text:p>2,895600564</text:p>
          </table:table-cell>
          <table:table-cell table:number-columns-repeated="2" table:style-name="ce1"/>
          <table:table-cell office:value-type="float" office:value="0.19864944586501965" table:formula="of:=[.F367]-([.$J$3]*[.C367]/1000)" table:style-name="ce1">
            <text:p>0,198649446</text:p>
          </table:table-cell>
          <table:table-cell table:number-columns-repeated="16375"/>
        </table:table-row>
        <table:table-row table:style-name="ro1">
          <table:table-cell office:value-type="time" office:time-value="PT19H52M8S" table:style-name="ce5">
            <text:p>19:52:08</text:p>
          </table:table-cell>
          <table:table-cell office:value-type="time" office:time-value="PT19H52M9S" table:style-name="ce5">
            <text:p>19:52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36" table:style-name="ce1">
            <text:p>516,36</text:p>
          </table:table-cell>
          <table:table-cell office:value-type="float" office:value="2.8297560720000003" table:formula="of:=[.C368]/1000 * [.D368]*[.E368]/1000" table:style-name="ce6">
            <text:p>2,829756072</text:p>
          </table:table-cell>
          <table:table-cell table:number-columns-repeated="2" table:style-name="ce1"/>
          <table:table-cell office:value-type="float" office:value="0.13534684935807828" table:formula="of:=[.F368]-([.$J$3]*[.C368]/1000)" table:style-name="ce1">
            <text:p>0,135346849</text:p>
          </table:table-cell>
          <table:table-cell table:number-columns-repeated="16375"/>
        </table:table-row>
        <table:table-row table:style-name="ro1">
          <table:table-cell office:value-type="time" office:time-value="PT19H52M9S" table:style-name="ce5">
            <text:p>19:52:09</text:p>
          </table:table-cell>
          <table:table-cell office:value-type="time" office:time-value="PT19H52M10S" table:style-name="ce5">
            <text:p>19:52:1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4.24" table:style-name="ce1">
            <text:p>534,24</text:p>
          </table:table-cell>
          <table:table-cell office:value-type="float" office:value="2.9249800271999997" table:formula="of:=[.C369]/1000 * [.D369]*[.E369]/1000" table:style-name="ce6">
            <text:p>2,924980027</text:p>
          </table:table-cell>
          <table:table-cell table:number-columns-repeated="2" table:style-name="ce1"/>
          <table:table-cell office:value-type="float" office:value="0.23311270005113593" table:formula="of:=[.F369]-([.$J$3]*[.C369]/1000)" table:style-name="ce1">
            <text:p>0,2331127</text:p>
          </table:table-cell>
          <table:table-cell table:number-columns-repeated="16375"/>
        </table:table-row>
        <table:table-row table:style-name="ro1">
          <table:table-cell office:value-type="time" office:time-value="PT19H52M10S" table:style-name="ce5">
            <text:p>19:52:10</text:p>
          </table:table-cell>
          <table:table-cell office:value-type="time" office:time-value="PT19H52M11S" table:style-name="ce5">
            <text:p>19:52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62" table:style-name="ce1">
            <text:p>540,62</text:p>
          </table:table-cell>
          <table:table-cell office:value-type="float" office:value="2.9627057240000001" table:formula="of:=[.C370]/1000 * [.D370]*[.E370]/1000" table:style-name="ce6">
            <text:p>2,962705724</text:p>
          </table:table-cell>
          <table:table-cell table:number-columns-repeated="2" table:style-name="ce1"/>
          <table:table-cell office:value-type="float" office:value="0.26829650135807803" table:formula="of:=[.F370]-([.$J$3]*[.C370]/1000)" table:style-name="ce1">
            <text:p>0,268296501</text:p>
          </table:table-cell>
          <table:table-cell table:number-columns-repeated="16375"/>
        </table:table-row>
        <table:table-row table:style-name="ro1">
          <table:table-cell office:value-type="time" office:time-value="PT19H52M11S" table:style-name="ce5">
            <text:p>19:52:11</text:p>
          </table:table-cell>
          <table:table-cell office:value-type="time" office:time-value="PT19H52M12S" table:style-name="ce5">
            <text:p>19:52:12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2.83000000000004" table:style-name="ce1">
            <text:p>542,83</text:p>
          </table:table-cell>
          <table:table-cell office:value-type="float" office:value="2.9690629680000007" table:formula="of:=[.C371]/1000 * [.D371]*[.E371]/1000" table:style-name="ce6">
            <text:p>2,969062968</text:p>
          </table:table-cell>
          <table:table-cell table:number-columns-repeated="2" table:style-name="ce1"/>
          <table:table-cell office:value-type="float" office:value="0.27465374535807863" table:formula="of:=[.F371]-([.$J$3]*[.C371]/1000)" table:style-name="ce1">
            <text:p>0,274653745</text:p>
          </table:table-cell>
          <table:table-cell table:number-columns-repeated="16375"/>
        </table:table-row>
        <table:table-row table:style-name="ro1">
          <table:table-cell office:value-type="time" office:time-value="PT19H52M12S" table:style-name="ce5">
            <text:p>19:52:12</text:p>
          </table:table-cell>
          <table:table-cell office:value-type="time" office:time-value="PT19H52M13S" table:style-name="ce5">
            <text:p>19:52:13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16.87" table:style-name="ce1">
            <text:p>516,87</text:p>
          </table:table-cell>
          <table:table-cell office:value-type="float" office:value="2.8592731530000002" table:formula="of:=[.C372]/1000 * [.D372]*[.E372]/1000" table:style-name="ce6">
            <text:p>2,859273153</text:p>
          </table:table-cell>
          <table:table-cell table:number-columns-repeated="2" table:style-name="ce1"/>
          <table:table-cell office:value-type="float" office:value="0.13944497542749401" table:formula="of:=[.F372]-([.$J$3]*[.C372]/1000)" table:style-name="ce1">
            <text:p>0,139444975</text:p>
          </table:table-cell>
          <table:table-cell table:number-columns-repeated="16375"/>
        </table:table-row>
        <table:table-row table:style-name="ro1">
          <table:table-cell office:value-type="time" office:time-value="PT19H52M13S" table:style-name="ce5">
            <text:p>19:52:13</text:p>
          </table:table-cell>
          <table:table-cell office:value-type="time" office:time-value="PT19H52M14S" table:style-name="ce5">
            <text:p>19:52:1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0.61" table:style-name="ce1">
            <text:p>520,61</text:p>
          </table:table-cell>
          <table:table-cell office:value-type="float" office:value="2.8638131368000006" table:formula="of:=[.C373]/1000 * [.D373]*[.E373]/1000" table:style-name="ce6">
            <text:p>2,863813137</text:p>
          </table:table-cell>
          <table:table-cell table:number-columns-repeated="2" table:style-name="ce1"/>
          <table:table-cell office:value-type="float" office:value="0.15923633218584499" table:formula="of:=[.F373]-([.$J$3]*[.C373]/1000)" table:style-name="ce1">
            <text:p>0,159236332</text:p>
          </table:table-cell>
          <table:table-cell table:number-columns-repeated="16375"/>
        </table:table-row>
        <table:table-row table:style-name="ro1">
          <table:table-cell office:value-type="time" office:time-value="PT19H52M14S" table:style-name="ce5">
            <text:p>19:52:14</text:p>
          </table:table-cell>
          <table:table-cell office:value-type="time" office:time-value="PT19H52M15S" table:style-name="ce5">
            <text:p>19:52:1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9.26" table:style-name="ce1">
            <text:p>549,26</text:p>
          </table:table-cell>
          <table:table-cell office:value-type="float" office:value="3.0157340004000002" table:formula="of:=[.C374]/1000 * [.D374]*[.E374]/1000" table:style-name="ce6">
            <text:p>3,015734</text:p>
          </table:table-cell>
          <table:table-cell table:number-columns-repeated="2" table:style-name="ce1"/>
          <table:table-cell office:value-type="float" office:value="0.31624098677196111" table:formula="of:=[.F374]-([.$J$3]*[.C374]/1000)" table:style-name="ce1">
            <text:p>0,316240987</text:p>
          </table:table-cell>
          <table:table-cell table:number-columns-repeated="16375"/>
        </table:table-row>
        <table:table-row table:style-name="ro1">
          <table:table-cell office:value-type="time" office:time-value="PT19H52M15S" table:style-name="ce5">
            <text:p>19:52:15</text:p>
          </table:table-cell>
          <table:table-cell office:value-type="time" office:time-value="PT19H52M17S" table:style-name="ce5">
            <text:p>19:52:17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70.83000000000004" table:style-name="ce1">
            <text:p>570,83</text:p>
          </table:table-cell>
          <table:table-cell office:value-type="float" office:value="3.1605030444" table:formula="of:=[.C375]/1000 * [.D375]*[.E375]/1000" table:style-name="ce6">
            <text:p>3,160503044</text:p>
          </table:table-cell>
          <table:table-cell table:number-columns-repeated="2" table:style-name="ce1"/>
          <table:table-cell office:value-type="float" office:value="0.43304918034831852" table:formula="of:=[.F375]-([.$J$3]*[.C375]/1000)" table:style-name="ce1">
            <text:p>0,43304918</text:p>
          </table:table-cell>
          <table:table-cell table:number-columns-repeated="16375"/>
        </table:table-row>
        <table:table-row table:style-name="ro1">
          <table:table-cell office:value-type="time" office:time-value="PT19H52M17S" table:style-name="ce5">
            <text:p>19:52:17</text:p>
          </table:table-cell>
          <table:table-cell office:value-type="time" office:time-value="PT19H52M18S" table:style-name="ce5">
            <text:p>19:52:18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1.51" table:style-name="ce1">
            <text:p>521,51</text:p>
          </table:table-cell>
          <table:table-cell office:value-type="float" office:value="2.8524510960000002" table:formula="of:=[.C376]/1000 * [.D376]*[.E376]/1000" table:style-name="ce6">
            <text:p>2,852451096</text:p>
          </table:table-cell>
          <table:table-cell table:number-columns-repeated="2" table:style-name="ce1"/>
          <table:table-cell office:value-type="float" office:value="0.15804187335807818" table:formula="of:=[.F376]-([.$J$3]*[.C376]/1000)" table:style-name="ce1">
            <text:p>0,158041873</text:p>
          </table:table-cell>
          <table:table-cell table:number-columns-repeated="16375"/>
        </table:table-row>
        <table:table-row table:style-name="ro1">
          <table:table-cell office:value-type="time" office:time-value="PT19H52M18S" table:style-name="ce5">
            <text:p>19:52:18</text:p>
          </table:table-cell>
          <table:table-cell office:value-type="time" office:time-value="PT19H52M19S" table:style-name="ce5">
            <text:p>19:52:19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1.79" table:style-name="ce1">
            <text:p>521,79</text:p>
          </table:table-cell>
          <table:table-cell office:value-type="float" office:value="2.8539825840000002" table:formula="of:=[.C377]/1000 * [.D377]*[.E377]/1000" table:style-name="ce6">
            <text:p>2,853982584</text:p>
          </table:table-cell>
          <table:table-cell table:number-columns-repeated="2" table:style-name="ce1"/>
          <table:table-cell office:value-type="float" office:value="0.15957336135807809" table:formula="of:=[.F377]-([.$J$3]*[.C377]/1000)" table:style-name="ce1">
            <text:p>0,159573361</text:p>
          </table:table-cell>
          <table:table-cell table:number-columns-repeated="16375"/>
        </table:table-row>
        <table:table-row table:style-name="ro1">
          <table:table-cell office:value-type="time" office:time-value="PT19H52M19S" table:style-name="ce5">
            <text:p>19:52:19</text:p>
          </table:table-cell>
          <table:table-cell office:value-type="time" office:time-value="PT19H52M20S" table:style-name="ce5">
            <text:p>19:52:2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4.94000000000005" table:style-name="ce1">
            <text:p>534,94</text:p>
          </table:table-cell>
          <table:table-cell office:value-type="float" office:value="2.9537033064" table:formula="of:=[.C378]/1000 * [.D378]*[.E378]/1000" table:style-name="ce6">
            <text:p>2,953703306</text:p>
          </table:table-cell>
          <table:table-cell table:number-columns-repeated="2" table:style-name="ce1"/>
          <table:table-cell office:value-type="float" office:value="0.23895891981361084" table:formula="of:=[.F378]-([.$J$3]*[.C378]/1000)" table:style-name="ce1">
            <text:p>0,23895892</text:p>
          </table:table-cell>
          <table:table-cell table:number-columns-repeated="16375"/>
        </table:table-row>
        <table:table-row table:style-name="ro1">
          <table:table-cell office:value-type="time" office:time-value="PT19H52M20S" table:style-name="ce5">
            <text:p>19:52:20</text:p>
          </table:table-cell>
          <table:table-cell office:value-type="time" office:time-value="PT19H52M21S" table:style-name="ce5">
            <text:p>19:52:2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7.5" table:style-name="ce1">
            <text:p>567,5</text:p>
          </table:table-cell>
          <table:table-cell office:value-type="float" office:value="3.1186395" table:formula="of:=[.C379]/1000 * [.D379]*[.E379]/1000" table:style-name="ce6">
            <text:p>3,1186395</text:p>
          </table:table-cell>
          <table:table-cell table:number-columns-repeated="2" table:style-name="ce1"/>
          <table:table-cell office:value-type="float" office:value="0.41152079989278612" table:formula="of:=[.F379]-([.$J$3]*[.C379]/1000)" table:style-name="ce1">
            <text:p>0,4115208</text:p>
          </table:table-cell>
          <table:table-cell table:number-columns-repeated="16375"/>
        </table:table-row>
        <table:table-row table:style-name="ro1">
          <table:table-cell office:value-type="time" office:time-value="PT19H52M21S" table:style-name="ce5">
            <text:p>19:52:21</text:p>
          </table:table-cell>
          <table:table-cell office:value-type="time" office:time-value="PT19H52M22S" table:style-name="ce5">
            <text:p>19:52:2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0.20000000000005" table:style-name="ce1">
            <text:p>530,2</text:p>
          </table:table-cell>
          <table:table-cell office:value-type="float" office:value="2.9083431740000001" table:formula="of:=[.C380]/1000 * [.D380]*[.E380]/1000" table:style-name="ce6">
            <text:p>2,908343174</text:p>
          </table:table-cell>
          <table:table-cell table:number-columns-repeated="2" table:style-name="ce1"/>
          <table:table-cell office:value-type="float" office:value="0.21139205586501975" table:formula="of:=[.F380]-([.$J$3]*[.C380]/1000)" table:style-name="ce1">
            <text:p>0,211392056</text:p>
          </table:table-cell>
          <table:table-cell table:number-columns-repeated="16375"/>
        </table:table-row>
        <table:table-row table:style-name="ro1">
          <table:table-cell office:value-type="time" office:time-value="PT19H52M22S" table:style-name="ce5">
            <text:p>19:52:22</text:p>
          </table:table-cell>
          <table:table-cell office:value-type="time" office:time-value="PT19H52M23S" table:style-name="ce5">
            <text:p>19:52:2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7.36" table:style-name="ce1">
            <text:p>547,36</text:p>
          </table:table-cell>
          <table:table-cell office:value-type="float" office:value="3.0222810816000001" table:formula="of:=[.C381]/1000 * [.D381]*[.E381]/1000" table:style-name="ce6">
            <text:p>3,022281082</text:p>
          </table:table-cell>
          <table:table-cell table:number-columns-repeated="2" table:style-name="ce1"/>
          <table:table-cell office:value-type="float" office:value="0.30753669501361092" table:formula="of:=[.F381]-([.$J$3]*[.C381]/1000)" table:style-name="ce1">
            <text:p>0,307536695</text:p>
          </table:table-cell>
          <table:table-cell table:number-columns-repeated="16375"/>
        </table:table-row>
        <table:table-row table:style-name="ro1">
          <table:table-cell office:value-type="time" office:time-value="PT19H52M23S" table:style-name="ce5">
            <text:p>19:52:23</text:p>
          </table:table-cell>
          <table:table-cell office:value-type="time" office:time-value="PT19H52M24S" table:style-name="ce5">
            <text:p>19:52:2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95000000000005" table:style-name="ce1">
            <text:p>543,95</text:p>
          </table:table-cell>
          <table:table-cell office:value-type="float" office:value="2.9837670114999999" table:formula="of:=[.C382]/1000 * [.D382]*[.E382]/1000" table:style-name="ce6">
            <text:p>2,983767012</text:p>
          </table:table-cell>
          <table:table-cell table:number-columns-repeated="2" table:style-name="ce1"/>
          <table:table-cell office:value-type="float" office:value="0.28681589336501956" table:formula="of:=[.F382]-([.$J$3]*[.C382]/1000)" table:style-name="ce1">
            <text:p>0,286815893</text:p>
          </table:table-cell>
          <table:table-cell table:number-columns-repeated="16375"/>
        </table:table-row>
        <table:table-row table:style-name="ro1">
          <table:table-cell office:value-type="time" office:time-value="PT19H52M24S" table:style-name="ce5">
            <text:p>19:52:24</text:p>
          </table:table-cell>
          <table:table-cell office:value-type="time" office:time-value="PT19H52M25S" table:style-name="ce5">
            <text:p>19:52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66" table:style-name="ce1">
            <text:p>528,66</text:p>
          </table:table-cell>
          <table:table-cell office:value-type="float" office:value="2.8998957041999995" table:formula="of:=[.C383]/1000 * [.D383]*[.E383]/1000" table:style-name="ce6">
            <text:p>2,899895704</text:p>
          </table:table-cell>
          <table:table-cell table:number-columns-repeated="2" table:style-name="ce1"/>
          <table:table-cell office:value-type="float" office:value="0.20294458606501919" table:formula="of:=[.F383]-([.$J$3]*[.C383]/1000)" table:style-name="ce1">
            <text:p>0,202944586</text:p>
          </table:table-cell>
          <table:table-cell table:number-columns-repeated="16375"/>
        </table:table-row>
        <table:table-row table:style-name="ro1">
          <table:table-cell office:value-type="time" office:time-value="PT19H52M25S" table:style-name="ce5">
            <text:p>19:52:25</text:p>
          </table:table-cell>
          <table:table-cell office:value-type="time" office:time-value="PT19H52M26S" table:style-name="ce5">
            <text:p>19:52:2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48" table:style-name="ce1">
            <text:p>530,48</text:p>
          </table:table-cell>
          <table:table-cell office:value-type="float" office:value="2.9071364960000001" table:formula="of:=[.C384]/1000 * [.D384]*[.E384]/1000" table:style-name="ce6">
            <text:p>2,907136496</text:p>
          </table:table-cell>
          <table:table-cell table:number-columns-repeated="2" table:style-name="ce1"/>
          <table:table-cell office:value-type="float" office:value="0.21272727335807806" table:formula="of:=[.F384]-([.$J$3]*[.C384]/1000)" table:style-name="ce1">
            <text:p>0,212727273</text:p>
          </table:table-cell>
          <table:table-cell table:number-columns-repeated="16375"/>
        </table:table-row>
        <table:table-row table:style-name="ro1">
          <table:table-cell office:value-type="time" office:time-value="PT19H52M26S" table:style-name="ce5">
            <text:p>19:52:26</text:p>
          </table:table-cell>
          <table:table-cell office:value-type="time" office:time-value="PT19H52M27S" table:style-name="ce5">
            <text:p>19:52:2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23" table:style-name="ce1">
            <text:p>534,23</text:p>
          </table:table-cell>
          <table:table-cell office:value-type="float" office:value="2.9304492150999999" table:formula="of:=[.C385]/1000 * [.D385]*[.E385]/1000" table:style-name="ce6">
            <text:p>2,930449215</text:p>
          </table:table-cell>
          <table:table-cell table:number-columns-repeated="2" table:style-name="ce1"/>
          <table:table-cell office:value-type="float" office:value="0.23349809696501955" table:formula="of:=[.F385]-([.$J$3]*[.C385]/1000)" table:style-name="ce1">
            <text:p>0,233498097</text:p>
          </table:table-cell>
          <table:table-cell table:number-columns-repeated="16375"/>
        </table:table-row>
        <table:table-row table:style-name="ro1">
          <table:table-cell office:value-type="time" office:time-value="PT19H52M27S" table:style-name="ce5">
            <text:p>19:52:27</text:p>
          </table:table-cell>
          <table:table-cell office:value-type="time" office:time-value="PT19H52M29S" table:style-name="ce5">
            <text:p>19:52:2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7.54" table:style-name="ce1">
            <text:p>537,54</text:p>
          </table:table-cell>
          <table:table-cell office:value-type="float" office:value="2.9513848715999997" table:formula="of:=[.C386]/1000 * [.D386]*[.E386]/1000" table:style-name="ce6">
            <text:p>2,951384872</text:p>
          </table:table-cell>
          <table:table-cell table:number-columns-repeated="2" table:style-name="ce1"/>
          <table:table-cell office:value-type="float" office:value="0.25189185797196068" table:formula="of:=[.F386]-([.$J$3]*[.C386]/1000)" table:style-name="ce1">
            <text:p>0,251891858</text:p>
          </table:table-cell>
          <table:table-cell table:number-columns-repeated="16375"/>
        </table:table-row>
        <table:table-row table:style-name="ro1">
          <table:table-cell office:value-type="time" office:time-value="PT19H52M29S" table:style-name="ce5">
            <text:p>19:52:29</text:p>
          </table:table-cell>
          <table:table-cell office:value-type="time" office:time-value="PT19H52M30S" table:style-name="ce5">
            <text:p>19:52:3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2.44000000000005" table:style-name="ce1">
            <text:p>532,44</text:p>
          </table:table-cell>
          <table:table-cell office:value-type="float" office:value="2.9206304028000001" table:formula="of:=[.C387]/1000 * [.D387]*[.E387]/1000" table:style-name="ce6">
            <text:p>2,920630403</text:p>
          </table:table-cell>
          <table:table-cell table:number-columns-repeated="2" table:style-name="ce1"/>
          <table:table-cell office:value-type="float" office:value="0.22367928466501974" table:formula="of:=[.F387]-([.$J$3]*[.C387]/1000)" table:style-name="ce1">
            <text:p>0,223679285</text:p>
          </table:table-cell>
          <table:table-cell table:number-columns-repeated="16375"/>
        </table:table-row>
        <table:table-row table:style-name="ro1">
          <table:table-cell office:value-type="time" office:time-value="PT19H52M30S" table:style-name="ce5">
            <text:p>19:52:30</text:p>
          </table:table-cell>
          <table:table-cell office:value-type="time" office:time-value="PT19H52M31S" table:style-name="ce5">
            <text:p>19:52:3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8.76" table:style-name="ce1">
            <text:p>518,76</text:p>
          </table:table-cell>
          <table:table-cell office:value-type="float" office:value="2.8400864975999998" table:formula="of:=[.C388]/1000 * [.D388]*[.E388]/1000" table:style-name="ce6">
            <text:p>2,840086498</text:p>
          </table:table-cell>
          <table:table-cell table:number-columns-repeated="2" table:style-name="ce1"/>
          <table:table-cell office:value-type="float" office:value="0.14313537946501942" table:formula="of:=[.F388]-([.$J$3]*[.C388]/1000)" table:style-name="ce1">
            <text:p>0,143135379</text:p>
          </table:table-cell>
          <table:table-cell table:number-columns-repeated="16375"/>
        </table:table-row>
        <table:table-row table:style-name="ro1">
          <table:table-cell office:value-type="time" office:time-value="PT19H52M31S" table:style-name="ce5">
            <text:p>19:52:31</text:p>
          </table:table-cell>
          <table:table-cell office:value-type="time" office:time-value="PT19H52M32S" table:style-name="ce5">
            <text:p>19:52:3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4.92999999999995" table:style-name="ce1">
            <text:p>524,93</text:p>
          </table:table-cell>
          <table:table-cell office:value-type="float" office:value="2.8738657667999998" table:formula="of:=[.C389]/1000 * [.D389]*[.E389]/1000" table:style-name="ce6">
            <text:p>2,873865767</text:p>
          </table:table-cell>
          <table:table-cell table:number-columns-repeated="2" table:style-name="ce1"/>
          <table:table-cell office:value-type="float" office:value="0.17691464866501949" table:formula="of:=[.F389]-([.$J$3]*[.C389]/1000)" table:style-name="ce1">
            <text:p>0,176914649</text:p>
          </table:table-cell>
          <table:table-cell table:number-columns-repeated="16375"/>
        </table:table-row>
        <table:table-row table:style-name="ro1">
          <table:table-cell office:value-type="time" office:time-value="PT19H52M32S" table:style-name="ce5">
            <text:p>19:52:32</text:p>
          </table:table-cell>
          <table:table-cell office:value-type="time" office:time-value="PT19H52M33S" table:style-name="ce5">
            <text:p>19:52:3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2.87" table:style-name="ce1">
            <text:p>562,87</text:p>
          </table:table-cell>
          <table:table-cell office:value-type="float" office:value="3.0961002072000001" table:formula="of:=[.C390]/1000 * [.D390]*[.E390]/1000" table:style-name="ce6">
            <text:p>3,096100207</text:p>
          </table:table-cell>
          <table:table-cell table:number-columns-repeated="2" table:style-name="ce1"/>
          <table:table-cell office:value-type="float" office:value="0.38643961159972751" table:formula="of:=[.F390]-([.$J$3]*[.C390]/1000)" table:style-name="ce1">
            <text:p>0,386439612</text:p>
          </table:table-cell>
          <table:table-cell table:number-columns-repeated="16375"/>
        </table:table-row>
        <table:table-row table:style-name="ro1">
          <table:table-cell office:value-type="time" office:time-value="PT19H52M33S" table:style-name="ce5">
            <text:p>19:52:33</text:p>
          </table:table-cell>
          <table:table-cell office:value-type="time" office:time-value="PT19H52M34S" table:style-name="ce5">
            <text:p>19:52:3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9.16" table:style-name="ce1">
            <text:p>539,16</text:p>
          </table:table-cell>
          <table:table-cell office:value-type="float" office:value="2.9797917467999997" table:formula="of:=[.C391]/1000 * [.D391]*[.E391]/1000" table:style-name="ce6">
            <text:p>2,979791747</text:p>
          </table:table-cell>
          <table:table-cell table:number-columns-repeated="2" table:style-name="ce1"/>
          <table:table-cell office:value-type="float" office:value="0.26250546472055225" table:formula="of:=[.F391]-([.$J$3]*[.C391]/1000)" table:style-name="ce1">
            <text:p>0,262505465</text:p>
          </table:table-cell>
          <table:table-cell table:number-columns-repeated="16375"/>
        </table:table-row>
        <table:table-row table:style-name="ro1">
          <table:table-cell office:value-type="time" office:time-value="PT19H52M34S" table:style-name="ce5">
            <text:p>19:52:34</text:p>
          </table:table-cell>
          <table:table-cell office:value-type="time" office:time-value="PT19H52M35S" table:style-name="ce5">
            <text:p>19:52:3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71" table:style-name="ce1">
            <text:p>522,71</text:p>
          </table:table-cell>
          <table:table-cell office:value-type="float" office:value="2.8672577527000001" table:formula="of:=[.C392]/1000 * [.D392]*[.E392]/1000" table:style-name="ce6">
            <text:p>2,867257753</text:p>
          </table:table-cell>
          <table:table-cell table:number-columns-repeated="2" table:style-name="ce1"/>
          <table:table-cell office:value-type="float" office:value="0.17030663456501971" table:formula="of:=[.F392]-([.$J$3]*[.C392]/1000)" table:style-name="ce1">
            <text:p>0,170306635</text:p>
          </table:table-cell>
          <table:table-cell table:number-columns-repeated="16375"/>
        </table:table-row>
        <table:table-row table:style-name="ro1">
          <table:table-cell office:value-type="time" office:time-value="PT19H52M35S" table:style-name="ce5">
            <text:p>19:52:35</text:p>
          </table:table-cell>
          <table:table-cell office:value-type="time" office:time-value="PT19H52M36S" table:style-name="ce5">
            <text:p>19:52:3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2.26" table:style-name="ce1">
            <text:p>522,26</text:p>
          </table:table-cell>
          <table:table-cell office:value-type="float" office:value="2.8592481576000002" table:formula="of:=[.C393]/1000 * [.D393]*[.E393]/1000" table:style-name="ce6">
            <text:p>2,859248158</text:p>
          </table:table-cell>
          <table:table-cell table:number-columns-repeated="2" table:style-name="ce1"/>
          <table:table-cell office:value-type="float" office:value="0.16229703946501983" table:formula="of:=[.F393]-([.$J$3]*[.C393]/1000)" table:style-name="ce1">
            <text:p>0,162297039</text:p>
          </table:table-cell>
          <table:table-cell table:number-columns-repeated="16375"/>
        </table:table-row>
        <table:table-row table:style-name="ro1">
          <table:table-cell office:value-type="time" office:time-value="PT19H52M36S" table:style-name="ce5">
            <text:p>19:52:36</text:p>
          </table:table-cell>
          <table:table-cell office:value-type="time" office:time-value="PT19H52M37S" table:style-name="ce5">
            <text:p>19:52:37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6.44000000000005" table:style-name="ce1">
            <text:p>556,44</text:p>
          </table:table-cell>
          <table:table-cell office:value-type="float" office:value="3.0750877584" table:formula="of:=[.C394]/1000 * [.D394]*[.E394]/1000" table:style-name="ce6">
            <text:p>3,075087758</text:p>
          </table:table-cell>
          <table:table-cell table:number-columns-repeated="2" table:style-name="ce1"/>
          <table:table-cell office:value-type="float" office:value="0.35271768533443559" table:formula="of:=[.F394]-([.$J$3]*[.C394]/1000)" table:style-name="ce1">
            <text:p>0,352717685</text:p>
          </table:table-cell>
          <table:table-cell table:number-columns-repeated="16375"/>
        </table:table-row>
        <table:table-row table:style-name="ro1">
          <table:table-cell office:value-type="time" office:time-value="PT19H52M37S" table:style-name="ce5">
            <text:p>19:52:37</text:p>
          </table:table-cell>
          <table:table-cell office:value-type="time" office:time-value="PT19H52M38S" table:style-name="ce5">
            <text:p>19:52:38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3" table:style-name="ce1">
            <text:p>513</text:p>
          </table:table-cell>
          <table:table-cell office:value-type="float" office:value="2.80855188" table:formula="of:=[.C395]/1000 * [.D395]*[.E395]/1000" table:style-name="ce6">
            <text:p>2,80855188</text:p>
          </table:table-cell>
          <table:table-cell table:number-columns-repeated="2" table:style-name="ce1"/>
          <table:table-cell office:value-type="float" office:value="0.11160076186501966" table:formula="of:=[.F395]-([.$J$3]*[.C395]/1000)" table:style-name="ce1">
            <text:p>0,111600762</text:p>
          </table:table-cell>
          <table:table-cell table:number-columns-repeated="16375"/>
        </table:table-row>
        <table:table-row table:style-name="ro1">
          <table:table-cell office:value-type="time" office:time-value="PT19H52M38S" table:style-name="ce5">
            <text:p>19:52:38</text:p>
          </table:table-cell>
          <table:table-cell office:value-type="time" office:time-value="PT19H52M39S" table:style-name="ce5">
            <text:p>19:52:3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1" table:style-name="ce1">
            <text:p>521,1</text:p>
          </table:table-cell>
          <table:table-cell office:value-type="float" office:value="2.8557322200000002" table:formula="of:=[.C396]/1000 * [.D396]*[.E396]/1000" table:style-name="ce6">
            <text:p>2,85573222</text:p>
          </table:table-cell>
          <table:table-cell table:number-columns-repeated="2" table:style-name="ce1"/>
          <table:table-cell office:value-type="float" office:value="0.16132299735807809" table:formula="of:=[.F396]-([.$J$3]*[.C396]/1000)" table:style-name="ce1">
            <text:p>0,161322997</text:p>
          </table:table-cell>
          <table:table-cell table:number-columns-repeated="16375"/>
        </table:table-row>
        <table:table-row table:style-name="ro1">
          <table:table-cell office:value-type="time" office:time-value="PT19H52M39S" table:style-name="ce5">
            <text:p>19:52:39</text:p>
          </table:table-cell>
          <table:table-cell office:value-type="time" office:time-value="PT19H52M40S" table:style-name="ce5">
            <text:p>19:52:40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0.96" table:style-name="ce1">
            <text:p>540,96</text:p>
          </table:table-cell>
          <table:table-cell office:value-type="float" office:value="2.9867483520000007" table:formula="of:=[.C397]/1000 * [.D397]*[.E397]/1000" table:style-name="ce6">
            <text:p>2,986748352</text:p>
          </table:table-cell>
          <table:table-cell table:number-columns-repeated="2" table:style-name="ce1"/>
          <table:table-cell office:value-type="float" office:value="0.26692017442749449" table:formula="of:=[.F397]-([.$J$3]*[.C397]/1000)" table:style-name="ce1">
            <text:p>0,266920174</text:p>
          </table:table-cell>
          <table:table-cell table:number-columns-repeated="16375"/>
        </table:table-row>
        <table:table-row table:style-name="ro1">
          <table:table-cell office:value-type="time" office:time-value="PT19H52M40S" table:style-name="ce5">
            <text:p>19:52:40</text:p>
          </table:table-cell>
          <table:table-cell office:value-type="time" office:time-value="PT19H52M42S" table:style-name="ce5">
            <text:p>19:52:4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4.58000000000004" table:style-name="ce1">
            <text:p>544,58</text:p>
          </table:table-cell>
          <table:table-cell office:value-type="float" office:value="2.9900382732000002" table:formula="of:=[.C398]/1000 * [.D398]*[.E398]/1000" table:style-name="ce6">
            <text:p>2,990038273</text:p>
          </table:table-cell>
          <table:table-cell table:number-columns-repeated="2" table:style-name="ce1"/>
          <table:table-cell office:value-type="float" office:value="0.29054525957196109" table:formula="of:=[.F398]-([.$J$3]*[.C398]/1000)" table:style-name="ce1">
            <text:p>0,29054526</text:p>
          </table:table-cell>
          <table:table-cell table:number-columns-repeated="16375"/>
        </table:table-row>
        <table:table-row table:style-name="ro1">
          <table:table-cell office:value-type="time" office:time-value="PT19H52M42S" table:style-name="ce5">
            <text:p>19:52:42</text:p>
          </table:table-cell>
          <table:table-cell office:value-type="time" office:time-value="PT19H52M43S" table:style-name="ce5">
            <text:p>19:52:4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5.08000000000004" table:style-name="ce1">
            <text:p>545,08</text:p>
          </table:table-cell>
          <table:table-cell office:value-type="float" office:value="2.9927835432000003" table:formula="of:=[.C399]/1000 * [.D399]*[.E399]/1000" table:style-name="ce6">
            <text:p>2,992783543</text:p>
          </table:table-cell>
          <table:table-cell table:number-columns-repeated="2" table:style-name="ce1"/>
          <table:table-cell office:value-type="float" office:value="0.29329052957196122" table:formula="of:=[.F399]-([.$J$3]*[.C399]/1000)" table:style-name="ce1">
            <text:p>0,29329053</text:p>
          </table:table-cell>
          <table:table-cell table:number-columns-repeated="16375"/>
        </table:table-row>
        <table:table-row table:style-name="ro1">
          <table:table-cell office:value-type="time" office:time-value="PT19H52M43S" table:style-name="ce5">
            <text:p>19:52:43</text:p>
          </table:table-cell>
          <table:table-cell office:value-type="time" office:time-value="PT19H52M44S" table:style-name="ce5">
            <text:p>19:52:4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1.96" table:style-name="ce1">
            <text:p>531,96</text:p>
          </table:table-cell>
          <table:table-cell office:value-type="float" office:value="2.9315677248000003" table:formula="of:=[.C400]/1000 * [.D400]*[.E400]/1000" table:style-name="ce6">
            <text:p>2,931567725</text:p>
          </table:table-cell>
          <table:table-cell table:number-columns-repeated="2" table:style-name="ce1"/>
          <table:table-cell office:value-type="float" office:value="0.21682333821361111" table:formula="of:=[.F400]-([.$J$3]*[.C400]/1000)" table:style-name="ce1">
            <text:p>0,216823338</text:p>
          </table:table-cell>
          <table:table-cell table:number-columns-repeated="16375"/>
        </table:table-row>
        <table:table-row table:style-name="ro1">
          <table:table-cell office:value-type="time" office:time-value="PT19H52M44S" table:style-name="ce5">
            <text:p>19:52:44</text:p>
          </table:table-cell>
          <table:table-cell office:value-type="time" office:time-value="PT19H52M45S" table:style-name="ce5">
            <text:p>19:52:4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1.15" table:style-name="ce1">
            <text:p>531,15</text:p>
          </table:table-cell>
          <table:table-cell office:value-type="float" office:value="2.9190463664999999" table:formula="of:=[.C401]/1000 * [.D401]*[.E401]/1000" table:style-name="ce6">
            <text:p>2,919046367</text:p>
          </table:table-cell>
          <table:table-cell table:number-columns-repeated="2" table:style-name="ce1"/>
          <table:table-cell office:value-type="float" office:value="0.21701145737890259" table:formula="of:=[.F401]-([.$J$3]*[.C401]/1000)" table:style-name="ce1">
            <text:p>0,217011457</text:p>
          </table:table-cell>
          <table:table-cell table:number-columns-repeated="16375"/>
        </table:table-row>
        <table:table-row table:style-name="ro1">
          <table:table-cell office:value-type="time" office:time-value="PT19H52M45S" table:style-name="ce5">
            <text:p>19:52:45</text:p>
          </table:table-cell>
          <table:table-cell office:value-type="time" office:time-value="PT19H52M46S" table:style-name="ce5">
            <text:p>19:52:4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4.79999999999995" table:style-name="ce1">
            <text:p>524,8</text:p>
          </table:table-cell>
          <table:table-cell office:value-type="float" office:value="2.873154048" table:formula="of:=[.C402]/1000 * [.D402]*[.E402]/1000" table:style-name="ce6">
            <text:p>2,873154048</text:p>
          </table:table-cell>
          <table:table-cell table:number-columns-repeated="2" table:style-name="ce1"/>
          <table:table-cell office:value-type="float" office:value="0.17620292986501962" table:formula="of:=[.F402]-([.$J$3]*[.C402]/1000)" table:style-name="ce1">
            <text:p>0,17620293</text:p>
          </table:table-cell>
          <table:table-cell table:number-columns-repeated="16375"/>
        </table:table-row>
        <table:table-row table:style-name="ro1">
          <table:table-cell office:value-type="time" office:time-value="PT19H52M46S" table:style-name="ce5">
            <text:p>19:52:46</text:p>
          </table:table-cell>
          <table:table-cell office:value-type="time" office:time-value="PT19H52M47S" table:style-name="ce5">
            <text:p>19:52:47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7.69000000000005" table:style-name="ce1">
            <text:p>547,69</text:p>
          </table:table-cell>
          <table:table-cell office:value-type="float" office:value="3.0210799476000005" table:formula="of:=[.C403]/1000 * [.D403]*[.E403]/1000" table:style-name="ce6">
            <text:p>3,021079948</text:p>
          </table:table-cell>
          <table:table-cell table:number-columns-repeated="2" table:style-name="ce1"/>
          <table:table-cell office:value-type="float" office:value="0.30379366552055309" table:formula="of:=[.F403]-([.$J$3]*[.C403]/1000)" table:style-name="ce1">
            <text:p>0,303793666</text:p>
          </table:table-cell>
          <table:table-cell table:number-columns-repeated="16375"/>
        </table:table-row>
        <table:table-row table:style-name="ro1">
          <table:table-cell office:value-type="time" office:time-value="PT19H52M47S" table:style-name="ce5">
            <text:p>19:52:47</text:p>
          </table:table-cell>
          <table:table-cell office:value-type="time" office:time-value="PT19H52M48S" table:style-name="ce5">
            <text:p>19:52:4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2.62" table:style-name="ce1">
            <text:p>512,62</text:p>
          </table:table-cell>
          <table:table-cell office:value-type="float" office:value="2.8172108601999999" table:formula="of:=[.C404]/1000 * [.D404]*[.E404]/1000" table:style-name="ce6">
            <text:p>2,81721086</text:p>
          </table:table-cell>
          <table:table-cell table:number-columns-repeated="2" table:style-name="ce1"/>
          <table:table-cell office:value-type="float" office:value="0.11517595107890255" table:formula="of:=[.F404]-([.$J$3]*[.C404]/1000)" table:style-name="ce1">
            <text:p>0,115175951</text:p>
          </table:table-cell>
          <table:table-cell table:number-columns-repeated="16375"/>
        </table:table-row>
        <table:table-row table:style-name="ro1">
          <table:table-cell office:value-type="time" office:time-value="PT19H52M48S" table:style-name="ce5">
            <text:p>19:52:48</text:p>
          </table:table-cell>
          <table:table-cell office:value-type="time" office:time-value="PT19H52M49S" table:style-name="ce5">
            <text:p>19:52:4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82.23" table:style-name="ce1">
            <text:p>582,23</text:p>
          </table:table-cell>
          <table:table-cell office:value-type="float" office:value="3.1995867420000002" table:formula="of:=[.C405]/1000 * [.D405]*[.E405]/1000" table:style-name="ce6">
            <text:p>3,199586742</text:p>
          </table:table-cell>
          <table:table-cell table:number-columns-repeated="2" table:style-name="ce1"/>
          <table:table-cell office:value-type="float" office:value="0.49246804189278626" table:formula="of:=[.F405]-([.$J$3]*[.C405]/1000)" table:style-name="ce1">
            <text:p>0,492468042</text:p>
          </table:table-cell>
          <table:table-cell table:number-columns-repeated="16375"/>
        </table:table-row>
        <table:table-row table:style-name="ro1">
          <table:table-cell office:value-type="time" office:time-value="PT19H52M49S" table:style-name="ce5">
            <text:p>19:52:49</text:p>
          </table:table-cell>
          <table:table-cell office:value-type="time" office:time-value="PT19H52M50S" table:style-name="ce5">
            <text:p>19:52:5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7.95000000000005" table:style-name="ce1">
            <text:p>527,95</text:p>
          </table:table-cell>
          <table:table-cell office:value-type="float" office:value="2.8987305930000002" table:formula="of:=[.C406]/1000 * [.D406]*[.E406]/1000" table:style-name="ce6">
            <text:p>2,898730593</text:p>
          </table:table-cell>
          <table:table-cell table:number-columns-repeated="2" table:style-name="ce1"/>
          <table:table-cell office:value-type="float" office:value="0.19923757937196118" table:formula="of:=[.F406]-([.$J$3]*[.C406]/1000)" table:style-name="ce1">
            <text:p>0,199237579</text:p>
          </table:table-cell>
          <table:table-cell table:number-columns-repeated="16375"/>
        </table:table-row>
        <table:table-row table:style-name="ro1">
          <table:table-cell office:value-type="time" office:time-value="PT19H52M50S" table:style-name="ce5">
            <text:p>19:52:50</text:p>
          </table:table-cell>
          <table:table-cell office:value-type="time" office:time-value="PT19H52M51S" table:style-name="ce5">
            <text:p>19:52:5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1.14" table:style-name="ce1">
            <text:p>551,14</text:p>
          </table:table-cell>
          <table:table-cell office:value-type="float" office:value="3.0317550032000002" table:formula="of:=[.C407]/1000 * [.D407]*[.E407]/1000" table:style-name="ce6">
            <text:p>3,031755003</text:p>
          </table:table-cell>
          <table:table-cell table:number-columns-repeated="2" table:style-name="ce1"/>
          <table:table-cell office:value-type="float" office:value="0.32717819858584463" table:formula="of:=[.F407]-([.$J$3]*[.C407]/1000)" table:style-name="ce1">
            <text:p>0,327178199</text:p>
          </table:table-cell>
          <table:table-cell table:number-columns-repeated="16375"/>
        </table:table-row>
        <table:table-row table:style-name="ro1">
          <table:table-cell office:value-type="time" office:time-value="PT19H52M51S" table:style-name="ce5">
            <text:p>19:52:51</text:p>
          </table:table-cell>
          <table:table-cell office:value-type="time" office:time-value="PT19H52M52S" table:style-name="ce5">
            <text:p>19:52:5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8.52" table:style-name="ce1">
            <text:p>518,52</text:p>
          </table:table-cell>
          <table:table-cell office:value-type="float" office:value="2.8469548008000003" table:formula="of:=[.C408]/1000 * [.D408]*[.E408]/1000" table:style-name="ce6">
            <text:p>2,846954801</text:p>
          </table:table-cell>
          <table:table-cell table:number-columns-repeated="2" table:style-name="ce1"/>
          <table:table-cell office:value-type="float" office:value="0.14746178717196123" table:formula="of:=[.F408]-([.$J$3]*[.C408]/1000)" table:style-name="ce1">
            <text:p>0,147461787</text:p>
          </table:table-cell>
          <table:table-cell table:number-columns-repeated="16375"/>
        </table:table-row>
        <table:table-row table:style-name="ro1">
          <table:table-cell office:value-type="time" office:time-value="PT19H52M52S" table:style-name="ce5">
            <text:p>19:52:52</text:p>
          </table:table-cell>
          <table:table-cell office:value-type="time" office:time-value="PT19H52M54S" table:style-name="ce5">
            <text:p>19:52:5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4.72" table:style-name="ce1">
            <text:p>534,72</text:p>
          </table:table-cell>
          <table:table-cell office:value-type="float" office:value="2.9357411328000005" table:formula="of:=[.C409]/1000 * [.D409]*[.E409]/1000" table:style-name="ce6">
            <text:p>2,935741133</text:p>
          </table:table-cell>
          <table:table-cell table:number-columns-repeated="2" table:style-name="ce1"/>
          <table:table-cell office:value-type="float" office:value="0.23116432818584487" table:formula="of:=[.F409]-([.$J$3]*[.C409]/1000)" table:style-name="ce1">
            <text:p>0,231164328</text:p>
          </table:table-cell>
          <table:table-cell table:number-columns-repeated="16375"/>
        </table:table-row>
        <table:table-row table:style-name="ro1">
          <table:table-cell office:value-type="time" office:time-value="PT19H52M54S" table:style-name="ce5">
            <text:p>19:52:54</text:p>
          </table:table-cell>
          <table:table-cell office:value-type="time" office:time-value="PT19H52M55S" table:style-name="ce5">
            <text:p>19:52:55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6.99" table:style-name="ce1">
            <text:p>526,99</text:p>
          </table:table-cell>
          <table:table-cell office:value-type="float" office:value="2.9041786512000005" table:formula="of:=[.C410]/1000 * [.D410]*[.E410]/1000" table:style-name="ce6">
            <text:p>2,904178651</text:p>
          </table:table-cell>
          <table:table-cell table:number-columns-repeated="2" table:style-name="ce1"/>
          <table:table-cell office:value-type="float" office:value="0.18943426461361135" table:formula="of:=[.F410]-([.$J$3]*[.C410]/1000)" table:style-name="ce1">
            <text:p>0,189434265</text:p>
          </table:table-cell>
          <table:table-cell table:number-columns-repeated="16375"/>
        </table:table-row>
        <table:table-row table:style-name="ro1">
          <table:table-cell office:value-type="time" office:time-value="PT19H52M55S" table:style-name="ce5">
            <text:p>19:52:55</text:p>
          </table:table-cell>
          <table:table-cell office:value-type="time" office:time-value="PT19H52M56S" table:style-name="ce5">
            <text:p>19:52:5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74" table:style-name="ce1">
            <text:p>542,74</text:p>
          </table:table-cell>
          <table:table-cell office:value-type="float" office:value="2.9743237480000002" table:formula="of:=[.C411]/1000 * [.D411]*[.E411]/1000" table:style-name="ce6">
            <text:p>2,974323748</text:p>
          </table:table-cell>
          <table:table-cell table:number-columns-repeated="2" table:style-name="ce1"/>
          <table:table-cell office:value-type="float" office:value="0.27991452535807815" table:formula="of:=[.F411]-([.$J$3]*[.C411]/1000)" table:style-name="ce1">
            <text:p>0,279914525</text:p>
          </table:table-cell>
          <table:table-cell table:number-columns-repeated="16375"/>
        </table:table-row>
        <table:table-row table:style-name="ro1">
          <table:table-cell office:value-type="time" office:time-value="PT19H52M56S" table:style-name="ce5">
            <text:p>19:52:56</text:p>
          </table:table-cell>
          <table:table-cell office:value-type="time" office:time-value="PT19H52M57S" table:style-name="ce5">
            <text:p>19:52:5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48" table:style-name="ce1">
            <text:p>530,48</text:p>
          </table:table-cell>
          <table:table-cell office:value-type="float" office:value="2.9071364960000001" table:formula="of:=[.C412]/1000 * [.D412]*[.E412]/1000" table:style-name="ce6">
            <text:p>2,907136496</text:p>
          </table:table-cell>
          <table:table-cell table:number-columns-repeated="2" table:style-name="ce1"/>
          <table:table-cell office:value-type="float" office:value="0.21272727335807806" table:formula="of:=[.F412]-([.$J$3]*[.C412]/1000)" table:style-name="ce1">
            <text:p>0,212727273</text:p>
          </table:table-cell>
          <table:table-cell table:number-columns-repeated="16375"/>
        </table:table-row>
        <table:table-row table:style-name="ro1">
          <table:table-cell office:value-type="time" office:time-value="PT19H52M57S" table:style-name="ce5">
            <text:p>19:52:57</text:p>
          </table:table-cell>
          <table:table-cell office:value-type="time" office:time-value="PT19H52M58S" table:style-name="ce5">
            <text:p>19:52:5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8.55999999999995" table:style-name="ce1">
            <text:p>548,56</text:p>
          </table:table-cell>
          <table:table-cell office:value-type="float" office:value="3.0203987879999992" table:formula="of:=[.C413]/1000 * [.D413]*[.E413]/1000" table:style-name="ce6">
            <text:p>3,020398788</text:p>
          </table:table-cell>
          <table:table-cell table:number-columns-repeated="2" table:style-name="ce1"/>
          <table:table-cell office:value-type="float" office:value="0.31328008789278528" table:formula="of:=[.F413]-([.$J$3]*[.C413]/1000)" table:style-name="ce1">
            <text:p>0,313280088</text:p>
          </table:table-cell>
          <table:table-cell table:number-columns-repeated="16375"/>
        </table:table-row>
        <table:table-row table:style-name="ro1">
          <table:table-cell office:value-type="time" office:time-value="PT19H52M58S" table:style-name="ce5">
            <text:p>19:52:58</text:p>
          </table:table-cell>
          <table:table-cell office:value-type="time" office:time-value="PT19H52M59S" table:style-name="ce5">
            <text:p>19:52:5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98" table:style-name="ce1">
            <text:p>534,98</text:p>
          </table:table-cell>
          <table:table-cell office:value-type="float" office:value="2.9345632425999999" table:formula="of:=[.C414]/1000 * [.D414]*[.E414]/1000" table:style-name="ce6">
            <text:p>2,934563243</text:p>
          </table:table-cell>
          <table:table-cell table:number-columns-repeated="2" table:style-name="ce1"/>
          <table:table-cell office:value-type="float" office:value="0.23761212446501956" table:formula="of:=[.F414]-([.$J$3]*[.C414]/1000)" table:style-name="ce1">
            <text:p>0,237612124</text:p>
          </table:table-cell>
          <table:table-cell table:number-columns-repeated="16375"/>
        </table:table-row>
        <table:table-row table:style-name="ro1">
          <table:table-cell office:value-type="time" office:time-value="PT19H52M59S" table:style-name="ce5">
            <text:p>19:52:59</text:p>
          </table:table-cell>
          <table:table-cell office:value-type="time" office:time-value="PT19H53M0S" table:style-name="ce5">
            <text:p>19:53:00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20.07000000000005" table:style-name="ce1">
            <text:p>520,07</text:p>
          </table:table-cell>
          <table:table-cell office:value-type="float" office:value="2.8418913108000003" table:formula="of:=[.C415]/1000 * [.D415]*[.E415]/1000" table:style-name="ce6">
            <text:p>2,841891311</text:p>
          </table:table-cell>
          <table:table-cell table:number-columns-repeated="2" table:style-name="ce1"/>
          <table:table-cell office:value-type="float" office:value="0.15002398365113656" table:formula="of:=[.F415]-([.$J$3]*[.C415]/1000)" table:style-name="ce1">
            <text:p>0,150023984</text:p>
          </table:table-cell>
          <table:table-cell table:number-columns-repeated="16375"/>
        </table:table-row>
        <table:table-row table:style-name="ro1">
          <table:table-cell office:value-type="time" office:time-value="PT19H53M0S" table:style-name="ce5">
            <text:p>19:53:00</text:p>
          </table:table-cell>
          <table:table-cell office:value-type="time" office:time-value="PT19H53M1S" table:style-name="ce5">
            <text:p>19:53:01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25.42999999999995" table:style-name="ce1">
            <text:p>525,43</text:p>
          </table:table-cell>
          <table:table-cell office:value-type="float" office:value="2.8982928972000002" table:formula="of:=[.C416]/1000 * [.D416]*[.E416]/1000" table:style-name="ce6">
            <text:p>2,898292897</text:p>
          </table:table-cell>
          <table:table-cell table:number-columns-repeated="2" table:style-name="ce1"/>
          <table:table-cell office:value-type="float" office:value="0.18100661512055272" table:formula="of:=[.F416]-([.$J$3]*[.C416]/1000)" table:style-name="ce1">
            <text:p>0,181006615</text:p>
          </table:table-cell>
          <table:table-cell table:number-columns-repeated="16375"/>
        </table:table-row>
        <table:table-row table:style-name="ro1">
          <table:table-cell office:value-type="time" office:time-value="PT19H53M1S" table:style-name="ce5">
            <text:p>19:53:01</text:p>
          </table:table-cell>
          <table:table-cell office:value-type="time" office:time-value="PT19H53M2S" table:style-name="ce5">
            <text:p>19:53:0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5.37" table:style-name="ce1">
            <text:p>535,37</text:p>
          </table:table-cell>
          <table:table-cell office:value-type="float" office:value="2.9422382627000001" table:formula="of:=[.C417]/1000 * [.D417]*[.E417]/1000" table:style-name="ce6">
            <text:p>2,942238263</text:p>
          </table:table-cell>
          <table:table-cell table:number-columns-repeated="2" table:style-name="ce1"/>
          <table:table-cell office:value-type="float" office:value="0.24020335357890277" table:formula="of:=[.F417]-([.$J$3]*[.C417]/1000)" table:style-name="ce1">
            <text:p>0,240203354</text:p>
          </table:table-cell>
          <table:table-cell table:number-columns-repeated="16375"/>
        </table:table-row>
        <table:table-row table:style-name="ro1">
          <table:table-cell office:value-type="time" office:time-value="PT19H53M2S" table:style-name="ce5">
            <text:p>19:53:02</text:p>
          </table:table-cell>
          <table:table-cell office:value-type="time" office:time-value="PT19H53M3S" table:style-name="ce5">
            <text:p>19:53:0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9.99" table:style-name="ce1">
            <text:p>529,99</text:p>
          </table:table-cell>
          <table:table-cell office:value-type="float" office:value="2.9099312946000002" table:formula="of:=[.C418]/1000 * [.D418]*[.E418]/1000" table:style-name="ce6">
            <text:p>2,909931295</text:p>
          </table:table-cell>
          <table:table-cell table:number-columns-repeated="2" table:style-name="ce1"/>
          <table:table-cell office:value-type="float" office:value="0.21043828097196116" table:formula="of:=[.F418]-([.$J$3]*[.C418]/1000)" table:style-name="ce1">
            <text:p>0,210438281</text:p>
          </table:table-cell>
          <table:table-cell table:number-columns-repeated="16375"/>
        </table:table-row>
        <table:table-row table:style-name="ro1">
          <table:table-cell office:value-type="time" office:time-value="PT19H53M3S" table:style-name="ce5">
            <text:p>19:53:03</text:p>
          </table:table-cell>
          <table:table-cell office:value-type="time" office:time-value="PT19H53M4S" table:style-name="ce5">
            <text:p>19:53:0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6.85" table:style-name="ce1">
            <text:p>516,85</text:p>
          </table:table-cell>
          <table:table-cell office:value-type="float" office:value="2.8322966520000006" table:formula="of:=[.C419]/1000 * [.D419]*[.E419]/1000" table:style-name="ce6">
            <text:p>2,832296652</text:p>
          </table:table-cell>
          <table:table-cell table:number-columns-repeated="2" table:style-name="ce1"/>
          <table:table-cell office:value-type="float" office:value="0.13280363837196152" table:formula="of:=[.F419]-([.$J$3]*[.C419]/1000)" table:style-name="ce1">
            <text:p>0,132803638</text:p>
          </table:table-cell>
          <table:table-cell table:number-columns-repeated="16375"/>
        </table:table-row>
        <table:table-row table:style-name="ro1">
          <table:table-cell office:value-type="time" office:time-value="PT19H53M4S" table:style-name="ce5">
            <text:p>19:53:04</text:p>
          </table:table-cell>
          <table:table-cell office:value-type="time" office:time-value="PT19H53M5S" table:style-name="ce5">
            <text:p>19:53:0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0.23" table:style-name="ce1">
            <text:p>570,23</text:p>
          </table:table-cell>
          <table:table-cell office:value-type="float" office:value="3.1336419420000001" table:formula="of:=[.C420]/1000 * [.D420]*[.E420]/1000" table:style-name="ce6">
            <text:p>3,133641942</text:p>
          </table:table-cell>
          <table:table-cell table:number-columns-repeated="2" table:style-name="ce1"/>
          <table:table-cell office:value-type="float" office:value="0.42652324189278623" table:formula="of:=[.F420]-([.$J$3]*[.C420]/1000)" table:style-name="ce1">
            <text:p>0,426523242</text:p>
          </table:table-cell>
          <table:table-cell table:number-columns-repeated="16375"/>
        </table:table-row>
        <table:table-row table:style-name="ro1">
          <table:table-cell office:value-type="time" office:time-value="PT19H53M5S" table:style-name="ce5">
            <text:p>19:53:05</text:p>
          </table:table-cell>
          <table:table-cell office:value-type="time" office:time-value="PT19H53M7S" table:style-name="ce5">
            <text:p>19:53:0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1.18" table:style-name="ce1">
            <text:p>511,18</text:p>
          </table:table-cell>
          <table:table-cell office:value-type="float" office:value="2.7985878168" table:formula="of:=[.C421]/1000 * [.D421]*[.E421]/1000" table:style-name="ce6">
            <text:p>2,798587817</text:p>
          </table:table-cell>
          <table:table-cell table:number-columns-repeated="2" table:style-name="ce1"/>
          <table:table-cell office:value-type="float" office:value="0.10163669866501968" table:formula="of:=[.F421]-([.$J$3]*[.C421]/1000)" table:style-name="ce1">
            <text:p>0,101636699</text:p>
          </table:table-cell>
          <table:table-cell table:number-columns-repeated="16375"/>
        </table:table-row>
        <table:table-row table:style-name="ro1">
          <table:table-cell office:value-type="time" office:time-value="PT19H53M7S" table:style-name="ce5">
            <text:p>19:53:07</text:p>
          </table:table-cell>
          <table:table-cell office:value-type="time" office:time-value="PT19H53M8S" table:style-name="ce5">
            <text:p>19:53:0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19000000000005" table:style-name="ce1">
            <text:p>522,19</text:p>
          </table:table-cell>
          <table:table-cell office:value-type="float" office:value="2.8644053603000001" table:formula="of:=[.C422]/1000 * [.D422]*[.E422]/1000" table:style-name="ce6">
            <text:p>2,86440536</text:p>
          </table:table-cell>
          <table:table-cell table:number-columns-repeated="2" table:style-name="ce1"/>
          <table:table-cell office:value-type="float" office:value="0.16745424216501981" table:formula="of:=[.F422]-([.$J$3]*[.C422]/1000)" table:style-name="ce1">
            <text:p>0,167454242</text:p>
          </table:table-cell>
          <table:table-cell table:number-columns-repeated="16375"/>
        </table:table-row>
        <table:table-row table:style-name="ro1">
          <table:table-cell office:value-type="time" office:time-value="PT19H53M8S" table:style-name="ce5">
            <text:p>19:53:08</text:p>
          </table:table-cell>
          <table:table-cell office:value-type="time" office:time-value="PT19H53M9S" table:style-name="ce5">
            <text:p>19:53:09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9.66999999999996" table:style-name="ce1">
            <text:p>549,67</text:p>
          </table:table-cell>
          <table:table-cell office:value-type="float" office:value="3.0093113292" table:formula="of:=[.C423]/1000 * [.D423]*[.E423]/1000" table:style-name="ce6">
            <text:p>3,009311329</text:p>
          </table:table-cell>
          <table:table-cell table:number-columns-repeated="2" table:style-name="ce1"/>
          <table:table-cell office:value-type="float" office:value="0.31236021106501966" table:formula="of:=[.F423]-([.$J$3]*[.C423]/1000)" table:style-name="ce1">
            <text:p>0,312360211</text:p>
          </table:table-cell>
          <table:table-cell table:number-columns-repeated="16375"/>
        </table:table-row>
        <table:table-row table:style-name="ro1">
          <table:table-cell office:value-type="time" office:time-value="PT19H53M9S" table:style-name="ce5">
            <text:p>19:53:09</text:p>
          </table:table-cell>
          <table:table-cell office:value-type="time" office:time-value="PT19H53M10S" table:style-name="ce5">
            <text:p>19:53:1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0.70000000000005" table:style-name="ce1">
            <text:p>570,7</text:p>
          </table:table-cell>
          <table:table-cell office:value-type="float" office:value="3.1362247800000005" table:formula="of:=[.C424]/1000 * [.D424]*[.E424]/1000" table:style-name="ce6">
            <text:p>3,13622478</text:p>
          </table:table-cell>
          <table:table-cell table:number-columns-repeated="2" table:style-name="ce1"/>
          <table:table-cell office:value-type="float" office:value="0.4291060798927866" table:formula="of:=[.F424]-([.$J$3]*[.C424]/1000)" table:style-name="ce1">
            <text:p>0,42910608</text:p>
          </table:table-cell>
          <table:table-cell table:number-columns-repeated="16375"/>
        </table:table-row>
        <table:table-row table:style-name="ro1">
          <table:table-cell office:value-type="time" office:time-value="PT19H53M10S" table:style-name="ce5">
            <text:p>19:53:10</text:p>
          </table:table-cell>
          <table:table-cell office:value-type="time" office:time-value="PT19H53M11S" table:style-name="ce5">
            <text:p>19:53:1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69000000000005" table:style-name="ce1">
            <text:p>521,69</text:p>
          </table:table-cell>
          <table:table-cell office:value-type="float" office:value="2.8616626752999998" table:formula="of:=[.C425]/1000 * [.D425]*[.E425]/1000" table:style-name="ce6">
            <text:p>2,861662675</text:p>
          </table:table-cell>
          <table:table-cell table:number-columns-repeated="2" table:style-name="ce1"/>
          <table:table-cell office:value-type="float" office:value="0.16471155716501951" table:formula="of:=[.F425]-([.$J$3]*[.C425]/1000)" table:style-name="ce1">
            <text:p>0,164711557</text:p>
          </table:table-cell>
          <table:table-cell table:number-columns-repeated="16375"/>
        </table:table-row>
        <table:table-row table:style-name="ro1">
          <table:table-cell office:value-type="time" office:time-value="PT19H53M11S" table:style-name="ce5">
            <text:p>19:53:11</text:p>
          </table:table-cell>
          <table:table-cell office:value-type="time" office:time-value="PT19H53M12S" table:style-name="ce5">
            <text:p>19:53:1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6.62" table:style-name="ce1">
            <text:p>526,62</text:p>
          </table:table-cell>
          <table:table-cell office:value-type="float" office:value="2.9021396256000003" table:formula="of:=[.C426]/1000 * [.D426]*[.E426]/1000" table:style-name="ce6">
            <text:p>2,902139626</text:p>
          </table:table-cell>
          <table:table-cell table:number-columns-repeated="2" table:style-name="ce1"/>
          <table:table-cell office:value-type="float" office:value="0.1873952390136111" table:formula="of:=[.F426]-([.$J$3]*[.C426]/1000)" table:style-name="ce1">
            <text:p>0,187395239</text:p>
          </table:table-cell>
          <table:table-cell table:number-columns-repeated="16375"/>
        </table:table-row>
        <table:table-row table:style-name="ro1">
          <table:table-cell office:value-type="time" office:time-value="PT19H53M12S" table:style-name="ce5">
            <text:p>19:53:12</text:p>
          </table:table-cell>
          <table:table-cell office:value-type="time" office:time-value="PT19H53M13S" table:style-name="ce5">
            <text:p>19:53:13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4.95000000000005" table:style-name="ce1">
            <text:p>544,95</text:p>
          </table:table-cell>
          <table:table-cell office:value-type="float" office:value="2.9806585200000004" table:formula="of:=[.C427]/1000 * [.D427]*[.E427]/1000" table:style-name="ce6">
            <text:p>2,98065852</text:p>
          </table:table-cell>
          <table:table-cell table:number-columns-repeated="2" table:style-name="ce1"/>
          <table:table-cell office:value-type="float" office:value="0.28624929735807836" table:formula="of:=[.F427]-([.$J$3]*[.C427]/1000)" table:style-name="ce1">
            <text:p>0,286249297</text:p>
          </table:table-cell>
          <table:table-cell table:number-columns-repeated="16375"/>
        </table:table-row>
        <table:table-row table:style-name="ro1">
          <table:table-cell office:value-type="time" office:time-value="PT19H53M13S" table:style-name="ce5">
            <text:p>19:53:13</text:p>
          </table:table-cell>
          <table:table-cell office:value-type="time" office:time-value="PT19H53M14S" table:style-name="ce5">
            <text:p>19:53:14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7.77" table:style-name="ce1">
            <text:p>567,77</text:p>
          </table:table-cell>
          <table:table-cell office:value-type="float" office:value="3.1261700084999995" table:formula="of:=[.C428]/1000 * [.D428]*[.E428]/1000" table:style-name="ce6">
            <text:p>3,126170009</text:p>
          </table:table-cell>
          <table:table-cell table:number-columns-repeated="2" table:style-name="ce1"/>
          <table:table-cell office:value-type="float" office:value="0.41905130839278559" table:formula="of:=[.F428]-([.$J$3]*[.C428]/1000)" table:style-name="ce1">
            <text:p>0,419051308</text:p>
          </table:table-cell>
          <table:table-cell table:number-columns-repeated="16375"/>
        </table:table-row>
        <table:table-row table:style-name="ro1">
          <table:table-cell office:value-type="time" office:time-value="PT19H53M14S" table:style-name="ce5">
            <text:p>19:53:14</text:p>
          </table:table-cell>
          <table:table-cell office:value-type="time" office:time-value="PT19H53M15S" table:style-name="ce5">
            <text:p>19:53:1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0.85" table:style-name="ce1">
            <text:p>530,85</text:p>
          </table:table-cell>
          <table:table-cell office:value-type="float" office:value="2.914493904" table:formula="of:=[.C429]/1000 * [.D429]*[.E429]/1000" table:style-name="ce6">
            <text:p>2,914493904</text:p>
          </table:table-cell>
          <table:table-cell table:number-columns-repeated="2" table:style-name="ce1"/>
          <table:table-cell office:value-type="float" office:value="0.20991709938584435" table:formula="of:=[.F429]-([.$J$3]*[.C429]/1000)" table:style-name="ce1">
            <text:p>0,209917099</text:p>
          </table:table-cell>
          <table:table-cell table:number-columns-repeated="16375"/>
        </table:table-row>
        <table:table-row table:style-name="ro1">
          <table:table-cell office:value-type="time" office:time-value="PT19H53M15S" table:style-name="ce5">
            <text:p>19:53:15</text:p>
          </table:table-cell>
          <table:table-cell office:value-type="time" office:time-value="PT19H53M16S" table:style-name="ce5">
            <text:p>19:53:1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32000000000005" table:style-name="ce1">
            <text:p>537,32</text:p>
          </table:table-cell>
          <table:table-cell office:value-type="float" office:value="2.9473990084000001" table:formula="of:=[.C430]/1000 * [.D430]*[.E430]/1000" table:style-name="ce6">
            <text:p>2,947399008</text:p>
          </table:table-cell>
          <table:table-cell table:number-columns-repeated="2" table:style-name="ce1"/>
          <table:table-cell office:value-type="float" office:value="0.25044789026501979" table:formula="of:=[.F430]-([.$J$3]*[.C430]/1000)" table:style-name="ce1">
            <text:p>0,25044789</text:p>
          </table:table-cell>
          <table:table-cell table:number-columns-repeated="16375"/>
        </table:table-row>
        <table:table-row table:style-name="ro1">
          <table:table-cell office:value-type="time" office:time-value="PT19H53M16S" table:style-name="ce5">
            <text:p>19:53:16</text:p>
          </table:table-cell>
          <table:table-cell office:value-type="time" office:time-value="PT19H53M17S" table:style-name="ce5">
            <text:p>19:53:1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6" table:style-name="ce1">
            <text:p>546</text:p>
          </table:table-cell>
          <table:table-cell office:value-type="float" office:value="2.9892189599999996" table:formula="of:=[.C431]/1000 * [.D431]*[.E431]/1000" table:style-name="ce6">
            <text:p>2,98921896</text:p>
          </table:table-cell>
          <table:table-cell table:number-columns-repeated="2" table:style-name="ce1"/>
          <table:table-cell office:value-type="float" office:value="0.29226784186501931" table:formula="of:=[.F431]-([.$J$3]*[.C431]/1000)" table:style-name="ce1">
            <text:p>0,292267842</text:p>
          </table:table-cell>
          <table:table-cell table:number-columns-repeated="16375"/>
        </table:table-row>
        <table:table-row table:style-name="ro1">
          <table:table-cell office:value-type="time" office:time-value="PT19H53M17S" table:style-name="ce5">
            <text:p>19:53:17</text:p>
          </table:table-cell>
          <table:table-cell office:value-type="time" office:time-value="PT19H53M18S" table:style-name="ce5">
            <text:p>19:53:18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1.75" table:style-name="ce1">
            <text:p>531,75</text:p>
          </table:table-cell>
          <table:table-cell office:value-type="float" office:value="2.941587825" table:formula="of:=[.C432]/1000 * [.D432]*[.E432]/1000" table:style-name="ce6">
            <text:p>2,941587825</text:p>
          </table:table-cell>
          <table:table-cell table:number-columns-repeated="2" table:style-name="ce1"/>
          <table:table-cell office:value-type="float" office:value="0.22175964742749388" table:formula="of:=[.F432]-([.$J$3]*[.C432]/1000)" table:style-name="ce1">
            <text:p>0,221759647</text:p>
          </table:table-cell>
          <table:table-cell table:number-columns-repeated="16375"/>
        </table:table-row>
        <table:table-row table:style-name="ro1">
          <table:table-cell office:value-type="time" office:time-value="PT19H53M19S" table:style-name="ce5">
            <text:p>19:53:19</text:p>
          </table:table-cell>
          <table:table-cell office:value-type="time" office:time-value="PT19H53M20S" table:style-name="ce5">
            <text:p>19:53:2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6.96" table:style-name="ce1">
            <text:p>566,96</text:p>
          </table:table-cell>
          <table:table-cell office:value-type="float" office:value="3.1098209568000001" table:formula="of:=[.C433]/1000 * [.D433]*[.E433]/1000" table:style-name="ce6">
            <text:p>3,109820957</text:p>
          </table:table-cell>
          <table:table-cell table:number-columns-repeated="2" table:style-name="ce1"/>
          <table:table-cell office:value-type="float" office:value="0.40778604767890281" table:formula="of:=[.F433]-([.$J$3]*[.C433]/1000)" table:style-name="ce1">
            <text:p>0,407786048</text:p>
          </table:table-cell>
          <table:table-cell table:number-columns-repeated="16375"/>
        </table:table-row>
        <table:table-row table:style-name="ro1">
          <table:table-cell office:value-type="time" office:time-value="PT19H53M20S" table:style-name="ce5">
            <text:p>19:53:20</text:p>
          </table:table-cell>
          <table:table-cell office:value-type="time" office:time-value="PT19H53M21S" table:style-name="ce5">
            <text:p>19:53:2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7.20000000000005" table:style-name="ce1">
            <text:p>527,2</text:p>
          </table:table-cell>
          <table:table-cell office:value-type="float" office:value="2.8862934720000002" table:formula="of:=[.C434]/1000 * [.D434]*[.E434]/1000" table:style-name="ce6">
            <text:p>2,886293472</text:p>
          </table:table-cell>
          <table:table-cell table:number-columns-repeated="2" table:style-name="ce1"/>
          <table:table-cell office:value-type="float" office:value="0.18934235386501985" table:formula="of:=[.F434]-([.$J$3]*[.C434]/1000)" table:style-name="ce1">
            <text:p>0,189342354</text:p>
          </table:table-cell>
          <table:table-cell table:number-columns-repeated="16375"/>
        </table:table-row>
        <table:table-row table:style-name="ro1">
          <table:table-cell office:value-type="time" office:time-value="PT19H53M21S" table:style-name="ce5">
            <text:p>19:53:21</text:p>
          </table:table-cell>
          <table:table-cell office:value-type="time" office:time-value="PT19H53M22S" table:style-name="ce5">
            <text:p>19:53:22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8.20000000000005" table:style-name="ce1">
            <text:p>558,2</text:p>
          </table:table-cell>
          <table:table-cell office:value-type="float" office:value="3.0848141519999999" table:formula="of:=[.C435]/1000 * [.D435]*[.E435]/1000" table:style-name="ce6">
            <text:p>3,084814152</text:p>
          </table:table-cell>
          <table:table-cell table:number-columns-repeated="2" table:style-name="ce1"/>
          <table:table-cell office:value-type="float" office:value="0.36244407893443542" table:formula="of:=[.F435]-([.$J$3]*[.C435]/1000)" table:style-name="ce1">
            <text:p>0,362444079</text:p>
          </table:table-cell>
          <table:table-cell table:number-columns-repeated="16375"/>
        </table:table-row>
        <table:table-row table:style-name="ro1">
          <table:table-cell office:value-type="time" office:time-value="PT19H53M22S" table:style-name="ce5">
            <text:p>19:53:22</text:p>
          </table:table-cell>
          <table:table-cell office:value-type="time" office:time-value="PT19H53M23S" table:style-name="ce5">
            <text:p>19:53:23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4.76" table:style-name="ce1">
            <text:p>524,76</text:p>
          </table:table-cell>
          <table:table-cell office:value-type="float" office:value="2.8702272960000004" table:formula="of:=[.C436]/1000 * [.D436]*[.E436]/1000" table:style-name="ce6">
            <text:p>2,870227296</text:p>
          </table:table-cell>
          <table:table-cell table:number-columns-repeated="2" table:style-name="ce1"/>
          <table:table-cell office:value-type="float" office:value="0.17581807335807831" table:formula="of:=[.F436]-([.$J$3]*[.C436]/1000)" table:style-name="ce1">
            <text:p>0,175818073</text:p>
          </table:table-cell>
          <table:table-cell table:number-columns-repeated="16375"/>
        </table:table-row>
        <table:table-row table:style-name="ro1">
          <table:table-cell office:value-type="time" office:time-value="PT19H53M23S" table:style-name="ce5">
            <text:p>19:53:23</text:p>
          </table:table-cell>
          <table:table-cell office:value-type="time" office:time-value="PT19H53M24S" table:style-name="ce5">
            <text:p>19:53:2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0.5" table:style-name="ce1">
            <text:p>530,5</text:p>
          </table:table-cell>
          <table:table-cell office:value-type="float" office:value="2.9099887849999999" table:formula="of:=[.C437]/1000 * [.D437]*[.E437]/1000" table:style-name="ce6">
            <text:p>2,909988785</text:p>
          </table:table-cell>
          <table:table-cell table:number-columns-repeated="2" table:style-name="ce1"/>
          <table:table-cell office:value-type="float" office:value="0.21303766686501957" table:formula="of:=[.F437]-([.$J$3]*[.C437]/1000)" table:style-name="ce1">
            <text:p>0,213037667</text:p>
          </table:table-cell>
          <table:table-cell table:number-columns-repeated="16375"/>
        </table:table-row>
        <table:table-row table:style-name="ro1">
          <table:table-cell office:value-type="time" office:time-value="PT19H53M24S" table:style-name="ce5">
            <text:p>19:53:24</text:p>
          </table:table-cell>
          <table:table-cell office:value-type="time" office:time-value="PT19H53M25S" table:style-name="ce5">
            <text:p>19:53:2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0.14" table:style-name="ce1">
            <text:p>550,14</text:p>
          </table:table-cell>
          <table:table-cell office:value-type="float" office:value="3.0205656755999999" table:formula="of:=[.C438]/1000 * [.D438]*[.E438]/1000" table:style-name="ce6">
            <text:p>3,020565676</text:p>
          </table:table-cell>
          <table:table-cell table:number-columns-repeated="2" table:style-name="ce1"/>
          <table:table-cell office:value-type="float" office:value="0.32107266197196083" table:formula="of:=[.F438]-([.$J$3]*[.C438]/1000)" table:style-name="ce1">
            <text:p>0,321072662</text:p>
          </table:table-cell>
          <table:table-cell table:number-columns-repeated="16375"/>
        </table:table-row>
        <table:table-row table:style-name="ro1">
          <table:table-cell office:value-type="time" office:time-value="PT19H53M25S" table:style-name="ce5">
            <text:p>19:53:25</text:p>
          </table:table-cell>
          <table:table-cell office:value-type="time" office:time-value="PT19H53M26S" table:style-name="ce5">
            <text:p>19:53:2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6.87" table:style-name="ce1">
            <text:p>566,87</text:p>
          </table:table-cell>
          <table:table-cell office:value-type="float" office:value="3.1122523488000002" table:formula="of:=[.C439]/1000 * [.D439]*[.E439]/1000" table:style-name="ce6">
            <text:p>3,112252349</text:p>
          </table:table-cell>
          <table:table-cell table:number-columns-repeated="2" table:style-name="ce1"/>
          <table:table-cell office:value-type="float" office:value="0.40767554418584462" table:formula="of:=[.F439]-([.$J$3]*[.C439]/1000)" table:style-name="ce1">
            <text:p>0,407675544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3">
            <text:p>Total energy</text:p>
          </table:table-cell>
          <table:table-cell office:value-type="float" office:value="562.25490923610039" table:formula="of:=SUM([.F250:.F439])" table:style-name="ce4">
            <text:p>562,2549092</text:p>
          </table:table-cell>
          <table:table-cell table:style-name="ce1"/>
          <table:table-cell office:value-type="string" table:style-name="ce3">
            <text:p>Total energy without SO</text:p>
          </table:table-cell>
          <table:table-cell office:value-type="float" office:value="48.636964013223249" table:formula="of:=SUM([.I250:.I439])" table:style-name="ce3">
            <text:p>48,63696401</text:p>
          </table:table-cell>
          <table:table-cell table:number-columns-repeated="16375"/>
        </table:table-row>
        <table:table-row table:number-rows-repeated="10481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00:21:03Z</meta:creation-date>
    <dc:date>2024-04-30T11:00:07Z</dc:date>
    <meta:editing-cycles>3</meta:editing-cycles>
    <meta:editing-duration>PT729S</meta:editing-duration>
  </office:meta>
</office:document-meta>
</file>